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17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Generate Near Pareto Solution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wide-range-optimization.py$ParetoPointsGeneration?language=Python&amp;location=user" xlink:type="simple"/>
              </office:event-listeners>
            </form:button>
          </form:form>
        </office:forms>
        <table:shapes>
          <draw:frame draw:z-index="0" draw:style-name="gr1" draw:text-style-name="P1" svg:width="7.4516in" svg:height="5.9429in" svg:x="12.6705in" svg:y="0.9728in">
            <draw:object draw:notify-on-update-of-ranges="Sheet1.I9:Sheet1.I1008 Sheet1.J9:Sheet1.J10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text-style-name="P2" svg:width="2.9154in" svg:height="0.3114in" svg:x="9.361in" svg:y="0.415in" draw:control="control1"/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offset</text:p>
          </table:table-cell>
        </table:table-row>
        <table:table-row table:style-name="ro1">
          <table:table-cell/>
          <table:table-cell table:style-name="ce1" office:value-type="float" office:value="1.84048408377415" calcext:value-type="float">
            <text:p>1.84048408377415</text:p>
          </table:table-cell>
          <table:table-cell table:style-name="ce1" office:value-type="float" office:value="2.50187548609897" calcext:value-type="float">
            <text:p>2.50187548609897</text:p>
          </table:table-cell>
          <table:table-cell table:style-name="ce2" table:formula="of:= 6.5 - x/6 - y" office:value-type="float" office:value="3.69137716660534" calcext:value-type="float">
            <text:p>3.69137716660534</text:p>
          </table:table-cell>
          <table:table-cell table:style-name="ce2" table:formula="of:= 7.5 - 0.5*x - y" office:value-type="float" office:value="4.07788247201396" calcext:value-type="float">
            <text:p>4.07788247201396</text:p>
          </table:table-cell>
          <table:table-cell table:style-name="ce2" table:formula="of:= 30 - 5*x - y" office:value-type="float" office:value="18.2957040950303" calcext:value-type="float">
            <text:p>18.295704095030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 x*x - y" office:value-type="float" office:value="0.885506176526986" calcext:value-type="float">
            <text:p>0.885506176526986</text:p>
          </table:table-cell>
          <table:table-cell table:formula="of:= -0.5*x - y - 1" office:value-type="float" office:value="-4.42211752798604" calcext:value-type="float">
            <text:p>-4.42211752798604</text:p>
          </table:table-cell>
          <table:table-cell table:style-name="ce3" table:formula="of:= wa*fa + wb*fb" office:value-type="float" office:value="-70.7322270291811" calcext:value-type="float">
            <text:p>-70.73222702918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wer Bound</text:p>
          </table:table-cell>
          <table:table-cell table:number-columns-repeated="2"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per Bou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ghts Rang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float" office:value="3.80552290536259" calcext:value-type="float">
            <text:p>3.80552290536259</text:p>
          </table:table-cell>
          <table:table-cell office:value-type="float" office:value="-3.07804214186966" calcext:value-type="float">
            <text:p>-3.07804214186966</text:p>
          </table:table-cell>
          <table:table-cell office:value-type="float" office:value="8.94378832430923" calcext:value-type="float">
            <text:p>8.94378832430923</text:p>
          </table:table-cell>
          <table:table-cell office:value-type="float" office:value="8.67528068918837" calcext:value-type="float">
            <text:p>8.67528068918837</text:p>
          </table:table-cell>
          <table:table-cell office:value-type="float" office:value="14.0504276150567" calcext:value-type="float">
            <text:p>14.05042761505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60046725109" calcext:value-type="float">
            <text:p>17.560046725109</text:p>
          </table:table-cell>
          <table:table-cell office:value-type="float" office:value="0.175280689188367" calcext:value-type="float">
            <text:p>0.1752806891883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6342015908453" calcext:value-type="float">
            <text:p>3.16342015908453</text:p>
          </table:table-cell>
          <table:table-cell office:value-type="float" office:value="0.459345500368038" calcext:value-type="float">
            <text:p>0.459345500368038</text:p>
          </table:table-cell>
          <table:table-cell office:value-type="float" office:value="5.51341780645121" calcext:value-type="float">
            <text:p>5.51341780645121</text:p>
          </table:table-cell>
          <table:table-cell office:value-type="float" office:value="5.4589444200897" calcext:value-type="float">
            <text:p>5.4589444200897</text:p>
          </table:table-cell>
          <table:table-cell office:value-type="float" office:value="13.7235537042093" calcext:value-type="float">
            <text:p>13.72355370420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54788160253437" calcext:value-type="float">
            <text:p>9.54788160253437</text:p>
          </table:table-cell>
          <table:table-cell office:value-type="float" office:value="-3.0410555799103" calcext:value-type="float">
            <text:p>-3.04105557991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36571781575652" calcext:value-type="float">
            <text:p>-3.36571781575652</text:p>
          </table:table-cell>
          <table:table-cell office:value-type="float" office:value="-5.60488558548855" calcext:value-type="float">
            <text:p>-5.60488558548855</text:p>
          </table:table-cell>
          <table:table-cell office:value-type="float" office:value="12.6658385547813" calcext:value-type="float">
            <text:p>12.6658385547813</text:p>
          </table:table-cell>
          <table:table-cell office:value-type="float" office:value="14.7877444933668" calcext:value-type="float">
            <text:p>14.7877444933668</text:p>
          </table:table-cell>
          <table:table-cell office:value-type="float" office:value="52.4334746642712" calcext:value-type="float">
            <text:p>52.43347466427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.9329420007894" calcext:value-type="float">
            <text:p>16.9329420007894</text:p>
          </table:table-cell>
          <table:table-cell office:value-type="float" office:value="6.28774449336681" calcext:value-type="float">
            <text:p>6.28774449336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1143772771722" calcext:value-type="float">
            <text:p>-3.1143772771722</text:p>
          </table:table-cell>
          <table:table-cell office:value-type="float" office:value="1.15931371606315" calcext:value-type="float">
            <text:p>1.15931371606315</text:p>
          </table:table-cell>
          <table:table-cell office:value-type="float" office:value="5.85974916346555" calcext:value-type="float">
            <text:p>5.85974916346555</text:p>
          </table:table-cell>
          <table:table-cell office:value-type="float" office:value="7.89787492252295" calcext:value-type="float">
            <text:p>7.89787492252295</text:p>
          </table:table-cell>
          <table:table-cell office:value-type="float" office:value="44.4125726697978" calcext:value-type="float">
            <text:p>44.41257266979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54003210850335" calcext:value-type="float">
            <text:p>8.54003210850335</text:p>
          </table:table-cell>
          <table:table-cell office:value-type="float" office:value="-0.602125077477048" calcext:value-type="float">
            <text:p>-0.602125077477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6853968813408" calcext:value-type="float">
            <text:p>1.76853968813408</text:p>
          </table:table-cell>
          <table:table-cell office:value-type="float" office:value="1.98085107277227" calcext:value-type="float">
            <text:p>1.98085107277227</text:p>
          </table:table-cell>
          <table:table-cell office:value-type="float" office:value="4.22439231253872" calcext:value-type="float">
            <text:p>4.22439231253872</text:p>
          </table:table-cell>
          <table:table-cell office:value-type="float" office:value="4.63487908316069" calcext:value-type="float">
            <text:p>4.63487908316069</text:p>
          </table:table-cell>
          <table:table-cell office:value-type="float" office:value="19.1764504865573" calcext:value-type="float">
            <text:p>19.17645048655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14688155573312" calcext:value-type="float">
            <text:p>1.14688155573312</text:p>
          </table:table-cell>
          <table:table-cell office:value-type="float" office:value="-3.86512091683931" calcext:value-type="float">
            <text:p>-3.86512091683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3677442382542" calcext:value-type="float">
            <text:p>-2.43677442382542</text:p>
          </table:table-cell>
          <table:table-cell office:value-type="float" office:value="-1.39465982175231" calcext:value-type="float">
            <text:p>-1.39465982175231</text:p>
          </table:table-cell>
          <table:table-cell office:value-type="float" office:value="8.30078889238988" calcext:value-type="float">
            <text:p>8.30078889238988</text:p>
          </table:table-cell>
          <table:table-cell office:value-type="float" office:value="10.113047033665" calcext:value-type="float">
            <text:p>10.113047033665</text:p>
          </table:table-cell>
          <table:table-cell office:value-type="float" office:value="43.5785319408794" calcext:value-type="float">
            <text:p>43.57853194087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332529414362" calcext:value-type="float">
            <text:p>7.332529414362</text:p>
          </table:table-cell>
          <table:table-cell office:value-type="float" office:value="1.61304703366502" calcext:value-type="float">
            <text:p>1.613047033665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1889555101674" calcext:value-type="float">
            <text:p>0.251889555101674</text:p>
          </table:table-cell>
          <table:table-cell office:value-type="float" office:value="-6.18032803719527" calcext:value-type="float">
            <text:p>-6.18032803719527</text:p>
          </table:table-cell>
          <table:table-cell office:value-type="float" office:value="12.6383464446783" calcext:value-type="float">
            <text:p>12.6383464446783</text:p>
          </table:table-cell>
          <table:table-cell office:value-type="float" office:value="13.5543832596444" calcext:value-type="float">
            <text:p>13.5543832596444</text:p>
          </table:table-cell>
          <table:table-cell office:value-type="float" office:value="34.9208802616869" calcext:value-type="float">
            <text:p>34.920880261686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24377638516459" calcext:value-type="float">
            <text:p>6.24377638516459</text:p>
          </table:table-cell>
          <table:table-cell office:value-type="float" office:value="5.05438325964443" calcext:value-type="float">
            <text:p>5.054383259644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9429605710313" calcext:value-type="float">
            <text:p>-1.49429605710313</text:p>
          </table:table-cell>
          <table:table-cell office:value-type="float" office:value="-5.73659361303663" calcext:value-type="float">
            <text:p>-5.73659361303663</text:p>
          </table:table-cell>
          <table:table-cell office:value-type="float" office:value="12.4856429558872" calcext:value-type="float">
            <text:p>12.4856429558872</text:p>
          </table:table-cell>
          <table:table-cell office:value-type="float" office:value="13.9837416415882" calcext:value-type="float">
            <text:p>13.9837416415882</text:p>
          </table:table-cell>
          <table:table-cell office:value-type="float" office:value="43.2080738985523" calcext:value-type="float">
            <text:p>43.20807389855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96951431931059" calcext:value-type="float">
            <text:p>7.96951431931059</text:p>
          </table:table-cell>
          <table:table-cell office:value-type="float" office:value="5.4837416415882" calcext:value-type="float">
            <text:p>5.4837416415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921962155103" calcext:value-type="float">
            <text:p>-0.8921962155103</text:p>
          </table:table-cell>
          <table:table-cell office:value-type="float" office:value="-2.80857984249318" calcext:value-type="float">
            <text:p>-2.80857984249318</text:p>
          </table:table-cell>
          <table:table-cell office:value-type="float" office:value="9.4572792117449" calcext:value-type="float">
            <text:p>9.4572792117449</text:p>
          </table:table-cell>
          <table:table-cell office:value-type="float" office:value="10.7546779502483" calcext:value-type="float">
            <text:p>10.7546779502483</text:p>
          </table:table-cell>
          <table:table-cell office:value-type="float" office:value="37.2695609200447" calcext:value-type="float">
            <text:p>37.26956092004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.60459392946408" calcext:value-type="float">
            <text:p>3.60459392946408</text:p>
          </table:table-cell>
          <table:table-cell office:value-type="float" office:value="2.25467795024833" calcext:value-type="float">
            <text:p>2.25467795024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0501137066691" calcext:value-type="float">
            <text:p>-1.40501137066691</text:p>
          </table:table-cell>
          <table:table-cell office:value-type="float" office:value="-5.18268210765487" calcext:value-type="float">
            <text:p>-5.18268210765487</text:p>
          </table:table-cell>
          <table:table-cell office:value-type="float" office:value="11.9168506694327" calcext:value-type="float">
            <text:p>11.9168506694327</text:p>
          </table:table-cell>
          <table:table-cell office:value-type="float" office:value="13.3851877929883" calcext:value-type="float">
            <text:p>13.3851877929883</text:p>
          </table:table-cell>
          <table:table-cell office:value-type="float" office:value="42.2077389609894" calcext:value-type="float">
            <text:p>42.20773896098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5673905935817" calcext:value-type="float">
            <text:p>7.15673905935817</text:p>
          </table:table-cell>
          <table:table-cell office:value-type="float" office:value="4.88518779298832" calcext:value-type="float">
            <text:p>4.88518779298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82866160040727" calcext:value-type="float">
            <text:p>-4.82866160040727</text:p>
          </table:table-cell>
          <table:table-cell office:value-type="float" office:value="-1.56857577673307" calcext:value-type="float">
            <text:p>-1.56857577673307</text:p>
          </table:table-cell>
          <table:table-cell office:value-type="float" office:value="8.87335271013428" calcext:value-type="float">
            <text:p>8.87335271013428</text:p>
          </table:table-cell>
          <table:table-cell office:value-type="float" office:value="11.4829065769367" calcext:value-type="float">
            <text:p>11.4829065769367</text:p>
          </table:table-cell>
          <table:table-cell office:value-type="float" office:value="55.7118837787694" calcext:value-type="float">
            <text:p>55.711883778769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.8845486279808" calcext:value-type="float">
            <text:p>24.8845486279808</text:p>
          </table:table-cell>
          <table:table-cell office:value-type="float" office:value="2.9829065769367" calcext:value-type="float">
            <text:p>2.98290657693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91467059606201" calcext:value-type="float">
            <text:p>-2.91467059606201</text:p>
          </table:table-cell>
          <table:table-cell office:value-type="float" office:value="2.84624014094214" calcext:value-type="float">
            <text:p>2.84624014094214</text:p>
          </table:table-cell>
          <table:table-cell office:value-type="float" office:value="4.13953829173486" calcext:value-type="float">
            <text:p>4.13953829173486</text:p>
          </table:table-cell>
          <table:table-cell office:value-type="float" office:value="6.11109515708887" calcext:value-type="float">
            <text:p>6.11109515708887</text:p>
          </table:table-cell>
          <table:table-cell office:value-type="float" office:value="41.7271128393679" calcext:value-type="float">
            <text:p>41.727112839367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.64906454260633" calcext:value-type="float">
            <text:p>5.64906454260633</text:p>
          </table:table-cell>
          <table:table-cell office:value-type="float" office:value="-2.38890484291113" calcext:value-type="float">
            <text:p>-2.388904842911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92143051196709" calcext:value-type="float">
            <text:p>-4.92143051196709</text:p>
          </table:table-cell>
          <table:table-cell office:value-type="float" office:value="-3.60312876577321" calcext:value-type="float">
            <text:p>-3.60312876577321</text:p>
          </table:table-cell>
          <table:table-cell office:value-type="float" office:value="10.9233671844344" calcext:value-type="float">
            <text:p>10.9233671844344</text:p>
          </table:table-cell>
          <table:table-cell office:value-type="float" office:value="13.5638440217568" calcext:value-type="float">
            <text:p>13.5638440217568</text:p>
          </table:table-cell>
          <table:table-cell office:value-type="float" office:value="58.2102813256086" calcext:value-type="float">
            <text:p>58.210281325608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.8236070498938" calcext:value-type="float">
            <text:p>27.8236070498938</text:p>
          </table:table-cell>
          <table:table-cell office:value-type="float" office:value="5.06384402175675" calcext:value-type="float">
            <text:p>5.06384402175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063357620898" calcext:value-type="float">
            <text:p>-5.3063357620898</text:p>
          </table:table-cell>
          <table:table-cell office:value-type="float" office:value="1.00548498742928" calcext:value-type="float">
            <text:p>1.00548498742928</text:p>
          </table:table-cell>
          <table:table-cell office:value-type="float" office:value="6.37890430625235" calcext:value-type="float">
            <text:p>6.37890430625235</text:p>
          </table:table-cell>
          <table:table-cell office:value-type="float" office:value="9.14768289361561" calcext:value-type="float">
            <text:p>9.14768289361561</text:p>
          </table:table-cell>
          <table:table-cell office:value-type="float" office:value="55.5261938230197" calcext:value-type="float">
            <text:p>55.52619382301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.1517142326038" calcext:value-type="float">
            <text:p>27.1517142326038</text:p>
          </table:table-cell>
          <table:table-cell office:value-type="float" office:value="0.647682893615614" calcext:value-type="float">
            <text:p>0.647682893615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8092593980973" calcext:value-type="float">
            <text:p>2.68092593980973</text:p>
          </table:table-cell>
          <table:table-cell office:value-type="float" office:value="3.26676210991829" calcext:value-type="float">
            <text:p>3.26676210991829</text:p>
          </table:table-cell>
          <table:table-cell office:value-type="float" office:value="2.78641690011342" calcext:value-type="float">
            <text:p>2.78641690011342</text:p>
          </table:table-cell>
          <table:table-cell office:value-type="float" office:value="2.89277492017684" calcext:value-type="float">
            <text:p>2.89277492017684</text:p>
          </table:table-cell>
          <table:table-cell office:value-type="float" office:value="13.3286081910331" calcext:value-type="float">
            <text:p>13.328608191033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.92060178482641" calcext:value-type="float">
            <text:p>3.92060178482641</text:p>
          </table:table-cell>
          <table:table-cell office:value-type="float" office:value="-5.60722507982316" calcext:value-type="float">
            <text:p>-5.60722507982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69908502419388" calcext:value-type="float">
            <text:p>-5.69908502419388</text:p>
          </table:table-cell>
          <table:table-cell office:value-type="float" office:value="-6.08859666099264" calcext:value-type="float">
            <text:p>-6.08859666099264</text:p>
          </table:table-cell>
          <table:table-cell office:value-type="float" office:value="13.5384441650249" calcext:value-type="float">
            <text:p>13.5384441650249</text:p>
          </table:table-cell>
          <table:table-cell office:value-type="float" office:value="16.4381391730896" calcext:value-type="float">
            <text:p>16.4381391730896</text:p>
          </table:table-cell>
          <table:table-cell office:value-type="float" office:value="64.584021781962" calcext:value-type="float">
            <text:p>64.58402178196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.5681667739835" calcext:value-type="float">
            <text:p>38.5681667739835</text:p>
          </table:table-cell>
          <table:table-cell office:value-type="float" office:value="7.93813917308957" calcext:value-type="float">
            <text:p>7.938139173089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41039104623563" calcext:value-type="float">
            <text:p>-4.41039104623563</text:p>
          </table:table-cell>
          <table:table-cell office:value-type="float" office:value="3.94374838331288" calcext:value-type="float">
            <text:p>3.94374838331288</text:p>
          </table:table-cell>
          <table:table-cell office:value-type="float" office:value="3.29131679105973" calcext:value-type="float">
            <text:p>3.29131679105973</text:p>
          </table:table-cell>
          <table:table-cell office:value-type="float" office:value="5.76144713980494" calcext:value-type="float">
            <text:p>5.76144713980494</text:p>
          </table:table-cell>
          <table:table-cell office:value-type="float" office:value="48.1082068478653" calcext:value-type="float">
            <text:p>48.108206847865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5.5078007974026" calcext:value-type="float">
            <text:p>15.5078007974026</text:p>
          </table:table-cell>
          <table:table-cell office:value-type="float" office:value="-2.73855286019506" calcext:value-type="float">
            <text:p>-2.738552860195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7896074749813" calcext:value-type="float">
            <text:p>-4.7896074749813</text:p>
          </table:table-cell>
          <table:table-cell office:value-type="float" office:value="-6.40354357816115" calcext:value-type="float">
            <text:p>-6.40354357816115</text:p>
          </table:table-cell>
          <table:table-cell office:value-type="float" office:value="13.701811490658" calcext:value-type="float">
            <text:p>13.701811490658</text:p>
          </table:table-cell>
          <table:table-cell office:value-type="float" office:value="16.2983473156518" calcext:value-type="float">
            <text:p>16.2983473156518</text:p>
          </table:table-cell>
          <table:table-cell office:value-type="float" office:value="60.3515809530677" calcext:value-type="float">
            <text:p>60.351580953067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9.3438833425579" calcext:value-type="float">
            <text:p>29.3438833425579</text:p>
          </table:table-cell>
          <table:table-cell office:value-type="float" office:value="7.7983473156518" calcext:value-type="float">
            <text:p>7.79834731565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0067315338505" calcext:value-type="float">
            <text:p>0.210067315338505</text:p>
          </table:table-cell>
          <table:table-cell office:value-type="float" office:value="2.11913763949222" calcext:value-type="float">
            <text:p>2.11913763949222</text:p>
          </table:table-cell>
          <table:table-cell office:value-type="float" office:value="4.3458511412847" calcext:value-type="float">
            <text:p>4.3458511412847</text:p>
          </table:table-cell>
          <table:table-cell office:value-type="float" office:value="5.27582870283853" calcext:value-type="float">
            <text:p>5.27582870283853</text:p>
          </table:table-cell>
          <table:table-cell office:value-type="float" office:value="26.8305257838153" calcext:value-type="float">
            <text:p>26.830525783815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2.07500936251869" calcext:value-type="float">
            <text:p>-2.07500936251869</text:p>
          </table:table-cell>
          <table:table-cell office:value-type="float" office:value="-3.22417129716147" calcext:value-type="float">
            <text:p>-3.224171297161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23440305245814" calcext:value-type="float">
            <text:p>-3.23440305245814</text:p>
          </table:table-cell>
          <table:table-cell office:value-type="float" office:value="-2.81664051671121" calcext:value-type="float">
            <text:p>-2.81664051671121</text:p>
          </table:table-cell>
          <table:table-cell office:value-type="float" office:value="9.8557076921209" calcext:value-type="float">
            <text:p>9.8557076921209</text:p>
          </table:table-cell>
          <table:table-cell office:value-type="float" office:value="11.9338420429403" calcext:value-type="float">
            <text:p>11.9338420429403</text:p>
          </table:table-cell>
          <table:table-cell office:value-type="float" office:value="48.9886557790019" calcext:value-type="float">
            <text:p>48.98865577900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.2780036224618" calcext:value-type="float">
            <text:p>13.2780036224618</text:p>
          </table:table-cell>
          <table:table-cell office:value-type="float" office:value="3.43384204294028" calcext:value-type="float">
            <text:p>3.43384204294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42556805587663" calcext:value-type="float">
            <text:p>-3.42556805587663</text:p>
          </table:table-cell>
          <table:table-cell office:value-type="float" office:value="2.77399998346649" calcext:value-type="float">
            <text:p>2.77399998346649</text:p>
          </table:table-cell>
          <table:table-cell office:value-type="float" office:value="4.29692802584628" calcext:value-type="float">
            <text:p>4.29692802584628</text:p>
          </table:table-cell>
          <table:table-cell office:value-type="float" office:value="6.43878404447182" calcext:value-type="float">
            <text:p>6.43878404447182</text:p>
          </table:table-cell>
          <table:table-cell office:value-type="float" office:value="44.3538402959167" calcext:value-type="float">
            <text:p>44.35384029591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.9605165219759" calcext:value-type="float">
            <text:p>8.9605165219759</text:p>
          </table:table-cell>
          <table:table-cell office:value-type="float" office:value="-2.06121595552818" calcext:value-type="float">
            <text:p>-2.061215955528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7877480313769" calcext:value-type="float">
            <text:p>2.87877480313769</text:p>
          </table:table-cell>
          <table:table-cell office:value-type="float" office:value="-3.029639060499" calcext:value-type="float">
            <text:p>-3.029639060499</text:p>
          </table:table-cell>
          <table:table-cell office:value-type="float" office:value="9.04984325997605" calcext:value-type="float">
            <text:p>9.04984325997605</text:p>
          </table:table-cell>
          <table:table-cell office:value-type="float" office:value="9.09025165893015" calcext:value-type="float">
            <text:p>9.09025165893015</text:p>
          </table:table-cell>
          <table:table-cell office:value-type="float" office:value="18.6357650448105" calcext:value-type="float">
            <text:p>18.63576504481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.3169834276795" calcext:value-type="float">
            <text:p>11.3169834276795</text:p>
          </table:table-cell>
          <table:table-cell office:value-type="float" office:value="0.590251658930152" calcext:value-type="float">
            <text:p>0.5902516589301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42980747694321" calcext:value-type="float">
            <text:p>-4.42980747694321</text:p>
          </table:table-cell>
          <table:table-cell office:value-type="float" office:value="0.354113537743571" calcext:value-type="float">
            <text:p>0.354113537743571</text:p>
          </table:table-cell>
          <table:table-cell office:value-type="float" office:value="6.88418770841363" calcext:value-type="float">
            <text:p>6.88418770841363</text:p>
          </table:table-cell>
          <table:table-cell office:value-type="float" office:value="9.36079020072803" calcext:value-type="float">
            <text:p>9.36079020072803</text:p>
          </table:table-cell>
          <table:table-cell office:value-type="float" office:value="51.7949238469725" calcext:value-type="float">
            <text:p>51.79492384697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.2690807450384" calcext:value-type="float">
            <text:p>19.2690807450384</text:p>
          </table:table-cell>
          <table:table-cell office:value-type="float" office:value="0.860790200728031" calcext:value-type="float">
            <text:p>0.860790200728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9654799634848" calcext:value-type="float">
            <text:p>-5.39654799634848</text:p>
          </table:table-cell>
          <table:table-cell office:value-type="float" office:value="-4.22361652736677" calcext:value-type="float">
            <text:p>-4.22361652736677</text:p>
          </table:table-cell>
          <table:table-cell office:value-type="float" office:value="11.6230411934249" calcext:value-type="float">
            <text:p>11.6230411934249</text:p>
          </table:table-cell>
          <table:table-cell office:value-type="float" office:value="14.421890525541" calcext:value-type="float">
            <text:p>14.421890525541</text:p>
          </table:table-cell>
          <table:table-cell office:value-type="float" office:value="61.2063565091091" calcext:value-type="float">
            <text:p>61.20635650910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.3463468042595" calcext:value-type="float">
            <text:p>33.3463468042595</text:p>
          </table:table-cell>
          <table:table-cell office:value-type="float" office:value="5.92189052554101" calcext:value-type="float">
            <text:p>5.92189052554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72981888845465" calcext:value-type="float">
            <text:p>-1.72981888845465</text:p>
          </table:table-cell>
          <table:table-cell office:value-type="float" office:value="-1.32863421480476" calcext:value-type="float">
            <text:p>-1.32863421480476</text:p>
          </table:table-cell>
          <table:table-cell office:value-type="float" office:value="8.11693736288053" calcext:value-type="float">
            <text:p>8.11693736288053</text:p>
          </table:table-cell>
          <table:table-cell office:value-type="float" office:value="9.69354365903208" calcext:value-type="float">
            <text:p>9.69354365903208</text:p>
          </table:table-cell>
          <table:table-cell office:value-type="float" office:value="39.977728657078" calcext:value-type="float">
            <text:p>39.9777286570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32090760165923" calcext:value-type="float">
            <text:p>4.32090760165923</text:p>
          </table:table-cell>
          <table:table-cell office:value-type="float" office:value="1.19354365903208" calcext:value-type="float">
            <text:p>1.19354365903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1927058200229" calcext:value-type="float">
            <text:p>-2.41927058200229</text:p>
          </table:table-cell>
          <table:table-cell office:value-type="float" office:value="-0.205635912326366" calcext:value-type="float">
            <text:p>-0.205635912326366</text:p>
          </table:table-cell>
          <table:table-cell office:value-type="float" office:value="7.10884767599341" calcext:value-type="float">
            <text:p>7.10884767599341</text:p>
          </table:table-cell>
          <table:table-cell office:value-type="float" office:value="8.91527120332751" calcext:value-type="float">
            <text:p>8.91527120332751</text:p>
          </table:table-cell>
          <table:table-cell office:value-type="float" office:value="42.3019888223378" calcext:value-type="float">
            <text:p>42.30198882233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05850606126805" calcext:value-type="float">
            <text:p>6.05850606126805</text:p>
          </table:table-cell>
          <table:table-cell office:value-type="float" office:value="0.415271203327509" calcext:value-type="float">
            <text:p>0.415271203327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8909552041501" calcext:value-type="float">
            <text:p>3.78909552041501</text:p>
          </table:table-cell>
          <table:table-cell office:value-type="float" office:value="-0.00214080167852426" calcext:value-type="float">
            <text:p>-0.002140801678524</text:p>
          </table:table-cell>
          <table:table-cell office:value-type="float" office:value="5.87062488160936" calcext:value-type="float">
            <text:p>5.87062488160936</text:p>
          </table:table-cell>
          <table:table-cell office:value-type="float" office:value="5.60759304147102" calcext:value-type="float">
            <text:p>5.60759304147102</text:p>
          </table:table-cell>
          <table:table-cell office:value-type="float" office:value="11.0566631996035" calcext:value-type="float">
            <text:p>11.05666319960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.3593856645077" calcext:value-type="float">
            <text:p>14.3593856645077</text:p>
          </table:table-cell>
          <table:table-cell office:value-type="float" office:value="-2.89240695852898" calcext:value-type="float">
            <text:p>-2.892406958528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7161695257511" calcext:value-type="float">
            <text:p>-5.37161695257511</text:p>
          </table:table-cell>
          <table:table-cell office:value-type="float" office:value="2.09412992245118" calcext:value-type="float">
            <text:p>2.09412992245118</text:p>
          </table:table-cell>
          <table:table-cell office:value-type="float" office:value="5.30113956964467" calcext:value-type="float">
            <text:p>5.30113956964467</text:p>
          </table:table-cell>
          <table:table-cell office:value-type="float" office:value="8.09167855383637" calcext:value-type="float">
            <text:p>8.09167855383637</text:p>
          </table:table-cell>
          <table:table-cell office:value-type="float" office:value="54.7639548404244" calcext:value-type="float">
            <text:p>54.76395484042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.7601387627411" calcext:value-type="float">
            <text:p>26.7601387627411</text:p>
          </table:table-cell>
          <table:table-cell office:value-type="float" office:value="-0.408321446163628" calcext:value-type="float">
            <text:p>-0.4083214461636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1481169591564" calcext:value-type="float">
            <text:p>1.21481169591564</text:p>
          </table:table-cell>
          <table:table-cell office:value-type="float" office:value="0.926284085906149" calcext:value-type="float">
            <text:p>0.926284085906149</text:p>
          </table:table-cell>
          <table:table-cell office:value-type="float" office:value="5.37124729810791" calcext:value-type="float">
            <text:p>5.37124729810791</text:p>
          </table:table-cell>
          <table:table-cell office:value-type="float" office:value="5.96631006613603" calcext:value-type="float">
            <text:p>5.96631006613603</text:p>
          </table:table-cell>
          <table:table-cell office:value-type="float" office:value="22.9996574345156" calcext:value-type="float">
            <text:p>22.99965743451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549483370627295" calcext:value-type="float">
            <text:p>0.549483370627295</text:p>
          </table:table-cell>
          <table:table-cell office:value-type="float" office:value="-2.53368993386397" calcext:value-type="float">
            <text:p>-2.533689933863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51170729307627" calcext:value-type="float">
            <text:p>-5.51170729307627</text:p>
          </table:table-cell>
          <table:table-cell office:value-type="float" office:value="-6.80888239358516" calcext:value-type="float">
            <text:p>-6.80888239358516</text:p>
          </table:table-cell>
          <table:table-cell office:value-type="float" office:value="14.2275002757645" calcext:value-type="float">
            <text:p>14.2275002757645</text:p>
          </table:table-cell>
          <table:table-cell office:value-type="float" office:value="17.0647360401233" calcext:value-type="float">
            <text:p>17.0647360401233</text:p>
          </table:table-cell>
          <table:table-cell office:value-type="float" office:value="64.3674188589665" calcext:value-type="float">
            <text:p>64.367418858966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.1877996781353" calcext:value-type="float">
            <text:p>37.1877996781353</text:p>
          </table:table-cell>
          <table:table-cell office:value-type="float" office:value="8.56473604012329" calcext:value-type="float">
            <text:p>8.564736040123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32200662256676" calcext:value-type="float">
            <text:p>0.532200662256676</text:p>
          </table:table-cell>
          <table:table-cell office:value-type="float" office:value="2.01501384691084" calcext:value-type="float">
            <text:p>2.01501384691084</text:p>
          </table:table-cell>
          <table:table-cell office:value-type="float" office:value="4.39628604271305" calcext:value-type="float">
            <text:p>4.39628604271305</text:p>
          </table:table-cell>
          <table:table-cell office:value-type="float" office:value="5.21888582196082" calcext:value-type="float">
            <text:p>5.21888582196082</text:p>
          </table:table-cell>
          <table:table-cell office:value-type="float" office:value="25.3239828418058" calcext:value-type="float">
            <text:p>25.323982841805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1.73177630200439" calcext:value-type="float">
            <text:p>-1.73177630200439</text:p>
          </table:table-cell>
          <table:table-cell office:value-type="float" office:value="-3.28111417803918" calcext:value-type="float">
            <text:p>-3.281114178039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22712117564439" calcext:value-type="float">
            <text:p>-6.22712117564439</text:p>
          </table:table-cell>
          <table:table-cell office:value-type="float" office:value="2.99744930107132" calcext:value-type="float">
            <text:p>2.99744930107132</text:p>
          </table:table-cell>
          <table:table-cell office:value-type="float" office:value="4.54040422820275" calcext:value-type="float">
            <text:p>4.54040422820275</text:p>
          </table:table-cell>
          <table:table-cell office:value-type="float" office:value="7.61611128675088" calcext:value-type="float">
            <text:p>7.61611128675088</text:p>
          </table:table-cell>
          <table:table-cell office:value-type="float" office:value="58.1381565771507" calcext:value-type="float">
            <text:p>58.138156577150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.7795888350875" calcext:value-type="float">
            <text:p>35.7795888350875</text:p>
          </table:table-cell>
          <table:table-cell office:value-type="float" office:value="-0.88388871324912" calcext:value-type="float">
            <text:p>-0.88388871324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35968507599084" calcext:value-type="float">
            <text:p>-0.435968507599084</text:p>
          </table:table-cell>
          <table:table-cell office:value-type="float" office:value="-4.8467294235082" calcext:value-type="float">
            <text:p>-4.8467294235082</text:p>
          </table:table-cell>
          <table:table-cell office:value-type="float" office:value="11.4193908414414" calcext:value-type="float">
            <text:p>11.4193908414414</text:p>
          </table:table-cell>
          <table:table-cell office:value-type="float" office:value="12.5647136773077" calcext:value-type="float">
            <text:p>12.5647136773077</text:p>
          </table:table-cell>
          <table:table-cell office:value-type="float" office:value="37.0265719615036" calcext:value-type="float">
            <text:p>37.026571961503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.03679796312638" calcext:value-type="float">
            <text:p>5.03679796312638</text:p>
          </table:table-cell>
          <table:table-cell office:value-type="float" office:value="4.06471367730775" calcext:value-type="float">
            <text:p>4.064713677307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1562950874666" calcext:value-type="float">
            <text:p>2.31562950874666</text:p>
          </table:table-cell>
          <table:table-cell office:value-type="float" office:value="-3.83899169128959" calcext:value-type="float">
            <text:p>-3.83899169128959</text:p>
          </table:table-cell>
          <table:table-cell office:value-type="float" office:value="9.95305343983182" calcext:value-type="float">
            <text:p>9.95305343983182</text:p>
          </table:table-cell>
          <table:table-cell office:value-type="float" office:value="10.1811769369163" calcext:value-type="float">
            <text:p>10.1811769369163</text:p>
          </table:table-cell>
          <table:table-cell office:value-type="float" office:value="22.2608441475563" calcext:value-type="float">
            <text:p>22.260844147556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.20113171306788" calcext:value-type="float">
            <text:p>9.20113171306788</text:p>
          </table:table-cell>
          <table:table-cell office:value-type="float" office:value="1.68117693691626" calcext:value-type="float">
            <text:p>1.681176936916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53547373266892" calcext:value-type="float">
            <text:p>-2.53547373266892</text:p>
          </table:table-cell>
          <table:table-cell office:value-type="float" office:value="2.70974904911392" calcext:value-type="float">
            <text:p>2.70974904911392</text:p>
          </table:table-cell>
          <table:table-cell office:value-type="float" office:value="4.2128299063309" calcext:value-type="float">
            <text:p>4.2128299063309</text:p>
          </table:table-cell>
          <table:table-cell office:value-type="float" office:value="6.05798781722054" calcext:value-type="float">
            <text:p>6.05798781722054</text:p>
          </table:table-cell>
          <table:table-cell office:value-type="float" office:value="39.9676196142307" calcext:value-type="float">
            <text:p>39.967619614230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.71887799994014" calcext:value-type="float">
            <text:p>3.71887799994014</text:p>
          </table:table-cell>
          <table:table-cell office:value-type="float" office:value="-2.44201218277946" calcext:value-type="float">
            <text:p>-2.44201218277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5968868974228" calcext:value-type="float">
            <text:p>1.15968868974228</text:p>
          </table:table-cell>
          <table:table-cell office:value-type="float" office:value="2.96561591602529" calcext:value-type="float">
            <text:p>2.96561591602529</text:p>
          </table:table-cell>
          <table:table-cell office:value-type="float" office:value="3.34110263568433" calcext:value-type="float">
            <text:p>3.34110263568433</text:p>
          </table:table-cell>
          <table:table-cell office:value-type="float" office:value="3.95453973910357" calcext:value-type="float">
            <text:p>3.95453973910357</text:p>
          </table:table-cell>
          <table:table-cell office:value-type="float" office:value="21.2359406352633" calcext:value-type="float">
            <text:p>21.235940635263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1.62073805890912" calcext:value-type="float">
            <text:p>-1.62073805890912</text:p>
          </table:table-cell>
          <table:table-cell office:value-type="float" office:value="-4.54546026089643" calcext:value-type="float">
            <text:p>-4.545460260896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5341843801782" calcext:value-type="float">
            <text:p>3.95341843801782</text:p>
          </table:table-cell>
          <table:table-cell office:value-type="float" office:value="-3.43209351121371" calcext:value-type="float">
            <text:p>-3.43209351121371</text:p>
          </table:table-cell>
          <table:table-cell office:value-type="float" office:value="9.27319043821074" calcext:value-type="float">
            <text:p>9.27319043821074</text:p>
          </table:table-cell>
          <table:table-cell office:value-type="float" office:value="8.95538429220479" calcext:value-type="float">
            <text:p>8.95538429220479</text:p>
          </table:table-cell>
          <table:table-cell office:value-type="float" office:value="13.6650013211246" calcext:value-type="float">
            <text:p>13.665001321124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.061610857273" calcext:value-type="float">
            <text:p>19.061610857273</text:p>
          </table:table-cell>
          <table:table-cell office:value-type="float" office:value="0.455384292204795" calcext:value-type="float">
            <text:p>0.4553842922047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0761159695322" calcext:value-type="float">
            <text:p>0.180761159695322</text:p>
          </table:table-cell>
          <table:table-cell office:value-type="float" office:value="1.43050799211529" calcext:value-type="float">
            <text:p>1.43050799211529</text:p>
          </table:table-cell>
          <table:table-cell office:value-type="float" office:value="5.03936514793549" calcext:value-type="float">
            <text:p>5.03936514793549</text:p>
          </table:table-cell>
          <table:table-cell office:value-type="float" office:value="5.97911142803705" calcext:value-type="float">
            <text:p>5.97911142803705</text:p>
          </table:table-cell>
          <table:table-cell office:value-type="float" office:value="27.6656862094081" calcext:value-type="float">
            <text:p>27.665686209408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1.3978333952609" calcext:value-type="float">
            <text:p>-1.3978333952609</text:p>
          </table:table-cell>
          <table:table-cell office:value-type="float" office:value="-2.52088857196295" calcext:value-type="float">
            <text:p>-2.520888571962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3519260130784" calcext:value-type="float">
            <text:p>1.53519260130784</text:p>
          </table:table-cell>
          <table:table-cell office:value-type="float" office:value="-2.85200517701029" calcext:value-type="float">
            <text:p>-2.85200517701029</text:p>
          </table:table-cell>
          <table:table-cell office:value-type="float" office:value="9.09613974345898" calcext:value-type="float">
            <text:p>9.09613974345898</text:p>
          </table:table-cell>
          <table:table-cell office:value-type="float" office:value="9.58440887635637" calcext:value-type="float">
            <text:p>9.58440887635637</text:p>
          </table:table-cell>
          <table:table-cell office:value-type="float" office:value="25.1760421704711" calcext:value-type="float">
            <text:p>25.17604217047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.20882150012061" calcext:value-type="float">
            <text:p>5.20882150012061</text:p>
          </table:table-cell>
          <table:table-cell office:value-type="float" office:value="1.08440887635637" calcext:value-type="float">
            <text:p>1.084408876356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98784896928974" calcext:value-type="float">
            <text:p>-1.98784896928974</text:p>
          </table:table-cell>
          <table:table-cell office:value-type="float" office:value="-6.47538632151799" calcext:value-type="float">
            <text:p>-6.47538632151799</text:p>
          </table:table-cell>
          <table:table-cell office:value-type="float" office:value="13.3066944830663" calcext:value-type="float">
            <text:p>13.3066944830663</text:p>
          </table:table-cell>
          <table:table-cell office:value-type="float" office:value="14.9693108061629" calcext:value-type="float">
            <text:p>14.9693108061629</text:p>
          </table:table-cell>
          <table:table-cell office:value-type="float" office:value="46.4146311679667" calcext:value-type="float">
            <text:p>46.414631167966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.4269298462243" calcext:value-type="float">
            <text:p>10.4269298462243</text:p>
          </table:table-cell>
          <table:table-cell office:value-type="float" office:value="6.46931080616286" calcext:value-type="float">
            <text:p>6.46931080616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5053582642123" calcext:value-type="float">
            <text:p>0.165053582642123</text:p>
          </table:table-cell>
          <table:table-cell office:value-type="float" office:value="-0.210433300496945" calcext:value-type="float">
            <text:p>-0.210433300496945</text:p>
          </table:table-cell>
          <table:table-cell office:value-type="float" office:value="6.68292437005659" calcext:value-type="float">
            <text:p>6.68292437005659</text:p>
          </table:table-cell>
          <table:table-cell office:value-type="float" office:value="7.62790650917588" calcext:value-type="float">
            <text:p>7.62790650917588</text:p>
          </table:table-cell>
          <table:table-cell office:value-type="float" office:value="29.3851653872863" calcext:value-type="float">
            <text:p>29.38516538728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37675985639945" calcext:value-type="float">
            <text:p>0.237675985639945</text:p>
          </table:table-cell>
          <table:table-cell office:value-type="float" office:value="-0.872093490824117" calcext:value-type="float">
            <text:p>-0.872093490824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5212201983773" calcext:value-type="float">
            <text:p>-5.35212201983773</text:p>
          </table:table-cell>
          <table:table-cell office:value-type="float" office:value="-2.74632604552843" calcext:value-type="float">
            <text:p>-2.74632604552843</text:p>
          </table:table-cell>
          <table:table-cell office:value-type="float" office:value="10.138346382168" calcext:value-type="float">
            <text:p>10.138346382168</text:p>
          </table:table-cell>
          <table:table-cell office:value-type="float" office:value="12.9223870554473" calcext:value-type="float">
            <text:p>12.9223870554473</text:p>
          </table:table-cell>
          <table:table-cell office:value-type="float" office:value="59.5069361447171" calcext:value-type="float">
            <text:p>59.5069361447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.3915361607603" calcext:value-type="float">
            <text:p>31.3915361607603</text:p>
          </table:table-cell>
          <table:table-cell office:value-type="float" office:value="4.42238705544729" calcext:value-type="float">
            <text:p>4.42238705544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1236140944574" calcext:value-type="float">
            <text:p>2.21236140944574</text:p>
          </table:table-cell>
          <table:table-cell office:value-type="float" office:value="0.978237989043703" calcext:value-type="float">
            <text:p>0.978237989043703</text:p>
          </table:table-cell>
          <table:table-cell office:value-type="float" office:value="5.15303510938201" calcext:value-type="float">
            <text:p>5.15303510938201</text:p>
          </table:table-cell>
          <table:table-cell office:value-type="float" office:value="5.41558130623343" calcext:value-type="float">
            <text:p>5.41558130623343</text:p>
          </table:table-cell>
          <table:table-cell office:value-type="float" office:value="17.9599549637276" calcext:value-type="float">
            <text:p>17.95995496372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91630501696102" calcext:value-type="float">
            <text:p>3.91630501696102</text:p>
          </table:table-cell>
          <table:table-cell office:value-type="float" office:value="-3.08441869376657" calcext:value-type="float">
            <text:p>-3.08441869376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60218081516153" calcext:value-type="float">
            <text:p>-5.60218081516153</text:p>
          </table:table-cell>
          <table:table-cell office:value-type="float" office:value="-3.85800103557926" calcext:value-type="float">
            <text:p>-3.85800103557926</text:p>
          </table:table-cell>
          <table:table-cell office:value-type="float" office:value="11.2916978381062" calcext:value-type="float">
            <text:p>11.2916978381062</text:p>
          </table:table-cell>
          <table:table-cell office:value-type="float" office:value="14.15909144316" calcext:value-type="float">
            <text:p>14.15909144316</text:p>
          </table:table-cell>
          <table:table-cell office:value-type="float" office:value="61.8689051113869" calcext:value-type="float">
            <text:p>61.86890511138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.2424309213431" calcext:value-type="float">
            <text:p>35.2424309213431</text:p>
          </table:table-cell>
          <table:table-cell office:value-type="float" office:value="5.65909144316002" calcext:value-type="float">
            <text:p>5.65909144316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8720197007458" calcext:value-type="float">
            <text:p>0.258720197007458</text:p>
          </table:table-cell>
          <table:table-cell office:value-type="float" office:value="2.86866411410143" calcext:value-type="float">
            <text:p>2.86866411410143</text:p>
          </table:table-cell>
          <table:table-cell office:value-type="float" office:value="3.58821585306399" calcext:value-type="float">
            <text:p>3.58821585306399</text:p>
          </table:table-cell>
          <table:table-cell office:value-type="float" office:value="4.50197578739484" calcext:value-type="float">
            <text:p>4.50197578739484</text:p>
          </table:table-cell>
          <table:table-cell office:value-type="float" office:value="25.8377349008613" calcext:value-type="float">
            <text:p>25.83773490086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.80172797376185" calcext:value-type="float">
            <text:p>-2.80172797376185</text:p>
          </table:table-cell>
          <table:table-cell office:value-type="float" office:value="-3.99802421260516" calcext:value-type="float">
            <text:p>-3.998024212605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1364977725084" calcext:value-type="float">
            <text:p>0.361364977725084</text:p>
          </table:table-cell>
          <table:table-cell office:value-type="float" office:value="-1.75890443931783" calcext:value-type="float">
            <text:p>-1.75890443931783</text:p>
          </table:table-cell>
          <table:table-cell office:value-type="float" office:value="8.19867694303032" calcext:value-type="float">
            <text:p>8.19867694303032</text:p>
          </table:table-cell>
          <table:table-cell office:value-type="float" office:value="9.07822195045529" calcext:value-type="float">
            <text:p>9.07822195045529</text:p>
          </table:table-cell>
          <table:table-cell office:value-type="float" office:value="29.9520795506924" calcext:value-type="float">
            <text:p>29.95207955069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88948908644408" calcext:value-type="float">
            <text:p>1.88948908644408</text:p>
          </table:table-cell>
          <table:table-cell office:value-type="float" office:value="0.578221950455292" calcext:value-type="float">
            <text:p>0.578221950455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7765381863196" calcext:value-type="float">
            <text:p>3.57765381863196</text:p>
          </table:table-cell>
          <table:table-cell office:value-type="float" office:value="-1.2774240747726" calcext:value-type="float">
            <text:p>-1.2774240747726</text:p>
          </table:table-cell>
          <table:table-cell office:value-type="float" office:value="7.18114843833394" calcext:value-type="float">
            <text:p>7.18114843833394</text:p>
          </table:table-cell>
          <table:table-cell office:value-type="float" office:value="6.98859716545662" calcext:value-type="float">
            <text:p>6.98859716545662</text:p>
          </table:table-cell>
          <table:table-cell office:value-type="float" office:value="13.3891549816128" calcext:value-type="float">
            <text:p>13.38915498161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.0770309207445" calcext:value-type="float">
            <text:p>14.0770309207445</text:p>
          </table:table-cell>
          <table:table-cell office:value-type="float" office:value="-1.51140283454338" calcext:value-type="float">
            <text:p>-1.51140283454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76139879787029" calcext:value-type="float">
            <text:p>-4.76139879787029</text:p>
          </table:table-cell>
          <table:table-cell office:value-type="float" office:value="-2.86158795841162" calcext:value-type="float">
            <text:p>-2.86158795841162</text:p>
          </table:table-cell>
          <table:table-cell office:value-type="float" office:value="10.1551544247233" calcext:value-type="float">
            <text:p>10.1551544247233</text:p>
          </table:table-cell>
          <table:table-cell office:value-type="float" office:value="12.7422873573468" calcext:value-type="float">
            <text:p>12.7422873573468</text:p>
          </table:table-cell>
          <table:table-cell office:value-type="float" office:value="56.6685819477631" calcext:value-type="float">
            <text:p>56.66858194776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.5325064707722" calcext:value-type="float">
            <text:p>25.5325064707722</text:p>
          </table:table-cell>
          <table:table-cell office:value-type="float" office:value="4.24228735734677" calcext:value-type="float">
            <text:p>4.242287357346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09326790402913" calcext:value-type="float">
            <text:p>0.040932679040291</text:p>
          </table:table-cell>
          <table:table-cell office:value-type="float" office:value="-2.57208686202149" calcext:value-type="float">
            <text:p>-2.57208686202149</text:p>
          </table:table-cell>
          <table:table-cell office:value-type="float" office:value="9.06526474884811" calcext:value-type="float">
            <text:p>9.06526474884811</text:p>
          </table:table-cell>
          <table:table-cell office:value-type="float" office:value="10.0516205225013" calcext:value-type="float">
            <text:p>10.0516205225013</text:p>
          </table:table-cell>
          <table:table-cell office:value-type="float" office:value="32.36742346682" calcext:value-type="float">
            <text:p>32.3674234668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.57376234623491" calcext:value-type="float">
            <text:p>2.57376234623491</text:p>
          </table:table-cell>
          <table:table-cell office:value-type="float" office:value="1.55162052250135" calcext:value-type="float">
            <text:p>1.55162052250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17919403826166" calcext:value-type="float">
            <text:p>-6.17919403826166</text:p>
          </table:table-cell>
          <table:table-cell office:value-type="float" office:value="-4.52671734532646" calcext:value-type="float">
            <text:p>-4.52671734532646</text:p>
          </table:table-cell>
          <table:table-cell office:value-type="float" office:value="12.0565830183701" calcext:value-type="float">
            <text:p>12.0565830183701</text:p>
          </table:table-cell>
          <table:table-cell office:value-type="float" office:value="15.1163143644573" calcext:value-type="float">
            <text:p>15.1163143644573</text:p>
          </table:table-cell>
          <table:table-cell office:value-type="float" office:value="65.4226875366348" calcext:value-type="float">
            <text:p>65.42268753663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.7091563078149" calcext:value-type="float">
            <text:p>42.7091563078149</text:p>
          </table:table-cell>
          <table:table-cell office:value-type="float" office:value="6.61631436445729" calcext:value-type="float">
            <text:p>6.61631436445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3078616404954" calcext:value-type="float">
            <text:p>1.13078616404954</text:p>
          </table:table-cell>
          <table:table-cell office:value-type="float" office:value="0.719389389947819" calcext:value-type="float">
            <text:p>0.719389389947819</text:p>
          </table:table-cell>
          <table:table-cell office:value-type="float" office:value="5.59214624937726" calcext:value-type="float">
            <text:p>5.59214624937726</text:p>
          </table:table-cell>
          <table:table-cell office:value-type="float" office:value="6.21521752802741" calcext:value-type="float">
            <text:p>6.21521752802741</text:p>
          </table:table-cell>
          <table:table-cell office:value-type="float" office:value="23.6266797898045" calcext:value-type="float">
            <text:p>23.62667978980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559287958858063" calcext:value-type="float">
            <text:p>0.559287958858063</text:p>
          </table:table-cell>
          <table:table-cell office:value-type="float" office:value="-2.28478247197259" calcext:value-type="float">
            <text:p>-2.284782471972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5228035906743" calcext:value-type="float">
            <text:p>-2.45228035906743</text:p>
          </table:table-cell>
          <table:table-cell office:value-type="float" office:value="0.667327312126676" calcext:value-type="float">
            <text:p>0.667327312126676</text:p>
          </table:table-cell>
          <table:table-cell office:value-type="float" office:value="6.24138608105123" calcext:value-type="float">
            <text:p>6.24138608105123</text:p>
          </table:table-cell>
          <table:table-cell office:value-type="float" office:value="8.05881286740704" calcext:value-type="float">
            <text:p>8.05881286740704</text:p>
          </table:table-cell>
          <table:table-cell office:value-type="float" office:value="41.5940744832105" calcext:value-type="float">
            <text:p>41.59407448321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.34635164734119" calcext:value-type="float">
            <text:p>5.34635164734119</text:p>
          </table:table-cell>
          <table:table-cell office:value-type="float" office:value="-0.441187132592963" calcext:value-type="float">
            <text:p>-0.4411871325929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33730644874404" calcext:value-type="float">
            <text:p>-0.333730644874404</text:p>
          </table:table-cell>
          <table:table-cell office:value-type="float" office:value="1.71679756820121" calcext:value-type="float">
            <text:p>1.71679756820121</text:p>
          </table:table-cell>
          <table:table-cell office:value-type="float" office:value="4.83882420594453" calcext:value-type="float">
            <text:p>4.83882420594453</text:p>
          </table:table-cell>
          <table:table-cell office:value-type="float" office:value="5.950067754236" calcext:value-type="float">
            <text:p>5.950067754236</text:p>
          </table:table-cell>
          <table:table-cell office:value-type="float" office:value="29.9518556561708" calcext:value-type="float">
            <text:p>29.951855656170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-1.60542142487292" calcext:value-type="float">
            <text:p>-1.60542142487292</text:p>
          </table:table-cell>
          <table:table-cell office:value-type="float" office:value="-2.549932245764" calcext:value-type="float">
            <text:p>-2.549932245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12050726587166" calcext:value-type="float">
            <text:p>-4.12050726587166</text:p>
          </table:table-cell>
          <table:table-cell office:value-type="float" office:value="0.312594870849343" calcext:value-type="float">
            <text:p>0.312594870849343</text:p>
          </table:table-cell>
          <table:table-cell office:value-type="float" office:value="6.87415634012927" calcext:value-type="float">
            <text:p>6.87415634012927</text:p>
          </table:table-cell>
          <table:table-cell office:value-type="float" office:value="9.24765876208649" calcext:value-type="float">
            <text:p>9.24765876208649</text:p>
          </table:table-cell>
          <table:table-cell office:value-type="float" office:value="50.289941458509" calcext:value-type="float">
            <text:p>50.28994145850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.6659852572518" calcext:value-type="float">
            <text:p>16.6659852572518</text:p>
          </table:table-cell>
          <table:table-cell office:value-type="float" office:value="0.747658762086488" calcext:value-type="float">
            <text:p>0.747658762086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0739630766479" calcext:value-type="float">
            <text:p>1.50739630766479</text:p>
          </table:table-cell>
          <table:table-cell office:value-type="float" office:value="1.81558038150672" calcext:value-type="float">
            <text:p>1.81558038150672</text:p>
          </table:table-cell>
          <table:table-cell office:value-type="float" office:value="4.43318690054915" calcext:value-type="float">
            <text:p>4.43318690054915</text:p>
          </table:table-cell>
          <table:table-cell office:value-type="float" office:value="4.93072146466089" calcext:value-type="float">
            <text:p>4.93072146466089</text:p>
          </table:table-cell>
          <table:table-cell office:value-type="float" office:value="20.6474380801693" calcext:value-type="float">
            <text:p>20.647438080169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456663246854733" calcext:value-type="float">
            <text:p>0.456663246854733</text:p>
          </table:table-cell>
          <table:table-cell office:value-type="float" office:value="-3.56927853533911" calcext:value-type="float">
            <text:p>-3.569278535339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3423768607698" calcext:value-type="float">
            <text:p>-5.33423768607698</text:p>
          </table:table-cell>
          <table:table-cell office:value-type="float" office:value="1.88627987672429" calcext:value-type="float">
            <text:p>1.88627987672429</text:p>
          </table:table-cell>
          <table:table-cell office:value-type="float" office:value="5.50275973762187" calcext:value-type="float">
            <text:p>5.50275973762187</text:p>
          </table:table-cell>
          <table:table-cell office:value-type="float" office:value="8.2808389663142" calcext:value-type="float">
            <text:p>8.2808389663142</text:p>
          </table:table-cell>
          <table:table-cell office:value-type="float" office:value="54.7849085536606" calcext:value-type="float">
            <text:p>54.784908553660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6.5678118148397" calcext:value-type="float">
            <text:p>26.5678118148397</text:p>
          </table:table-cell>
          <table:table-cell office:value-type="float" office:value="-0.219161033685797" calcext:value-type="float">
            <text:p>-0.2191610336857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32648670102019" calcext:value-type="float">
            <text:p>-4.32648670102019</text:p>
          </table:table-cell>
          <table:table-cell office:value-type="float" office:value="-5.28558650912443" calcext:value-type="float">
            <text:p>-5.28558650912443</text:p>
          </table:table-cell>
          <table:table-cell office:value-type="float" office:value="12.5066676259611" calcext:value-type="float">
            <text:p>12.5066676259611</text:p>
          </table:table-cell>
          <table:table-cell office:value-type="float" office:value="14.9488298596345" calcext:value-type="float">
            <text:p>14.9488298596345</text:p>
          </table:table-cell>
          <table:table-cell office:value-type="float" office:value="56.9180200142254" calcext:value-type="float">
            <text:p>56.918020014225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4.004073683229" calcext:value-type="float">
            <text:p>24.004073683229</text:p>
          </table:table-cell>
          <table:table-cell office:value-type="float" office:value="6.44882985963452" calcext:value-type="float">
            <text:p>6.448829859634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1149351686582" calcext:value-type="float">
            <text:p>1.61149351686582</text:p>
          </table:table-cell>
          <table:table-cell office:value-type="float" office:value="-3.48149379321312" calcext:value-type="float">
            <text:p>-3.48149379321312</text:p>
          </table:table-cell>
          <table:table-cell office:value-type="float" office:value="9.71291154040215" calcext:value-type="float">
            <text:p>9.71291154040215</text:p>
          </table:table-cell>
          <table:table-cell office:value-type="float" office:value="10.1757470347802" calcext:value-type="float">
            <text:p>10.1757470347802</text:p>
          </table:table-cell>
          <table:table-cell office:value-type="float" office:value="25.424026208884" calcext:value-type="float">
            <text:p>25.42402620888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.0784051481137" calcext:value-type="float">
            <text:p>6.0784051481137</text:p>
          </table:table-cell>
          <table:table-cell office:value-type="float" office:value="1.67574703478021" calcext:value-type="float">
            <text:p>1.67574703478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44273349309665" calcext:value-type="float">
            <text:p>-3.44273349309665</text:p>
          </table:table-cell>
          <table:table-cell office:value-type="float" office:value="-4.83703585244386" calcext:value-type="float">
            <text:p>-4.83703585244386</text:p>
          </table:table-cell>
          <table:table-cell office:value-type="float" office:value="11.91082476796" calcext:value-type="float">
            <text:p>11.91082476796</text:p>
          </table:table-cell>
          <table:table-cell office:value-type="float" office:value="14.0584025989922" calcext:value-type="float">
            <text:p>14.0584025989922</text:p>
          </table:table-cell>
          <table:table-cell office:value-type="float" office:value="52.0507033179271" calcext:value-type="float">
            <text:p>52.050703317927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6.6894497569334" calcext:value-type="float">
            <text:p>16.6894497569334</text:p>
          </table:table-cell>
          <table:table-cell office:value-type="float" office:value="5.55840259899219" calcext:value-type="float">
            <text:p>5.558402598992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48392567950291" calcext:value-type="float">
            <text:p>-6.48392567950291</text:p>
          </table:table-cell>
          <table:table-cell office:value-type="float" office:value="0.727215389219736" calcext:value-type="float">
            <text:p>0.727215389219736</text:p>
          </table:table-cell>
          <table:table-cell office:value-type="float" office:value="6.85343889069742" calcext:value-type="float">
            <text:p>6.85343889069742</text:p>
          </table:table-cell>
          <table:table-cell office:value-type="float" office:value="10.0147474505317" calcext:value-type="float">
            <text:p>10.0147474505317</text:p>
          </table:table-cell>
          <table:table-cell office:value-type="float" office:value="61.6924130082948" calcext:value-type="float">
            <text:p>61.692413008294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.3140768280976" calcext:value-type="float">
            <text:p>41.3140768280976</text:p>
          </table:table-cell>
          <table:table-cell office:value-type="float" office:value="1.51474745053172" calcext:value-type="float">
            <text:p>1.51474745053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05690898956347" calcext:value-type="float">
            <text:p>-4.05690898956347</text:p>
          </table:table-cell>
          <table:table-cell office:value-type="float" office:value="-5.94127277931357" calcext:value-type="float">
            <text:p>-5.94127277931357</text:p>
          </table:table-cell>
          <table:table-cell office:value-type="float" office:value="13.1174242775742" calcext:value-type="float">
            <text:p>13.1174242775742</text:p>
          </table:table-cell>
          <table:table-cell office:value-type="float" office:value="15.4697272740953" calcext:value-type="float">
            <text:p>15.4697272740953</text:p>
          </table:table-cell>
          <table:table-cell office:value-type="float" office:value="56.2258177271309" calcext:value-type="float">
            <text:p>56.22581772713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.3997833289145" calcext:value-type="float">
            <text:p>22.3997833289145</text:p>
          </table:table-cell>
          <table:table-cell office:value-type="float" office:value="6.96972727409531" calcext:value-type="float">
            <text:p>6.96972727409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9542989739452" calcext:value-type="float">
            <text:p>-1.09542989739452</text:p>
          </table:table-cell>
          <table:table-cell office:value-type="float" office:value="-1.34967366977537" calcext:value-type="float">
            <text:p>-1.34967366977537</text:p>
          </table:table-cell>
          <table:table-cell office:value-type="float" office:value="8.03224531934113" calcext:value-type="float">
            <text:p>8.03224531934113</text:p>
          </table:table-cell>
          <table:table-cell office:value-type="float" office:value="9.39738861847263" calcext:value-type="float">
            <text:p>9.39738861847263</text:p>
          </table:table-cell>
          <table:table-cell office:value-type="float" office:value="36.8268231567479" calcext:value-type="float">
            <text:p>36.826823156747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54964032988113" calcext:value-type="float">
            <text:p>2.54964032988113</text:p>
          </table:table-cell>
          <table:table-cell office:value-type="float" office:value="0.897388618472632" calcext:value-type="float">
            <text:p>0.8973886184726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95351835358366" calcext:value-type="float">
            <text:p>-1.95351835358366</text:p>
          </table:table-cell>
          <table:table-cell office:value-type="float" office:value="-2.83944407601376" calcext:value-type="float">
            <text:p>-2.83944407601376</text:p>
          </table:table-cell>
          <table:table-cell office:value-type="float" office:value="9.6650304682777" calcext:value-type="float">
            <text:p>9.6650304682777</text:p>
          </table:table-cell>
          <table:table-cell office:value-type="float" office:value="11.3162032528056" calcext:value-type="float">
            <text:p>11.3162032528056</text:p>
          </table:table-cell>
          <table:table-cell office:value-type="float" office:value="42.607035843932" calcext:value-type="float">
            <text:p>42.6070358439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65567803380196" calcext:value-type="float">
            <text:p>6.65567803380196</text:p>
          </table:table-cell>
          <table:table-cell office:value-type="float" office:value="2.81620325280558" calcext:value-type="float">
            <text:p>2.81620325280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38700109737307" calcext:value-type="float">
            <text:p>-0.738700109737307</text:p>
          </table:table-cell>
          <table:table-cell office:value-type="float" office:value="-6.56335406402898" calcext:value-type="float">
            <text:p>-6.56335406402898</text:p>
          </table:table-cell>
          <table:table-cell office:value-type="float" office:value="13.1864707489852" calcext:value-type="float">
            <text:p>13.1864707489852</text:p>
          </table:table-cell>
          <table:table-cell office:value-type="float" office:value="14.4327041188976" calcext:value-type="float">
            <text:p>14.4327041188976</text:p>
          </table:table-cell>
          <table:table-cell office:value-type="float" office:value="40.2568546127155" calcext:value-type="float">
            <text:p>40.25685461271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.10903191615489" calcext:value-type="float">
            <text:p>7.10903191615489</text:p>
          </table:table-cell>
          <table:table-cell office:value-type="float" office:value="5.93270411889763" calcext:value-type="float">
            <text:p>5.93270411889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88557633824983" calcext:value-type="float">
            <text:p>-5.88557633824983</text:p>
          </table:table-cell>
          <table:table-cell office:value-type="float" office:value="1.89292373909375" calcext:value-type="float">
            <text:p>1.89292373909375</text:p>
          </table:table-cell>
          <table:table-cell office:value-type="float" office:value="5.58800565061455" calcext:value-type="float">
            <text:p>5.58800565061455</text:p>
          </table:table-cell>
          <table:table-cell office:value-type="float" office:value="8.54986443003116" calcext:value-type="float">
            <text:p>8.54986443003116</text:p>
          </table:table-cell>
          <table:table-cell office:value-type="float" office:value="57.5349579521554" calcext:value-type="float">
            <text:p>57.534957952155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.7470850942725" calcext:value-type="float">
            <text:p>32.7470850942725</text:p>
          </table:table-cell>
          <table:table-cell office:value-type="float" office:value="0.0498644300311577" calcext:value-type="float">
            <text:p>0.0498644300311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38216910268587" calcext:value-type="float">
            <text:p>-2.38216910268587</text:p>
          </table:table-cell>
          <table:table-cell office:value-type="float" office:value="-3.29224490617703" calcext:value-type="float">
            <text:p>-3.29224490617703</text:p>
          </table:table-cell>
          <table:table-cell office:value-type="float" office:value="10.189273089958" calcext:value-type="float">
            <text:p>10.189273089958</text:p>
          </table:table-cell>
          <table:table-cell office:value-type="float" office:value="11.98332945752" calcext:value-type="float">
            <text:p>11.98332945752</text:p>
          </table:table-cell>
          <table:table-cell office:value-type="float" office:value="45.2030904196064" calcext:value-type="float">
            <text:p>45.20309041960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.96697453996824" calcext:value-type="float">
            <text:p>8.96697453996824</text:p>
          </table:table-cell>
          <table:table-cell office:value-type="float" office:value="3.48332945751997" calcext:value-type="float">
            <text:p>3.48332945751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6734997830119" calcext:value-type="float">
            <text:p>2.06734997830119</text:p>
          </table:table-cell>
          <table:table-cell office:value-type="float" office:value="0.548448037496175" calcext:value-type="float">
            <text:p>0.548448037496175</text:p>
          </table:table-cell>
          <table:table-cell office:value-type="float" office:value="5.60699363278696" calcext:value-type="float">
            <text:p>5.60699363278696</text:p>
          </table:table-cell>
          <table:table-cell office:value-type="float" office:value="5.91787697335323" calcext:value-type="float">
            <text:p>5.91787697335323</text:p>
          </table:table-cell>
          <table:table-cell office:value-type="float" office:value="19.1148020709979" calcext:value-type="float">
            <text:p>19.114802070997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.72548789528577" calcext:value-type="float">
            <text:p>3.72548789528577</text:p>
          </table:table-cell>
          <table:table-cell office:value-type="float" office:value="-2.58212302664677" calcext:value-type="float">
            <text:p>-2.582123026646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94229934758482" calcext:value-type="float">
            <text:p>-6.94229934758482</text:p>
          </table:table-cell>
          <table:table-cell office:value-type="float" office:value="-1.53704626873373" calcext:value-type="float">
            <text:p>-1.53704626873373</text:p>
          </table:table-cell>
          <table:table-cell office:value-type="float" office:value="9.19409615999787" calcext:value-type="float">
            <text:p>9.19409615999787</text:p>
          </table:table-cell>
          <table:table-cell office:value-type="float" office:value="12.5081959425261" calcext:value-type="float">
            <text:p>12.5081959425261</text:p>
          </table:table-cell>
          <table:table-cell office:value-type="float" office:value="66.2485430066578" calcext:value-type="float">
            <text:p>66.24854300665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9.7325665002103" calcext:value-type="float">
            <text:p>49.7325665002103</text:p>
          </table:table-cell>
          <table:table-cell office:value-type="float" office:value="4.00819594252614" calcext:value-type="float">
            <text:p>4.00819594252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3547042617113" calcext:value-type="float">
            <text:p>3.53547042617113</text:p>
          </table:table-cell>
          <table:table-cell office:value-type="float" office:value="0.071043937603724" calcext:value-type="float">
            <text:p>0.071043937603724</text:p>
          </table:table-cell>
          <table:table-cell office:value-type="float" office:value="5.83971099136775" calcext:value-type="float">
            <text:p>5.83971099136775</text:p>
          </table:table-cell>
          <table:table-cell office:value-type="float" office:value="5.66122084931071" calcext:value-type="float">
            <text:p>5.66122084931071</text:p>
          </table:table-cell>
          <table:table-cell office:value-type="float" office:value="12.2516039315406" calcext:value-type="float">
            <text:p>12.251603931540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.428507196727" calcext:value-type="float">
            <text:p>12.428507196727</text:p>
          </table:table-cell>
          <table:table-cell office:value-type="float" office:value="-2.83877915068929" calcext:value-type="float">
            <text:p>-2.838779150689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25441099111693" calcext:value-type="float">
            <text:p>-1.25441099111693</text:p>
          </table:table-cell>
          <table:table-cell office:value-type="float" office:value="3.18007127944344" calcext:value-type="float">
            <text:p>3.18007127944344</text:p>
          </table:table-cell>
          <table:table-cell office:value-type="float" office:value="3.52899721907604" calcext:value-type="float">
            <text:p>3.52899721907604</text:p>
          </table:table-cell>
          <table:table-cell office:value-type="float" office:value="4.94713421611502" calcext:value-type="float">
            <text:p>4.94713421611502</text:p>
          </table:table-cell>
          <table:table-cell office:value-type="float" office:value="33.0919836761412" calcext:value-type="float">
            <text:p>33.09198367614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1.60652434480849" calcext:value-type="float">
            <text:p>-1.60652434480849</text:p>
          </table:table-cell>
          <table:table-cell office:value-type="float" office:value="-3.55286578388498" calcext:value-type="float">
            <text:p>-3.552865783884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5171443678874" calcext:value-type="float">
            <text:p>3.45171443678874</text:p>
          </table:table-cell>
          <table:table-cell office:value-type="float" office:value="-6.60966383000633" calcext:value-type="float">
            <text:p>-6.60966383000633</text:p>
          </table:table-cell>
          <table:table-cell office:value-type="float" office:value="12.5343780905415" calcext:value-type="float">
            <text:p>12.5343780905415</text:p>
          </table:table-cell>
          <table:table-cell office:value-type="float" office:value="12.383806611612" calcext:value-type="float">
            <text:p>12.383806611612</text:p>
          </table:table-cell>
          <table:table-cell office:value-type="float" office:value="19.3510916460627" calcext:value-type="float">
            <text:p>19.35109164606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.5239963831421" calcext:value-type="float">
            <text:p>18.5239963831421</text:p>
          </table:table-cell>
          <table:table-cell office:value-type="float" office:value="3.88380661161196" calcext:value-type="float">
            <text:p>3.883806611611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64235893537885" calcext:value-type="float">
            <text:p>-4.64235893537885</text:p>
          </table:table-cell>
          <table:table-cell office:value-type="float" office:value="-1.63865830197998" calcext:value-type="float">
            <text:p>-1.63865830197998</text:p>
          </table:table-cell>
          <table:table-cell office:value-type="float" office:value="8.91238479120979" calcext:value-type="float">
            <text:p>8.91238479120979</text:p>
          </table:table-cell>
          <table:table-cell office:value-type="float" office:value="11.4598377696694" calcext:value-type="float">
            <text:p>11.4598377696694</text:p>
          </table:table-cell>
          <table:table-cell office:value-type="float" office:value="54.8504529788742" calcext:value-type="float">
            <text:p>54.85045297887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.1901547868718" calcext:value-type="float">
            <text:p>23.1901547868718</text:p>
          </table:table-cell>
          <table:table-cell office:value-type="float" office:value="2.9598377696694" calcext:value-type="float">
            <text:p>2.95983776966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86004718179183" calcext:value-type="float">
            <text:p>-4.86004718179183</text:p>
          </table:table-cell>
          <table:table-cell office:value-type="float" office:value="3.35381129943877" calcext:value-type="float">
            <text:p>3.35381129943877</text:p>
          </table:table-cell>
          <table:table-cell office:value-type="float" office:value="3.95619656419321" calcext:value-type="float">
            <text:p>3.95619656419321</text:p>
          </table:table-cell>
          <table:table-cell office:value-type="float" office:value="6.57621229145715" calcext:value-type="float">
            <text:p>6.57621229145715</text:p>
          </table:table-cell>
          <table:table-cell office:value-type="float" office:value="50.9464246095204" calcext:value-type="float">
            <text:p>50.946424609520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.2662473098039" calcext:value-type="float">
            <text:p>20.2662473098039</text:p>
          </table:table-cell>
          <table:table-cell office:value-type="float" office:value="-1.92378770854285" calcext:value-type="float">
            <text:p>-1.923787708542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67153645110591" calcext:value-type="float">
            <text:p>-3.67153645110591</text:p>
          </table:table-cell>
          <table:table-cell office:value-type="float" office:value="-3.73588200190725" calcext:value-type="float">
            <text:p>-3.73588200190725</text:p>
          </table:table-cell>
          <table:table-cell office:value-type="float" office:value="10.8478047437582" calcext:value-type="float">
            <text:p>10.8478047437582</text:p>
          </table:table-cell>
          <table:table-cell office:value-type="float" office:value="13.0716502274602" calcext:value-type="float">
            <text:p>13.0716502274602</text:p>
          </table:table-cell>
          <table:table-cell office:value-type="float" office:value="52.0935642574368" calcext:value-type="float">
            <text:p>52.093564257436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.2160619137066" calcext:value-type="float">
            <text:p>17.2160619137066</text:p>
          </table:table-cell>
          <table:table-cell office:value-type="float" office:value="4.57165022746021" calcext:value-type="float">
            <text:p>4.57165022746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11361474657919" calcext:value-type="float">
            <text:p>-2.11361474657919</text:p>
          </table:table-cell>
          <table:table-cell office:value-type="float" office:value="0.875103016921718" calcext:value-type="float">
            <text:p>0.875103016921718</text:p>
          </table:table-cell>
          <table:table-cell office:value-type="float" office:value="5.97716610750815" calcext:value-type="float">
            <text:p>5.97716610750815</text:p>
          </table:table-cell>
          <table:table-cell office:value-type="float" office:value="7.68170435636788" calcext:value-type="float">
            <text:p>7.68170435636788</text:p>
          </table:table-cell>
          <table:table-cell office:value-type="float" office:value="39.6929707159742" calcext:value-type="float">
            <text:p>39.692970715974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59226428003528" calcext:value-type="float">
            <text:p>3.59226428003528</text:p>
          </table:table-cell>
          <table:table-cell office:value-type="float" office:value="-0.818295643632125" calcext:value-type="float">
            <text:p>-0.818295643632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7292169628578" calcext:value-type="float">
            <text:p>0.177292169628578</text:p>
          </table:table-cell>
          <table:table-cell office:value-type="float" office:value="-3.97049154118397" calcext:value-type="float">
            <text:p>-3.97049154118397</text:p>
          </table:table-cell>
          <table:table-cell office:value-type="float" office:value="10.4409428462459" calcext:value-type="float">
            <text:p>10.4409428462459</text:p>
          </table:table-cell>
          <table:table-cell office:value-type="float" office:value="11.3818454563697" calcext:value-type="float">
            <text:p>11.3818454563697</text:p>
          </table:table-cell>
          <table:table-cell office:value-type="float" office:value="33.0840306930411" calcext:value-type="float">
            <text:p>33.08403069304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.00192405459558" calcext:value-type="float">
            <text:p>4.00192405459558</text:p>
          </table:table-cell>
          <table:table-cell office:value-type="float" office:value="2.88184545636968" calcext:value-type="float">
            <text:p>2.881845456369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5960830237092" calcext:value-type="float">
            <text:p>1.75960830237092</text:p>
          </table:table-cell>
          <table:table-cell office:value-type="float" office:value="-0.212108070961895" calcext:value-type="float">
            <text:p>-0.212108070961895</text:p>
          </table:table-cell>
          <table:table-cell office:value-type="float" office:value="6.41884002056674" calcext:value-type="float">
            <text:p>6.41884002056674</text:p>
          </table:table-cell>
          <table:table-cell office:value-type="float" office:value="6.83230391977644" calcext:value-type="float">
            <text:p>6.83230391977644</text:p>
          </table:table-cell>
          <table:table-cell office:value-type="float" office:value="21.4140665591073" calcext:value-type="float">
            <text:p>21.414066559107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.30832944873456" calcext:value-type="float">
            <text:p>3.30832944873456</text:p>
          </table:table-cell>
          <table:table-cell office:value-type="float" office:value="-1.66769608022357" calcext:value-type="float">
            <text:p>-1.667696080223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58677951615552" calcext:value-type="float">
            <text:p>-1.58677951615552</text:p>
          </table:table-cell>
          <table:table-cell office:value-type="float" office:value="1.89931115183009" calcext:value-type="float">
            <text:p>1.89931115183009</text:p>
          </table:table-cell>
          <table:table-cell office:value-type="float" office:value="4.8651521008625" calcext:value-type="float">
            <text:p>4.8651521008625</text:p>
          </table:table-cell>
          <table:table-cell office:value-type="float" office:value="6.39407860624768" calcext:value-type="float">
            <text:p>6.39407860624768</text:p>
          </table:table-cell>
          <table:table-cell office:value-type="float" office:value="36.0345864289475" calcext:value-type="float">
            <text:p>36.034586428947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618558081060672" calcext:value-type="float">
            <text:p>0.618558081060672</text:p>
          </table:table-cell>
          <table:table-cell office:value-type="float" office:value="-2.10592139375232" calcext:value-type="float">
            <text:p>-2.105921393752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8984682130487" calcext:value-type="float">
            <text:p>3.38984682130487</text:p>
          </table:table-cell>
          <table:table-cell office:value-type="float" office:value="-1.23629653964607" calcext:value-type="float">
            <text:p>-1.23629653964607</text:p>
          </table:table-cell>
          <table:table-cell office:value-type="float" office:value="7.17132206942859" calcext:value-type="float">
            <text:p>7.17132206942859</text:p>
          </table:table-cell>
          <table:table-cell office:value-type="float" office:value="7.04137312899363" calcext:value-type="float">
            <text:p>7.04137312899363</text:p>
          </table:table-cell>
          <table:table-cell office:value-type="float" office:value="14.2870624331217" calcext:value-type="float">
            <text:p>14.28706243312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.7273580115568" calcext:value-type="float">
            <text:p>12.7273580115568</text:p>
          </table:table-cell>
          <table:table-cell office:value-type="float" office:value="-1.45862687100637" calcext:value-type="float">
            <text:p>-1.458626871006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365804057114" calcext:value-type="float">
            <text:p>1.5365804057114</text:p>
          </table:table-cell>
          <table:table-cell office:value-type="float" office:value="-5.49859991785118" calcext:value-type="float">
            <text:p>-5.49859991785118</text:p>
          </table:table-cell>
          <table:table-cell office:value-type="float" office:value="11.742503183566" calcext:value-type="float">
            <text:p>11.742503183566</text:p>
          </table:table-cell>
          <table:table-cell office:value-type="float" office:value="12.2303097149955" calcext:value-type="float">
            <text:p>12.2303097149955</text:p>
          </table:table-cell>
          <table:table-cell office:value-type="float" office:value="27.8156978892942" calcext:value-type="float">
            <text:p>27.815697889294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.85967926106739" calcext:value-type="float">
            <text:p>7.85967926106739</text:p>
          </table:table-cell>
          <table:table-cell office:value-type="float" office:value="3.73030971499548" calcext:value-type="float">
            <text:p>3.730309714995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35640233176723" calcext:value-type="float">
            <text:p>-2.35640233176723</text:p>
          </table:table-cell>
          <table:table-cell office:value-type="float" office:value="1.13316873834879" calcext:value-type="float">
            <text:p>1.13316873834879</text:p>
          </table:table-cell>
          <table:table-cell office:value-type="float" office:value="5.75956498361242" calcext:value-type="float">
            <text:p>5.75956498361242</text:p>
          </table:table-cell>
          <table:table-cell office:value-type="float" office:value="7.54503242753482" calcext:value-type="float">
            <text:p>7.54503242753482</text:p>
          </table:table-cell>
          <table:table-cell office:value-type="float" office:value="40.6488429204873" calcext:value-type="float">
            <text:p>40.64884292048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41946321080923" calcext:value-type="float">
            <text:p>4.41946321080923</text:p>
          </table:table-cell>
          <table:table-cell office:value-type="float" office:value="-0.954967572465177" calcext:value-type="float">
            <text:p>-0.9549675724651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34773226146306" calcext:value-type="float">
            <text:p>0.073477322614631</text:p>
          </table:table-cell>
          <table:table-cell office:value-type="float" office:value="-2.38237363217384" calcext:value-type="float">
            <text:p>-2.38237363217384</text:p>
          </table:table-cell>
          <table:table-cell office:value-type="float" office:value="8.87012741173807" calcext:value-type="float">
            <text:p>8.87012741173807</text:p>
          </table:table-cell>
          <table:table-cell office:value-type="float" office:value="9.84563497086652" calcext:value-type="float">
            <text:p>9.84563497086652</text:p>
          </table:table-cell>
          <table:table-cell office:value-type="float" office:value="32.0149870191007" calcext:value-type="float">
            <text:p>32.01498701910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38777254911245" calcext:value-type="float">
            <text:p>2.38777254911245</text:p>
          </table:table-cell>
          <table:table-cell office:value-type="float" office:value="1.34563497086652" calcext:value-type="float">
            <text:p>1.34563497086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8791362765673" calcext:value-type="float">
            <text:p>2.88791362765673</text:p>
          </table:table-cell>
          <table:table-cell office:value-type="float" office:value="-5.18472959683709" calcext:value-type="float">
            <text:p>-5.18472959683709</text:p>
          </table:table-cell>
          <table:table-cell office:value-type="float" office:value="11.2034106588943" calcext:value-type="float">
            <text:p>11.2034106588943</text:p>
          </table:table-cell>
          <table:table-cell office:value-type="float" office:value="11.2407727830087" calcext:value-type="float">
            <text:p>11.2407727830087</text:p>
          </table:table-cell>
          <table:table-cell office:value-type="float" office:value="20.7451614585534" calcext:value-type="float">
            <text:p>20.74516145855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5247747176426" calcext:value-type="float">
            <text:p>13.5247747176426</text:p>
          </table:table-cell>
          <table:table-cell office:value-type="float" office:value="2.74077278300872" calcext:value-type="float">
            <text:p>2.74077278300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53354266831579" calcext:value-type="float">
            <text:p>-6.53354266831579</text:p>
          </table:table-cell>
          <table:table-cell office:value-type="float" office:value="3.60761231372887" calcext:value-type="float">
            <text:p>3.60761231372887</text:p>
          </table:table-cell>
          <table:table-cell office:value-type="float" office:value="3.98131146432376" calcext:value-type="float">
            <text:p>3.98131146432376</text:p>
          </table:table-cell>
          <table:table-cell office:value-type="float" office:value="7.15915902042902" calcext:value-type="float">
            <text:p>7.15915902042902</text:p>
          </table:table-cell>
          <table:table-cell office:value-type="float" office:value="59.0601010278501" calcext:value-type="float">
            <text:p>59.06010102785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.0795674849741" calcext:value-type="float">
            <text:p>39.0795674849741</text:p>
          </table:table-cell>
          <table:table-cell office:value-type="float" office:value="-1.34084097957098" calcext:value-type="float">
            <text:p>-1.34084097957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10357904405566" calcext:value-type="float">
            <text:p>-5.10357904405566</text:p>
          </table:table-cell>
          <table:table-cell office:value-type="float" office:value="-4.69585202878775" calcext:value-type="float">
            <text:p>-4.69585202878775</text:p>
          </table:table-cell>
          <table:table-cell office:value-type="float" office:value="12.0464485361304" calcext:value-type="float">
            <text:p>12.0464485361304</text:p>
          </table:table-cell>
          <table:table-cell office:value-type="float" office:value="14.7476415508156" calcext:value-type="float">
            <text:p>14.7476415508156</text:p>
          </table:table-cell>
          <table:table-cell office:value-type="float" office:value="60.2137472490661" calcext:value-type="float">
            <text:p>60.21374724906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.7423710877118" calcext:value-type="float">
            <text:p>30.7423710877118</text:p>
          </table:table-cell>
          <table:table-cell office:value-type="float" office:value="6.24764155081558" calcext:value-type="float">
            <text:p>6.24764155081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30142196606385" calcext:value-type="float">
            <text:p>-2.30142196606385</text:p>
          </table:table-cell>
          <table:table-cell office:value-type="float" office:value="-4.73027970804258" calcext:value-type="float">
            <text:p>-4.73027970804258</text:p>
          </table:table-cell>
          <table:table-cell office:value-type="float" office:value="11.6138500357199" calcext:value-type="float">
            <text:p>11.6138500357199</text:p>
          </table:table-cell>
          <table:table-cell office:value-type="float" office:value="13.3809906910745" calcext:value-type="float">
            <text:p>13.3809906910745</text:p>
          </table:table-cell>
          <table:table-cell office:value-type="float" office:value="46.2373895383618" calcext:value-type="float">
            <text:p>46.23738953836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.0268227739238" calcext:value-type="float">
            <text:p>10.0268227739238</text:p>
          </table:table-cell>
          <table:table-cell office:value-type="float" office:value="4.8809906910745" calcext:value-type="float">
            <text:p>4.8809906910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1309137879249" calcext:value-type="float">
            <text:p>-1.61309137879249</text:p>
          </table:table-cell>
          <table:table-cell office:value-type="float" office:value="0.620578504238705" calcext:value-type="float">
            <text:p>0.620578504238705</text:p>
          </table:table-cell>
          <table:table-cell office:value-type="float" office:value="6.14827005889338" calcext:value-type="float">
            <text:p>6.14827005889338</text:p>
          </table:table-cell>
          <table:table-cell office:value-type="float" office:value="7.68596718515754" calcext:value-type="float">
            <text:p>7.68596718515754</text:p>
          </table:table-cell>
          <table:table-cell office:value-type="float" office:value="37.4448783897237" calcext:value-type="float">
            <text:p>37.44487838972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98148529209594" calcext:value-type="float">
            <text:p>1.98148529209594</text:p>
          </table:table-cell>
          <table:table-cell office:value-type="float" office:value="-0.814032814842462" calcext:value-type="float">
            <text:p>-0.814032814842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96993376925657" calcext:value-type="float">
            <text:p>-2.96993376925657</text:p>
          </table:table-cell>
          <table:table-cell office:value-type="float" office:value="-5.9948651781823" calcext:value-type="float">
            <text:p>-5.9948651781823</text:p>
          </table:table-cell>
          <table:table-cell office:value-type="float" office:value="12.9898541397251" calcext:value-type="float">
            <text:p>12.9898541397251</text:p>
          </table:table-cell>
          <table:table-cell office:value-type="float" office:value="14.9798320628106" calcext:value-type="float">
            <text:p>14.9798320628106</text:p>
          </table:table-cell>
          <table:table-cell office:value-type="float" office:value="50.8445340244651" calcext:value-type="float">
            <text:p>50.84453402446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.8153717719528" calcext:value-type="float">
            <text:p>14.8153717719528</text:p>
          </table:table-cell>
          <table:table-cell office:value-type="float" office:value="6.47983206281058" calcext:value-type="float">
            <text:p>6.47983206281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04245324097793" calcext:value-type="float">
            <text:p>0.404245324097793</text:p>
          </table:table-cell>
          <table:table-cell office:value-type="float" office:value="-1.60579533854635" calcext:value-type="float">
            <text:p>-1.60579533854635</text:p>
          </table:table-cell>
          <table:table-cell office:value-type="float" office:value="8.03842111786339" calcext:value-type="float">
            <text:p>8.03842111786339</text:p>
          </table:table-cell>
          <table:table-cell office:value-type="float" office:value="8.90367267649746" calcext:value-type="float">
            <text:p>8.90367267649746</text:p>
          </table:table-cell>
          <table:table-cell office:value-type="float" office:value="29.5845687180574" calcext:value-type="float">
            <text:p>29.584568718057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76920962060128" calcext:value-type="float">
            <text:p>1.76920962060128</text:p>
          </table:table-cell>
          <table:table-cell office:value-type="float" office:value="0.403672676497457" calcext:value-type="float">
            <text:p>0.4036726764974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1175008240799" calcext:value-type="float">
            <text:p>0.281175008240799</text:p>
          </table:table-cell>
          <table:table-cell office:value-type="float" office:value="-5.16531839164942" calcext:value-type="float">
            <text:p>-5.16531839164942</text:p>
          </table:table-cell>
          <table:table-cell office:value-type="float" office:value="11.618455890276" calcext:value-type="float">
            <text:p>11.618455890276</text:p>
          </table:table-cell>
          <table:table-cell office:value-type="float" office:value="12.524730887529" calcext:value-type="float">
            <text:p>12.524730887529</text:p>
          </table:table-cell>
          <table:table-cell office:value-type="float" office:value="33.7594433504454" calcext:value-type="float">
            <text:p>33.75944335044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.24437777690863" calcext:value-type="float">
            <text:p>5.24437777690863</text:p>
          </table:table-cell>
          <table:table-cell office:value-type="float" office:value="4.02473088752902" calcext:value-type="float">
            <text:p>4.024730887529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994720417243" calcext:value-type="float">
            <text:p>-2.4994720417243</text:p>
          </table:table-cell>
          <table:table-cell office:value-type="float" office:value="-2.40359448500494" calcext:value-type="float">
            <text:p>-2.40359448500494</text:p>
          </table:table-cell>
          <table:table-cell office:value-type="float" office:value="9.32017315862566" calcext:value-type="float">
            <text:p>9.32017315862566</text:p>
          </table:table-cell>
          <table:table-cell office:value-type="float" office:value="11.1533305058671" calcext:value-type="float">
            <text:p>11.1533305058671</text:p>
          </table:table-cell>
          <table:table-cell office:value-type="float" office:value="44.9009546936264" calcext:value-type="float">
            <text:p>44.900954693626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.65095497236638" calcext:value-type="float">
            <text:p>8.65095497236638</text:p>
          </table:table-cell>
          <table:table-cell office:value-type="float" office:value="2.65333050586709" calcext:value-type="float">
            <text:p>2.65333050586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55603534932543" calcext:value-type="float">
            <text:p>-2.55603534932543</text:p>
          </table:table-cell>
          <table:table-cell office:value-type="float" office:value="-4.4232117179375" calcext:value-type="float">
            <text:p>-4.4232117179375</text:p>
          </table:table-cell>
          <table:table-cell office:value-type="float" office:value="11.3492176094917" calcext:value-type="float">
            <text:p>11.3492176094917</text:p>
          </table:table-cell>
          <table:table-cell office:value-type="float" office:value="13.2012293926002" calcext:value-type="float">
            <text:p>13.2012293926002</text:p>
          </table:table-cell>
          <table:table-cell office:value-type="float" office:value="47.2033884645646" calcext:value-type="float">
            <text:p>47.203388464564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.9565284249387" calcext:value-type="float">
            <text:p>10.9565284249387</text:p>
          </table:table-cell>
          <table:table-cell office:value-type="float" office:value="4.70122939260021" calcext:value-type="float">
            <text:p>4.7012293926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7725631581171" calcext:value-type="float">
            <text:p>2.37725631581171</text:p>
          </table:table-cell>
          <table:table-cell office:value-type="float" office:value="1.43400222987363" calcext:value-type="float">
            <text:p>1.43400222987363</text:p>
          </table:table-cell>
          <table:table-cell office:value-type="float" office:value="4.66978838415776" calcext:value-type="float">
            <text:p>4.66978838415776</text:p>
          </table:table-cell>
          <table:table-cell office:value-type="float" office:value="4.87736961222052" calcext:value-type="float">
            <text:p>4.87736961222052</text:p>
          </table:table-cell>
          <table:table-cell office:value-type="float" office:value="16.6797161910678" calcext:value-type="float">
            <text:p>16.67971619106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.21734536119302" calcext:value-type="float">
            <text:p>4.21734536119302</text:p>
          </table:table-cell>
          <table:table-cell office:value-type="float" office:value="-3.62263038777948" calcext:value-type="float">
            <text:p>-3.622630387779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0973272551352" calcext:value-type="float">
            <text:p>2.80973272551352</text:p>
          </table:table-cell>
          <table:table-cell office:value-type="float" office:value="2.17949326240553" calcext:value-type="float">
            <text:p>2.17949326240553</text:p>
          </table:table-cell>
          <table:table-cell office:value-type="float" office:value="3.85221795000888" calcext:value-type="float">
            <text:p>3.85221795000888</text:p>
          </table:table-cell>
          <table:table-cell office:value-type="float" office:value="3.91564037483771" calcext:value-type="float">
            <text:p>3.91564037483771</text:p>
          </table:table-cell>
          <table:table-cell office:value-type="float" office:value="13.7718431100269" calcext:value-type="float">
            <text:p>13.771843110026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.71510472641612" calcext:value-type="float">
            <text:p>5.71510472641612</text:p>
          </table:table-cell>
          <table:table-cell office:value-type="float" office:value="-4.58435962516229" calcext:value-type="float">
            <text:p>-4.584359625162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4811191887979" calcext:value-type="float">
            <text:p>2.84811191887979</text:p>
          </table:table-cell>
          <table:table-cell office:value-type="float" office:value="-1.57823165821696" calcext:value-type="float">
            <text:p>-1.57823165821696</text:p>
          </table:table-cell>
          <table:table-cell office:value-type="float" office:value="7.60354633840366" calcext:value-type="float">
            <text:p>7.60354633840366</text:p>
          </table:table-cell>
          <table:table-cell office:value-type="float" office:value="7.65417569877707" calcext:value-type="float">
            <text:p>7.65417569877707</text:p>
          </table:table-cell>
          <table:table-cell office:value-type="float" office:value="17.337672063818" calcext:value-type="float">
            <text:p>17.3376720638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.68997316068207" calcext:value-type="float">
            <text:p>9.68997316068207</text:p>
          </table:table-cell>
          <table:table-cell office:value-type="float" office:value="-0.845824301222934" calcext:value-type="float">
            <text:p>-0.8458243012229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522360040967" calcext:value-type="float">
            <text:p>0.64522360040967</text:p>
          </table:table-cell>
          <table:table-cell office:value-type="float" office:value="0.550943416319921" calcext:value-type="float">
            <text:p>0.550943416319921</text:p>
          </table:table-cell>
          <table:table-cell office:value-type="float" office:value="5.84151931694513" calcext:value-type="float">
            <text:p>5.84151931694513</text:p>
          </table:table-cell>
          <table:table-cell office:value-type="float" office:value="6.62644478347524" calcext:value-type="float">
            <text:p>6.62644478347524</text:p>
          </table:table-cell>
          <table:table-cell office:value-type="float" office:value="26.2229385816317" calcext:value-type="float">
            <text:p>26.22293858163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-0.134629921794303" calcext:value-type="float">
            <text:p>-0.134629921794303</text:p>
          </table:table-cell>
          <table:table-cell office:value-type="float" office:value="-1.87355521652476" calcext:value-type="float">
            <text:p>-1.873555216524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1671819396348" calcext:value-type="float">
            <text:p>2.81671819396348</text:p>
          </table:table-cell>
          <table:table-cell office:value-type="float" office:value="2.19536068695773" calcext:value-type="float">
            <text:p>2.19536068695773</text:p>
          </table:table-cell>
          <table:table-cell office:value-type="float" office:value="3.83518628071502" calcext:value-type="float">
            <text:p>3.83518628071502</text:p>
          </table:table-cell>
          <table:table-cell office:value-type="float" office:value="3.89628021606053" calcext:value-type="float">
            <text:p>3.89628021606053</text:p>
          </table:table-cell>
          <table:table-cell office:value-type="float" office:value="13.7210483432249" calcext:value-type="float">
            <text:p>13.721048343224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.73854069724715" calcext:value-type="float">
            <text:p>5.73854069724715</text:p>
          </table:table-cell>
          <table:table-cell office:value-type="float" office:value="-4.60371978393947" calcext:value-type="float">
            <text:p>-4.60371978393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12535467746455" calcext:value-type="float">
            <text:p>-5.12535467746455</text:p>
          </table:table-cell>
          <table:table-cell office:value-type="float" office:value="-2.45168345680639" calcext:value-type="float">
            <text:p>-2.45168345680639</text:p>
          </table:table-cell>
          <table:table-cell office:value-type="float" office:value="9.80590923638381" calcext:value-type="float">
            <text:p>9.80590923638381</text:p>
          </table:table-cell>
          <table:table-cell office:value-type="float" office:value="12.5143607955387" calcext:value-type="float">
            <text:p>12.5143607955387</text:p>
          </table:table-cell>
          <table:table-cell office:value-type="float" office:value="58.0784568441291" calcext:value-type="float">
            <text:p>58.078456844129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8.7209440266141" calcext:value-type="float">
            <text:p>28.7209440266141</text:p>
          </table:table-cell>
          <table:table-cell office:value-type="float" office:value="4.01436079553866" calcext:value-type="float">
            <text:p>4.0143607955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4897927878753" calcext:value-type="float">
            <text:p>-5.34897927878753</text:p>
          </table:table-cell>
          <table:table-cell office:value-type="float" office:value="-1.46162057089889" calcext:value-type="float">
            <text:p>-1.46162057089889</text:p>
          </table:table-cell>
          <table:table-cell office:value-type="float" office:value="8.85311711736348" calcext:value-type="float">
            <text:p>8.85311711736348</text:p>
          </table:table-cell>
          <table:table-cell office:value-type="float" office:value="11.6361102102927" calcext:value-type="float">
            <text:p>11.6361102102927</text:p>
          </table:table-cell>
          <table:table-cell office:value-type="float" office:value="58.2065169648366" calcext:value-type="float">
            <text:p>58.206516964836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0.0731998957973" calcext:value-type="float">
            <text:p>30.0731998957973</text:p>
          </table:table-cell>
          <table:table-cell office:value-type="float" office:value="3.13611021029266" calcext:value-type="float">
            <text:p>3.136110210292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64845195698344" calcext:value-type="float">
            <text:p>-3.64845195698344</text:p>
          </table:table-cell>
          <table:table-cell office:value-type="float" office:value="-2.48656811852804" calcext:value-type="float">
            <text:p>-2.48656811852804</text:p>
          </table:table-cell>
          <table:table-cell office:value-type="float" office:value="9.59464344469195" calcext:value-type="float">
            <text:p>9.59464344469195</text:p>
          </table:table-cell>
          <table:table-cell office:value-type="float" office:value="11.8107940970198" calcext:value-type="float">
            <text:p>11.8107940970198</text:p>
          </table:table-cell>
          <table:table-cell office:value-type="float" office:value="50.7288279034453" calcext:value-type="float">
            <text:p>50.728827903445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.7977698009444" calcext:value-type="float">
            <text:p>15.7977698009444</text:p>
          </table:table-cell>
          <table:table-cell office:value-type="float" office:value="3.31079409701977" calcext:value-type="float">
            <text:p>3.31079409701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32242113304289" calcext:value-type="float">
            <text:p>-3.32242113304289</text:p>
          </table:table-cell>
          <table:table-cell office:value-type="float" office:value="-4.11952664569577" calcext:value-type="float">
            <text:p>-4.11952664569577</text:p>
          </table:table-cell>
          <table:table-cell office:value-type="float" office:value="11.1732635012029" calcext:value-type="float">
            <text:p>11.1732635012029</text:p>
          </table:table-cell>
          <table:table-cell office:value-type="float" office:value="13.2807372122172" calcext:value-type="float">
            <text:p>13.2807372122172</text:p>
          </table:table-cell>
          <table:table-cell office:value-type="float" office:value="50.7316323109102" calcext:value-type="float">
            <text:p>50.73163231091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.1580088309858" calcext:value-type="float">
            <text:p>15.1580088309858</text:p>
          </table:table-cell>
          <table:table-cell office:value-type="float" office:value="4.78073721221722" calcext:value-type="float">
            <text:p>4.78073721221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85454233762164" calcext:value-type="float">
            <text:p>-3.85454233762164</text:p>
          </table:table-cell>
          <table:table-cell office:value-type="float" office:value="-2.81784413509716" calcext:value-type="float">
            <text:p>-2.81784413509716</text:p>
          </table:table-cell>
          <table:table-cell office:value-type="float" office:value="9.9602678580341" calcext:value-type="float">
            <text:p>9.9602678580341</text:p>
          </table:table-cell>
          <table:table-cell office:value-type="float" office:value="12.245115303908" calcext:value-type="float">
            <text:p>12.245115303908</text:p>
          </table:table-cell>
          <table:table-cell office:value-type="float" office:value="52.0905558232054" calcext:value-type="float">
            <text:p>52.09055582320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.6753407676149" calcext:value-type="float">
            <text:p>17.6753407676149</text:p>
          </table:table-cell>
          <table:table-cell office:value-type="float" office:value="3.74511530390798" calcext:value-type="float">
            <text:p>3.74511530390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94403353729366" calcext:value-type="float">
            <text:p>-6.94403353729366</text:p>
          </table:table-cell>
          <table:table-cell office:value-type="float" office:value="-1.7677639238975" calcext:value-type="float">
            <text:p>-1.7677639238975</text:p>
          </table:table-cell>
          <table:table-cell office:value-type="float" office:value="9.42510284677978" calcext:value-type="float">
            <text:p>9.42510284677978</text:p>
          </table:table-cell>
          <table:table-cell office:value-type="float" office:value="12.7397806925443" calcext:value-type="float">
            <text:p>12.7397806925443</text:p>
          </table:table-cell>
          <table:table-cell office:value-type="float" office:value="66.4879316103658" calcext:value-type="float">
            <text:p>66.48793161036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9.9873656909566" calcext:value-type="float">
            <text:p>49.9873656909566</text:p>
          </table:table-cell>
          <table:table-cell office:value-type="float" office:value="4.23978069254433" calcext:value-type="float">
            <text:p>4.239780692544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8384401465185" calcext:value-type="float">
            <text:p>3.78384401465185</text:p>
          </table:table-cell>
          <table:table-cell office:value-type="float" office:value="3.25648966137413" calcext:value-type="float">
            <text:p>3.25648966137413</text:p>
          </table:table-cell>
          <table:table-cell office:value-type="float" office:value="2.61286966951723" calcext:value-type="float">
            <text:p>2.61286966951723</text:p>
          </table:table-cell>
          <table:table-cell office:value-type="float" office:value="2.35158833129995" calcext:value-type="float">
            <text:p>2.35158833129995</text:p>
          </table:table-cell>
          <table:table-cell office:value-type="float" office:value="7.82429026536663" calcext:value-type="float">
            <text:p>7.824290265366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.0609858658425" calcext:value-type="float">
            <text:p>11.0609858658425</text:p>
          </table:table-cell>
          <table:table-cell office:value-type="float" office:value="-6.14841166870005" calcext:value-type="float">
            <text:p>-6.1484116687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47658758639969" calcext:value-type="float">
            <text:p>-5.47658758639969</text:p>
          </table:table-cell>
          <table:table-cell office:value-type="float" office:value="-3.46521490953451" calcext:value-type="float">
            <text:p>-3.46521490953451</text:p>
          </table:table-cell>
          <table:table-cell office:value-type="float" office:value="10.8779795072678" calcext:value-type="float">
            <text:p>10.8779795072678</text:p>
          </table:table-cell>
          <table:table-cell office:value-type="float" office:value="13.7035087027344" calcext:value-type="float">
            <text:p>13.7035087027344</text:p>
          </table:table-cell>
          <table:table-cell office:value-type="float" office:value="60.848152841533" calcext:value-type="float">
            <text:p>60.8481528415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.4582265010417" calcext:value-type="float">
            <text:p>33.4582265010417</text:p>
          </table:table-cell>
          <table:table-cell office:value-type="float" office:value="5.20350870273435" calcext:value-type="float">
            <text:p>5.203508702734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66403996698933" calcext:value-type="float">
            <text:p>-2.66403996698933</text:p>
          </table:table-cell>
          <table:table-cell office:value-type="float" office:value="-2.90652261819043" calcext:value-type="float">
            <text:p>-2.90652261819043</text:p>
          </table:table-cell>
          <table:table-cell office:value-type="float" office:value="9.85052927935532" calcext:value-type="float">
            <text:p>9.85052927935532</text:p>
          </table:table-cell>
          <table:table-cell office:value-type="float" office:value="11.7385426016851" calcext:value-type="float">
            <text:p>11.7385426016851</text:p>
          </table:table-cell>
          <table:table-cell office:value-type="float" office:value="46.2267224531371" calcext:value-type="float">
            <text:p>46.226722453137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003631563907" calcext:value-type="float">
            <text:p>10.003631563907</text:p>
          </table:table-cell>
          <table:table-cell office:value-type="float" office:value="3.2385426016851" calcext:value-type="float">
            <text:p>3.2385426016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9381027044101" calcext:value-type="float">
            <text:p>-1.19381027044101</text:p>
          </table:table-cell>
          <table:table-cell office:value-type="float" office:value="-5.19763958479571" calcext:value-type="float">
            <text:p>-5.19763958479571</text:p>
          </table:table-cell>
          <table:table-cell office:value-type="float" office:value="11.8966079632025" calcext:value-type="float">
            <text:p>11.8966079632025</text:p>
          </table:table-cell>
          <table:table-cell office:value-type="float" office:value="13.2945447200162" calcext:value-type="float">
            <text:p>13.2945447200162</text:p>
          </table:table-cell>
          <table:table-cell office:value-type="float" office:value="41.1666909370008" calcext:value-type="float">
            <text:p>41.166690937000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62282254660616" calcext:value-type="float">
            <text:p>6.62282254660616</text:p>
          </table:table-cell>
          <table:table-cell office:value-type="float" office:value="4.79454472001622" calcext:value-type="float">
            <text:p>4.79454472001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52872675300623" calcext:value-type="float">
            <text:p>-6.52872675300623</text:p>
          </table:table-cell>
          <table:table-cell office:value-type="float" office:value="-6.19972618351049" calcext:value-type="float">
            <text:p>-6.19972618351049</text:p>
          </table:table-cell>
          <table:table-cell office:value-type="float" office:value="13.7878473090115" calcext:value-type="float">
            <text:p>13.7878473090115</text:p>
          </table:table-cell>
          <table:table-cell office:value-type="float" office:value="16.9640895600136" calcext:value-type="float">
            <text:p>16.9640895600136</text:p>
          </table:table-cell>
          <table:table-cell office:value-type="float" office:value="68.8433599485417" calcext:value-type="float">
            <text:p>68.84335994854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.8239991989298" calcext:value-type="float">
            <text:p>48.8239991989298</text:p>
          </table:table-cell>
          <table:table-cell office:value-type="float" office:value="8.46408956001361" calcext:value-type="float">
            <text:p>8.464089560013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9229246215631" calcext:value-type="float">
            <text:p>-1.9229246215631</text:p>
          </table:table-cell>
          <table:table-cell office:value-type="float" office:value="3.86347213305753" calcext:value-type="float">
            <text:p>3.86347213305753</text:p>
          </table:table-cell>
          <table:table-cell office:value-type="float" office:value="2.95701530386965" calcext:value-type="float">
            <text:p>2.95701530386965</text:p>
          </table:table-cell>
          <table:table-cell office:value-type="float" office:value="4.59799017772402" calcext:value-type="float">
            <text:p>4.59799017772402</text:p>
          </table:table-cell>
          <table:table-cell office:value-type="float" office:value="35.751150974758" calcext:value-type="float">
            <text:p>35.75115097475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0.16583303284393" calcext:value-type="float">
            <text:p>-0.16583303284393</text:p>
          </table:table-cell>
          <table:table-cell office:value-type="float" office:value="-3.90200982227598" calcext:value-type="float">
            <text:p>-3.902009822275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512401861902" calcext:value-type="float">
            <text:p>3.2512401861902</text:p>
          </table:table-cell>
          <table:table-cell office:value-type="float" office:value="-4.18477043709563" calcext:value-type="float">
            <text:p>-4.18477043709563</text:p>
          </table:table-cell>
          <table:table-cell office:value-type="float" office:value="10.1428970727306" calcext:value-type="float">
            <text:p>10.1428970727306</text:p>
          </table:table-cell>
          <table:table-cell office:value-type="float" office:value="10.0591503440005" calcext:value-type="float">
            <text:p>10.0591503440005</text:p>
          </table:table-cell>
          <table:table-cell office:value-type="float" office:value="17.9285695061446" calcext:value-type="float">
            <text:p>17.928569506144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.7553331853937" calcext:value-type="float">
            <text:p>14.7553331853937</text:p>
          </table:table-cell>
          <table:table-cell office:value-type="float" office:value="1.55915034400052" calcext:value-type="float">
            <text:p>1.55915034400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9365795545165" calcext:value-type="float">
            <text:p>-1.19365795545165</text:p>
          </table:table-cell>
          <table:table-cell office:value-type="float" office:value="-5.12262846170534" calcext:value-type="float">
            <text:p>-5.12262846170534</text:p>
          </table:table-cell>
          <table:table-cell office:value-type="float" office:value="11.8215714542806" calcext:value-type="float">
            <text:p>11.8215714542806</text:p>
          </table:table-cell>
          <table:table-cell office:value-type="float" office:value="13.2194574394312" calcext:value-type="float">
            <text:p>13.2194574394312</text:p>
          </table:table-cell>
          <table:table-cell office:value-type="float" office:value="41.0909182389636" calcext:value-type="float">
            <text:p>41.090918238963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.54744777631836" calcext:value-type="float">
            <text:p>6.54744777631836</text:p>
          </table:table-cell>
          <table:table-cell office:value-type="float" office:value="4.71945743943117" calcext:value-type="float">
            <text:p>4.71945743943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1683797802262" calcext:value-type="float">
            <text:p>-1.61683797802262</text:p>
          </table:table-cell>
          <table:table-cell office:value-type="float" office:value="-1.81205461433827" calcext:value-type="float">
            <text:p>-1.81205461433827</text:p>
          </table:table-cell>
          <table:table-cell office:value-type="float" office:value="8.58152761067537" calcext:value-type="float">
            <text:p>8.58152761067537</text:p>
          </table:table-cell>
          <table:table-cell office:value-type="float" office:value="10.1204736033496" calcext:value-type="float">
            <text:p>10.1204736033496</text:p>
          </table:table-cell>
          <table:table-cell office:value-type="float" office:value="39.8962445044514" calcext:value-type="float">
            <text:p>39.89624450445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.42621966151455" calcext:value-type="float">
            <text:p>4.42621966151455</text:p>
          </table:table-cell>
          <table:table-cell office:value-type="float" office:value="1.62047360334958" calcext:value-type="float">
            <text:p>1.62047360334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1159906238484" calcext:value-type="float">
            <text:p>1.71159906238484</text:p>
          </table:table-cell>
          <table:table-cell office:value-type="float" office:value="-2.61712616596381" calcext:value-type="float">
            <text:p>-2.61712616596381</text:p>
          </table:table-cell>
          <table:table-cell office:value-type="float" office:value="8.83185965556633" calcext:value-type="float">
            <text:p>8.83185965556633</text:p>
          </table:table-cell>
          <table:table-cell office:value-type="float" office:value="9.26132663477139" calcext:value-type="float">
            <text:p>9.26132663477139</text:p>
          </table:table-cell>
          <table:table-cell office:value-type="float" office:value="24.0591308540396" calcext:value-type="float">
            <text:p>24.059130854039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.54669751632048" calcext:value-type="float">
            <text:p>5.54669751632048</text:p>
          </table:table-cell>
          <table:table-cell office:value-type="float" office:value="0.761326634771385" calcext:value-type="float">
            <text:p>0.7613266347713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11510750560317" calcext:value-type="float">
            <text:p>-0.511510750560317</text:p>
          </table:table-cell>
          <table:table-cell office:value-type="float" office:value="-4.47568798217448" calcext:value-type="float">
            <text:p>-4.47568798217448</text:p>
          </table:table-cell>
          <table:table-cell office:value-type="float" office:value="11.0609397739345" calcext:value-type="float">
            <text:p>11.0609397739345</text:p>
          </table:table-cell>
          <table:table-cell office:value-type="float" office:value="12.2314433574546" calcext:value-type="float">
            <text:p>12.2314433574546</text:p>
          </table:table-cell>
          <table:table-cell office:value-type="float" office:value="37.0332417349761" calcext:value-type="float">
            <text:p>37.033241734976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.73733123011326" calcext:value-type="float">
            <text:p>4.73733123011326</text:p>
          </table:table-cell>
          <table:table-cell office:value-type="float" office:value="3.73144335745464" calcext:value-type="float">
            <text:p>3.73144335745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09544593185986" calcext:value-type="float">
            <text:p>-2.09544593185986</text:p>
          </table:table-cell>
          <table:table-cell office:value-type="float" office:value="-3.85015527116158" calcext:value-type="float">
            <text:p>-3.85015527116158</text:p>
          </table:table-cell>
          <table:table-cell office:value-type="float" office:value="10.6993962598049" calcext:value-type="float">
            <text:p>10.6993962598049</text:p>
          </table:table-cell>
          <table:table-cell office:value-type="float" office:value="12.3978782370915" calcext:value-type="float">
            <text:p>12.3978782370915</text:p>
          </table:table-cell>
          <table:table-cell office:value-type="float" office:value="44.3273849304609" calcext:value-type="float">
            <text:p>44.327384930460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.24104892450961" calcext:value-type="float">
            <text:p>8.24104892450961</text:p>
          </table:table-cell>
          <table:table-cell office:value-type="float" office:value="3.89787823709151" calcext:value-type="float">
            <text:p>3.89787823709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04548536391269" calcext:value-type="float">
            <text:p>-0.804548536391269</text:p>
          </table:table-cell>
          <table:table-cell office:value-type="float" office:value="-0.0281059041924525" calcext:value-type="float">
            <text:p>-0.028105904192453</text:p>
          </table:table-cell>
          <table:table-cell office:value-type="float" office:value="6.66219732692433" calcext:value-type="float">
            <text:p>6.66219732692433</text:p>
          </table:table-cell>
          <table:table-cell office:value-type="float" office:value="7.93038017238809" calcext:value-type="float">
            <text:p>7.93038017238809</text:p>
          </table:table-cell>
          <table:table-cell office:value-type="float" office:value="34.0508485861488" calcext:value-type="float">
            <text:p>34.050848586148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675404251601785" calcext:value-type="float">
            <text:p>0.675404251601785</text:p>
          </table:table-cell>
          <table:table-cell office:value-type="float" office:value="-0.569619827611913" calcext:value-type="float">
            <text:p>-0.5696198276119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43599110067657" calcext:value-type="float">
            <text:p>-5.43599110067657</text:p>
          </table:table-cell>
          <table:table-cell office:value-type="float" office:value="0.395026176601922" calcext:value-type="float">
            <text:p>0.395026176601922</text:p>
          </table:table-cell>
          <table:table-cell office:value-type="float" office:value="7.01097234017751" calcext:value-type="float">
            <text:p>7.01097234017751</text:p>
          </table:table-cell>
          <table:table-cell office:value-type="float" office:value="9.82296937373636" calcext:value-type="float">
            <text:p>9.82296937373636</text:p>
          </table:table-cell>
          <table:table-cell office:value-type="float" office:value="56.7849293267809" calcext:value-type="float">
            <text:p>56.784929326780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9.1549730700329" calcext:value-type="float">
            <text:p>29.1549730700329</text:p>
          </table:table-cell>
          <table:table-cell office:value-type="float" office:value="1.32296937373636" calcext:value-type="float">
            <text:p>1.322969373736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2985743387433" calcext:value-type="float">
            <text:p>0.702985743387433</text:p>
          </table:table-cell>
          <table:table-cell office:value-type="float" office:value="-5.36721599718001" calcext:value-type="float">
            <text:p>-5.36721599718001</text:p>
          </table:table-cell>
          <table:table-cell office:value-type="float" office:value="11.7500517066154" calcext:value-type="float">
            <text:p>11.7500517066154</text:p>
          </table:table-cell>
          <table:table-cell office:value-type="float" office:value="12.5157231254863" calcext:value-type="float">
            <text:p>12.5157231254863</text:p>
          </table:table-cell>
          <table:table-cell office:value-type="float" office:value="31.8522872802428" calcext:value-type="float">
            <text:p>31.852287280242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.86140495258599" calcext:value-type="float">
            <text:p>5.86140495258599</text:p>
          </table:table-cell>
          <table:table-cell office:value-type="float" office:value="4.01572312548629" calcext:value-type="float">
            <text:p>4.015723125486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954339999315445" calcext:value-type="float">
            <text:p>-0.954339999315445</text:p>
          </table:table-cell>
          <table:table-cell office:value-type="float" office:value="1.65165126158032" calcext:value-type="float">
            <text:p>1.65165126158032</text:p>
          </table:table-cell>
          <table:table-cell office:value-type="float" office:value="5.00740540497226" calcext:value-type="float">
            <text:p>5.00740540497226</text:p>
          </table:table-cell>
          <table:table-cell office:value-type="float" office:value="6.3255187380774" calcext:value-type="float">
            <text:p>6.3255187380774</text:p>
          </table:table-cell>
          <table:table-cell office:value-type="float" office:value="33.1200487349969" calcext:value-type="float">
            <text:p>33.120048734996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-0.740886427286916" calcext:value-type="float">
            <text:p>-0.740886427286916</text:p>
          </table:table-cell>
          <table:table-cell office:value-type="float" office:value="-2.1744812619226" calcext:value-type="float">
            <text:p>-2.1744812619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98131367157285" calcext:value-type="float">
            <text:p>-0.98131367157285</text:p>
          </table:table-cell>
          <table:table-cell office:value-type="float" office:value="-5.67116481716145" calcext:value-type="float">
            <text:p>-5.67116481716145</text:p>
          </table:table-cell>
          <table:table-cell office:value-type="float" office:value="12.3347170957569" calcext:value-type="float">
            <text:p>12.3347170957569</text:p>
          </table:table-cell>
          <table:table-cell office:value-type="float" office:value="13.6618216529479" calcext:value-type="float">
            <text:p>13.6618216529479</text:p>
          </table:table-cell>
          <table:table-cell office:value-type="float" office:value="40.5777331750257" calcext:value-type="float">
            <text:p>40.577733175025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.63414133917724" calcext:value-type="float">
            <text:p>6.63414133917724</text:p>
          </table:table-cell>
          <table:table-cell office:value-type="float" office:value="5.16182165294788" calcext:value-type="float">
            <text:p>5.16182165294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9908818733739" calcext:value-type="float">
            <text:p>-1.9908818733739</text:p>
          </table:table-cell>
          <table:table-cell office:value-type="float" office:value="1.21658622603328" calcext:value-type="float">
            <text:p>1.21658622603328</text:p>
          </table:table-cell>
          <table:table-cell office:value-type="float" office:value="5.61522741952903" calcext:value-type="float">
            <text:p>5.61522741952903</text:p>
          </table:table-cell>
          <table:table-cell office:value-type="float" office:value="7.27885471065367" calcext:value-type="float">
            <text:p>7.27885471065367</text:p>
          </table:table-cell>
          <table:table-cell office:value-type="float" office:value="38.7378231408362" calcext:value-type="float">
            <text:p>38.737823140836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74702440769547" calcext:value-type="float">
            <text:p>2.74702440769547</text:p>
          </table:table-cell>
          <table:table-cell office:value-type="float" office:value="-1.22114528934633" calcext:value-type="float">
            <text:p>-1.221145289346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68060628123702" calcext:value-type="float">
            <text:p>-2.68060628123702</text:p>
          </table:table-cell>
          <table:table-cell office:value-type="float" office:value="-6.45740986802049" calcext:value-type="float">
            <text:p>-6.45740986802049</text:p>
          </table:table-cell>
          <table:table-cell office:value-type="float" office:value="13.40417758156" calcext:value-type="float">
            <text:p>13.40417758156</text:p>
          </table:table-cell>
          <table:table-cell office:value-type="float" office:value="15.297713008639" calcext:value-type="float">
            <text:p>15.297713008639</text:p>
          </table:table-cell>
          <table:table-cell office:value-type="float" office:value="49.8604412742056" calcext:value-type="float">
            <text:p>49.86044127420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.6430599030279" calcext:value-type="float">
            <text:p>13.6430599030279</text:p>
          </table:table-cell>
          <table:table-cell office:value-type="float" office:value="6.797713008639" calcext:value-type="float">
            <text:p>6.797713008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2439688743676" calcext:value-type="float">
            <text:p>1.92439688743676</text:p>
          </table:table-cell>
          <table:table-cell office:value-type="float" office:value="-0.437211686421532" calcext:value-type="float">
            <text:p>-0.437211686421532</text:p>
          </table:table-cell>
          <table:table-cell office:value-type="float" office:value="6.61647887184874" calcext:value-type="float">
            <text:p>6.61647887184874</text:p>
          </table:table-cell>
          <table:table-cell office:value-type="float" office:value="6.97501324270315" calcext:value-type="float">
            <text:p>6.97501324270315</text:p>
          </table:table-cell>
          <table:table-cell office:value-type="float" office:value="20.8152272492377" calcext:value-type="float">
            <text:p>20.815227249237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14051506679782" calcext:value-type="float">
            <text:p>4.14051506679782</text:p>
          </table:table-cell>
          <table:table-cell office:value-type="float" office:value="-1.52498675729685" calcext:value-type="float">
            <text:p>-1.52498675729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30453119156418" calcext:value-type="float">
            <text:p>-2.30453119156418</text:p>
          </table:table-cell>
          <table:table-cell office:value-type="float" office:value="1.37933125434457" calcext:value-type="float">
            <text:p>1.37933125434457</text:p>
          </table:table-cell>
          <table:table-cell office:value-type="float" office:value="5.50475727758279" calcext:value-type="float">
            <text:p>5.50475727758279</text:p>
          </table:table-cell>
          <table:table-cell office:value-type="float" office:value="7.27293434143752" calcext:value-type="float">
            <text:p>7.27293434143752</text:p>
          </table:table-cell>
          <table:table-cell office:value-type="float" office:value="40.1433247034764" calcext:value-type="float">
            <text:p>40.14332470347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.93153275854767" calcext:value-type="float">
            <text:p>3.93153275854767</text:p>
          </table:table-cell>
          <table:table-cell office:value-type="float" office:value="-1.22706565856248" calcext:value-type="float">
            <text:p>-1.22706565856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68578799902274" calcext:value-type="float">
            <text:p>0.268578799902274</text:p>
          </table:table-cell>
          <table:table-cell office:value-type="float" office:value="-2.05503021965285" calcext:value-type="float">
            <text:p>-2.05503021965285</text:p>
          </table:table-cell>
          <table:table-cell office:value-type="float" office:value="8.51026708633581" calcext:value-type="float">
            <text:p>8.51026708633581</text:p>
          </table:table-cell>
          <table:table-cell office:value-type="float" office:value="9.42074081970172" calcext:value-type="float">
            <text:p>9.42074081970172</text:p>
          </table:table-cell>
          <table:table-cell office:value-type="float" office:value="30.7121362201415" calcext:value-type="float">
            <text:p>30.71213622014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.1271647914098" calcext:value-type="float">
            <text:p>2.1271647914098</text:p>
          </table:table-cell>
          <table:table-cell office:value-type="float" office:value="0.920740819701716" calcext:value-type="float">
            <text:p>0.920740819701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8473892707982" calcext:value-type="float">
            <text:p>-2.8473892707982</text:p>
          </table:table-cell>
          <table:table-cell office:value-type="float" office:value="1.82404251176329" calcext:value-type="float">
            <text:p>1.82404251176329</text:p>
          </table:table-cell>
          <table:table-cell office:value-type="float" office:value="5.15052236670307" calcext:value-type="float">
            <text:p>5.15052236670307</text:p>
          </table:table-cell>
          <table:table-cell office:value-type="float" office:value="7.09965212363581" calcext:value-type="float">
            <text:p>7.09965212363581</text:p>
          </table:table-cell>
          <table:table-cell office:value-type="float" office:value="42.4129038422277" calcext:value-type="float">
            <text:p>42.412903842227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28358314769341" calcext:value-type="float">
            <text:p>6.28358314769341</text:p>
          </table:table-cell>
          <table:table-cell office:value-type="float" office:value="-1.40034787636419" calcext:value-type="float">
            <text:p>-1.400347876364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35981930121362" calcext:value-type="float">
            <text:p>-3.35981930121362</text:p>
          </table:table-cell>
          <table:table-cell office:value-type="float" office:value="-4.54672716924494" calcext:value-type="float">
            <text:p>-4.54672716924494</text:p>
          </table:table-cell>
          <table:table-cell office:value-type="float" office:value="11.6066970527805" calcext:value-type="float">
            <text:p>11.6066970527805</text:p>
          </table:table-cell>
          <table:table-cell office:value-type="float" office:value="13.7266368198518" calcext:value-type="float">
            <text:p>13.7266368198518</text:p>
          </table:table-cell>
          <table:table-cell office:value-type="float" office:value="51.3458236753131" calcext:value-type="float">
            <text:p>51.34582367531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.8351129060525" calcext:value-type="float">
            <text:p>15.8351129060525</text:p>
          </table:table-cell>
          <table:table-cell office:value-type="float" office:value="5.22663681985175" calcext:value-type="float">
            <text:p>5.22663681985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37150419834652" calcext:value-type="float">
            <text:p>-1.37150419834652</text:p>
          </table:table-cell>
          <table:table-cell office:value-type="float" office:value="-2.20683202964557" calcext:value-type="float">
            <text:p>-2.20683202964557</text:p>
          </table:table-cell>
          <table:table-cell office:value-type="float" office:value="8.93541606270333" calcext:value-type="float">
            <text:p>8.93541606270333</text:p>
          </table:table-cell>
          <table:table-cell office:value-type="float" office:value="10.3925841288188" calcext:value-type="float">
            <text:p>10.3925841288188</text:p>
          </table:table-cell>
          <table:table-cell office:value-type="float" office:value="39.0643530213782" calcext:value-type="float">
            <text:p>39.064353021378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.08785579572771" calcext:value-type="float">
            <text:p>4.08785579572771</text:p>
          </table:table-cell>
          <table:table-cell office:value-type="float" office:value="1.89258412881883" calcext:value-type="float">
            <text:p>1.892584128818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905054079387768" calcext:value-type="float">
            <text:p>-0.905054079387768</text:p>
          </table:table-cell>
          <table:table-cell office:value-type="float" office:value="-0.289545712949367" calcext:value-type="float">
            <text:p>-0.289545712949367</text:p>
          </table:table-cell>
          <table:table-cell office:value-type="float" office:value="6.940388059514" calcext:value-type="float">
            <text:p>6.940388059514</text:p>
          </table:table-cell>
          <table:table-cell office:value-type="float" office:value="8.24207275264325" calcext:value-type="float">
            <text:p>8.24207275264325</text:p>
          </table:table-cell>
          <table:table-cell office:value-type="float" office:value="34.8148161098882" calcext:value-type="float">
            <text:p>34.814816109888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.10866859956581" calcext:value-type="float">
            <text:p>1.10866859956581</text:p>
          </table:table-cell>
          <table:table-cell office:value-type="float" office:value="-0.257927247356748" calcext:value-type="float">
            <text:p>-0.257927247356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5815114970969" calcext:value-type="float">
            <text:p>2.95815114970969</text:p>
          </table:table-cell>
          <table:table-cell office:value-type="float" office:value="3.871047562437" calcext:value-type="float">
            <text:p>3.871047562437</text:p>
          </table:table-cell>
          <table:table-cell office:value-type="float" office:value="2.13592724594472" calcext:value-type="float">
            <text:p>2.13592724594472</text:p>
          </table:table-cell>
          <table:table-cell office:value-type="float" office:value="2.14987686270816" calcext:value-type="float">
            <text:p>2.14987686270816</text:p>
          </table:table-cell>
          <table:table-cell office:value-type="float" office:value="11.3381966890146" calcext:value-type="float">
            <text:p>11.33819668901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.87961066209174" calcext:value-type="float">
            <text:p>4.87961066209174</text:p>
          </table:table-cell>
          <table:table-cell office:value-type="float" office:value="-6.35012313729184" calcext:value-type="float">
            <text:p>-6.35012313729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5843418216844" calcext:value-type="float">
            <text:p>3.25843418216844</text:p>
          </table:table-cell>
          <table:table-cell office:value-type="float" office:value="-6.58878623009242" calcext:value-type="float">
            <text:p>-6.58878623009242</text:p>
          </table:table-cell>
          <table:table-cell office:value-type="float" office:value="12.5457138663977" calcext:value-type="float">
            <text:p>12.5457138663977</text:p>
          </table:table-cell>
          <table:table-cell office:value-type="float" office:value="12.4595691390082" calcext:value-type="float">
            <text:p>12.4595691390082</text:p>
          </table:table-cell>
          <table:table-cell office:value-type="float" office:value="20.2966153192502" calcext:value-type="float">
            <text:p>20.296615319250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.2061795496162" calcext:value-type="float">
            <text:p>17.2061795496162</text:p>
          </table:table-cell>
          <table:table-cell office:value-type="float" office:value="3.9595691390082" calcext:value-type="float">
            <text:p>3.9595691390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9750667653865" calcext:value-type="float">
            <text:p>2.89750667653865</text:p>
          </table:table-cell>
          <table:table-cell office:value-type="float" office:value="-5.80638144956253" calcext:value-type="float">
            <text:p>-5.80638144956253</text:p>
          </table:table-cell>
          <table:table-cell office:value-type="float" office:value="11.8234636701394" calcext:value-type="float">
            <text:p>11.8234636701394</text:p>
          </table:table-cell>
          <table:table-cell office:value-type="float" office:value="11.8576281112932" calcext:value-type="float">
            <text:p>11.8576281112932</text:p>
          </table:table-cell>
          <table:table-cell office:value-type="float" office:value="21.3188480668693" calcext:value-type="float">
            <text:p>21.318848066869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.2019263901486" calcext:value-type="float">
            <text:p>14.2019263901486</text:p>
          </table:table-cell>
          <table:table-cell office:value-type="float" office:value="3.35762811129321" calcext:value-type="float">
            <text:p>3.357628111293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7928380414268" calcext:value-type="float">
            <text:p>-6.7928380414268</text:p>
          </table:table-cell>
          <table:table-cell office:value-type="float" office:value="-1.87668335379711" calcext:value-type="float">
            <text:p>-1.87668335379711</text:p>
          </table:table-cell>
          <table:table-cell office:value-type="float" office:value="9.50882302736824" calcext:value-type="float">
            <text:p>9.50882302736824</text:p>
          </table:table-cell>
          <table:table-cell office:value-type="float" office:value="12.7731023745105" calcext:value-type="float">
            <text:p>12.7731023745105</text:p>
          </table:table-cell>
          <table:table-cell office:value-type="float" office:value="65.8408735609311" calcext:value-type="float">
            <text:p>65.84087356093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8.0193320108522" calcext:value-type="float">
            <text:p>48.0193320108522</text:p>
          </table:table-cell>
          <table:table-cell office:value-type="float" office:value="4.27310237451051" calcext:value-type="float">
            <text:p>4.27310237451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63202963907867" calcext:value-type="float">
            <text:p>-0.863202963907867</text:p>
          </table:table-cell>
          <table:table-cell office:value-type="float" office:value="0.53908045465332" calcext:value-type="float">
            <text:p>0.53908045465332</text:p>
          </table:table-cell>
          <table:table-cell office:value-type="float" office:value="6.10478670599799" calcext:value-type="float">
            <text:p>6.10478670599799</text:p>
          </table:table-cell>
          <table:table-cell office:value-type="float" office:value="7.39252102730061" calcext:value-type="float">
            <text:p>7.39252102730061</text:p>
          </table:table-cell>
          <table:table-cell office:value-type="float" office:value="33.776934364886" calcext:value-type="float">
            <text:p>33.77693436488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206038902246006" calcext:value-type="float">
            <text:p>0.206038902246006</text:p>
          </table:table-cell>
          <table:table-cell office:value-type="float" office:value="-1.10747897269939" calcext:value-type="float">
            <text:p>-1.107478972699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3871997626934" calcext:value-type="float">
            <text:p>-1.13871997626934</text:p>
          </table:table-cell>
          <table:table-cell office:value-type="float" office:value="-5.47220829848499" calcext:value-type="float">
            <text:p>-5.47220829848499</text:p>
          </table:table-cell>
          <table:table-cell office:value-type="float" office:value="12.1619949611965" calcext:value-type="float">
            <text:p>12.1619949611965</text:p>
          </table:table-cell>
          <table:table-cell office:value-type="float" office:value="13.5415682866197" calcext:value-type="float">
            <text:p>13.5415682866197</text:p>
          </table:table-cell>
          <table:table-cell office:value-type="float" office:value="41.1658081798317" calcext:value-type="float">
            <text:p>41.16580817983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.76889148283983" calcext:value-type="float">
            <text:p>6.76889148283983</text:p>
          </table:table-cell>
          <table:table-cell office:value-type="float" office:value="5.04156828661966" calcext:value-type="float">
            <text:p>5.04156828661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925499417127957" calcext:value-type="float">
            <text:p>-0.925499417127957</text:p>
          </table:table-cell>
          <table:table-cell office:value-type="float" office:value="-4.55057319937367" calcext:value-type="float">
            <text:p>-4.55057319937367</text:p>
          </table:table-cell>
          <table:table-cell office:value-type="float" office:value="11.2048231022283" calcext:value-type="float">
            <text:p>11.2048231022283</text:p>
          </table:table-cell>
          <table:table-cell office:value-type="float" office:value="12.5133229079376" calcext:value-type="float">
            <text:p>12.5133229079376</text:p>
          </table:table-cell>
          <table:table-cell office:value-type="float" office:value="39.1780702850135" calcext:value-type="float">
            <text:p>39.178070285013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.40712237047786" calcext:value-type="float">
            <text:p>5.40712237047786</text:p>
          </table:table-cell>
          <table:table-cell office:value-type="float" office:value="4.01332290793765" calcext:value-type="float">
            <text:p>4.01332290793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057108397786" calcext:value-type="float">
            <text:p>2.8057108397786</text:p>
          </table:table-cell>
          <table:table-cell office:value-type="float" office:value="1.82169925112224" calcext:value-type="float">
            <text:p>1.82169925112224</text:p>
          </table:table-cell>
          <table:table-cell office:value-type="float" office:value="4.21068227558132" calcext:value-type="float">
            <text:p>4.21068227558132</text:p>
          </table:table-cell>
          <table:table-cell office:value-type="float" office:value="4.27544532898846" calcext:value-type="float">
            <text:p>4.27544532898846</text:p>
          </table:table-cell>
          <table:table-cell office:value-type="float" office:value="14.1497465499847" calcext:value-type="float">
            <text:p>14.149746549984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.0503140653289" calcext:value-type="float">
            <text:p>6.0503140653289</text:p>
          </table:table-cell>
          <table:table-cell office:value-type="float" office:value="-4.22455467101154" calcext:value-type="float">
            <text:p>-4.224554671011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76555789683325" calcext:value-type="float">
            <text:p>-3.76555789683325</text:p>
          </table:table-cell>
          <table:table-cell office:value-type="float" office:value="1.97271178258367" calcext:value-type="float">
            <text:p>1.97271178258367</text:p>
          </table:table-cell>
          <table:table-cell office:value-type="float" office:value="5.15488120022187" calcext:value-type="float">
            <text:p>5.15488120022187</text:p>
          </table:table-cell>
          <table:table-cell office:value-type="float" office:value="7.41006716583296" calcext:value-type="float">
            <text:p>7.41006716583296</text:p>
          </table:table-cell>
          <table:table-cell office:value-type="float" office:value="46.8550777015826" calcext:value-type="float">
            <text:p>46.85507770158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.2067144918195" calcext:value-type="float">
            <text:p>12.2067144918195</text:p>
          </table:table-cell>
          <table:table-cell office:value-type="float" office:value="-1.08993283416704" calcext:value-type="float">
            <text:p>-1.089932834167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3297707522618" calcext:value-type="float">
            <text:p>-2.43297707522618</text:p>
          </table:table-cell>
          <table:table-cell office:value-type="float" office:value="-2.58209379519384" calcext:value-type="float">
            <text:p>-2.58209379519384</text:p>
          </table:table-cell>
          <table:table-cell office:value-type="float" office:value="9.4875899743982" calcext:value-type="float">
            <text:p>9.4875899743982</text:p>
          </table:table-cell>
          <table:table-cell office:value-type="float" office:value="11.2985823328069" calcext:value-type="float">
            <text:p>11.2985823328069</text:p>
          </table:table-cell>
          <table:table-cell office:value-type="float" office:value="44.7469791713248" calcext:value-type="float">
            <text:p>44.746979171324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.50147124376999" calcext:value-type="float">
            <text:p>8.50147124376999</text:p>
          </table:table-cell>
          <table:table-cell office:value-type="float" office:value="2.79858233280693" calcext:value-type="float">
            <text:p>2.798582332806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69327780267672" calcext:value-type="float">
            <text:p>-3.69327780267672</text:p>
          </table:table-cell>
          <table:table-cell office:value-type="float" office:value="-2.32765577415489" calcext:value-type="float">
            <text:p>-2.32765577415489</text:p>
          </table:table-cell>
          <table:table-cell office:value-type="float" office:value="9.44320207460101" calcext:value-type="float">
            <text:p>9.44320207460101</text:p>
          </table:table-cell>
          <table:table-cell office:value-type="float" office:value="11.6742946754933" calcext:value-type="float">
            <text:p>11.6742946754933</text:p>
          </table:table-cell>
          <table:table-cell office:value-type="float" office:value="50.7940447875385" calcext:value-type="float">
            <text:p>50.794044787538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.9679567018994" calcext:value-type="float">
            <text:p>15.9679567018994</text:p>
          </table:table-cell>
          <table:table-cell office:value-type="float" office:value="3.17429467549325" calcext:value-type="float">
            <text:p>3.174294675493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99258113646538" calcext:value-type="float">
            <text:p>-0.399258113646538</text:p>
          </table:table-cell>
          <table:table-cell office:value-type="float" office:value="-2.26977241677985" calcext:value-type="float">
            <text:p>-2.26977241677985</text:p>
          </table:table-cell>
          <table:table-cell office:value-type="float" office:value="8.83631543572094" calcext:value-type="float">
            <text:p>8.83631543572094</text:p>
          </table:table-cell>
          <table:table-cell office:value-type="float" office:value="9.96940147360312" calcext:value-type="float">
            <text:p>9.96940147360312</text:p>
          </table:table-cell>
          <table:table-cell office:value-type="float" office:value="34.2660629850125" calcext:value-type="float">
            <text:p>34.26606298501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42917945809244" calcext:value-type="float">
            <text:p>2.42917945809244</text:p>
          </table:table-cell>
          <table:table-cell office:value-type="float" office:value="1.46940147360312" calcext:value-type="float">
            <text:p>1.46940147360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61764792016534" calcext:value-type="float">
            <text:p>-6.61764792016534</text:p>
          </table:table-cell>
          <table:table-cell office:value-type="float" office:value="0.912196514745288" calcext:value-type="float">
            <text:p>0.912196514745288</text:p>
          </table:table-cell>
          <table:table-cell office:value-type="float" office:value="6.69074480528227" calcext:value-type="float">
            <text:p>6.69074480528227</text:p>
          </table:table-cell>
          <table:table-cell office:value-type="float" office:value="9.89662744533739" calcext:value-type="float">
            <text:p>9.89662744533739</text:p>
          </table:table-cell>
          <table:table-cell office:value-type="float" office:value="62.1760430860814" calcext:value-type="float">
            <text:p>62.17604308608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.8810674805234" calcext:value-type="float">
            <text:p>42.8810674805234</text:p>
          </table:table-cell>
          <table:table-cell office:value-type="float" office:value="1.39662744533738" calcext:value-type="float">
            <text:p>1.396627445337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81681521485318" calcext:value-type="float">
            <text:p>-6.81681521485318</text:p>
          </table:table-cell>
          <table:table-cell office:value-type="float" office:value="-6.40466693988245" calcext:value-type="float">
            <text:p>-6.40466693988245</text:p>
          </table:table-cell>
          <table:table-cell office:value-type="float" office:value="14.0408028090246" calcext:value-type="float">
            <text:p>14.0408028090246</text:p>
          </table:table-cell>
          <table:table-cell office:value-type="float" office:value="17.313074547309" calcext:value-type="float">
            <text:p>17.313074547309</text:p>
          </table:table-cell>
          <table:table-cell office:value-type="float" office:value="70.4887430141484" calcext:value-type="float">
            <text:p>70.48874301414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.8736366133363" calcext:value-type="float">
            <text:p>52.8736366133363</text:p>
          </table:table-cell>
          <table:table-cell office:value-type="float" office:value="8.81307454730904" calcext:value-type="float">
            <text:p>8.813074547309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05928180431181" calcext:value-type="float">
            <text:p>-4.05928180431181</text:p>
          </table:table-cell>
          <table:table-cell office:value-type="float" office:value="-6.88122201321135" calcext:value-type="float">
            <text:p>-6.88122201321135</text:p>
          </table:table-cell>
          <table:table-cell office:value-type="float" office:value="14.0577689805967" calcext:value-type="float">
            <text:p>14.0577689805967</text:p>
          </table:table-cell>
          <table:table-cell office:value-type="float" office:value="16.4108629153673" calcext:value-type="float">
            <text:p>16.4108629153673</text:p>
          </table:table-cell>
          <table:table-cell office:value-type="float" office:value="57.1776310347704" calcext:value-type="float">
            <text:p>57.17763103477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.3589907800283" calcext:value-type="float">
            <text:p>23.3589907800283</text:p>
          </table:table-cell>
          <table:table-cell office:value-type="float" office:value="7.91086291536726" calcext:value-type="float">
            <text:p>7.910862915367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71636089911544" calcext:value-type="float">
            <text:p>-3.71636089911544</text:p>
          </table:table-cell>
          <table:table-cell office:value-type="float" office:value="-1.09239582464343" calcext:value-type="float">
            <text:p>-1.09239582464343</text:p>
          </table:table-cell>
          <table:table-cell office:value-type="float" office:value="8.21178930782934" calcext:value-type="float">
            <text:p>8.21178930782934</text:p>
          </table:table-cell>
          <table:table-cell office:value-type="float" office:value="10.4505762742012" calcext:value-type="float">
            <text:p>10.4505762742012</text:p>
          </table:table-cell>
          <table:table-cell office:value-type="float" office:value="49.6742003202206" calcext:value-type="float">
            <text:p>49.674200320220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.9037341571176" calcext:value-type="float">
            <text:p>14.9037341571176</text:p>
          </table:table-cell>
          <table:table-cell office:value-type="float" office:value="1.95057627420115" calcext:value-type="float">
            <text:p>1.95057627420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2835946592913" calcext:value-type="float">
            <text:p>0.152835946592913</text:p>
          </table:table-cell>
          <table:table-cell office:value-type="float" office:value="-6.57318591199472" calcext:value-type="float">
            <text:p>-6.57318591199472</text:p>
          </table:table-cell>
          <table:table-cell office:value-type="float" office:value="13.0477132542292" calcext:value-type="float">
            <text:p>13.0477132542292</text:p>
          </table:table-cell>
          <table:table-cell office:value-type="float" office:value="13.9967679386983" calcext:value-type="float">
            <text:p>13.9967679386983</text:p>
          </table:table-cell>
          <table:table-cell office:value-type="float" office:value="35.8090061790302" calcext:value-type="float">
            <text:p>35.809006179030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59654473856568" calcext:value-type="float">
            <text:p>6.59654473856568</text:p>
          </table:table-cell>
          <table:table-cell office:value-type="float" office:value="5.49676793869827" calcext:value-type="float">
            <text:p>5.496767938698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1797307863189" calcext:value-type="float">
            <text:p>3.51797307863189</text:p>
          </table:table-cell>
          <table:table-cell office:value-type="float" office:value="-0.845164609638662" calcext:value-type="float">
            <text:p>-0.845164609638662</text:p>
          </table:table-cell>
          <table:table-cell office:value-type="float" office:value="6.75883576320001" calcext:value-type="float">
            <text:p>6.75883576320001</text:p>
          </table:table-cell>
          <table:table-cell office:value-type="float" office:value="6.58617807032272" calcext:value-type="float">
            <text:p>6.58617807032272</text:p>
          </table:table-cell>
          <table:table-cell office:value-type="float" office:value="13.2552992164792" calcext:value-type="float">
            <text:p>13.255299216479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.2212991916174" calcext:value-type="float">
            <text:p>13.2212991916174</text:p>
          </table:table-cell>
          <table:table-cell office:value-type="float" office:value="-1.91382192967728" calcext:value-type="float">
            <text:p>-1.913821929677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31382379631395" calcext:value-type="float">
            <text:p>-3.31382379631395</text:p>
          </table:table-cell>
          <table:table-cell office:value-type="float" office:value="-2.38979090582987" calcext:value-type="float">
            <text:p>-2.38979090582987</text:p>
          </table:table-cell>
          <table:table-cell office:value-type="float" office:value="9.4420948718822" calcext:value-type="float">
            <text:p>9.4420948718822</text:p>
          </table:table-cell>
          <table:table-cell office:value-type="float" office:value="11.5467028039868" calcext:value-type="float">
            <text:p>11.5467028039868</text:p>
          </table:table-cell>
          <table:table-cell office:value-type="float" office:value="48.9589098873996" calcext:value-type="float">
            <text:p>48.9589098873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.3712190588465" calcext:value-type="float">
            <text:p>13.3712190588465</text:p>
          </table:table-cell>
          <table:table-cell office:value-type="float" office:value="3.04670280398685" calcext:value-type="float">
            <text:p>3.04670280398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32411981189047" calcext:value-type="float">
            <text:p>-4.32411981189047</text:p>
          </table:table-cell>
          <table:table-cell office:value-type="float" office:value="0.0346745396332366" calcext:value-type="float">
            <text:p>0.034674539633237</text:p>
          </table:table-cell>
          <table:table-cell office:value-type="float" office:value="7.18601209568184" calcext:value-type="float">
            <text:p>7.18601209568184</text:p>
          </table:table-cell>
          <table:table-cell office:value-type="float" office:value="9.627385366312" calcext:value-type="float">
            <text:p>9.627385366312</text:p>
          </table:table-cell>
          <table:table-cell office:value-type="float" office:value="51.5859245198191" calcext:value-type="float">
            <text:p>51.585924519819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.6633376079504" calcext:value-type="float">
            <text:p>18.6633376079504</text:p>
          </table:table-cell>
          <table:table-cell office:value-type="float" office:value="1.127385366312" calcext:value-type="float">
            <text:p>1.127385366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950897611219" calcext:value-type="float">
            <text:p>-1.0950897611219</text:p>
          </table:table-cell>
          <table:table-cell office:value-type="float" office:value="-1.12922893310764" calcext:value-type="float">
            <text:p>-1.12922893310764</text:p>
          </table:table-cell>
          <table:table-cell office:value-type="float" office:value="7.81174389329462" calcext:value-type="float">
            <text:p>7.81174389329462</text:p>
          </table:table-cell>
          <table:table-cell office:value-type="float" office:value="9.17677381366858" calcext:value-type="float">
            <text:p>9.17677381366858</text:p>
          </table:table-cell>
          <table:table-cell office:value-type="float" office:value="36.6046777387171" calcext:value-type="float">
            <text:p>36.604677738717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.32845051802165" calcext:value-type="float">
            <text:p>2.32845051802165</text:p>
          </table:table-cell>
          <table:table-cell office:value-type="float" office:value="0.676773813668583" calcext:value-type="float">
            <text:p>0.6767738136685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51601608239816" calcext:value-type="float">
            <text:p>-3.51601608239816</text:p>
          </table:table-cell>
          <table:table-cell office:value-type="float" office:value="-6.41796363689018" calcext:value-type="float">
            <text:p>-6.41796363689018</text:p>
          </table:table-cell>
          <table:table-cell office:value-type="float" office:value="13.5039663172899" calcext:value-type="float">
            <text:p>13.5039663172899</text:p>
          </table:table-cell>
          <table:table-cell office:value-type="float" office:value="15.6759716780893" calcext:value-type="float">
            <text:p>15.6759716780893</text:p>
          </table:table-cell>
          <table:table-cell office:value-type="float" office:value="53.998044048881" calcext:value-type="float">
            <text:p>53.99804404888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.7803327285727" calcext:value-type="float">
            <text:p>18.7803327285727</text:p>
          </table:table-cell>
          <table:table-cell office:value-type="float" office:value="7.17597167808926" calcext:value-type="float">
            <text:p>7.175971678089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22037045165544" calcext:value-type="float">
            <text:p>-2.22037045165544</text:p>
          </table:table-cell>
          <table:table-cell office:value-type="float" office:value="3.17955545595614" calcext:value-type="float">
            <text:p>3.17955545595614</text:p>
          </table:table-cell>
          <table:table-cell office:value-type="float" office:value="3.69050628598643" calcext:value-type="float">
            <text:p>3.69050628598643</text:p>
          </table:table-cell>
          <table:table-cell office:value-type="float" office:value="5.43062976987158" calcext:value-type="float">
            <text:p>5.43062976987158</text:p>
          </table:table-cell>
          <table:table-cell office:value-type="float" office:value="37.9222968023211" calcext:value-type="float">
            <text:p>37.92229680232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.75048948662843" calcext:value-type="float">
            <text:p>1.75048948662843</text:p>
          </table:table-cell>
          <table:table-cell office:value-type="float" office:value="-3.06937023012842" calcext:value-type="float">
            <text:p>-3.069370230128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758341027997" calcext:value-type="float">
            <text:p>-1.6758341027997</text:p>
          </table:table-cell>
          <table:table-cell office:value-type="float" office:value="-1.94408126892201" calcext:value-type="float">
            <text:p>-1.94408126892201</text:p>
          </table:table-cell>
          <table:table-cell office:value-type="float" office:value="8.72338695272196" calcext:value-type="float">
            <text:p>8.72338695272196</text:p>
          </table:table-cell>
          <table:table-cell office:value-type="float" office:value="10.2819983203219" calcext:value-type="float">
            <text:p>10.2819983203219</text:p>
          </table:table-cell>
          <table:table-cell office:value-type="float" office:value="40.3232517829205" calcext:value-type="float">
            <text:p>40.323251782920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.75250120902848" calcext:value-type="float">
            <text:p>4.75250120902848</text:p>
          </table:table-cell>
          <table:table-cell office:value-type="float" office:value="1.78199832032186" calcext:value-type="float">
            <text:p>1.781998320321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06879352174555" calcext:value-type="float">
            <text:p>-3.06879352174555</text:p>
          </table:table-cell>
          <table:table-cell office:value-type="float" office:value="-1.5566298986276" calcext:value-type="float">
            <text:p>-1.5566298986276</text:p>
          </table:table-cell>
          <table:table-cell office:value-type="float" office:value="8.5680954855852" calcext:value-type="float">
            <text:p>8.5680954855852</text:p>
          </table:table-cell>
          <table:table-cell office:value-type="float" office:value="10.5910266595004" calcext:value-type="float">
            <text:p>10.5910266595004</text:p>
          </table:table-cell>
          <table:table-cell office:value-type="float" office:value="46.9005975073554" calcext:value-type="float">
            <text:p>46.900597507355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.9741235777351" calcext:value-type="float">
            <text:p>10.9741235777351</text:p>
          </table:table-cell>
          <table:table-cell office:value-type="float" office:value="2.09102665950038" calcext:value-type="float">
            <text:p>2.0910266595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51397612181783" calcext:value-type="float">
            <text:p>-3.51397612181783</text:p>
          </table:table-cell>
          <table:table-cell office:value-type="float" office:value="3.5667723425846" calcext:value-type="float">
            <text:p>3.5667723425846</text:p>
          </table:table-cell>
          <table:table-cell office:value-type="float" office:value="3.51889034438504" calcext:value-type="float">
            <text:p>3.51889034438504</text:p>
          </table:table-cell>
          <table:table-cell office:value-type="float" office:value="5.69021571832432" calcext:value-type="float">
            <text:p>5.69021571832432</text:p>
          </table:table-cell>
          <table:table-cell office:value-type="float" office:value="44.0031082665045" calcext:value-type="float">
            <text:p>44.003108266504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.78125584212125" calcext:value-type="float">
            <text:p>8.78125584212125</text:p>
          </table:table-cell>
          <table:table-cell office:value-type="float" office:value="-2.80978428167568" calcext:value-type="float">
            <text:p>-2.80978428167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68227528388298" calcext:value-type="float">
            <text:p>-4.68227528388298</text:p>
          </table:table-cell>
          <table:table-cell office:value-type="float" office:value="-1.44493469641205" calcext:value-type="float">
            <text:p>-1.44493469641205</text:p>
          </table:table-cell>
          <table:table-cell office:value-type="float" office:value="8.72531391039254" calcext:value-type="float">
            <text:p>8.72531391039254</text:p>
          </table:table-cell>
          <table:table-cell office:value-type="float" office:value="11.2860723383535" calcext:value-type="float">
            <text:p>11.2860723383535</text:p>
          </table:table-cell>
          <table:table-cell office:value-type="float" office:value="54.856311115827" calcext:value-type="float">
            <text:p>54.85631111582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.3686365304735" calcext:value-type="float">
            <text:p>23.3686365304735</text:p>
          </table:table-cell>
          <table:table-cell office:value-type="float" office:value="2.78607233835354" calcext:value-type="float">
            <text:p>2.786072338353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85901974454945" calcext:value-type="float">
            <text:p>-2.85901974454945</text:p>
          </table:table-cell>
          <table:table-cell office:value-type="float" office:value="3.60924313411061" calcext:value-type="float">
            <text:p>3.60924313411061</text:p>
          </table:table-cell>
          <table:table-cell office:value-type="float" office:value="3.36726015664764" calcext:value-type="float">
            <text:p>3.36726015664764</text:p>
          </table:table-cell>
          <table:table-cell office:value-type="float" office:value="5.32026673816412" calcext:value-type="float">
            <text:p>5.32026673816412</text:p>
          </table:table-cell>
          <table:table-cell office:value-type="float" office:value="40.6858555886367" calcext:value-type="float">
            <text:p>40.685855588636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564750765613" calcext:value-type="float">
            <text:p>4.564750765613</text:p>
          </table:table-cell>
          <table:table-cell office:value-type="float" office:value="-3.17973326183588" calcext:value-type="float">
            <text:p>-3.17973326183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61543852883036" calcext:value-type="float">
            <text:p>-6.61543852883036</text:p>
          </table:table-cell>
          <table:table-cell office:value-type="float" office:value="-4.61816690260756" calcext:value-type="float">
            <text:p>-4.61816690260756</text:p>
          </table:table-cell>
          <table:table-cell office:value-type="float" office:value="12.220739990746" calcext:value-type="float">
            <text:p>12.220739990746</text:p>
          </table:table-cell>
          <table:table-cell office:value-type="float" office:value="15.4258861670227" calcext:value-type="float">
            <text:p>15.4258861670227</text:p>
          </table:table-cell>
          <table:table-cell office:value-type="float" office:value="67.6953595467593" calcext:value-type="float">
            <text:p>67.695359546759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.3821938313407" calcext:value-type="float">
            <text:p>48.3821938313407</text:p>
          </table:table-cell>
          <table:table-cell office:value-type="float" office:value="6.92588616702274" calcext:value-type="float">
            <text:p>6.925886167022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50972058907424" calcext:value-type="float">
            <text:p>-1.50972058907424</text:p>
          </table:table-cell>
          <table:table-cell office:value-type="float" office:value="0.35827628861871" calcext:value-type="float">
            <text:p>0.35827628861871</text:p>
          </table:table-cell>
          <table:table-cell office:value-type="float" office:value="6.39334380956033" calcext:value-type="float">
            <text:p>6.39334380956033</text:p>
          </table:table-cell>
          <table:table-cell office:value-type="float" office:value="7.89658400591841" calcext:value-type="float">
            <text:p>7.89658400591841</text:p>
          </table:table-cell>
          <table:table-cell office:value-type="float" office:value="37.1903266567525" calcext:value-type="float">
            <text:p>37.190326656752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.92097996845595" calcext:value-type="float">
            <text:p>1.92097996845595</text:p>
          </table:table-cell>
          <table:table-cell office:value-type="float" office:value="-0.603415994081592" calcext:value-type="float">
            <text:p>-0.603415994081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7234017774052" calcext:value-type="float">
            <text:p>1.17234017774052</text:p>
          </table:table-cell>
          <table:table-cell office:value-type="float" office:value="-6.82082462898642" calcext:value-type="float">
            <text:p>-6.82082462898642</text:p>
          </table:table-cell>
          <table:table-cell office:value-type="float" office:value="13.125434599363" calcext:value-type="float">
            <text:p>13.125434599363</text:p>
          </table:table-cell>
          <table:table-cell office:value-type="float" office:value="13.7346545401162" calcext:value-type="float">
            <text:p>13.7346545401162</text:p>
          </table:table-cell>
          <table:table-cell office:value-type="float" office:value="30.9591237402838" calcext:value-type="float">
            <text:p>30.959123740283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19520612133111" calcext:value-type="float">
            <text:p>8.19520612133111</text:p>
          </table:table-cell>
          <table:table-cell office:value-type="float" office:value="5.23465454011616" calcext:value-type="float">
            <text:p>5.234654540116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29113306783236" calcext:value-type="float">
            <text:p>-1.29113306783236</text:p>
          </table:table-cell>
          <table:table-cell office:value-type="float" office:value="1.23793578499155" calcext:value-type="float">
            <text:p>1.23793578499155</text:p>
          </table:table-cell>
          <table:table-cell office:value-type="float" office:value="5.47725305964717" calcext:value-type="float">
            <text:p>5.47725305964717</text:p>
          </table:table-cell>
          <table:table-cell office:value-type="float" office:value="6.90763074892463" calcext:value-type="float">
            <text:p>6.90763074892463</text:p>
          </table:table-cell>
          <table:table-cell office:value-type="float" office:value="35.2177295541702" calcext:value-type="float">
            <text:p>35.21772955417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29088813858638" calcext:value-type="float">
            <text:p>0.429088813858638</text:p>
          </table:table-cell>
          <table:table-cell office:value-type="float" office:value="-1.59236925107537" calcext:value-type="float">
            <text:p>-1.59236925107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8845617601604" calcext:value-type="float">
            <text:p>3.38845617601604</text:p>
          </table:table-cell>
          <table:table-cell office:value-type="float" office:value="-2.22185314493063" calcext:value-type="float">
            <text:p>-2.22185314493063</text:p>
          </table:table-cell>
          <table:table-cell office:value-type="float" office:value="8.15711044892796" calcext:value-type="float">
            <text:p>8.15711044892796</text:p>
          </table:table-cell>
          <table:table-cell office:value-type="float" office:value="8.02762505692262" calcext:value-type="float">
            <text:p>8.02762505692262</text:p>
          </table:table-cell>
          <table:table-cell office:value-type="float" office:value="15.2795722648505" calcext:value-type="float">
            <text:p>15.279572264850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.7034884017118" calcext:value-type="float">
            <text:p>13.7034884017118</text:p>
          </table:table-cell>
          <table:table-cell office:value-type="float" office:value="-0.472374943077384" calcext:value-type="float">
            <text:p>-0.472374943077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9036854778347" calcext:value-type="float">
            <text:p>3.19036854778347</text:p>
          </table:table-cell>
          <table:table-cell office:value-type="float" office:value="-1.75919786036317" calcext:value-type="float">
            <text:p>-1.75919786036317</text:p>
          </table:table-cell>
          <table:table-cell office:value-type="float" office:value="7.72746976906592" calcext:value-type="float">
            <text:p>7.72746976906592</text:p>
          </table:table-cell>
          <table:table-cell office:value-type="float" office:value="7.66401358647143" calcext:value-type="float">
            <text:p>7.66401358647143</text:p>
          </table:table-cell>
          <table:table-cell office:value-type="float" office:value="15.8073551214458" calcext:value-type="float">
            <text:p>15.80735512144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.9376493310492" calcext:value-type="float">
            <text:p>11.9376493310492</text:p>
          </table:table-cell>
          <table:table-cell office:value-type="float" office:value="-0.835986413528566" calcext:value-type="float">
            <text:p>-0.835986413528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74106043831917" calcext:value-type="float">
            <text:p>-4.74106043831917</text:p>
          </table:table-cell>
          <table:table-cell office:value-type="float" office:value="0.0357918842884466" calcext:value-type="float">
            <text:p>0.035791884288447</text:p>
          </table:table-cell>
          <table:table-cell office:value-type="float" office:value="7.25438485543142" calcext:value-type="float">
            <text:p>7.25438485543142</text:p>
          </table:table-cell>
          <table:table-cell office:value-type="float" office:value="9.83473833487114" calcext:value-type="float">
            <text:p>9.83473833487114</text:p>
          </table:table-cell>
          <table:table-cell office:value-type="float" office:value="53.6695103073074" calcext:value-type="float">
            <text:p>53.669510307307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2.4418621955067" calcext:value-type="float">
            <text:p>22.4418621955067</text:p>
          </table:table-cell>
          <table:table-cell office:value-type="float" office:value="1.33473833487114" calcext:value-type="float">
            <text:p>1.33473833487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67762735174727" calcext:value-type="float">
            <text:p>-4.67762735174727</text:p>
          </table:table-cell>
          <table:table-cell office:value-type="float" office:value="1.56227408135497" calcext:value-type="float">
            <text:p>1.56227408135497</text:p>
          </table:table-cell>
          <table:table-cell office:value-type="float" office:value="5.71733047726958" calcext:value-type="float">
            <text:p>5.71733047726958</text:p>
          </table:table-cell>
          <table:table-cell office:value-type="float" office:value="8.27653959451867" calcext:value-type="float">
            <text:p>8.27653959451867</text:p>
          </table:table-cell>
          <table:table-cell office:value-type="float" office:value="51.8258626773814" calcext:value-type="float">
            <text:p>51.82586267738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.3179235604592" calcext:value-type="float">
            <text:p>20.3179235604592</text:p>
          </table:table-cell>
          <table:table-cell office:value-type="float" office:value="-0.223460405481332" calcext:value-type="float">
            <text:p>-0.2234604054813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7636747562137" calcext:value-type="float">
            <text:p>1.37636747562137</text:p>
          </table:table-cell>
          <table:table-cell office:value-type="float" office:value="0.0187005499591564" calcext:value-type="float">
            <text:p>0.018700549959156</text:p>
          </table:table-cell>
          <table:table-cell office:value-type="float" office:value="6.25190487077062" calcext:value-type="float">
            <text:p>6.25190487077062</text:p>
          </table:table-cell>
          <table:table-cell office:value-type="float" office:value="6.79311571223016" calcext:value-type="float">
            <text:p>6.79311571223016</text:p>
          </table:table-cell>
          <table:table-cell office:value-type="float" office:value="23.099462071934" calcext:value-type="float">
            <text:p>23.09946207193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87568687798919" calcext:value-type="float">
            <text:p>1.87568687798919</text:p>
          </table:table-cell>
          <table:table-cell office:value-type="float" office:value="-1.70688428776984" calcext:value-type="float">
            <text:p>-1.706884287769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60438436295407" calcext:value-type="float">
            <text:p>-3.60438436295407</text:p>
          </table:table-cell>
          <table:table-cell office:value-type="float" office:value="2.8281022748185" calcext:value-type="float">
            <text:p>2.8281022748185</text:p>
          </table:table-cell>
          <table:table-cell office:value-type="float" office:value="4.27262845234051" calcext:value-type="float">
            <text:p>4.27262845234051</text:p>
          </table:table-cell>
          <table:table-cell office:value-type="float" office:value="6.47408990665854" calcext:value-type="float">
            <text:p>6.47408990665854</text:p>
          </table:table-cell>
          <table:table-cell office:value-type="float" office:value="45.1938195399518" calcext:value-type="float">
            <text:p>45.19381953995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.1634843610893" calcext:value-type="float">
            <text:p>10.1634843610893</text:p>
          </table:table-cell>
          <table:table-cell office:value-type="float" office:value="-2.02591009334146" calcext:value-type="float">
            <text:p>-2.025910093341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2159484967802" calcext:value-type="float">
            <text:p>1.12159484967802</text:p>
          </table:table-cell>
          <table:table-cell office:value-type="float" office:value="-2.67735421366197" calcext:value-type="float">
            <text:p>-2.67735421366197</text:p>
          </table:table-cell>
          <table:table-cell office:value-type="float" office:value="8.99042173871564" calcext:value-type="float">
            <text:p>8.99042173871564</text:p>
          </table:table-cell>
          <table:table-cell office:value-type="float" office:value="9.61655678882297" calcext:value-type="float">
            <text:p>9.61655678882297</text:p>
          </table:table-cell>
          <table:table-cell office:value-type="float" office:value="27.0693799652719" calcext:value-type="float">
            <text:p>27.06937996527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.93532922048622" calcext:value-type="float">
            <text:p>3.93532922048622</text:p>
          </table:table-cell>
          <table:table-cell office:value-type="float" office:value="1.11655678882297" calcext:value-type="float">
            <text:p>1.116556788822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947000625110483" calcext:value-type="float">
            <text:p>-0.947000625110483</text:p>
          </table:table-cell>
          <table:table-cell office:value-type="float" office:value="-0.279414649609399" calcext:value-type="float">
            <text:p>-0.279414649609399</text:p>
          </table:table-cell>
          <table:table-cell office:value-type="float" office:value="6.93724808712781" calcext:value-type="float">
            <text:p>6.93724808712781</text:p>
          </table:table-cell>
          <table:table-cell office:value-type="float" office:value="8.25291496216464" calcext:value-type="float">
            <text:p>8.25291496216464</text:p>
          </table:table-cell>
          <table:table-cell office:value-type="float" office:value="35.0144177751618" calcext:value-type="float">
            <text:p>35.01441777516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17622483356904" calcext:value-type="float">
            <text:p>1.17622483356904</text:p>
          </table:table-cell>
          <table:table-cell office:value-type="float" office:value="-0.247085037835359" calcext:value-type="float">
            <text:p>-0.2470850378353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2453459901256" calcext:value-type="float">
            <text:p>-1.02453459901256</text:p>
          </table:table-cell>
          <table:table-cell office:value-type="float" office:value="3.2373369958048" calcext:value-type="float">
            <text:p>3.2373369958048</text:p>
          </table:table-cell>
          <table:table-cell office:value-type="float" office:value="3.43341877069729" calcext:value-type="float">
            <text:p>3.43341877069729</text:p>
          </table:table-cell>
          <table:table-cell office:value-type="float" office:value="4.77493030370148" calcext:value-type="float">
            <text:p>4.77493030370148</text:p>
          </table:table-cell>
          <table:table-cell office:value-type="float" office:value="31.885335999258" calcext:value-type="float">
            <text:p>31.8853359992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2.18766585123097" calcext:value-type="float">
            <text:p>-2.18766585123097</text:p>
          </table:table-cell>
          <table:table-cell office:value-type="float" office:value="-3.72506969629852" calcext:value-type="float">
            <text:p>-3.725069696298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56649955704146" calcext:value-type="float">
            <text:p>-0.756649955704146</text:p>
          </table:table-cell>
          <table:table-cell office:value-type="float" office:value="-2.10815333287188" calcext:value-type="float">
            <text:p>-2.10815333287188</text:p>
          </table:table-cell>
          <table:table-cell office:value-type="float" office:value="8.73426165882258" calcext:value-type="float">
            <text:p>8.73426165882258</text:p>
          </table:table-cell>
          <table:table-cell office:value-type="float" office:value="9.98647831072396" calcext:value-type="float">
            <text:p>9.98647831072396</text:p>
          </table:table-cell>
          <table:table-cell office:value-type="float" office:value="35.8914031113926" calcext:value-type="float">
            <text:p>35.891403111392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.68067248833897" calcext:value-type="float">
            <text:p>2.68067248833897</text:p>
          </table:table-cell>
          <table:table-cell office:value-type="float" office:value="1.48647831072396" calcext:value-type="float">
            <text:p>1.486478310723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2044786414209" calcext:value-type="float">
            <text:p>3.62044786414209</text:p>
          </table:table-cell>
          <table:table-cell office:value-type="float" office:value="-0.550753363822492" calcext:value-type="float">
            <text:p>-0.550753363822492</text:p>
          </table:table-cell>
          <table:table-cell office:value-type="float" office:value="6.44734538646548" calcext:value-type="float">
            <text:p>6.44734538646548</text:p>
          </table:table-cell>
          <table:table-cell office:value-type="float" office:value="6.24052943175145" calcext:value-type="float">
            <text:p>6.24052943175145</text:p>
          </table:table-cell>
          <table:table-cell office:value-type="float" office:value="12.448514043112" calcext:value-type="float">
            <text:p>12.4485140431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.6583961007935" calcext:value-type="float">
            <text:p>13.6583961007935</text:p>
          </table:table-cell>
          <table:table-cell office:value-type="float" office:value="-2.25947056824855" calcext:value-type="float">
            <text:p>-2.25947056824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0519430356424" calcext:value-type="float">
            <text:p>0.350519430356424</text:p>
          </table:table-cell>
          <table:table-cell office:value-type="float" office:value="0.279091704052907" calcext:value-type="float">
            <text:p>0.279091704052907</text:p>
          </table:table-cell>
          <table:table-cell office:value-type="float" office:value="6.16248839088769" calcext:value-type="float">
            <text:p>6.16248839088769</text:p>
          </table:table-cell>
          <table:table-cell office:value-type="float" office:value="7.04564858076888" calcext:value-type="float">
            <text:p>7.04564858076888</text:p>
          </table:table-cell>
          <table:table-cell office:value-type="float" office:value="27.968311144165" calcext:value-type="float">
            <text:p>27.96831114416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0.156227832995515" calcext:value-type="float">
            <text:p>-0.156227832995515</text:p>
          </table:table-cell>
          <table:table-cell office:value-type="float" office:value="-1.45435141923112" calcext:value-type="float">
            <text:p>-1.454351419231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4333907785728" calcext:value-type="float">
            <text:p>2.34333907785728</text:p>
          </table:table-cell>
          <table:table-cell office:value-type="float" office:value="2.41125495998824" calcext:value-type="float">
            <text:p>2.41125495998824</text:p>
          </table:table-cell>
          <table:table-cell office:value-type="float" office:value="3.69818852703554" calcext:value-type="float">
            <text:p>3.69818852703554</text:p>
          </table:table-cell>
          <table:table-cell office:value-type="float" office:value="3.91707550108312" calcext:value-type="float">
            <text:p>3.91707550108312</text:p>
          </table:table-cell>
          <table:table-cell office:value-type="float" office:value="15.8720496507253" calcext:value-type="float">
            <text:p>15.872049650725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.07998307382478" calcext:value-type="float">
            <text:p>3.07998307382478</text:p>
          </table:table-cell>
          <table:table-cell office:value-type="float" office:value="-4.58292449891689" calcext:value-type="float">
            <text:p>-4.58292449891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0281611141205" calcext:value-type="float">
            <text:p>-6.0281611141205</text:p>
          </table:table-cell>
          <table:table-cell office:value-type="float" office:value="-6.48164725244695" calcext:value-type="float">
            <text:p>-6.48164725244695</text:p>
          </table:table-cell>
          <table:table-cell office:value-type="float" office:value="13.986340771467" calcext:value-type="float">
            <text:p>13.986340771467</text:p>
          </table:table-cell>
          <table:table-cell office:value-type="float" office:value="16.9957278095072" calcext:value-type="float">
            <text:p>16.9957278095072</text:p>
          </table:table-cell>
          <table:table-cell office:value-type="float" office:value="66.6224528230495" calcext:value-type="float">
            <text:p>66.622452823049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.8203736702415" calcext:value-type="float">
            <text:p>42.8203736702415</text:p>
          </table:table-cell>
          <table:table-cell office:value-type="float" office:value="8.4957278095072" calcext:value-type="float">
            <text:p>8.49572780950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0475453633081" calcext:value-type="float">
            <text:p>0.680475453633081</text:p>
          </table:table-cell>
          <table:table-cell office:value-type="float" office:value="0.434779695887372" calcext:value-type="float">
            <text:p>0.434779695887372</text:p>
          </table:table-cell>
          <table:table-cell office:value-type="float" office:value="5.95180772850711" calcext:value-type="float">
            <text:p>5.95180772850711</text:p>
          </table:table-cell>
          <table:table-cell office:value-type="float" office:value="6.72498257729609" calcext:value-type="float">
            <text:p>6.72498257729609</text:p>
          </table:table-cell>
          <table:table-cell office:value-type="float" office:value="26.1628430359472" calcext:value-type="float">
            <text:p>26.162843035947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282671471097747" calcext:value-type="float">
            <text:p>0.028267147109775</text:p>
          </table:table-cell>
          <table:table-cell office:value-type="float" office:value="-1.77501742270391" calcext:value-type="float">
            <text:p>-1.775017422703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53261197342044" calcext:value-type="float">
            <text:p>-2.53261197342044</text:p>
          </table:table-cell>
          <table:table-cell office:value-type="float" office:value="1.74829914222493" calcext:value-type="float">
            <text:p>1.74829914222493</text:p>
          </table:table-cell>
          <table:table-cell office:value-type="float" office:value="5.17380285334515" calcext:value-type="float">
            <text:p>5.17380285334515</text:p>
          </table:table-cell>
          <table:table-cell office:value-type="float" office:value="7.01800684448529" calcext:value-type="float">
            <text:p>7.01800684448529</text:p>
          </table:table-cell>
          <table:table-cell office:value-type="float" office:value="40.9147607248773" calcext:value-type="float">
            <text:p>40.914760724877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.66582426568766" calcext:value-type="float">
            <text:p>4.66582426568766</text:p>
          </table:table-cell>
          <table:table-cell office:value-type="float" office:value="-1.48199315551471" calcext:value-type="float">
            <text:p>-1.48199315551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4156650631984" calcext:value-type="float">
            <text:p>3.14156650631984</text:p>
          </table:table-cell>
          <table:table-cell office:value-type="float" office:value="-3.8108233365873" calcext:value-type="float">
            <text:p>-3.8108233365873</text:p>
          </table:table-cell>
          <table:table-cell office:value-type="float" office:value="9.78722891886732" calcext:value-type="float">
            <text:p>9.78722891886732</text:p>
          </table:table-cell>
          <table:table-cell office:value-type="float" office:value="9.74004008342738" calcext:value-type="float">
            <text:p>9.74004008342738</text:p>
          </table:table-cell>
          <table:table-cell office:value-type="float" office:value="18.1029908049881" calcext:value-type="float">
            <text:p>18.102990804988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.6802634502179" calcext:value-type="float">
            <text:p>13.6802634502179</text:p>
          </table:table-cell>
          <table:table-cell office:value-type="float" office:value="1.24004008342738" calcext:value-type="float">
            <text:p>1.240040083427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7431962035541" calcext:value-type="float">
            <text:p>-1.47431962035541</text:p>
          </table:table-cell>
          <table:table-cell office:value-type="float" office:value="3.2708191991298" calcext:value-type="float">
            <text:p>3.2708191991298</text:p>
          </table:table-cell>
          <table:table-cell office:value-type="float" office:value="3.4749007375961" calcext:value-type="float">
            <text:p>3.4749007375961</text:p>
          </table:table-cell>
          <table:table-cell office:value-type="float" office:value="4.96634061104791" calcext:value-type="float">
            <text:p>4.96634061104791</text:p>
          </table:table-cell>
          <table:table-cell office:value-type="float" office:value="34.1007789026473" calcext:value-type="float">
            <text:p>34.100778902647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1.09720085616486" calcext:value-type="float">
            <text:p>-1.09720085616486</text:p>
          </table:table-cell>
          <table:table-cell office:value-type="float" office:value="-3.53365938895209" calcext:value-type="float">
            <text:p>-3.533659388952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79688234228237" calcext:value-type="float">
            <text:p>-4.79688234228237</text:p>
          </table:table-cell>
          <table:table-cell office:value-type="float" office:value="2.72645209735609" calcext:value-type="float">
            <text:p>2.72645209735609</text:p>
          </table:table-cell>
          <table:table-cell office:value-type="float" office:value="4.5730282930243" calcext:value-type="float">
            <text:p>4.5730282930243</text:p>
          </table:table-cell>
          <table:table-cell office:value-type="float" office:value="7.17198907378509" calcext:value-type="float">
            <text:p>7.17198907378509</text:p>
          </table:table-cell>
          <table:table-cell office:value-type="float" office:value="51.2579596140557" calcext:value-type="float">
            <text:p>51.257959614055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0.2836281083443" calcext:value-type="float">
            <text:p>20.2836281083443</text:p>
          </table:table-cell>
          <table:table-cell office:value-type="float" office:value="-1.32801092621491" calcext:value-type="float">
            <text:p>-1.32801092621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7724996347841" calcext:value-type="float">
            <text:p>0.797724996347841</text:p>
          </table:table-cell>
          <table:table-cell office:value-type="float" office:value="-1.56161033636256" calcext:value-type="float">
            <text:p>-1.56161033636256</text:p>
          </table:table-cell>
          <table:table-cell office:value-type="float" office:value="7.92865617030459" calcext:value-type="float">
            <text:p>7.92865617030459</text:p>
          </table:table-cell>
          <table:table-cell office:value-type="float" office:value="8.66274783818864" calcext:value-type="float">
            <text:p>8.66274783818864</text:p>
          </table:table-cell>
          <table:table-cell office:value-type="float" office:value="27.5729853546234" calcext:value-type="float">
            <text:p>27.57298535462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9797550616073" calcext:value-type="float">
            <text:p>2.19797550616073</text:p>
          </table:table-cell>
          <table:table-cell office:value-type="float" office:value="0.162747838188644" calcext:value-type="float">
            <text:p>0.1627478381886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3695279869813" calcext:value-type="float">
            <text:p>1.63695279869813</text:p>
          </table:table-cell>
          <table:table-cell office:value-type="float" office:value="-4.8628065212266" calcext:value-type="float">
            <text:p>-4.8628065212266</text:p>
          </table:table-cell>
          <table:table-cell office:value-type="float" office:value="11.0899810547769" calcext:value-type="float">
            <text:p>11.0899810547769</text:p>
          </table:table-cell>
          <table:table-cell office:value-type="float" office:value="11.5443301218775" calcext:value-type="float">
            <text:p>11.5443301218775</text:p>
          </table:table-cell>
          <table:table-cell office:value-type="float" office:value="26.678042527736" calcext:value-type="float">
            <text:p>26.6780425277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.54242098639224" calcext:value-type="float">
            <text:p>7.54242098639224</text:p>
          </table:table-cell>
          <table:table-cell office:value-type="float" office:value="3.04433012187754" calcext:value-type="float">
            <text:p>3.04433012187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4602984329503" calcext:value-type="float">
            <text:p>-6.4602984329503</text:p>
          </table:table-cell>
          <table:table-cell office:value-type="float" office:value="-4.97601599830938" calcext:value-type="float">
            <text:p>-4.97601599830938</text:p>
          </table:table-cell>
          <table:table-cell office:value-type="float" office:value="12.5527324038011" calcext:value-type="float">
            <text:p>12.5527324038011</text:p>
          </table:table-cell>
          <table:table-cell office:value-type="float" office:value="15.7061652147845" calcext:value-type="float">
            <text:p>15.7061652147845</text:p>
          </table:table-cell>
          <table:table-cell office:value-type="float" office:value="67.2775081630609" calcext:value-type="float">
            <text:p>67.27750816306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.7114718410894" calcext:value-type="float">
            <text:p>46.7114718410894</text:p>
          </table:table-cell>
          <table:table-cell office:value-type="float" office:value="7.20616521478452" calcext:value-type="float">
            <text:p>7.206165214784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95262526250355" calcext:value-type="float">
            <text:p>-3.95262526250355</text:p>
          </table:table-cell>
          <table:table-cell office:value-type="float" office:value="3.99987128067541" calcext:value-type="float">
            <text:p>3.99987128067541</text:p>
          </table:table-cell>
          <table:table-cell office:value-type="float" office:value="3.15889959640851" calcext:value-type="float">
            <text:p>3.15889959640851</text:p>
          </table:table-cell>
          <table:table-cell office:value-type="float" office:value="5.47644135057636" calcext:value-type="float">
            <text:p>5.47644135057636</text:p>
          </table:table-cell>
          <table:table-cell office:value-type="float" office:value="45.7632550318423" calcext:value-type="float">
            <text:p>45.76325503184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.6233751851058" calcext:value-type="float">
            <text:p>11.6233751851058</text:p>
          </table:table-cell>
          <table:table-cell office:value-type="float" office:value="-3.02355864942364" calcext:value-type="float">
            <text:p>-3.023558649423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04196760093014" calcext:value-type="float">
            <text:p>-6.04196760093014</text:p>
          </table:table-cell>
          <table:table-cell office:value-type="float" office:value="2.5552296812841" calcext:value-type="float">
            <text:p>2.5552296812841</text:p>
          </table:table-cell>
          <table:table-cell office:value-type="float" office:value="4.95176491887092" calcext:value-type="float">
            <text:p>4.95176491887092</text:p>
          </table:table-cell>
          <table:table-cell office:value-type="float" office:value="7.96575411918097" calcext:value-type="float">
            <text:p>7.96575411918097</text:p>
          </table:table-cell>
          <table:table-cell office:value-type="float" office:value="57.6546083233666" calcext:value-type="float">
            <text:p>57.654608323366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.9501428094054" calcext:value-type="float">
            <text:p>33.9501428094054</text:p>
          </table:table-cell>
          <table:table-cell office:value-type="float" office:value="-0.534245880819031" calcext:value-type="float">
            <text:p>-0.534245880819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84454571177411" calcext:value-type="float">
            <text:p>-0.584454571177411</text:p>
          </table:table-cell>
          <table:table-cell office:value-type="float" office:value="-1.76384144684963" calcext:value-type="float">
            <text:p>-1.76384144684963</text:p>
          </table:table-cell>
          <table:table-cell office:value-type="float" office:value="8.36125054204586" calcext:value-type="float">
            <text:p>8.36125054204586</text:p>
          </table:table-cell>
          <table:table-cell office:value-type="float" office:value="9.55606873243833" calcext:value-type="float">
            <text:p>9.55606873243833</text:p>
          </table:table-cell>
          <table:table-cell office:value-type="float" office:value="34.6861143027367" calcext:value-type="float">
            <text:p>34.686114302736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1054285926198" calcext:value-type="float">
            <text:p>2.1054285926198</text:p>
          </table:table-cell>
          <table:table-cell office:value-type="float" office:value="1.05606873243833" calcext:value-type="float">
            <text:p>1.05606873243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39932844223603" calcext:value-type="float">
            <text:p>-4.39932844223603</text:p>
          </table:table-cell>
          <table:table-cell office:value-type="float" office:value="-3.75352398293374" calcext:value-type="float">
            <text:p>-3.75352398293374</text:p>
          </table:table-cell>
          <table:table-cell office:value-type="float" office:value="10.9867453899731" calcext:value-type="float">
            <text:p>10.9867453899731</text:p>
          </table:table-cell>
          <table:table-cell office:value-type="float" office:value="13.4531882040518" calcext:value-type="float">
            <text:p>13.4531882040518</text:p>
          </table:table-cell>
          <table:table-cell office:value-type="float" office:value="55.7501661941139" calcext:value-type="float">
            <text:p>55.750166194113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.1076147256006" calcext:value-type="float">
            <text:p>23.1076147256006</text:p>
          </table:table-cell>
          <table:table-cell office:value-type="float" office:value="4.95318820405175" calcext:value-type="float">
            <text:p>4.95318820405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5608234079062" calcext:value-type="float">
            <text:p>-5.35608234079062</text:p>
          </table:table-cell>
          <table:table-cell office:value-type="float" office:value="-5.92744425403525" calcext:value-type="float">
            <text:p>-5.92744425403525</text:p>
          </table:table-cell>
          <table:table-cell office:value-type="float" office:value="13.320124644167" calcext:value-type="float">
            <text:p>13.320124644167</text:p>
          </table:table-cell>
          <table:table-cell office:value-type="float" office:value="16.1054854244306" calcext:value-type="float">
            <text:p>16.1054854244306</text:p>
          </table:table-cell>
          <table:table-cell office:value-type="float" office:value="62.7078559579883" calcext:value-type="float">
            <text:p>62.70785595798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4.6150622953643" calcext:value-type="float">
            <text:p>34.6150622953643</text:p>
          </table:table-cell>
          <table:table-cell office:value-type="float" office:value="7.60548542443055" calcext:value-type="float">
            <text:p>7.60548542443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34429356371482" calcext:value-type="float">
            <text:p>-2.34429356371482</text:p>
          </table:table-cell>
          <table:table-cell office:value-type="float" office:value="-0.981383374129953" calcext:value-type="float">
            <text:p>-0.981383374129953</text:p>
          </table:table-cell>
          <table:table-cell office:value-type="float" office:value="7.87209896808242" calcext:value-type="float">
            <text:p>7.87209896808242</text:p>
          </table:table-cell>
          <table:table-cell office:value-type="float" office:value="9.65353015598736" calcext:value-type="float">
            <text:p>9.65353015598736</text:p>
          </table:table-cell>
          <table:table-cell office:value-type="float" office:value="42.7028511927041" calcext:value-type="float">
            <text:p>42.702851192704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.47709568700469" calcext:value-type="float">
            <text:p>6.47709568700469</text:p>
          </table:table-cell>
          <table:table-cell office:value-type="float" office:value="1.15353015598736" calcext:value-type="float">
            <text:p>1.15353015598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39601837569948" calcext:value-type="float">
            <text:p>-3.39601837569948</text:p>
          </table:table-cell>
          <table:table-cell office:value-type="float" office:value="-2.92788370899707" calcext:value-type="float">
            <text:p>-2.92788370899707</text:p>
          </table:table-cell>
          <table:table-cell office:value-type="float" office:value="9.99388677161365" calcext:value-type="float">
            <text:p>9.99388677161365</text:p>
          </table:table-cell>
          <table:table-cell office:value-type="float" office:value="12.1258928968468" calcext:value-type="float">
            <text:p>12.1258928968468</text:p>
          </table:table-cell>
          <table:table-cell office:value-type="float" office:value="49.9079755874945" calcext:value-type="float">
            <text:p>49.90797558749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.4608245170856" calcext:value-type="float">
            <text:p>14.4608245170856</text:p>
          </table:table-cell>
          <table:table-cell office:value-type="float" office:value="3.62589289684681" calcext:value-type="float">
            <text:p>3.62589289684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7867168809978" calcext:value-type="float">
            <text:p>3.97867168809978</text:p>
          </table:table-cell>
          <table:table-cell office:value-type="float" office:value="-0.397817740778749" calcext:value-type="float">
            <text:p>-0.397817740778749</text:p>
          </table:table-cell>
          <table:table-cell office:value-type="float" office:value="6.23470579276212" calcext:value-type="float">
            <text:p>6.23470579276212</text:p>
          </table:table-cell>
          <table:table-cell office:value-type="float" office:value="5.90848189672886" calcext:value-type="float">
            <text:p>5.90848189672886</text:p>
          </table:table-cell>
          <table:table-cell office:value-type="float" office:value="10.5044593002798" calcext:value-type="float">
            <text:p>10.504459300279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.2276461424655" calcext:value-type="float">
            <text:p>16.2276461424655</text:p>
          </table:table-cell>
          <table:table-cell office:value-type="float" office:value="-2.59151810327114" calcext:value-type="float">
            <text:p>-2.59151810327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5786958775792" calcext:value-type="float">
            <text:p>1.85786958775792</text:p>
          </table:table-cell>
          <table:table-cell office:value-type="float" office:value="-6.07365596034752" calcext:value-type="float">
            <text:p>-6.07365596034752</text:p>
          </table:table-cell>
          <table:table-cell office:value-type="float" office:value="12.2640110290545" calcext:value-type="float">
            <text:p>12.2640110290545</text:p>
          </table:table-cell>
          <table:table-cell office:value-type="float" office:value="12.6447211664686" calcext:value-type="float">
            <text:p>12.6447211664686</text:p>
          </table:table-cell>
          <table:table-cell office:value-type="float" office:value="26.7843080215579" calcext:value-type="float">
            <text:p>26.784308021557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.52533536546329" calcext:value-type="float">
            <text:p>9.52533536546329</text:p>
          </table:table-cell>
          <table:table-cell office:value-type="float" office:value="4.14472116646856" calcext:value-type="float">
            <text:p>4.14472116646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43148504347646" calcext:value-type="float">
            <text:p>-0.643148504347646</text:p>
          </table:table-cell>
          <table:table-cell office:value-type="float" office:value="-6.38994674872883" calcext:value-type="float">
            <text:p>-6.38994674872883</text:p>
          </table:table-cell>
          <table:table-cell office:value-type="float" office:value="12.9971381661201" calcext:value-type="float">
            <text:p>12.9971381661201</text:p>
          </table:table-cell>
          <table:table-cell office:value-type="float" office:value="14.2115210009027" calcext:value-type="float">
            <text:p>14.2115210009027</text:p>
          </table:table-cell>
          <table:table-cell office:value-type="float" office:value="39.6056892704671" calcext:value-type="float">
            <text:p>39.605689270467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.80358674737344" calcext:value-type="float">
            <text:p>6.80358674737344</text:p>
          </table:table-cell>
          <table:table-cell office:value-type="float" office:value="5.71152100090265" calcext:value-type="float">
            <text:p>5.71152100090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14111966215565" calcext:value-type="float">
            <text:p>-0.614111966215565</text:p>
          </table:table-cell>
          <table:table-cell office:value-type="float" office:value="0.148545658400232" calcext:value-type="float">
            <text:p>0.148545658400232</text:p>
          </table:table-cell>
          <table:table-cell office:value-type="float" office:value="6.45380633596903" calcext:value-type="float">
            <text:p>6.45380633596903</text:p>
          </table:table-cell>
          <table:table-cell office:value-type="float" office:value="7.65851032470755" calcext:value-type="float">
            <text:p>7.65851032470755</text:p>
          </table:table-cell>
          <table:table-cell office:value-type="float" office:value="32.9220141726776" calcext:value-type="float">
            <text:p>32.922014172677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228587848648914" calcext:value-type="float">
            <text:p>0.228587848648914</text:p>
          </table:table-cell>
          <table:table-cell office:value-type="float" office:value="-0.84148967529245" calcext:value-type="float">
            <text:p>-0.841489675292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81029167727977" calcext:value-type="float">
            <text:p>-0.281029167727977</text:p>
          </table:table-cell>
          <table:table-cell office:value-type="float" office:value="-2.75165134118574" calcext:value-type="float">
            <text:p>-2.75165134118574</text:p>
          </table:table-cell>
          <table:table-cell office:value-type="float" office:value="9.29848953580707" calcext:value-type="float">
            <text:p>9.29848953580707</text:p>
          </table:table-cell>
          <table:table-cell office:value-type="float" office:value="10.3921659250497" calcext:value-type="float">
            <text:p>10.3921659250497</text:p>
          </table:table-cell>
          <table:table-cell office:value-type="float" office:value="34.1567971798256" calcext:value-type="float">
            <text:p>34.156797179825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.83062873429962" calcext:value-type="float">
            <text:p>2.83062873429962</text:p>
          </table:table-cell>
          <table:table-cell office:value-type="float" office:value="1.89216592504973" calcext:value-type="float">
            <text:p>1.89216592504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33464257499661" calcext:value-type="float">
            <text:p>-2.33464257499661</text:p>
          </table:table-cell>
          <table:table-cell office:value-type="float" office:value="-5.99648006961253" calcext:value-type="float">
            <text:p>-5.99648006961253</text:p>
          </table:table-cell>
          <table:table-cell office:value-type="float" office:value="12.8855871654453" calcext:value-type="float">
            <text:p>12.8855871654453</text:p>
          </table:table-cell>
          <table:table-cell office:value-type="float" office:value="14.6638013571108" calcext:value-type="float">
            <text:p>14.6638013571108</text:p>
          </table:table-cell>
          <table:table-cell office:value-type="float" office:value="47.6696929445956" calcext:value-type="float">
            <text:p>47.669692944595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.4470360225993" calcext:value-type="float">
            <text:p>11.4470360225993</text:p>
          </table:table-cell>
          <table:table-cell office:value-type="float" office:value="6.16380135711084" calcext:value-type="float">
            <text:p>6.16380135711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0324786978746" calcext:value-type="float">
            <text:p>-2.0324786978746</text:p>
          </table:table-cell>
          <table:table-cell office:value-type="float" office:value="-2.20361193023243" calcext:value-type="float">
            <text:p>-2.20361193023243</text:p>
          </table:table-cell>
          <table:table-cell office:value-type="float" office:value="9.0423583798782" calcext:value-type="float">
            <text:p>9.0423583798782</text:p>
          </table:table-cell>
          <table:table-cell office:value-type="float" office:value="10.7198512791697" calcext:value-type="float">
            <text:p>10.7198512791697</text:p>
          </table:table-cell>
          <table:table-cell office:value-type="float" office:value="42.3660054196054" calcext:value-type="float">
            <text:p>42.366005419605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.33458158754647" calcext:value-type="float">
            <text:p>6.33458158754647</text:p>
          </table:table-cell>
          <table:table-cell office:value-type="float" office:value="2.21985127916973" calcext:value-type="float">
            <text:p>2.21985127916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2787935959662" calcext:value-type="float">
            <text:p>0.682787935959662</text:p>
          </table:table-cell>
          <table:table-cell office:value-type="float" office:value="2.52429442447005" calcext:value-type="float">
            <text:p>2.52429442447005</text:p>
          </table:table-cell>
          <table:table-cell office:value-type="float" office:value="3.86190758620334" calcext:value-type="float">
            <text:p>3.86190758620334</text:p>
          </table:table-cell>
          <table:table-cell office:value-type="float" office:value="4.63431160755012" calcext:value-type="float">
            <text:p>4.63431160755012</text:p>
          </table:table-cell>
          <table:table-cell office:value-type="float" office:value="24.0617658957316" calcext:value-type="float">
            <text:p>24.06176589573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2.05809505897799" calcext:value-type="float">
            <text:p>-2.05809505897799</text:p>
          </table:table-cell>
          <table:table-cell office:value-type="float" office:value="-3.86568839244988" calcext:value-type="float">
            <text:p>-3.865688392449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31926465032373" calcext:value-type="float">
            <text:p>-5.31926465032373</text:p>
          </table:table-cell>
          <table:table-cell office:value-type="float" office:value="-6.49971549662323" calcext:value-type="float">
            <text:p>-6.49971549662323</text:p>
          </table:table-cell>
          <table:table-cell office:value-type="float" office:value="13.8862596050105" calcext:value-type="float">
            <text:p>13.8862596050105</text:p>
          </table:table-cell>
          <table:table-cell office:value-type="float" office:value="16.6593478217851" calcext:value-type="float">
            <text:p>16.6593478217851</text:p>
          </table:table-cell>
          <table:table-cell office:value-type="float" office:value="63.0960387482419" calcext:value-type="float">
            <text:p>63.096038748241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4.7942919168069" calcext:value-type="float">
            <text:p>34.7942919168069</text:p>
          </table:table-cell>
          <table:table-cell office:value-type="float" office:value="8.1593478217851" calcext:value-type="float">
            <text:p>8.1593478217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7611666578284" calcext:value-type="float">
            <text:p>-1.07611666578284</text:p>
          </table:table-cell>
          <table:table-cell office:value-type="float" office:value="-1.76206314144708" calcext:value-type="float">
            <text:p>-1.76206314144708</text:p>
          </table:table-cell>
          <table:table-cell office:value-type="float" office:value="8.44141591907755" calcext:value-type="float">
            <text:p>8.44141591907755</text:p>
          </table:table-cell>
          <table:table-cell office:value-type="float" office:value="9.8001214743385" calcext:value-type="float">
            <text:p>9.8001214743385</text:p>
          </table:table-cell>
          <table:table-cell office:value-type="float" office:value="37.1426464703613" calcext:value-type="float">
            <text:p>37.14264647036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92009021982265" calcext:value-type="float">
            <text:p>2.92009021982265</text:p>
          </table:table-cell>
          <table:table-cell office:value-type="float" office:value="1.3001214743385" calcext:value-type="float">
            <text:p>1.30012147433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3472847779851" calcext:value-type="float">
            <text:p>2.73472847779851</text:p>
          </table:table-cell>
          <table:table-cell office:value-type="float" office:value="-5.78013344078582" calcext:value-type="float">
            <text:p>-5.78013344078582</text:p>
          </table:table-cell>
          <table:table-cell office:value-type="float" office:value="11.8243453611527" calcext:value-type="float">
            <text:p>11.8243453611527</text:p>
          </table:table-cell>
          <table:table-cell office:value-type="float" office:value="11.9127692018866" calcext:value-type="float">
            <text:p>11.9127692018866</text:p>
          </table:table-cell>
          <table:table-cell office:value-type="float" office:value="22.1064910517933" calcext:value-type="float">
            <text:p>22.10649105179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.258873288068" calcext:value-type="float">
            <text:p>13.258873288068</text:p>
          </table:table-cell>
          <table:table-cell office:value-type="float" office:value="3.41276920188657" calcext:value-type="float">
            <text:p>3.41276920188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70901248195983" calcext:value-type="float">
            <text:p>-3.70901248195983</text:p>
          </table:table-cell>
          <table:table-cell office:value-type="float" office:value="3.18168699753025" calcext:value-type="float">
            <text:p>3.18168699753025</text:p>
          </table:table-cell>
          <table:table-cell office:value-type="float" office:value="3.93648174946305" calcext:value-type="float">
            <text:p>3.93648174946305</text:p>
          </table:table-cell>
          <table:table-cell office:value-type="float" office:value="6.17281924344966" calcext:value-type="float">
            <text:p>6.17281924344966</text:p>
          </table:table-cell>
          <table:table-cell office:value-type="float" office:value="45.3633754122689" calcext:value-type="float">
            <text:p>45.363375412268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.5750865938035" calcext:value-type="float">
            <text:p>10.5750865938035</text:p>
          </table:table-cell>
          <table:table-cell office:value-type="float" office:value="-2.32718075655034" calcext:value-type="float">
            <text:p>-2.32718075655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34699742616341" calcext:value-type="float">
            <text:p>-0.634699742616341</text:p>
          </table:table-cell>
          <table:table-cell office:value-type="float" office:value="-3.00697932536503" calcext:value-type="float">
            <text:p>-3.00697932536503</text:p>
          </table:table-cell>
          <table:table-cell office:value-type="float" office:value="9.61276261580109" calcext:value-type="float">
            <text:p>9.61276261580109</text:p>
          </table:table-cell>
          <table:table-cell office:value-type="float" office:value="10.8243291966732" calcext:value-type="float">
            <text:p>10.8243291966732</text:p>
          </table:table-cell>
          <table:table-cell office:value-type="float" office:value="36.1804780384467" calcext:value-type="float">
            <text:p>36.180478038446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.40982308864228" calcext:value-type="float">
            <text:p>3.40982308864228</text:p>
          </table:table-cell>
          <table:table-cell office:value-type="float" office:value="2.32432919667321" calcext:value-type="float">
            <text:p>2.324329196673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1641858680356" calcext:value-type="float">
            <text:p>0.111641858680356</text:p>
          </table:table-cell>
          <table:table-cell office:value-type="float" office:value="-6.65134336089959" calcext:value-type="float">
            <text:p>-6.65134336089959</text:p>
          </table:table-cell>
          <table:table-cell office:value-type="float" office:value="13.1327363844529" calcext:value-type="float">
            <text:p>13.1327363844529</text:p>
          </table:table-cell>
          <table:table-cell office:value-type="float" office:value="14.0955224315594" calcext:value-type="float">
            <text:p>14.0955224315594</text:p>
          </table:table-cell>
          <table:table-cell office:value-type="float" office:value="36.0931340674978" calcext:value-type="float">
            <text:p>36.093134067497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.66380726550919" calcext:value-type="float">
            <text:p>6.66380726550919</text:p>
          </table:table-cell>
          <table:table-cell office:value-type="float" office:value="5.59552243155941" calcext:value-type="float">
            <text:p>5.59552243155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4370926805981" calcext:value-type="float">
            <text:p>3.64370926805981</text:p>
          </table:table-cell>
          <table:table-cell office:value-type="float" office:value="-5.05742579060589" calcext:value-type="float">
            <text:p>-5.05742579060589</text:p>
          </table:table-cell>
          <table:table-cell office:value-type="float" office:value="10.9501409125959" calcext:value-type="float">
            <text:p>10.9501409125959</text:p>
          </table:table-cell>
          <table:table-cell office:value-type="float" office:value="10.735571156576" calcext:value-type="float">
            <text:p>10.735571156576</text:p>
          </table:table-cell>
          <table:table-cell office:value-type="float" office:value="16.8388794503068" calcext:value-type="float">
            <text:p>16.83887945030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.3340430207509" calcext:value-type="float">
            <text:p>18.3340430207509</text:p>
          </table:table-cell>
          <table:table-cell office:value-type="float" office:value="2.23557115657598" calcext:value-type="float">
            <text:p>2.235571156575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4248903600366" calcext:value-type="float">
            <text:p>-0.84248903600366</text:p>
          </table:table-cell>
          <table:table-cell office:value-type="float" office:value="2.14223241032444" calcext:value-type="float">
            <text:p>2.14223241032444</text:p>
          </table:table-cell>
          <table:table-cell office:value-type="float" office:value="4.4981824290095" calcext:value-type="float">
            <text:p>4.4981824290095</text:p>
          </table:table-cell>
          <table:table-cell office:value-type="float" office:value="5.77901210767739" calcext:value-type="float">
            <text:p>5.77901210767739</text:p>
          </table:table-cell>
          <table:table-cell office:value-type="float" office:value="32.0702127696939" calcext:value-type="float">
            <text:p>32.070212769693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-1.43244463453806" calcext:value-type="float">
            <text:p>-1.43244463453806</text:p>
          </table:table-cell>
          <table:table-cell office:value-type="float" office:value="-2.72098789232261" calcext:value-type="float">
            <text:p>-2.72098789232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1714929698242" calcext:value-type="float">
            <text:p>2.41714929698242</text:p>
          </table:table-cell>
          <table:table-cell office:value-type="float" office:value="-1.31351723432961" calcext:value-type="float">
            <text:p>-1.31351723432961</text:p>
          </table:table-cell>
          <table:table-cell office:value-type="float" office:value="7.41065901816587" calcext:value-type="float">
            <text:p>7.41065901816587</text:p>
          </table:table-cell>
          <table:table-cell office:value-type="float" office:value="7.6049425858384" calcext:value-type="float">
            <text:p>7.6049425858384</text:p>
          </table:table-cell>
          <table:table-cell office:value-type="float" office:value="19.2277707494175" calcext:value-type="float">
            <text:p>19.227770749417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.15612795823224" calcext:value-type="float">
            <text:p>7.15612795823224</text:p>
          </table:table-cell>
          <table:table-cell office:value-type="float" office:value="-0.895057414161603" calcext:value-type="float">
            <text:p>-0.8950574141616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045576449852" calcext:value-type="float">
            <text:p>3.0045576449852</text:p>
          </table:table-cell>
          <table:table-cell office:value-type="float" office:value="-1.83235227516136" calcext:value-type="float">
            <text:p>-1.83235227516136</text:p>
          </table:table-cell>
          <table:table-cell office:value-type="float" office:value="7.83159266766383" calcext:value-type="float">
            <text:p>7.83159266766383</text:p>
          </table:table-cell>
          <table:table-cell office:value-type="float" office:value="7.83007345266876" calcext:value-type="float">
            <text:p>7.83007345266876</text:p>
          </table:table-cell>
          <table:table-cell office:value-type="float" office:value="16.8095640502353" calcext:value-type="float">
            <text:p>16.809564050235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8597189172004" calcext:value-type="float">
            <text:p>10.8597189172004</text:p>
          </table:table-cell>
          <table:table-cell office:value-type="float" office:value="-0.669926547331243" calcext:value-type="float">
            <text:p>-0.6699265473312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170894549548679" calcext:value-type="float">
            <text:p>-0.017089454954868</text:p>
          </table:table-cell>
          <table:table-cell office:value-type="float" office:value="3.39260037898714" calcext:value-type="float">
            <text:p>3.39260037898714</text:p>
          </table:table-cell>
          <table:table-cell office:value-type="float" office:value="3.11024786350534" calcext:value-type="float">
            <text:p>3.11024786350534</text:p>
          </table:table-cell>
          <table:table-cell office:value-type="float" office:value="4.1159443484903" calcext:value-type="float">
            <text:p>4.1159443484903</text:p>
          </table:table-cell>
          <table:table-cell office:value-type="float" office:value="26.6928468957872" calcext:value-type="float">
            <text:p>26.692846895787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3.39230832951648" calcext:value-type="float">
            <text:p>-3.39230832951648</text:p>
          </table:table-cell>
          <table:table-cell office:value-type="float" office:value="-4.3840556515097" calcext:value-type="float">
            <text:p>-4.3840556515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752297835674" calcext:value-type="float">
            <text:p>-1.752297835674</text:p>
          </table:table-cell>
          <table:table-cell office:value-type="float" office:value="-6.81110537700551" calcext:value-type="float">
            <text:p>-6.81110537700551</text:p>
          </table:table-cell>
          <table:table-cell office:value-type="float" office:value="13.6031550162845" calcext:value-type="float">
            <text:p>13.6031550162845</text:p>
          </table:table-cell>
          <table:table-cell office:value-type="float" office:value="15.1872542948425" calcext:value-type="float">
            <text:p>15.1872542948425</text:p>
          </table:table-cell>
          <table:table-cell office:value-type="float" office:value="45.5725945553755" calcext:value-type="float">
            <text:p>45.572594555375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.88165308191329" calcext:value-type="float">
            <text:p>9.88165308191329</text:p>
          </table:table-cell>
          <table:table-cell office:value-type="float" office:value="6.68725429484251" calcext:value-type="float">
            <text:p>6.687254294842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5520978228222" calcext:value-type="float">
            <text:p>2.05520978228222</text:p>
          </table:table-cell>
          <table:table-cell office:value-type="float" office:value="-2.43589770409229" calcext:value-type="float">
            <text:p>-2.43589770409229</text:p>
          </table:table-cell>
          <table:table-cell office:value-type="float" office:value="8.59336274037859" calcext:value-type="float">
            <text:p>8.59336274037859</text:p>
          </table:table-cell>
          <table:table-cell office:value-type="float" office:value="8.90829281295118" calcext:value-type="float">
            <text:p>8.90829281295118</text:p>
          </table:table-cell>
          <table:table-cell office:value-type="float" office:value="22.1598487926812" calcext:value-type="float">
            <text:p>22.15984879268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65978495328082" calcext:value-type="float">
            <text:p>6.65978495328082</text:p>
          </table:table-cell>
          <table:table-cell office:value-type="float" office:value="0.408292812951179" calcext:value-type="float">
            <text:p>0.408292812951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1935423926951" calcext:value-type="float">
            <text:p>1.81935423926951</text:p>
          </table:table-cell>
          <table:table-cell office:value-type="float" office:value="-2.61434136042712" calcext:value-type="float">
            <text:p>-2.61434136042712</text:p>
          </table:table-cell>
          <table:table-cell office:value-type="float" office:value="8.8111156538822" calcext:value-type="float">
            <text:p>8.8111156538822</text:p>
          </table:table-cell>
          <table:table-cell office:value-type="float" office:value="9.20466424079236" calcext:value-type="float">
            <text:p>9.20466424079236</text:p>
          </table:table-cell>
          <table:table-cell office:value-type="float" office:value="23.5175701640796" calcext:value-type="float">
            <text:p>23.517570164079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.92439120837506" calcext:value-type="float">
            <text:p>5.92439120837506</text:p>
          </table:table-cell>
          <table:table-cell office:value-type="float" office:value="0.70466424079236" calcext:value-type="float">
            <text:p>0.704664240792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1344342461277" calcext:value-type="float">
            <text:p>3.41344342461277</text:p>
          </table:table-cell>
          <table:table-cell office:value-type="float" office:value="-6.28926949044405" calcext:value-type="float">
            <text:p>-6.28926949044405</text:p>
          </table:table-cell>
          <table:table-cell office:value-type="float" office:value="12.2203622530086" calcext:value-type="float">
            <text:p>12.2203622530086</text:p>
          </table:table-cell>
          <table:table-cell office:value-type="float" office:value="12.0825477781377" calcext:value-type="float">
            <text:p>12.0825477781377</text:p>
          </table:table-cell>
          <table:table-cell office:value-type="float" office:value="19.2220523673802" calcext:value-type="float">
            <text:p>19.222052367380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.9408655034762" calcext:value-type="float">
            <text:p>17.9408655034762</text:p>
          </table:table-cell>
          <table:table-cell office:value-type="float" office:value="3.58254777813766" calcext:value-type="float">
            <text:p>3.582547778137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6571001762965" calcext:value-type="float">
            <text:p>-3.6571001762965</text:p>
          </table:table-cell>
          <table:table-cell office:value-type="float" office:value="-5.74564620438939" calcext:value-type="float">
            <text:p>-5.74564620438939</text:p>
          </table:table-cell>
          <table:table-cell office:value-type="float" office:value="12.8551629004388" calcext:value-type="float">
            <text:p>12.8551629004388</text:p>
          </table:table-cell>
          <table:table-cell office:value-type="float" office:value="15.0741962925376" calcext:value-type="float">
            <text:p>15.0741962925376</text:p>
          </table:table-cell>
          <table:table-cell office:value-type="float" office:value="54.0311470858719" calcext:value-type="float">
            <text:p>54.03114708587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.1200279038573" calcext:value-type="float">
            <text:p>19.1200279038573</text:p>
          </table:table-cell>
          <table:table-cell office:value-type="float" office:value="6.57419629253764" calcext:value-type="float">
            <text:p>6.57419629253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2080465553918" calcext:value-type="float">
            <text:p>3.92080465553918</text:p>
          </table:table-cell>
          <table:table-cell office:value-type="float" office:value="-1.6168119468494" calcext:value-type="float">
            <text:p>-1.6168119468494</text:p>
          </table:table-cell>
          <table:table-cell office:value-type="float" office:value="7.46334450425954" calcext:value-type="float">
            <text:p>7.46334450425954</text:p>
          </table:table-cell>
          <table:table-cell office:value-type="float" office:value="7.15640961907981" calcext:value-type="float">
            <text:p>7.15640961907981</text:p>
          </table:table-cell>
          <table:table-cell office:value-type="float" office:value="12.0127886691535" calcext:value-type="float">
            <text:p>12.012788669153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.9895210937471" calcext:value-type="float">
            <text:p>16.9895210937471</text:p>
          </table:table-cell>
          <table:table-cell office:value-type="float" office:value="-1.34359038092019" calcext:value-type="float">
            <text:p>-1.34359038092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18076221020414" calcext:value-type="float">
            <text:p>-2.18076221020414</text:p>
          </table:table-cell>
          <table:table-cell office:value-type="float" office:value="-0.76045020491628" calcext:value-type="float">
            <text:p>-0.76045020491628</text:p>
          </table:table-cell>
          <table:table-cell office:value-type="float" office:value="7.62391057328364" calcext:value-type="float">
            <text:p>7.62391057328364</text:p>
          </table:table-cell>
          <table:table-cell office:value-type="float" office:value="9.35083131001835" calcext:value-type="float">
            <text:p>9.35083131001835</text:p>
          </table:table-cell>
          <table:table-cell office:value-type="float" office:value="41.664261255937" calcext:value-type="float">
            <text:p>41.66426125593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.51617402237073" calcext:value-type="float">
            <text:p>5.51617402237073</text:p>
          </table:table-cell>
          <table:table-cell office:value-type="float" office:value="0.850831310018351" calcext:value-type="float">
            <text:p>0.8508313100183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69008057873076" calcext:value-type="float">
            <text:p>-2.69008057873076</text:p>
          </table:table-cell>
          <table:table-cell office:value-type="float" office:value="-3.31595776288629" calcext:value-type="float">
            <text:p>-3.31595776288629</text:p>
          </table:table-cell>
          <table:table-cell office:value-type="float" office:value="10.2643045260081" calcext:value-type="float">
            <text:p>10.2643045260081</text:p>
          </table:table-cell>
          <table:table-cell office:value-type="float" office:value="12.1609980522517" calcext:value-type="float">
            <text:p>12.1609980522517</text:p>
          </table:table-cell>
          <table:table-cell office:value-type="float" office:value="46.7663606565401" calcext:value-type="float">
            <text:p>46.766360656540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.5524912829507" calcext:value-type="float">
            <text:p>10.5524912829507</text:p>
          </table:table-cell>
          <table:table-cell office:value-type="float" office:value="3.66099805225167" calcext:value-type="float">
            <text:p>3.660998052251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8964473068738" calcext:value-type="float">
            <text:p>-4.8964473068738</text:p>
          </table:table-cell>
          <table:table-cell office:value-type="float" office:value="-2.16158814955809" calcext:value-type="float">
            <text:p>-2.16158814955809</text:p>
          </table:table-cell>
          <table:table-cell office:value-type="float" office:value="9.47766270070372" calcext:value-type="float">
            <text:p>9.47766270070372</text:p>
          </table:table-cell>
          <table:table-cell office:value-type="float" office:value="12.109811802995" calcext:value-type="float">
            <text:p>12.109811802995</text:p>
          </table:table-cell>
          <table:table-cell office:value-type="float" office:value="56.6438246839271" calcext:value-type="float">
            <text:p>56.643824683927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.1367843785498" calcext:value-type="float">
            <text:p>26.1367843785498</text:p>
          </table:table-cell>
          <table:table-cell office:value-type="float" office:value="3.60981180299499" calcext:value-type="float">
            <text:p>3.609811802994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2693886741859" calcext:value-type="float">
            <text:p>1.12693886741859</text:p>
          </table:table-cell>
          <table:table-cell office:value-type="float" office:value="-3.32354313601017" calcext:value-type="float">
            <text:p>-3.32354313601017</text:p>
          </table:table-cell>
          <table:table-cell office:value-type="float" office:value="9.6357199914404" calcext:value-type="float">
            <text:p>9.6357199914404</text:p>
          </table:table-cell>
          <table:table-cell office:value-type="float" office:value="10.2600737023009" calcext:value-type="float">
            <text:p>10.2600737023009</text:p>
          </table:table-cell>
          <table:table-cell office:value-type="float" office:value="27.6888487989172" calcext:value-type="float">
            <text:p>27.688848798917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.59353434690887" calcext:value-type="float">
            <text:p>4.59353434690887</text:p>
          </table:table-cell>
          <table:table-cell office:value-type="float" office:value="1.76007370230087" calcext:value-type="float">
            <text:p>1.76007370230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8212594009753" calcext:value-type="float">
            <text:p>-2.8212594009753</text:p>
          </table:table-cell>
          <table:table-cell office:value-type="float" office:value="0.105096117155366" calcext:value-type="float">
            <text:p>0.105096117155366</text:p>
          </table:table-cell>
          <table:table-cell office:value-type="float" office:value="6.86511378300718" calcext:value-type="float">
            <text:p>6.86511378300718</text:p>
          </table:table-cell>
          <table:table-cell office:value-type="float" office:value="8.80553358333228" calcext:value-type="float">
            <text:p>8.80553358333228</text:p>
          </table:table-cell>
          <table:table-cell office:value-type="float" office:value="44.0012008877211" calcext:value-type="float">
            <text:p>44.001200887721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.85440849043616" calcext:value-type="float">
            <text:p>7.85440849043616</text:p>
          </table:table-cell>
          <table:table-cell office:value-type="float" office:value="0.305533583332285" calcext:value-type="float">
            <text:p>0.3055335833322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08946926759633" calcext:value-type="float">
            <text:p>-3.08946926759633</text:p>
          </table:table-cell>
          <table:table-cell office:value-type="float" office:value="-2.52699464477263" calcext:value-type="float">
            <text:p>-2.52699464477263</text:p>
          </table:table-cell>
          <table:table-cell office:value-type="float" office:value="9.54190618937202" calcext:value-type="float">
            <text:p>9.54190618937202</text:p>
          </table:table-cell>
          <table:table-cell office:value-type="float" office:value="11.5717292785708" calcext:value-type="float">
            <text:p>11.5717292785708</text:p>
          </table:table-cell>
          <table:table-cell office:value-type="float" office:value="47.9743409827543" calcext:value-type="float">
            <text:p>47.974340982754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718150001949" calcext:value-type="float">
            <text:p>12.0718150001949</text:p>
          </table:table-cell>
          <table:table-cell office:value-type="float" office:value="3.07172927857079" calcext:value-type="float">
            <text:p>3.07172927857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25847621860003" calcext:value-type="float">
            <text:p>0.525847621860003</text:p>
          </table:table-cell>
          <table:table-cell office:value-type="float" office:value="3.44958362636696" calcext:value-type="float">
            <text:p>3.44958362636696</text:p>
          </table:table-cell>
          <table:table-cell office:value-type="float" office:value="2.96277510332303" calcext:value-type="float">
            <text:p>2.96277510332303</text:p>
          </table:table-cell>
          <table:table-cell office:value-type="float" office:value="3.78749256270303" calcext:value-type="float">
            <text:p>3.78749256270303</text:p>
          </table:table-cell>
          <table:table-cell office:value-type="float" office:value="23.921178264333" calcext:value-type="float">
            <text:p>23.9211782643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3.17306790495114" calcext:value-type="float">
            <text:p>-3.17306790495114</text:p>
          </table:table-cell>
          <table:table-cell office:value-type="float" office:value="-4.71250743729697" calcext:value-type="float">
            <text:p>-4.712507437296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72352594502648" calcext:value-type="float">
            <text:p>-5.72352594502648</text:p>
          </table:table-cell>
          <table:table-cell office:value-type="float" office:value="-4.99583912908252" calcext:value-type="float">
            <text:p>-4.99583912908252</text:p>
          </table:table-cell>
          <table:table-cell office:value-type="float" office:value="12.4497601199203" calcext:value-type="float">
            <text:p>12.4497601199203</text:p>
          </table:table-cell>
          <table:table-cell office:value-type="float" office:value="15.3576021015958" calcext:value-type="float">
            <text:p>15.3576021015958</text:p>
          </table:table-cell>
          <table:table-cell office:value-type="float" office:value="63.6134688542149" calcext:value-type="float">
            <text:p>63.61346885421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7.7545883724738" calcext:value-type="float">
            <text:p>37.7545883724738</text:p>
          </table:table-cell>
          <table:table-cell office:value-type="float" office:value="6.85760210159576" calcext:value-type="float">
            <text:p>6.857602101595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94994642053311" calcext:value-type="float">
            <text:p>-6.94994642053311</text:p>
          </table:table-cell>
          <table:table-cell office:value-type="float" office:value="-6.11722863126475" calcext:value-type="float">
            <text:p>-6.11722863126475</text:p>
          </table:table-cell>
          <table:table-cell office:value-type="float" office:value="13.7755530346869" calcext:value-type="float">
            <text:p>13.7755530346869</text:p>
          </table:table-cell>
          <table:table-cell office:value-type="float" office:value="17.0922018415313" calcext:value-type="float">
            <text:p>17.0922018415313</text:p>
          </table:table-cell>
          <table:table-cell office:value-type="float" office:value="70.8669607339303" calcext:value-type="float">
            <text:p>70.86696073393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4.4189838795457" calcext:value-type="float">
            <text:p>54.4189838795457</text:p>
          </table:table-cell>
          <table:table-cell office:value-type="float" office:value="8.59220184153131" calcext:value-type="float">
            <text:p>8.592201841531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77147171564222" calcext:value-type="float">
            <text:p>-3.77147171564222</text:p>
          </table:table-cell>
          <table:table-cell office:value-type="float" office:value="0.295240916193312" calcext:value-type="float">
            <text:p>0.295240916193312</text:p>
          </table:table-cell>
          <table:table-cell office:value-type="float" office:value="6.83333770308039" calcext:value-type="float">
            <text:p>6.83333770308039</text:p>
          </table:table-cell>
          <table:table-cell office:value-type="float" office:value="9.0904949416278" calcext:value-type="float">
            <text:p>9.0904949416278</text:p>
          </table:table-cell>
          <table:table-cell office:value-type="float" office:value="48.5621176620178" calcext:value-type="float">
            <text:p>48.562117662017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.928757985696" calcext:value-type="float">
            <text:p>13.928757985696</text:p>
          </table:table-cell>
          <table:table-cell office:value-type="float" office:value="0.590494941627799" calcext:value-type="float">
            <text:p>0.5904949416277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1877382613964" calcext:value-type="float">
            <text:p>0.801877382613964</text:p>
          </table:table-cell>
          <table:table-cell office:value-type="float" office:value="-4.14353922914834" calcext:value-type="float">
            <text:p>-4.14353922914834</text:p>
          </table:table-cell>
          <table:table-cell office:value-type="float" office:value="10.5098929987127" calcext:value-type="float">
            <text:p>10.5098929987127</text:p>
          </table:table-cell>
          <table:table-cell office:value-type="float" office:value="11.2426005378414" calcext:value-type="float">
            <text:p>11.2426005378414</text:p>
          </table:table-cell>
          <table:table-cell office:value-type="float" office:value="30.1341523160785" calcext:value-type="float">
            <text:p>30.134152316078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.78654656589616" calcext:value-type="float">
            <text:p>4.78654656589616</text:p>
          </table:table-cell>
          <table:table-cell office:value-type="float" office:value="2.74260053784136" calcext:value-type="float">
            <text:p>2.74260053784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98859046358107" calcext:value-type="float">
            <text:p>-0.898859046358107</text:p>
          </table:table-cell>
          <table:table-cell office:value-type="float" office:value="-5.24300571002167" calcext:value-type="float">
            <text:p>-5.24300571002167</text:p>
          </table:table-cell>
          <table:table-cell office:value-type="float" office:value="11.8928155510814" calcext:value-type="float">
            <text:p>11.8928155510814</text:p>
          </table:table-cell>
          <table:table-cell office:value-type="float" office:value="13.1924352332007" calcext:value-type="float">
            <text:p>13.1924352332007</text:p>
          </table:table-cell>
          <table:table-cell office:value-type="float" office:value="39.7373009418122" calcext:value-type="float">
            <text:p>39.73730094181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.05095329524148" calcext:value-type="float">
            <text:p>6.05095329524148</text:p>
          </table:table-cell>
          <table:table-cell office:value-type="float" office:value="4.69243523320073" calcext:value-type="float">
            <text:p>4.69243523320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72920035855104" calcext:value-type="float">
            <text:p>-2.72920035855104</text:p>
          </table:table-cell>
          <table:table-cell office:value-type="float" office:value="-0.00231788172825009" calcext:value-type="float">
            <text:p>-0.00231788172825</text:p>
          </table:table-cell>
          <table:table-cell office:value-type="float" office:value="6.95718460815342" calcext:value-type="float">
            <text:p>6.95718460815342</text:p>
          </table:table-cell>
          <table:table-cell office:value-type="float" office:value="8.86691806100377" calcext:value-type="float">
            <text:p>8.86691806100377</text:p>
          </table:table-cell>
          <table:table-cell office:value-type="float" office:value="43.6483196744835" calcext:value-type="float">
            <text:p>43.648319674483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.45085247884338" calcext:value-type="float">
            <text:p>7.45085247884338</text:p>
          </table:table-cell>
          <table:table-cell office:value-type="float" office:value="0.36691806100377" calcext:value-type="float">
            <text:p>0.366918061003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60319633997696" calcext:value-type="float">
            <text:p>0.01603196339977</text:p>
          </table:table-cell>
          <table:table-cell office:value-type="float" office:value="-3.02055458315569" calcext:value-type="float">
            <text:p>-3.02055458315569</text:p>
          </table:table-cell>
          <table:table-cell office:value-type="float" office:value="9.51788258925573" calcext:value-type="float">
            <text:p>9.51788258925573</text:p>
          </table:table-cell>
          <table:table-cell office:value-type="float" office:value="10.5125386014558" calcext:value-type="float">
            <text:p>10.5125386014558</text:p>
          </table:table-cell>
          <table:table-cell office:value-type="float" office:value="32.9403947661568" calcext:value-type="float">
            <text:p>32.94039476615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.02081160700614" calcext:value-type="float">
            <text:p>3.02081160700614</text:p>
          </table:table-cell>
          <table:table-cell office:value-type="float" office:value="2.0125386014558" calcext:value-type="float">
            <text:p>2.0125386014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0940409276558" calcext:value-type="float">
            <text:p>-0.10940409276558</text:p>
          </table:table-cell>
          <table:table-cell office:value-type="float" office:value="-6.83206535041641" calcext:value-type="float">
            <text:p>-6.83206535041641</text:p>
          </table:table-cell>
          <table:table-cell office:value-type="float" office:value="13.3502993658773" calcext:value-type="float">
            <text:p>13.3502993658773</text:p>
          </table:table-cell>
          <table:table-cell office:value-type="float" office:value="14.3867673967992" calcext:value-type="float">
            <text:p>14.3867673967992</text:p>
          </table:table-cell>
          <table:table-cell office:value-type="float" office:value="37.3790858142443" calcext:value-type="float">
            <text:p>37.379085814244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.84403460593027" calcext:value-type="float">
            <text:p>6.84403460593027</text:p>
          </table:table-cell>
          <table:table-cell office:value-type="float" office:value="5.8867673967992" calcext:value-type="float">
            <text:p>5.8867673967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0426233825005" calcext:value-type="float">
            <text:p>3.50426233825005</text:p>
          </table:table-cell>
          <table:table-cell office:value-type="float" office:value="0.48977387037363" calcext:value-type="float">
            <text:p>0.48977387037363</text:p>
          </table:table-cell>
          <table:table-cell office:value-type="float" office:value="5.42618240658469" calcext:value-type="float">
            <text:p>5.42618240658469</text:p>
          </table:table-cell>
          <table:table-cell office:value-type="float" office:value="5.25809496050134" calcext:value-type="float">
            <text:p>5.25809496050134</text:p>
          </table:table-cell>
          <table:table-cell office:value-type="float" office:value="11.9889144383761" calcext:value-type="float">
            <text:p>11.988914438376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1.7900806649041" calcext:value-type="float">
            <text:p>11.7900806649041</text:p>
          </table:table-cell>
          <table:table-cell office:value-type="float" office:value="-3.24190503949866" calcext:value-type="float">
            <text:p>-3.24190503949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02680886046866" calcext:value-type="float">
            <text:p>-2.02680886046866</text:p>
          </table:table-cell>
          <table:table-cell office:value-type="float" office:value="-4.15549859443503" calcext:value-type="float">
            <text:p>-4.15549859443503</text:p>
          </table:table-cell>
          <table:table-cell office:value-type="float" office:value="10.9933000711798" calcext:value-type="float">
            <text:p>10.9933000711798</text:p>
          </table:table-cell>
          <table:table-cell office:value-type="float" office:value="12.6689030246694" calcext:value-type="float">
            <text:p>12.6689030246694</text:p>
          </table:table-cell>
          <table:table-cell office:value-type="float" office:value="44.2895428967783" calcext:value-type="float">
            <text:p>44.289542896778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.26345275130931" calcext:value-type="float">
            <text:p>8.26345275130931</text:p>
          </table:table-cell>
          <table:table-cell office:value-type="float" office:value="4.16890302466936" calcext:value-type="float">
            <text:p>4.168903024669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60802253917893" calcext:value-type="float">
            <text:p>-6.60802253917893</text:p>
          </table:table-cell>
          <table:table-cell office:value-type="float" office:value="3.54105202165976" calcext:value-type="float">
            <text:p>3.54105202165976</text:p>
          </table:table-cell>
          <table:table-cell office:value-type="float" office:value="4.06028506820339" calcext:value-type="float">
            <text:p>4.06028506820339</text:p>
          </table:table-cell>
          <table:table-cell office:value-type="float" office:value="7.2629592479297" calcext:value-type="float">
            <text:p>7.2629592479297</text:p>
          </table:table-cell>
          <table:table-cell office:value-type="float" office:value="59.4990606742349" calcext:value-type="float">
            <text:p>59.49906067423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0.124909856637" calcext:value-type="float">
            <text:p>40.124909856637</text:p>
          </table:table-cell>
          <table:table-cell office:value-type="float" office:value="-1.2370407520703" calcext:value-type="float">
            <text:p>-1.23704075207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015407982439" calcext:value-type="float">
            <text:p>-2.4015407982439</text:p>
          </table:table-cell>
          <table:table-cell office:value-type="float" office:value="3.56314334391164" calcext:value-type="float">
            <text:p>3.56314334391164</text:p>
          </table:table-cell>
          <table:table-cell office:value-type="float" office:value="3.33711345579567" calcext:value-type="float">
            <text:p>3.33711345579567</text:p>
          </table:table-cell>
          <table:table-cell office:value-type="float" office:value="5.13762705521031" calcext:value-type="float">
            <text:p>5.13762705521031</text:p>
          </table:table-cell>
          <table:table-cell office:value-type="float" office:value="38.4445606473079" calcext:value-type="float">
            <text:p>38.444560647307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.20425486171831" calcext:value-type="float">
            <text:p>2.20425486171831</text:p>
          </table:table-cell>
          <table:table-cell office:value-type="float" office:value="-3.36237294478969" calcext:value-type="float">
            <text:p>-3.36237294478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9670311606872" calcext:value-type="float">
            <text:p>-0.19670311606872</text:p>
          </table:table-cell>
          <table:table-cell office:value-type="float" office:value="-1.95362090683316" calcext:value-type="float">
            <text:p>-1.95362090683316</text:p>
          </table:table-cell>
          <table:table-cell office:value-type="float" office:value="8.48640475951128" calcext:value-type="float">
            <text:p>8.48640475951128</text:p>
          </table:table-cell>
          <table:table-cell office:value-type="float" office:value="9.55197246486752" calcext:value-type="float">
            <text:p>9.55197246486752</text:p>
          </table:table-cell>
          <table:table-cell office:value-type="float" office:value="32.9371364871768" calcext:value-type="float">
            <text:p>32.937136487176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.99231302270431" calcext:value-type="float">
            <text:p>1.99231302270431</text:p>
          </table:table-cell>
          <table:table-cell office:value-type="float" office:value="1.05197246486752" calcext:value-type="float">
            <text:p>1.051972464867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76039156794307" calcext:value-type="float">
            <text:p>0.576039156794307</text:p>
          </table:table-cell>
          <table:table-cell office:value-type="float" office:value="0.447029133643843" calcext:value-type="float">
            <text:p>0.447029133643843</text:p>
          </table:table-cell>
          <table:table-cell office:value-type="float" office:value="5.95696434022377" calcext:value-type="float">
            <text:p>5.95696434022377</text:p>
          </table:table-cell>
          <table:table-cell office:value-type="float" office:value="6.764951287959" calcext:value-type="float">
            <text:p>6.764951287959</text:p>
          </table:table-cell>
          <table:table-cell office:value-type="float" office:value="26.6727750823846" calcext:value-type="float">
            <text:p>26.672775082384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-0.115208023483547" calcext:value-type="float">
            <text:p>-0.115208023483547</text:p>
          </table:table-cell>
          <table:table-cell office:value-type="float" office:value="-1.735048712041" calcext:value-type="float">
            <text:p>-1.735048712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67531464861597" calcext:value-type="float">
            <text:p>-5.67531464861597</text:p>
          </table:table-cell>
          <table:table-cell office:value-type="float" office:value="2.48788299655865" calcext:value-type="float">
            <text:p>2.48788299655865</text:p>
          </table:table-cell>
          <table:table-cell office:value-type="float" office:value="4.95800277821068" calcext:value-type="float">
            <text:p>4.95800277821068</text:p>
          </table:table-cell>
          <table:table-cell office:value-type="float" office:value="7.84977432774933" calcext:value-type="float">
            <text:p>7.84977432774933</text:p>
          </table:table-cell>
          <table:table-cell office:value-type="float" office:value="55.8886902465212" calcext:value-type="float">
            <text:p>55.888690246521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.7213133642364" calcext:value-type="float">
            <text:p>29.7213133642364</text:p>
          </table:table-cell>
          <table:table-cell office:value-type="float" office:value="-0.650225672250667" calcext:value-type="float">
            <text:p>-0.650225672250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56211134641532" calcext:value-type="float">
            <text:p>-5.56211134641532</text:p>
          </table:table-cell>
          <table:table-cell office:value-type="float" office:value="-2.62221866861707" calcext:value-type="float">
            <text:p>-2.62221866861707</text:p>
          </table:table-cell>
          <table:table-cell office:value-type="float" office:value="10.049237226353" calcext:value-type="float">
            <text:p>10.049237226353</text:p>
          </table:table-cell>
          <table:table-cell office:value-type="float" office:value="12.9032743418247" calcext:value-type="float">
            <text:p>12.9032743418247</text:p>
          </table:table-cell>
          <table:table-cell office:value-type="float" office:value="60.4327754006937" calcext:value-type="float">
            <text:p>60.432775400693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.5593012985391" calcext:value-type="float">
            <text:p>33.5593012985391</text:p>
          </table:table-cell>
          <table:table-cell office:value-type="float" office:value="4.40327434182473" calcext:value-type="float">
            <text:p>4.403274341824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712342977785" calcext:value-type="float">
            <text:p>3.6712342977785</text:p>
          </table:table-cell>
          <table:table-cell office:value-type="float" office:value="-1.01408629198789" calcext:value-type="float">
            <text:p>-1.01408629198789</text:p>
          </table:table-cell>
          <table:table-cell office:value-type="float" office:value="6.90221390902481" calcext:value-type="float">
            <text:p>6.90221390902481</text:p>
          </table:table-cell>
          <table:table-cell office:value-type="float" office:value="6.67846914309864" calcext:value-type="float">
            <text:p>6.67846914309864</text:p>
          </table:table-cell>
          <table:table-cell office:value-type="float" office:value="12.6579148030954" calcext:value-type="float">
            <text:p>12.657914803095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.4920475611731" calcext:value-type="float">
            <text:p>14.4920475611731</text:p>
          </table:table-cell>
          <table:table-cell office:value-type="float" office:value="-1.82153085690136" calcext:value-type="float">
            <text:p>-1.82153085690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1297584513216" calcext:value-type="float">
            <text:p>3.71297584513216</text:p>
          </table:table-cell>
          <table:table-cell office:value-type="float" office:value="-2.98856640754679" calcext:value-type="float">
            <text:p>-2.98856640754679</text:p>
          </table:table-cell>
          <table:table-cell office:value-type="float" office:value="8.86973710002476" calcext:value-type="float">
            <text:p>8.86973710002476</text:p>
          </table:table-cell>
          <table:table-cell office:value-type="float" office:value="8.63207848498071" calcext:value-type="float">
            <text:p>8.63207848498071</text:p>
          </table:table-cell>
          <table:table-cell office:value-type="float" office:value="14.423687181886" calcext:value-type="float">
            <text:p>14.42368718188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.7747560340816" calcext:value-type="float">
            <text:p>16.7747560340816</text:p>
          </table:table-cell>
          <table:table-cell office:value-type="float" office:value="0.132078484980713" calcext:value-type="float">
            <text:p>0.132078484980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49658920850168" calcext:value-type="float">
            <text:p>-6.49658920850168</text:p>
          </table:table-cell>
          <table:table-cell office:value-type="float" office:value="3.2413576517887" calcext:value-type="float">
            <text:p>3.2413576517887</text:p>
          </table:table-cell>
          <table:table-cell office:value-type="float" office:value="4.34140721629491" calcext:value-type="float">
            <text:p>4.34140721629491</text:p>
          </table:table-cell>
          <table:table-cell office:value-type="float" office:value="7.50693695246214" calcext:value-type="float">
            <text:p>7.50693695246214</text:p>
          </table:table-cell>
          <table:table-cell office:value-type="float" office:value="59.2415883907197" calcext:value-type="float">
            <text:p>59.24158839071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8.9643136922318" calcext:value-type="float">
            <text:p>38.9643136922318</text:p>
          </table:table-cell>
          <table:table-cell office:value-type="float" office:value="-0.993063047537863" calcext:value-type="float">
            <text:p>-0.993063047537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17014992739004" calcext:value-type="float">
            <text:p>-2.17014992739004</text:p>
          </table:table-cell>
          <table:table-cell office:value-type="float" office:value="-5.14450238835588" calcext:value-type="float">
            <text:p>-5.14450238835588</text:p>
          </table:table-cell>
          <table:table-cell office:value-type="float" office:value="12.0061940429209" calcext:value-type="float">
            <text:p>12.0061940429209</text:p>
          </table:table-cell>
          <table:table-cell office:value-type="float" office:value="13.7295773520509" calcext:value-type="float">
            <text:p>13.7295773520509</text:p>
          </table:table-cell>
          <table:table-cell office:value-type="float" office:value="45.9952520253061" calcext:value-type="float">
            <text:p>45.995252025306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.85405309570685" calcext:value-type="float">
            <text:p>9.85405309570685</text:p>
          </table:table-cell>
          <table:table-cell office:value-type="float" office:value="5.22957735205089" calcext:value-type="float">
            <text:p>5.22957735205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2147842135199" calcext:value-type="float">
            <text:p>1.42147842135199</text:p>
          </table:table-cell>
          <table:table-cell office:value-type="float" office:value="1.20401631425371" calcext:value-type="float">
            <text:p>1.20401631425371</text:p>
          </table:table-cell>
          <table:table-cell office:value-type="float" office:value="5.05907061552096" calcext:value-type="float">
            <text:p>5.05907061552096</text:p>
          </table:table-cell>
          <table:table-cell office:value-type="float" office:value="5.5852444750703" calcext:value-type="float">
            <text:p>5.5852444750703</text:p>
          </table:table-cell>
          <table:table-cell office:value-type="float" office:value="21.6885915789863" calcext:value-type="float">
            <text:p>21.688591578986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816584588115641" calcext:value-type="float">
            <text:p>0.816584588115641</text:p>
          </table:table-cell>
          <table:table-cell office:value-type="float" office:value="-2.9147555249297" calcext:value-type="float">
            <text:p>-2.91475552492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96751894858441" calcext:value-type="float">
            <text:p>-6.96751894858441</text:p>
          </table:table-cell>
          <table:table-cell office:value-type="float" office:value="1.77234190462025" calcext:value-type="float">
            <text:p>1.77234190462025</text:p>
          </table:table-cell>
          <table:table-cell office:value-type="float" office:value="5.88891125347715" calcext:value-type="float">
            <text:p>5.88891125347715</text:p>
          </table:table-cell>
          <table:table-cell office:value-type="float" office:value="9.21141756967195" calcext:value-type="float">
            <text:p>9.21141756967195</text:p>
          </table:table-cell>
          <table:table-cell office:value-type="float" office:value="63.0652528383018" calcext:value-type="float">
            <text:p>63.06525283830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6.7739783942625" calcext:value-type="float">
            <text:p>46.7739783942625</text:p>
          </table:table-cell>
          <table:table-cell office:value-type="float" office:value="0.711417569671953" calcext:value-type="float">
            <text:p>0.7114175696719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8976867738652" calcext:value-type="float">
            <text:p>0.858976867738652</text:p>
          </table:table-cell>
          <table:table-cell office:value-type="float" office:value="-1.35572117955556" calcext:value-type="float">
            <text:p>-1.35572117955556</text:p>
          </table:table-cell>
          <table:table-cell office:value-type="float" office:value="7.71255836826579" calcext:value-type="float">
            <text:p>7.71255836826579</text:p>
          </table:table-cell>
          <table:table-cell office:value-type="float" office:value="8.42623274568624" calcext:value-type="float">
            <text:p>8.42623274568624</text:p>
          </table:table-cell>
          <table:table-cell office:value-type="float" office:value="27.0608368408623" calcext:value-type="float">
            <text:p>27.06083684086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.09356243886567" calcext:value-type="float">
            <text:p>2.09356243886567</text:p>
          </table:table-cell>
          <table:table-cell office:value-type="float" office:value="-0.0737672543137635" calcext:value-type="float">
            <text:p>-0.073767254313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90063033132328" calcext:value-type="float">
            <text:p>-4.90063033132328</text:p>
          </table:table-cell>
          <table:table-cell office:value-type="float" office:value="-6.38991268731093" calcext:value-type="float">
            <text:p>-6.38991268731093</text:p>
          </table:table-cell>
          <table:table-cell office:value-type="float" office:value="13.7066844091981" calcext:value-type="float">
            <text:p>13.7066844091981</text:p>
          </table:table-cell>
          <table:table-cell office:value-type="float" office:value="16.3402278529726" calcext:value-type="float">
            <text:p>16.3402278529726</text:p>
          </table:table-cell>
          <table:table-cell office:value-type="float" office:value="60.8930643439273" calcext:value-type="float">
            <text:p>60.893064343927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0.4060903315966" calcext:value-type="float">
            <text:p>30.4060903315966</text:p>
          </table:table-cell>
          <table:table-cell office:value-type="float" office:value="7.84022785297257" calcext:value-type="float">
            <text:p>7.840227852972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91201778304106" calcext:value-type="float">
            <text:p>-4.91201778304106</text:p>
          </table:table-cell>
          <table:table-cell office:value-type="float" office:value="-6.12516518654547" calcext:value-type="float">
            <text:p>-6.12516518654547</text:p>
          </table:table-cell>
          <table:table-cell office:value-type="float" office:value="13.4438348170523" calcext:value-type="float">
            <text:p>13.4438348170523</text:p>
          </table:table-cell>
          <table:table-cell office:value-type="float" office:value="16.081174078066" calcext:value-type="float">
            <text:p>16.081174078066</text:p>
          </table:table-cell>
          <table:table-cell office:value-type="float" office:value="60.6852541017508" calcext:value-type="float">
            <text:p>60.685254101750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0.2530838874571" calcext:value-type="float">
            <text:p>30.2530838874571</text:p>
          </table:table-cell>
          <table:table-cell office:value-type="float" office:value="7.581174078066" calcext:value-type="float">
            <text:p>7.5811740780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4217818033819" calcext:value-type="float">
            <text:p>2.44217818033819</text:p>
          </table:table-cell>
          <table:table-cell office:value-type="float" office:value="-2.79566636359936" calcext:value-type="float">
            <text:p>-2.79566636359936</text:p>
          </table:table-cell>
          <table:table-cell office:value-type="float" office:value="8.88863666687633" calcext:value-type="float">
            <text:p>8.88863666687633</text:p>
          </table:table-cell>
          <table:table-cell office:value-type="float" office:value="9.07457727343026" calcext:value-type="float">
            <text:p>9.07457727343026</text:p>
          </table:table-cell>
          <table:table-cell office:value-type="float" office:value="20.5847754619084" calcext:value-type="float">
            <text:p>20.584775461908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.75990062811932" calcext:value-type="float">
            <text:p>8.75990062811932</text:p>
          </table:table-cell>
          <table:table-cell office:value-type="float" office:value="0.574577273430262" calcext:value-type="float">
            <text:p>0.5745772734302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5929889915258" calcext:value-type="float">
            <text:p>-1.05929889915258</text:p>
          </table:table-cell>
          <table:table-cell office:value-type="float" office:value="-6.45243751311375" calcext:value-type="float">
            <text:p>-6.45243751311375</text:p>
          </table:table-cell>
          <table:table-cell office:value-type="float" office:value="13.1289873296392" calcext:value-type="float">
            <text:p>13.1289873296392</text:p>
          </table:table-cell>
          <table:table-cell office:value-type="float" office:value="14.48208696269" calcext:value-type="float">
            <text:p>14.48208696269</text:p>
          </table:table-cell>
          <table:table-cell office:value-type="float" office:value="41.7489320088767" calcext:value-type="float">
            <text:p>41.748932008876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.57455167085961" calcext:value-type="float">
            <text:p>7.57455167085961</text:p>
          </table:table-cell>
          <table:table-cell office:value-type="float" office:value="5.98208696269004" calcext:value-type="float">
            <text:p>5.98208696269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84368715583995" calcext:value-type="float">
            <text:p>-4.84368715583995</text:p>
          </table:table-cell>
          <table:table-cell office:value-type="float" office:value="1.49804526804827" calcext:value-type="float">
            <text:p>1.49804526804827</text:p>
          </table:table-cell>
          <table:table-cell office:value-type="float" office:value="5.80923592459172" calcext:value-type="float">
            <text:p>5.80923592459172</text:p>
          </table:table-cell>
          <table:table-cell office:value-type="float" office:value="8.42379830987171" calcext:value-type="float">
            <text:p>8.42379830987171</text:p>
          </table:table-cell>
          <table:table-cell office:value-type="float" office:value="52.7203905111515" calcext:value-type="float">
            <text:p>52.72039051115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1.9632599956006" calcext:value-type="float">
            <text:p>21.9632599956006</text:p>
          </table:table-cell>
          <table:table-cell office:value-type="float" office:value="-0.0762016901282943" calcext:value-type="float">
            <text:p>-0.076201690128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3754323777939" calcext:value-type="float">
            <text:p>1.33754323777939</text:p>
          </table:table-cell>
          <table:table-cell office:value-type="float" office:value="-6.0845208310806" calcext:value-type="float">
            <text:p>-6.0845208310806</text:p>
          </table:table-cell>
          <table:table-cell office:value-type="float" office:value="12.3615969581174" calcext:value-type="float">
            <text:p>12.3615969581174</text:p>
          </table:table-cell>
          <table:table-cell office:value-type="float" office:value="12.9157492121909" calcext:value-type="float">
            <text:p>12.9157492121909</text:p>
          </table:table-cell>
          <table:table-cell office:value-type="float" office:value="29.3968046421837" calcext:value-type="float">
            <text:p>29.396804642183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.87354274400996" calcext:value-type="float">
            <text:p>7.87354274400996</text:p>
          </table:table-cell>
          <table:table-cell office:value-type="float" office:value="4.41574921219091" calcext:value-type="float">
            <text:p>4.41574921219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8349189960843" calcext:value-type="float">
            <text:p>-6.8349189960843</text:p>
          </table:table-cell>
          <table:table-cell office:value-type="float" office:value="-5.56095827121975" calcext:value-type="float">
            <text:p>-5.56095827121975</text:p>
          </table:table-cell>
          <table:table-cell office:value-type="float" office:value="13.2001114372338" calcext:value-type="float">
            <text:p>13.2001114372338</text:p>
          </table:table-cell>
          <table:table-cell office:value-type="float" office:value="16.4784177692619" calcext:value-type="float">
            <text:p>16.4784177692619</text:p>
          </table:table-cell>
          <table:table-cell office:value-type="float" office:value="69.7355532516412" calcext:value-type="float">
            <text:p>69.73555325164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.2770759542537" calcext:value-type="float">
            <text:p>52.2770759542537</text:p>
          </table:table-cell>
          <table:table-cell office:value-type="float" office:value="7.97841776926189" calcext:value-type="float">
            <text:p>7.97841776926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74949846221659" calcext:value-type="float">
            <text:p>-6.74949846221659</text:p>
          </table:table-cell>
          <table:table-cell office:value-type="float" office:value="1.97126907076301" calcext:value-type="float">
            <text:p>1.97126907076301</text:p>
          </table:table-cell>
          <table:table-cell office:value-type="float" office:value="5.65364733960642" calcext:value-type="float">
            <text:p>5.65364733960642</text:p>
          </table:table-cell>
          <table:table-cell office:value-type="float" office:value="8.90348016034528" calcext:value-type="float">
            <text:p>8.90348016034528</text:p>
          </table:table-cell>
          <table:table-cell office:value-type="float" office:value="61.7762232403199" calcext:value-type="float">
            <text:p>61.776223240319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.584460420701" calcext:value-type="float">
            <text:p>43.584460420701</text:p>
          </table:table-cell>
          <table:table-cell office:value-type="float" office:value="0.403480160345278" calcext:value-type="float">
            <text:p>0.4034801603452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8115911107293" calcext:value-type="float">
            <text:p>-4.8115911107293</text:p>
          </table:table-cell>
          <table:table-cell office:value-type="float" office:value="-5.72622830798949" calcext:value-type="float">
            <text:p>-5.72622830798949</text:p>
          </table:table-cell>
          <table:table-cell office:value-type="float" office:value="13.0281601597777" calcext:value-type="float">
            <text:p>13.0281601597777</text:p>
          </table:table-cell>
          <table:table-cell office:value-type="float" office:value="15.6320238633541" calcext:value-type="float">
            <text:p>15.6320238633541</text:p>
          </table:table-cell>
          <table:table-cell office:value-type="float" office:value="59.784183861636" calcext:value-type="float">
            <text:p>59.78418386163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.8776373248387" calcext:value-type="float">
            <text:p>28.8776373248387</text:p>
          </table:table-cell>
          <table:table-cell office:value-type="float" office:value="7.13202386335414" calcext:value-type="float">
            <text:p>7.132023863354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2878546494903" calcext:value-type="float">
            <text:p>-1.62878546494903</text:p>
          </table:table-cell>
          <table:table-cell office:value-type="float" office:value="3.29776865565041" calcext:value-type="float">
            <text:p>3.29776865565041</text:p>
          </table:table-cell>
          <table:table-cell office:value-type="float" office:value="3.47369558850776" calcext:value-type="float">
            <text:p>3.47369558850776</text:p>
          </table:table-cell>
          <table:table-cell office:value-type="float" office:value="5.0166240768241" calcext:value-type="float">
            <text:p>5.0166240768241</text:p>
          </table:table-cell>
          <table:table-cell office:value-type="float" office:value="34.8461586690947" calcext:value-type="float">
            <text:p>34.846158669094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0.644826564821175" calcext:value-type="float">
            <text:p>-0.644826564821175</text:p>
          </table:table-cell>
          <table:table-cell office:value-type="float" office:value="-3.4833759231759" calcext:value-type="float">
            <text:p>-3.48337592317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58646068471956" calcext:value-type="float">
            <text:p>-6.58646068471956</text:p>
          </table:table-cell>
          <table:table-cell office:value-type="float" office:value="2.62419420960581" calcext:value-type="float">
            <text:p>2.62419420960581</text:p>
          </table:table-cell>
          <table:table-cell office:value-type="float" office:value="4.97354923784745" calcext:value-type="float">
            <text:p>4.97354923784745</text:p>
          </table:table-cell>
          <table:table-cell office:value-type="float" office:value="8.16903613275397" calcext:value-type="float">
            <text:p>8.16903613275397</text:p>
          </table:table-cell>
          <table:table-cell office:value-type="float" office:value="60.308109213992" calcext:value-type="float">
            <text:p>60.30810921399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.7572701417506" calcext:value-type="float">
            <text:p>40.7572701417506</text:p>
          </table:table-cell>
          <table:table-cell office:value-type="float" office:value="-0.330963867246029" calcext:value-type="float">
            <text:p>-0.330963867246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996099464092" calcext:value-type="float">
            <text:p>-1.0996099464092</text:p>
          </table:table-cell>
          <table:table-cell office:value-type="float" office:value="-1.95554171751804" calcext:value-type="float">
            <text:p>-1.95554171751804</text:p>
          </table:table-cell>
          <table:table-cell office:value-type="float" office:value="8.63881004191957" calcext:value-type="float">
            <text:p>8.63881004191957</text:p>
          </table:table-cell>
          <table:table-cell office:value-type="float" office:value="10.0053466907226" calcext:value-type="float">
            <text:p>10.0053466907226</text:p>
          </table:table-cell>
          <table:table-cell office:value-type="float" office:value="37.453591449564" calcext:value-type="float">
            <text:p>37.45359144956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.16468375176008" calcext:value-type="float">
            <text:p>3.16468375176008</text:p>
          </table:table-cell>
          <table:table-cell office:value-type="float" office:value="1.50534669072264" calcext:value-type="float">
            <text:p>1.505346690722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3394153688537" calcext:value-type="float">
            <text:p>3.73394153688537</text:p>
          </table:table-cell>
          <table:table-cell office:value-type="float" office:value="-3.65224105973526" calcext:value-type="float">
            <text:p>-3.65224105973526</text:p>
          </table:table-cell>
          <table:table-cell office:value-type="float" office:value="9.52991747025436" calcext:value-type="float">
            <text:p>9.52991747025436</text:p>
          </table:table-cell>
          <table:table-cell office:value-type="float" office:value="9.28527029129257" calcext:value-type="float">
            <text:p>9.28527029129257</text:p>
          </table:table-cell>
          <table:table-cell office:value-type="float" office:value="14.9825333753084" calcext:value-type="float">
            <text:p>14.982533375308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.5945604606132" calcext:value-type="float">
            <text:p>17.5945604606132</text:p>
          </table:table-cell>
          <table:table-cell office:value-type="float" office:value="0.785270291292568" calcext:value-type="float">
            <text:p>0.785270291292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78056046305595" calcext:value-type="float">
            <text:p>-0.478056046305595</text:p>
          </table:table-cell>
          <table:table-cell office:value-type="float" office:value="-3.46339233597064" calcext:value-type="float">
            <text:p>-3.46339233597064</text:p>
          </table:table-cell>
          <table:table-cell office:value-type="float" office:value="10.0430683436882" calcext:value-type="float">
            <text:p>10.0430683436882</text:p>
          </table:table-cell>
          <table:table-cell office:value-type="float" office:value="11.2024203591234" calcext:value-type="float">
            <text:p>11.2024203591234</text:p>
          </table:table-cell>
          <table:table-cell office:value-type="float" office:value="35.8536725674986" calcext:value-type="float">
            <text:p>35.853672567498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.69192991937997" calcext:value-type="float">
            <text:p>3.69192991937997</text:p>
          </table:table-cell>
          <table:table-cell office:value-type="float" office:value="2.70242035912343" calcext:value-type="float">
            <text:p>2.702420359123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2367750577939" calcext:value-type="float">
            <text:p>-2.2367750577939</text:p>
          </table:table-cell>
          <table:table-cell office:value-type="float" office:value="-6.79682300126401" calcext:value-type="float">
            <text:p>-6.79682300126401</text:p>
          </table:table-cell>
          <table:table-cell office:value-type="float" office:value="13.6696188442297" calcext:value-type="float">
            <text:p>13.6696188442297</text:p>
          </table:table-cell>
          <table:table-cell office:value-type="float" office:value="15.415210530161" calcext:value-type="float">
            <text:p>15.415210530161</text:p>
          </table:table-cell>
          <table:table-cell office:value-type="float" office:value="47.9806982902335" calcext:value-type="float">
            <text:p>47.980698290233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.7999856604329" calcext:value-type="float">
            <text:p>11.7999856604329</text:p>
          </table:table-cell>
          <table:table-cell office:value-type="float" office:value="6.91521053016096" calcext:value-type="float">
            <text:p>6.915210530160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36341244256707" calcext:value-type="float">
            <text:p>-3.36341244256707</text:p>
          </table:table-cell>
          <table:table-cell office:value-type="float" office:value="-6.88895991122502" calcext:value-type="float">
            <text:p>-6.88895991122502</text:p>
          </table:table-cell>
          <table:table-cell office:value-type="float" office:value="13.9495286516529" calcext:value-type="float">
            <text:p>13.9495286516529</text:p>
          </table:table-cell>
          <table:table-cell office:value-type="float" office:value="16.0706661325086" calcext:value-type="float">
            <text:p>16.0706661325086</text:p>
          </table:table-cell>
          <table:table-cell office:value-type="float" office:value="53.7060221240604" calcext:value-type="float">
            <text:p>53.70602212406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8.20150317004" calcext:value-type="float">
            <text:p>18.20150317004</text:p>
          </table:table-cell>
          <table:table-cell office:value-type="float" office:value="7.57066613250856" calcext:value-type="float">
            <text:p>7.57066613250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57671888542736" calcext:value-type="float">
            <text:p>-2.57671888542736</text:p>
          </table:table-cell>
          <table:table-cell office:value-type="float" office:value="0.179271634406738" calcext:value-type="float">
            <text:p>0.179271634406738</text:p>
          </table:table-cell>
          <table:table-cell office:value-type="float" office:value="6.75018151316449" calcext:value-type="float">
            <text:p>6.75018151316449</text:p>
          </table:table-cell>
          <table:table-cell office:value-type="float" office:value="8.60908780830695" calcext:value-type="float">
            <text:p>8.60908780830695</text:p>
          </table:table-cell>
          <table:table-cell office:value-type="float" office:value="42.7043227927301" calcext:value-type="float">
            <text:p>42.70432279273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.4602085801113" calcext:value-type="float">
            <text:p>6.4602085801113</text:p>
          </table:table-cell>
          <table:table-cell office:value-type="float" office:value="0.109087808306944" calcext:value-type="float">
            <text:p>0.1090878083069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377052019213586" calcext:value-type="float">
            <text:p>-0.037705201921359</text:p>
          </table:table-cell>
          <table:table-cell office:value-type="float" office:value="3.46721281016416" calcext:value-type="float">
            <text:p>3.46721281016416</text:p>
          </table:table-cell>
          <table:table-cell office:value-type="float" office:value="3.03907139015606" calcext:value-type="float">
            <text:p>3.03907139015606</text:p>
          </table:table-cell>
          <table:table-cell office:value-type="float" office:value="4.05163979079652" calcext:value-type="float">
            <text:p>4.05163979079652</text:p>
          </table:table-cell>
          <table:table-cell office:value-type="float" office:value="26.7213131994426" calcext:value-type="float">
            <text:p>26.721313199442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-3.46579112791223" calcext:value-type="float">
            <text:p>-3.46579112791223</text:p>
          </table:table-cell>
          <table:table-cell office:value-type="float" office:value="-4.44836020920348" calcext:value-type="float">
            <text:p>-4.448360209203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4299021657992" calcext:value-type="float">
            <text:p>2.34299021657992</text:p>
          </table:table-cell>
          <table:table-cell office:value-type="float" office:value="-5.10053041599291" calcext:value-type="float">
            <text:p>-5.10053041599291</text:p>
          </table:table-cell>
          <table:table-cell office:value-type="float" office:value="11.2100320465629" calcext:value-type="float">
            <text:p>11.2100320465629</text:p>
          </table:table-cell>
          <table:table-cell office:value-type="float" office:value="11.4290353077029" calcext:value-type="float">
            <text:p>11.4290353077029</text:p>
          </table:table-cell>
          <table:table-cell office:value-type="float" office:value="23.3855793330933" calcext:value-type="float">
            <text:p>23.385579333093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.5901335709821" calcext:value-type="float">
            <text:p>10.5901335709821</text:p>
          </table:table-cell>
          <table:table-cell office:value-type="float" office:value="2.92903530770295" calcext:value-type="float">
            <text:p>2.929035307702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6220468815409" calcext:value-type="float">
            <text:p>2.76220468815409</text:p>
          </table:table-cell>
          <table:table-cell office:value-type="float" office:value="-5.69805607826921" calcext:value-type="float">
            <text:p>-5.69805607826921</text:p>
          </table:table-cell>
          <table:table-cell office:value-type="float" office:value="11.7376886302435" calcext:value-type="float">
            <text:p>11.7376886302435</text:p>
          </table:table-cell>
          <table:table-cell office:value-type="float" office:value="11.8169537341922" calcext:value-type="float">
            <text:p>11.8169537341922</text:p>
          </table:table-cell>
          <table:table-cell office:value-type="float" office:value="21.8870326374988" calcext:value-type="float">
            <text:p>21.887032637498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.3278308175296" calcext:value-type="float">
            <text:p>13.3278308175296</text:p>
          </table:table-cell>
          <table:table-cell office:value-type="float" office:value="3.31695373419216" calcext:value-type="float">
            <text:p>3.31695373419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03607708628511" calcext:value-type="float">
            <text:p>-4.03607708628511</text:p>
          </table:table-cell>
          <table:table-cell office:value-type="float" office:value="-1.38552841387812" calcext:value-type="float">
            <text:p>-1.38552841387812</text:p>
          </table:table-cell>
          <table:table-cell office:value-type="float" office:value="8.55820792825897" calcext:value-type="float">
            <text:p>8.55820792825897</text:p>
          </table:table-cell>
          <table:table-cell office:value-type="float" office:value="10.9035669570207" calcext:value-type="float">
            <text:p>10.9035669570207</text:p>
          </table:table-cell>
          <table:table-cell office:value-type="float" office:value="51.5659138453037" calcext:value-type="float">
            <text:p>51.565913845303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.6754466603138" calcext:value-type="float">
            <text:p>17.6754466603138</text:p>
          </table:table-cell>
          <table:table-cell office:value-type="float" office:value="2.40356695702068" calcext:value-type="float">
            <text:p>2.40356695702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8198371841927" calcext:value-type="float">
            <text:p>2.38198371841927</text:p>
          </table:table-cell>
          <table:table-cell office:value-type="float" office:value="-0.735074887507402" calcext:value-type="float">
            <text:p>-0.735074887507402</text:p>
          </table:table-cell>
          <table:table-cell office:value-type="float" office:value="6.83807760110419" calcext:value-type="float">
            <text:p>6.83807760110419</text:p>
          </table:table-cell>
          <table:table-cell office:value-type="float" office:value="7.04408302829777" calcext:value-type="float">
            <text:p>7.04408302829777</text:p>
          </table:table-cell>
          <table:table-cell office:value-type="float" office:value="18.8251562954111" calcext:value-type="float">
            <text:p>18.82515629541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.40892132232189" calcext:value-type="float">
            <text:p>6.40892132232189</text:p>
          </table:table-cell>
          <table:table-cell office:value-type="float" office:value="-1.45591697170223" calcext:value-type="float">
            <text:p>-1.455916971702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7863831145247" calcext:value-type="float">
            <text:p>0.687863831145247</text:p>
          </table:table-cell>
          <table:table-cell office:value-type="float" office:value="-1.04275405257557" calcext:value-type="float">
            <text:p>-1.04275405257557</text:p>
          </table:table-cell>
          <table:table-cell office:value-type="float" office:value="7.42811008071803" calcext:value-type="float">
            <text:p>7.42811008071803</text:p>
          </table:table-cell>
          <table:table-cell office:value-type="float" office:value="8.19882213700295" calcext:value-type="float">
            <text:p>8.19882213700295</text:p>
          </table:table-cell>
          <table:table-cell office:value-type="float" office:value="27.6034348968493" calcext:value-type="float">
            <text:p>27.603434896849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51591070277339" calcext:value-type="float">
            <text:p>1.51591070277339</text:p>
          </table:table-cell>
          <table:table-cell office:value-type="float" office:value="-0.301177862997053" calcext:value-type="float">
            <text:p>-0.301177862997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14040657414503" calcext:value-type="float">
            <text:p>-0.514040657414503</text:p>
          </table:table-cell>
          <table:table-cell office:value-type="float" office:value="-2.25002691521129" calcext:value-type="float">
            <text:p>-2.25002691521129</text:p>
          </table:table-cell>
          <table:table-cell office:value-type="float" office:value="8.83570035811371" calcext:value-type="float">
            <text:p>8.83570035811371</text:p>
          </table:table-cell>
          <table:table-cell office:value-type="float" office:value="10.0070472439185" calcext:value-type="float">
            <text:p>10.0070472439185</text:p>
          </table:table-cell>
          <table:table-cell office:value-type="float" office:value="34.8202302022838" calcext:value-type="float">
            <text:p>34.820230202283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.51426471268643" calcext:value-type="float">
            <text:p>2.51426471268643</text:p>
          </table:table-cell>
          <table:table-cell office:value-type="float" office:value="1.50704724391854" calcext:value-type="float">
            <text:p>1.507047243918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535324161874" calcext:value-type="float">
            <text:p>2.5535324161874</text:p>
          </table:table-cell>
          <table:table-cell office:value-type="float" office:value="-2.6037488735526" calcext:value-type="float">
            <text:p>-2.6037488735526</text:p>
          </table:table-cell>
          <table:table-cell office:value-type="float" office:value="8.67816013752137" calcext:value-type="float">
            <text:p>8.67816013752137</text:p>
          </table:table-cell>
          <table:table-cell office:value-type="float" office:value="8.8269826654589" calcext:value-type="float">
            <text:p>8.8269826654589</text:p>
          </table:table-cell>
          <table:table-cell office:value-type="float" office:value="19.8360867926156" calcext:value-type="float">
            <text:p>19.836086792615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.12427667407245" calcext:value-type="float">
            <text:p>9.12427667407245</text:p>
          </table:table-cell>
          <table:table-cell office:value-type="float" office:value="0.326982665458901" calcext:value-type="float">
            <text:p>0.3269826654589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77422919264252" calcext:value-type="float">
            <text:p>-0.377422919264252</text:p>
          </table:table-cell>
          <table:table-cell office:value-type="float" office:value="1.11031032918095" calcext:value-type="float">
            <text:p>1.11031032918095</text:p>
          </table:table-cell>
          <table:table-cell office:value-type="float" office:value="5.45259349069643" calcext:value-type="float">
            <text:p>5.45259349069643</text:p>
          </table:table-cell>
          <table:table-cell office:value-type="float" office:value="6.57840113045118" calcext:value-type="float">
            <text:p>6.57840113045118</text:p>
          </table:table-cell>
          <table:table-cell office:value-type="float" office:value="30.7768042671403" calcext:value-type="float">
            <text:p>30.776804267140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-0.967862269195" calcext:value-type="float">
            <text:p>-0.967862269195</text:p>
          </table:table-cell>
          <table:table-cell office:value-type="float" office:value="-1.92159886954882" calcext:value-type="float">
            <text:p>-1.92159886954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63849338432732" calcext:value-type="float">
            <text:p>-6.63849338432732</text:p>
          </table:table-cell>
          <table:table-cell office:value-type="float" office:value="-1.50777231527735" calcext:value-type="float">
            <text:p>-1.50777231527735</text:p>
          </table:table-cell>
          <table:table-cell office:value-type="float" office:value="9.1141878793319" calcext:value-type="float">
            <text:p>9.1141878793319</text:p>
          </table:table-cell>
          <table:table-cell office:value-type="float" office:value="12.327019007441" calcext:value-type="float">
            <text:p>12.327019007441</text:p>
          </table:table-cell>
          <table:table-cell office:value-type="float" office:value="64.700239236914" calcext:value-type="float">
            <text:p>64.70023923691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5.577366729035" calcext:value-type="float">
            <text:p>45.577366729035</text:p>
          </table:table-cell>
          <table:table-cell office:value-type="float" office:value="3.82701900744101" calcext:value-type="float">
            <text:p>3.82701900744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6251105761071" calcext:value-type="float">
            <text:p>-5.6251105761071</text:p>
          </table:table-cell>
          <table:table-cell office:value-type="float" office:value="-6.53938470190176" calcext:value-type="float">
            <text:p>-6.53938470190176</text:p>
          </table:table-cell>
          <table:table-cell office:value-type="float" office:value="13.9769031312529" calcext:value-type="float">
            <text:p>13.9769031312529</text:p>
          </table:table-cell>
          <table:table-cell office:value-type="float" office:value="16.8519399899553" calcext:value-type="float">
            <text:p>16.8519399899553</text:p>
          </table:table-cell>
          <table:table-cell office:value-type="float" office:value="64.6649375824373" calcext:value-type="float">
            <text:p>64.664937582437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8.1812536953337" calcext:value-type="float">
            <text:p>38.1812536953337</text:p>
          </table:table-cell>
          <table:table-cell office:value-type="float" office:value="8.35193998995531" calcext:value-type="float">
            <text:p>8.35193998995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25850129859833" calcext:value-type="float">
            <text:p>-2.25850129859833</text:p>
          </table:table-cell>
          <table:table-cell office:value-type="float" office:value="-2.83368926113109" calcext:value-type="float">
            <text:p>-2.83368926113109</text:p>
          </table:table-cell>
          <table:table-cell office:value-type="float" office:value="9.71010614423081" calcext:value-type="float">
            <text:p>9.71010614423081</text:p>
          </table:table-cell>
          <table:table-cell office:value-type="float" office:value="11.4629399104303" calcext:value-type="float">
            <text:p>11.4629399104303</text:p>
          </table:table-cell>
          <table:table-cell office:value-type="float" office:value="44.1261957541227" calcext:value-type="float">
            <text:p>44.126195754122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.93451737690142" calcext:value-type="float">
            <text:p>7.93451737690142</text:p>
          </table:table-cell>
          <table:table-cell office:value-type="float" office:value="2.96293991043025" calcext:value-type="float">
            <text:p>2.96293991043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3358167649263" calcext:value-type="float">
            <text:p>-1.03358167649263</text:p>
          </table:table-cell>
          <table:table-cell office:value-type="float" office:value="-1.26335822711555" calcext:value-type="float">
            <text:p>-1.26335822711555</text:p>
          </table:table-cell>
          <table:table-cell office:value-type="float" office:value="7.93562183986432" calcext:value-type="float">
            <text:p>7.93562183986432</text:p>
          </table:table-cell>
          <table:table-cell office:value-type="float" office:value="9.28014906536186" calcext:value-type="float">
            <text:p>9.28014906536186</text:p>
          </table:table-cell>
          <table:table-cell office:value-type="float" office:value="36.4312666095787" calcext:value-type="float">
            <text:p>36.431266609578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.33164930909686" calcext:value-type="float">
            <text:p>2.33164930909686</text:p>
          </table:table-cell>
          <table:table-cell office:value-type="float" office:value="0.780149065361861" calcext:value-type="float">
            <text:p>0.780149065361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4983776291843" calcext:value-type="float">
            <text:p>1.24983776291843</text:p>
          </table:table-cell>
          <table:table-cell office:value-type="float" office:value="3.37030443949552" calcext:value-type="float">
            <text:p>3.37030443949552</text:p>
          </table:table-cell>
          <table:table-cell office:value-type="float" office:value="2.92138926668474" calcext:value-type="float">
            <text:p>2.92138926668474</text:p>
          </table:table-cell>
          <table:table-cell office:value-type="float" office:value="3.50477667904526" calcext:value-type="float">
            <text:p>3.50477667904526</text:p>
          </table:table-cell>
          <table:table-cell office:value-type="float" office:value="20.3805067459123" calcext:value-type="float">
            <text:p>20.380506745912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1.80821000587857" calcext:value-type="float">
            <text:p>-1.80821000587857</text:p>
          </table:table-cell>
          <table:table-cell office:value-type="float" office:value="-4.99522332095474" calcext:value-type="float">
            <text:p>-4.99522332095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5922153874503" calcext:value-type="float">
            <text:p>2.25922153874503</text:p>
          </table:table-cell>
          <table:table-cell office:value-type="float" office:value="3.92123190493332" calcext:value-type="float">
            <text:p>3.92123190493332</text:p>
          </table:table-cell>
          <table:table-cell office:value-type="float" office:value="2.20223117194251" calcext:value-type="float">
            <text:p>2.20223117194251</text:p>
          </table:table-cell>
          <table:table-cell office:value-type="float" office:value="2.44915732569417" calcext:value-type="float">
            <text:p>2.44915732569417</text:p>
          </table:table-cell>
          <table:table-cell office:value-type="float" office:value="14.7826604013416" calcext:value-type="float">
            <text:p>14.78266040134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.18285005619612" calcext:value-type="float">
            <text:p>1.18285005619612</text:p>
          </table:table-cell>
          <table:table-cell office:value-type="float" office:value="-6.05084267430583" calcext:value-type="float">
            <text:p>-6.050842674305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28994967062532" calcext:value-type="float">
            <text:p>-2.28994967062532</text:p>
          </table:table-cell>
          <table:table-cell office:value-type="float" office:value="-4.13176947144877" calcext:value-type="float">
            <text:p>-4.13176947144877</text:p>
          </table:table-cell>
          <table:table-cell office:value-type="float" office:value="11.0134277498863" calcext:value-type="float">
            <text:p>11.0134277498863</text:p>
          </table:table-cell>
          <table:table-cell office:value-type="float" office:value="12.7767443067614" calcext:value-type="float">
            <text:p>12.7767443067614</text:p>
          </table:table-cell>
          <table:table-cell office:value-type="float" office:value="45.5815178245754" calcext:value-type="float">
            <text:p>45.581517824575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.37563896544579" calcext:value-type="float">
            <text:p>9.37563896544579</text:p>
          </table:table-cell>
          <table:table-cell office:value-type="float" office:value="4.27674430676143" calcext:value-type="float">
            <text:p>4.27674430676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9121008573101" calcext:value-type="float">
            <text:p>2.29121008573101</text:p>
          </table:table-cell>
          <table:table-cell office:value-type="float" office:value="1.99948216916372" calcext:value-type="float">
            <text:p>1.99948216916372</text:p>
          </table:table-cell>
          <table:table-cell office:value-type="float" office:value="4.11864948321444" calcext:value-type="float">
            <text:p>4.11864948321444</text:p>
          </table:table-cell>
          <table:table-cell office:value-type="float" office:value="4.35491278797078" calcext:value-type="float">
            <text:p>4.35491278797078</text:p>
          </table:table-cell>
          <table:table-cell office:value-type="float" office:value="16.5444674021812" calcext:value-type="float">
            <text:p>16.54446740218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.25016148779176" calcext:value-type="float">
            <text:p>3.25016148779176</text:p>
          </table:table-cell>
          <table:table-cell office:value-type="float" office:value="-4.14508721202922" calcext:value-type="float">
            <text:p>-4.145087212029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50991026553391" calcext:value-type="float">
            <text:p>-4.50991026553391</text:p>
          </table:table-cell>
          <table:table-cell office:value-type="float" office:value="-3.7571600763544" calcext:value-type="float">
            <text:p>-3.7571600763544</text:p>
          </table:table-cell>
          <table:table-cell office:value-type="float" office:value="11.0088117872767" calcext:value-type="float">
            <text:p>11.0088117872767</text:p>
          </table:table-cell>
          <table:table-cell office:value-type="float" office:value="13.5121152091214" calcext:value-type="float">
            <text:p>13.5121152091214</text:p>
          </table:table-cell>
          <table:table-cell office:value-type="float" office:value="56.306711404024" calcext:value-type="float">
            <text:p>56.30671140402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.0964506795226" calcext:value-type="float">
            <text:p>24.0964506795226</text:p>
          </table:table-cell>
          <table:table-cell office:value-type="float" office:value="5.01211520912135" calcext:value-type="float">
            <text:p>5.01211520912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01551467028464" calcext:value-type="float">
            <text:p>-6.01551467028464</text:p>
          </table:table-cell>
          <table:table-cell office:value-type="float" office:value="-1.17223304326067" calcext:value-type="float">
            <text:p>-1.17223304326067</text:p>
          </table:table-cell>
          <table:table-cell office:value-type="float" office:value="8.67481882164145" calcext:value-type="float">
            <text:p>8.67481882164145</text:p>
          </table:table-cell>
          <table:table-cell office:value-type="float" office:value="11.679990378403" calcext:value-type="float">
            <text:p>11.679990378403</text:p>
          </table:table-cell>
          <table:table-cell office:value-type="float" office:value="61.2498063946839" calcext:value-type="float">
            <text:p>61.249806394683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7.3586497916704" calcext:value-type="float">
            <text:p>37.3586497916704</text:p>
          </table:table-cell>
          <table:table-cell office:value-type="float" office:value="3.17999037840299" calcext:value-type="float">
            <text:p>3.179990378402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8102386014342" calcext:value-type="float">
            <text:p>3.48102386014342</text:p>
          </table:table-cell>
          <table:table-cell office:value-type="float" office:value="-4.46821612282659" calcext:value-type="float">
            <text:p>-4.46821612282659</text:p>
          </table:table-cell>
          <table:table-cell office:value-type="float" office:value="10.3880454794694" calcext:value-type="float">
            <text:p>10.3880454794694</text:p>
          </table:table-cell>
          <table:table-cell office:value-type="float" office:value="10.2277041927549" calcext:value-type="float">
            <text:p>10.2277041927549</text:p>
          </table:table-cell>
          <table:table-cell office:value-type="float" office:value="17.0630968221095" calcext:value-type="float">
            <text:p>17.063096822109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.5857432377144" calcext:value-type="float">
            <text:p>16.5857432377144</text:p>
          </table:table-cell>
          <table:table-cell office:value-type="float" office:value="1.72770419275488" calcext:value-type="float">
            <text:p>1.72770419275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5328471333763" calcext:value-type="float">
            <text:p>3.55328471333763</text:p>
          </table:table-cell>
          <table:table-cell office:value-type="float" office:value="1.00636757116097" calcext:value-type="float">
            <text:p>1.00636757116097</text:p>
          </table:table-cell>
          <table:table-cell office:value-type="float" office:value="4.90141830994942" calcext:value-type="float">
            <text:p>4.90141830994942</text:p>
          </table:table-cell>
          <table:table-cell office:value-type="float" office:value="4.71699007217021" calcext:value-type="float">
            <text:p>4.71699007217021</text:p>
          </table:table-cell>
          <table:table-cell office:value-type="float" office:value="11.2272088621509" calcext:value-type="float">
            <text:p>11.227208862150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.6194646828779" calcext:value-type="float">
            <text:p>11.6194646828779</text:p>
          </table:table-cell>
          <table:table-cell office:value-type="float" office:value="-3.78300992782979" calcext:value-type="float">
            <text:p>-3.78300992782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6625797115877" calcext:value-type="float">
            <text:p>2.56625797115877</text:p>
          </table:table-cell>
          <table:table-cell office:value-type="float" office:value="-3.50824285353405" calcext:value-type="float">
            <text:p>-3.50824285353405</text:p>
          </table:table-cell>
          <table:table-cell office:value-type="float" office:value="9.58053319167425" calcext:value-type="float">
            <text:p>9.58053319167425</text:p>
          </table:table-cell>
          <table:table-cell office:value-type="float" office:value="9.72511386795466" calcext:value-type="float">
            <text:p>9.72511386795466</text:p>
          </table:table-cell>
          <table:table-cell office:value-type="float" office:value="20.6769529977402" calcext:value-type="float">
            <text:p>20.676952997740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.09392282807" calcext:value-type="float">
            <text:p>10.09392282807</text:p>
          </table:table-cell>
          <table:table-cell office:value-type="float" office:value="1.22511386795466" calcext:value-type="float">
            <text:p>1.225113867954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11931311735919" calcext:value-type="float">
            <text:p>-2.11931311735919</text:p>
          </table:table-cell>
          <table:table-cell office:value-type="float" office:value="-6.44061797041505" calcext:value-type="float">
            <text:p>-6.44061797041505</text:p>
          </table:table-cell>
          <table:table-cell office:value-type="float" office:value="13.2938368233083" calcext:value-type="float">
            <text:p>13.2938368233083</text:p>
          </table:table-cell>
          <table:table-cell office:value-type="float" office:value="15.0002745290946" calcext:value-type="float">
            <text:p>15.0002745290946</text:p>
          </table:table-cell>
          <table:table-cell office:value-type="float" office:value="47.037183557211" calcext:value-type="float">
            <text:p>47.0371835572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.9321060598258" calcext:value-type="float">
            <text:p>10.9321060598258</text:p>
          </table:table-cell>
          <table:table-cell office:value-type="float" office:value="6.50027452909465" calcext:value-type="float">
            <text:p>6.500274529094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5545731416633" calcext:value-type="float">
            <text:p>0.375545731416633</text:p>
          </table:table-cell>
          <table:table-cell office:value-type="float" office:value="-2.32436537175725" calcext:value-type="float">
            <text:p>-2.32436537175725</text:p>
          </table:table-cell>
          <table:table-cell office:value-type="float" office:value="8.76177441652115" calcext:value-type="float">
            <text:p>8.76177441652115</text:p>
          </table:table-cell>
          <table:table-cell office:value-type="float" office:value="9.63659250604893" calcext:value-type="float">
            <text:p>9.63659250604893</text:p>
          </table:table-cell>
          <table:table-cell office:value-type="float" office:value="30.4466367146741" calcext:value-type="float">
            <text:p>30.446636714674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4653999681425" calcext:value-type="float">
            <text:p>2.4653999681425</text:p>
          </table:table-cell>
          <table:table-cell office:value-type="float" office:value="1.13659250604893" calcext:value-type="float">
            <text:p>1.136592506048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10221211039313" calcext:value-type="float">
            <text:p>-6.10221211039313</text:p>
          </table:table-cell>
          <table:table-cell office:value-type="float" office:value="2.15038336577174" calcext:value-type="float">
            <text:p>2.15038336577174</text:p>
          </table:table-cell>
          <table:table-cell office:value-type="float" office:value="5.36665198596045" calcext:value-type="float">
            <text:p>5.36665198596045</text:p>
          </table:table-cell>
          <table:table-cell office:value-type="float" office:value="8.40072268942483" calcext:value-type="float">
            <text:p>8.40072268942483</text:p>
          </table:table-cell>
          <table:table-cell office:value-type="float" office:value="58.3606771861939" calcext:value-type="float">
            <text:p>58.360677186193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5.0866092744568" calcext:value-type="float">
            <text:p>35.0866092744568</text:p>
          </table:table-cell>
          <table:table-cell office:value-type="float" office:value="-0.0992773105751708" calcext:value-type="float">
            <text:p>-0.099277310575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3749583807643" calcext:value-type="float">
            <text:p>3.83749583807643</text:p>
          </table:table-cell>
          <table:table-cell office:value-type="float" office:value="-6.66613637747478" calcext:value-type="float">
            <text:p>-6.66613637747478</text:p>
          </table:table-cell>
          <table:table-cell office:value-type="float" office:value="12.5265537377954" calcext:value-type="float">
            <text:p>12.5265537377954</text:p>
          </table:table-cell>
          <table:table-cell office:value-type="float" office:value="12.2473884584366" calcext:value-type="float">
            <text:p>12.2473884584366</text:p>
          </table:table-cell>
          <table:table-cell office:value-type="float" office:value="17.4786571870926" calcext:value-type="float">
            <text:p>17.478657187092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1.3925106847287" calcext:value-type="float">
            <text:p>21.3925106847287</text:p>
          </table:table-cell>
          <table:table-cell office:value-type="float" office:value="3.74738845843657" calcext:value-type="float">
            <text:p>3.74738845843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53925414036791" calcext:value-type="float">
            <text:p>-5.53925414036791</text:p>
          </table:table-cell>
          <table:table-cell office:value-type="float" office:value="-6.54029799958878" calcext:value-type="float">
            <text:p>-6.54029799958878</text:p>
          </table:table-cell>
          <table:table-cell office:value-type="float" office:value="13.9635070229834" calcext:value-type="float">
            <text:p>13.9635070229834</text:p>
          </table:table-cell>
          <table:table-cell office:value-type="float" office:value="16.8099250697727" calcext:value-type="float">
            <text:p>16.8099250697727</text:p>
          </table:table-cell>
          <table:table-cell office:value-type="float" office:value="64.2365687014283" calcext:value-type="float">
            <text:p>64.236568701428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7.2236344311718" calcext:value-type="float">
            <text:p>37.2236344311718</text:p>
          </table:table-cell>
          <table:table-cell office:value-type="float" office:value="8.30992506977274" calcext:value-type="float">
            <text:p>8.309925069772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222640266759" calcext:value-type="float">
            <text:p>3.8222640266759</text:p>
          </table:table-cell>
          <table:table-cell office:value-type="float" office:value="-3.85137999811866" calcext:value-type="float">
            <text:p>-3.85137999811866</text:p>
          </table:table-cell>
          <table:table-cell office:value-type="float" office:value="9.71433599367267" calcext:value-type="float">
            <text:p>9.71433599367267</text:p>
          </table:table-cell>
          <table:table-cell office:value-type="float" office:value="9.4402479847807" calcext:value-type="float">
            <text:p>9.4402479847807</text:p>
          </table:table-cell>
          <table:table-cell office:value-type="float" office:value="14.7400598647391" calcext:value-type="float">
            <text:p>14.740059864739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4610822877393" calcext:value-type="float">
            <text:p>18.4610822877393</text:p>
          </table:table-cell>
          <table:table-cell office:value-type="float" office:value="0.940247984780705" calcext:value-type="float">
            <text:p>0.940247984780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64815793634919" calcext:value-type="float">
            <text:p>-0.364815793634919</text:p>
          </table:table-cell>
          <table:table-cell office:value-type="float" office:value="-4.47002828241307" calcext:value-type="float">
            <text:p>-4.47002828241307</text:p>
          </table:table-cell>
          <table:table-cell office:value-type="float" office:value="11.0308309146856" calcext:value-type="float">
            <text:p>11.0308309146856</text:p>
          </table:table-cell>
          <table:table-cell office:value-type="float" office:value="12.1524361792305" calcext:value-type="float">
            <text:p>12.1524361792305</text:p>
          </table:table-cell>
          <table:table-cell office:value-type="float" office:value="36.2941072505877" calcext:value-type="float">
            <text:p>36.294107250587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.60311884569855" calcext:value-type="float">
            <text:p>4.60311884569855</text:p>
          </table:table-cell>
          <table:table-cell office:value-type="float" office:value="3.65243617923053" calcext:value-type="float">
            <text:p>3.65243617923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1468257202938" calcext:value-type="float">
            <text:p>0.621468257202938</text:p>
          </table:table-cell>
          <table:table-cell office:value-type="float" office:value="-6.54870179523693" calcext:value-type="float">
            <text:p>-6.54870179523693</text:p>
          </table:table-cell>
          <table:table-cell office:value-type="float" office:value="12.9451237523698" calcext:value-type="float">
            <text:p>12.9451237523698</text:p>
          </table:table-cell>
          <table:table-cell office:value-type="float" office:value="13.7379676666355" calcext:value-type="float">
            <text:p>13.7379676666355</text:p>
          </table:table-cell>
          <table:table-cell office:value-type="float" office:value="33.4413605092222" calcext:value-type="float">
            <text:p>33.44136050922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.93492458994779" calcext:value-type="float">
            <text:p>6.93492458994779</text:p>
          </table:table-cell>
          <table:table-cell office:value-type="float" office:value="5.23796766663546" calcext:value-type="float">
            <text:p>5.23796766663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94697169447918" calcext:value-type="float">
            <text:p>-2.94697169447918</text:p>
          </table:table-cell>
          <table:table-cell office:value-type="float" office:value="-5.29105655204355" calcext:value-type="float">
            <text:p>-5.29105655204355</text:p>
          </table:table-cell>
          <table:table-cell office:value-type="float" office:value="12.2822185011234" calcext:value-type="float">
            <text:p>12.2822185011234</text:p>
          </table:table-cell>
          <table:table-cell office:value-type="float" office:value="14.2645423992831" calcext:value-type="float">
            <text:p>14.2645423992831</text:p>
          </table:table-cell>
          <table:table-cell office:value-type="float" office:value="50.0259150244395" calcext:value-type="float">
            <text:p>50.025915024439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3.9756987201051" calcext:value-type="float">
            <text:p>13.9756987201051</text:p>
          </table:table-cell>
          <table:table-cell office:value-type="float" office:value="5.76454239928314" calcext:value-type="float">
            <text:p>5.764542399283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0878618097421" calcext:value-type="float">
            <text:p>1.30878618097421</text:p>
          </table:table-cell>
          <table:table-cell office:value-type="float" office:value="-6.88796715298217" calcext:value-type="float">
            <text:p>-6.88796715298217</text:p>
          </table:table-cell>
          <table:table-cell office:value-type="float" office:value="13.1698361228198" calcext:value-type="float">
            <text:p>13.1698361228198</text:p>
          </table:table-cell>
          <table:table-cell office:value-type="float" office:value="13.7335740624951" calcext:value-type="float">
            <text:p>13.7335740624951</text:p>
          </table:table-cell>
          <table:table-cell office:value-type="float" office:value="30.3440362481111" calcext:value-type="float">
            <text:p>30.34403624811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.60088842049122" calcext:value-type="float">
            <text:p>8.60088842049122</text:p>
          </table:table-cell>
          <table:table-cell office:value-type="float" office:value="5.23357406249507" calcext:value-type="float">
            <text:p>5.233574062495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5388889442161" calcext:value-type="float">
            <text:p>-2.45388889442161</text:p>
          </table:table-cell>
          <table:table-cell office:value-type="float" office:value="-2.05123316920816" calcext:value-type="float">
            <text:p>-2.05123316920816</text:p>
          </table:table-cell>
          <table:table-cell office:value-type="float" office:value="8.96021465161176" calcext:value-type="float">
            <text:p>8.96021465161176</text:p>
          </table:table-cell>
          <table:table-cell office:value-type="float" office:value="10.778177616419" calcext:value-type="float">
            <text:p>10.778177616419</text:p>
          </table:table-cell>
          <table:table-cell office:value-type="float" office:value="44.3206776413162" calcext:value-type="float">
            <text:p>44.320677641316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.07280387537387" calcext:value-type="float">
            <text:p>8.07280387537387</text:p>
          </table:table-cell>
          <table:table-cell office:value-type="float" office:value="2.27817761641896" calcext:value-type="float">
            <text:p>2.278177616418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94595377159638" calcext:value-type="float">
            <text:p>-1.94595377159638</text:p>
          </table:table-cell>
          <table:table-cell office:value-type="float" office:value="-4.2049154154733" calcext:value-type="float">
            <text:p>-4.2049154154733</text:p>
          </table:table-cell>
          <table:table-cell office:value-type="float" office:value="11.0292410440727" calcext:value-type="float">
            <text:p>11.0292410440727</text:p>
          </table:table-cell>
          <table:table-cell office:value-type="float" office:value="12.6778923012715" calcext:value-type="float">
            <text:p>12.6778923012715</text:p>
          </table:table-cell>
          <table:table-cell office:value-type="float" office:value="43.9346842734552" calcext:value-type="float">
            <text:p>43.934684273455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.99165149666346" calcext:value-type="float">
            <text:p>7.99165149666346</text:p>
          </table:table-cell>
          <table:table-cell office:value-type="float" office:value="4.17789230127149" calcext:value-type="float">
            <text:p>4.177892301271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755067427427" calcext:value-type="float">
            <text:p>-1.4755067427427</text:p>
          </table:table-cell>
          <table:table-cell office:value-type="float" office:value="-5.96572957825729" calcext:value-type="float">
            <text:p>-5.96572957825729</text:p>
          </table:table-cell>
          <table:table-cell office:value-type="float" office:value="12.7116473687144" calcext:value-type="float">
            <text:p>12.7116473687144</text:p>
          </table:table-cell>
          <table:table-cell office:value-type="float" office:value="14.2034829496286" calcext:value-type="float">
            <text:p>14.2034829496286</text:p>
          </table:table-cell>
          <table:table-cell office:value-type="float" office:value="43.3432632919708" calcext:value-type="float">
            <text:p>43.343263291970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.14284972613645" calcext:value-type="float">
            <text:p>8.14284972613645</text:p>
          </table:table-cell>
          <table:table-cell office:value-type="float" office:value="5.70348294962864" calcext:value-type="float">
            <text:p>5.703482949628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6013557813301" calcext:value-type="float">
            <text:p>2.96013557813301</text:p>
          </table:table-cell>
          <table:table-cell office:value-type="float" office:value="2.60799692511057" calcext:value-type="float">
            <text:p>2.60799692511057</text:p>
          </table:table-cell>
          <table:table-cell office:value-type="float" office:value="3.3986471452006" calcext:value-type="float">
            <text:p>3.3986471452006</text:p>
          </table:table-cell>
          <table:table-cell office:value-type="float" office:value="3.41193528582293" calcext:value-type="float">
            <text:p>3.41193528582293</text:p>
          </table:table-cell>
          <table:table-cell office:value-type="float" office:value="12.5913251842244" calcext:value-type="float">
            <text:p>12.59132518422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15440571581827" calcext:value-type="float">
            <text:p>6.15440571581827</text:p>
          </table:table-cell>
          <table:table-cell office:value-type="float" office:value="-5.08806471417707" calcext:value-type="float">
            <text:p>-5.088064714177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2216959294332" calcext:value-type="float">
            <text:p>0.252216959294332</text:p>
          </table:table-cell>
          <table:table-cell office:value-type="float" office:value="-3.29601603883106" calcext:value-type="float">
            <text:p>-3.29601603883106</text:p>
          </table:table-cell>
          <table:table-cell office:value-type="float" office:value="9.75397987894867" calcext:value-type="float">
            <text:p>9.75397987894867</text:p>
          </table:table-cell>
          <table:table-cell office:value-type="float" office:value="10.6699075591839" calcext:value-type="float">
            <text:p>10.6699075591839</text:p>
          </table:table-cell>
          <table:table-cell office:value-type="float" office:value="32.0349312423594" calcext:value-type="float">
            <text:p>32.034931242359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.35962943338673" calcext:value-type="float">
            <text:p>3.35962943338673</text:p>
          </table:table-cell>
          <table:table-cell office:value-type="float" office:value="2.16990755918389" calcext:value-type="float">
            <text:p>2.169907559183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07674030804136" calcext:value-type="float">
            <text:p>-2.07674030804136</text:p>
          </table:table-cell>
          <table:table-cell office:value-type="float" office:value="-3.99903187449586" calcext:value-type="float">
            <text:p>-3.99903187449586</text:p>
          </table:table-cell>
          <table:table-cell office:value-type="float" office:value="10.8451552591694" calcext:value-type="float">
            <text:p>10.8451552591694</text:p>
          </table:table-cell>
          <table:table-cell office:value-type="float" office:value="12.5374020285165" calcext:value-type="float">
            <text:p>12.5374020285165</text:p>
          </table:table-cell>
          <table:table-cell office:value-type="float" office:value="44.3827334147027" calcext:value-type="float">
            <text:p>44.382733414702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.31188218153957" calcext:value-type="float">
            <text:p>8.31188218153957</text:p>
          </table:table-cell>
          <table:table-cell office:value-type="float" office:value="4.03740202851654" calcext:value-type="float">
            <text:p>4.037402028516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8992084679324" calcext:value-type="float">
            <text:p>2.58992084679324</text:p>
          </table:table-cell>
          <table:table-cell office:value-type="float" office:value="-6.49603312420526" calcext:value-type="float">
            <text:p>-6.49603312420526</text:p>
          </table:table-cell>
          <table:table-cell office:value-type="float" office:value="12.5643796497397" calcext:value-type="float">
            <text:p>12.5643796497397</text:p>
          </table:table-cell>
          <table:table-cell office:value-type="float" office:value="12.7010727008086" calcext:value-type="float">
            <text:p>12.7010727008086</text:p>
          </table:table-cell>
          <table:table-cell office:value-type="float" office:value="23.5464288902391" calcext:value-type="float">
            <text:p>23.546428890239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.2037231168595" calcext:value-type="float">
            <text:p>13.2037231168595</text:p>
          </table:table-cell>
          <table:table-cell office:value-type="float" office:value="4.20107270080864" calcext:value-type="float">
            <text:p>4.201072700808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6929936088362" calcext:value-type="float">
            <text:p>2.56929936088362</text:p>
          </table:table-cell>
          <table:table-cell office:value-type="float" office:value="-4.4190692460595" calcext:value-type="float">
            <text:p>-4.4190692460595</text:p>
          </table:table-cell>
          <table:table-cell office:value-type="float" office:value="10.4908526859122" calcext:value-type="float">
            <text:p>10.4908526859122</text:p>
          </table:table-cell>
          <table:table-cell office:value-type="float" office:value="10.6344195656177" calcext:value-type="float">
            <text:p>10.6344195656177</text:p>
          </table:table-cell>
          <table:table-cell office:value-type="float" office:value="21.5725724416414" calcext:value-type="float">
            <text:p>21.57257244164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.0203684518965" calcext:value-type="float">
            <text:p>11.0203684518965</text:p>
          </table:table-cell>
          <table:table-cell office:value-type="float" office:value="2.13441956561768" calcext:value-type="float">
            <text:p>2.134419565617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7655400875137" calcext:value-type="float">
            <text:p>1.07655400875137</text:p>
          </table:table-cell>
          <table:table-cell office:value-type="float" office:value="1.59054027624469" calcext:value-type="float">
            <text:p>1.59054027624469</text:p>
          </table:table-cell>
          <table:table-cell office:value-type="float" office:value="4.73003405563008" calcext:value-type="float">
            <text:p>4.73003405563008</text:p>
          </table:table-cell>
          <table:table-cell office:value-type="float" office:value="5.37118271937962" calcext:value-type="float">
            <text:p>5.37118271937962</text:p>
          </table:table-cell>
          <table:table-cell office:value-type="float" office:value="23.0266896799985" calcext:value-type="float">
            <text:p>23.026689679998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-0.431571742486049" calcext:value-type="float">
            <text:p>-0.431571742486049</text:p>
          </table:table-cell>
          <table:table-cell office:value-type="float" office:value="-3.12881728062038" calcext:value-type="float">
            <text:p>-3.12881728062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33844855849078" calcext:value-type="float">
            <text:p>-1.33844855849078</text:p>
          </table:table-cell>
          <table:table-cell office:value-type="float" office:value="1.90410013346068" calcext:value-type="float">
            <text:p>1.90410013346068</text:p>
          </table:table-cell>
          <table:table-cell office:value-type="float" office:value="4.81897462628778" calcext:value-type="float">
            <text:p>4.81897462628778</text:p>
          </table:table-cell>
          <table:table-cell office:value-type="float" office:value="6.26512414578471" calcext:value-type="float">
            <text:p>6.26512414578471</text:p>
          </table:table-cell>
          <table:table-cell office:value-type="float" office:value="34.7881426589932" calcext:value-type="float">
            <text:p>34.78814265899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-0.112655589734624" calcext:value-type="float">
            <text:p>-0.112655589734624</text:p>
          </table:table-cell>
          <table:table-cell office:value-type="float" office:value="-2.23487585421529" calcext:value-type="float">
            <text:p>-2.23487585421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943811726602" calcext:value-type="float">
            <text:p>3.1943811726602</text:p>
          </table:table-cell>
          <table:table-cell office:value-type="float" office:value="-4.82248716518068" calcext:value-type="float">
            <text:p>-4.82248716518068</text:p>
          </table:table-cell>
          <table:table-cell office:value-type="float" office:value="10.7900903030707" calcext:value-type="float">
            <text:p>10.7900903030707</text:p>
          </table:table-cell>
          <table:table-cell office:value-type="float" office:value="10.7252965788506" calcext:value-type="float">
            <text:p>10.7252965788506</text:p>
          </table:table-cell>
          <table:table-cell office:value-type="float" office:value="18.8505813018797" calcext:value-type="float">
            <text:p>18.850581301879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.0265582414267" calcext:value-type="float">
            <text:p>15.0265582414267</text:p>
          </table:table-cell>
          <table:table-cell office:value-type="float" office:value="2.22529657885058" calcext:value-type="float">
            <text:p>2.22529657885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4037730913366" calcext:value-type="float">
            <text:p>2.24037730913366</text:p>
          </table:table-cell>
          <table:table-cell office:value-type="float" office:value="0.255486101442632" calcext:value-type="float">
            <text:p>0.255486101442632</text:p>
          </table:table-cell>
          <table:table-cell office:value-type="float" office:value="5.87111768036842" calcext:value-type="float">
            <text:p>5.87111768036842</text:p>
          </table:table-cell>
          <table:table-cell office:value-type="float" office:value="6.12432524399054" calcext:value-type="float">
            <text:p>6.12432524399054</text:p>
          </table:table-cell>
          <table:table-cell office:value-type="float" office:value="18.542627352889" calcext:value-type="float">
            <text:p>18.54262735288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.76380438583837" calcext:value-type="float">
            <text:p>4.76380438583837</text:p>
          </table:table-cell>
          <table:table-cell office:value-type="float" office:value="-2.37567475600946" calcext:value-type="float">
            <text:p>-2.37567475600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25929770352477" calcext:value-type="float">
            <text:p>-4.25929770352477</text:p>
          </table:table-cell>
          <table:table-cell office:value-type="float" office:value="2.95060161733596" calcext:value-type="float">
            <text:p>2.95060161733596</text:p>
          </table:table-cell>
          <table:table-cell office:value-type="float" office:value="4.2592813332515" calcext:value-type="float">
            <text:p>4.2592813332515</text:p>
          </table:table-cell>
          <table:table-cell office:value-type="float" office:value="6.67904723442642" calcext:value-type="float">
            <text:p>6.67904723442642</text:p>
          </table:table-cell>
          <table:table-cell office:value-type="float" office:value="48.3458869002879" calcext:value-type="float">
            <text:p>48.345886900287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.1910153099154" calcext:value-type="float">
            <text:p>15.1910153099154</text:p>
          </table:table-cell>
          <table:table-cell office:value-type="float" office:value="-1.82095276557358" calcext:value-type="float">
            <text:p>-1.82095276557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48975024324767" calcext:value-type="float">
            <text:p>-4.48975024324767</text:p>
          </table:table-cell>
          <table:table-cell office:value-type="float" office:value="-4.14479159470495" calcext:value-type="float">
            <text:p>-4.14479159470495</text:p>
          </table:table-cell>
          <table:table-cell office:value-type="float" office:value="11.3930833019129" calcext:value-type="float">
            <text:p>11.3930833019129</text:p>
          </table:table-cell>
          <table:table-cell office:value-type="float" office:value="13.8896667163288" calcext:value-type="float">
            <text:p>13.8896667163288</text:p>
          </table:table-cell>
          <table:table-cell office:value-type="float" office:value="56.5935428109433" calcext:value-type="float">
            <text:p>56.59354281094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.3026488414474" calcext:value-type="float">
            <text:p>24.3026488414474</text:p>
          </table:table-cell>
          <table:table-cell office:value-type="float" office:value="5.38966671632878" calcext:value-type="float">
            <text:p>5.389666716328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2427355396659" calcext:value-type="float">
            <text:p>3.52427355396659</text:p>
          </table:table-cell>
          <table:table-cell office:value-type="float" office:value="2.74324639008846" calcext:value-type="float">
            <text:p>2.74324639008846</text:p>
          </table:table-cell>
          <table:table-cell office:value-type="float" office:value="3.16937468425044" calcext:value-type="float">
            <text:p>3.16937468425044</text:p>
          </table:table-cell>
          <table:table-cell office:value-type="float" office:value="2.99461683292825" calcext:value-type="float">
            <text:p>2.99461683292825</text:p>
          </table:table-cell>
          <table:table-cell office:value-type="float" office:value="9.63538584007857" calcext:value-type="float">
            <text:p>9.6353858400785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9.67725769309987" calcext:value-type="float">
            <text:p>9.67725769309987</text:p>
          </table:table-cell>
          <table:table-cell office:value-type="float" office:value="-5.50538316707175" calcext:value-type="float">
            <text:p>-5.50538316707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8057521926125" calcext:value-type="float">
            <text:p>3.38057521926125</text:p>
          </table:table-cell>
          <table:table-cell office:value-type="float" office:value="3.29249675892533" calcext:value-type="float">
            <text:p>3.29249675892533</text:p>
          </table:table-cell>
          <table:table-cell office:value-type="float" office:value="2.64407403786447" calcext:value-type="float">
            <text:p>2.64407403786447</text:p>
          </table:table-cell>
          <table:table-cell office:value-type="float" office:value="2.51721563144405" calcext:value-type="float">
            <text:p>2.51721563144405</text:p>
          </table:table-cell>
          <table:table-cell office:value-type="float" office:value="9.80462714476841" calcext:value-type="float">
            <text:p>9.8046271447684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.13579205415794" calcext:value-type="float">
            <text:p>8.13579205415794</text:p>
          </table:table-cell>
          <table:table-cell office:value-type="float" office:value="-5.98278436855595" calcext:value-type="float">
            <text:p>-5.982784368555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0809560786138" calcext:value-type="float">
            <text:p>-5.0809560786138</text:p>
          </table:table-cell>
          <table:table-cell office:value-type="float" office:value="-3.91514378370895" calcext:value-type="float">
            <text:p>-3.91514378370895</text:p>
          </table:table-cell>
          <table:table-cell office:value-type="float" office:value="11.2619697968113" calcext:value-type="float">
            <text:p>11.2619697968113</text:p>
          </table:table-cell>
          <table:table-cell office:value-type="float" office:value="13.9556218230159" calcext:value-type="float">
            <text:p>13.9556218230159</text:p>
          </table:table-cell>
          <table:table-cell office:value-type="float" office:value="59.3199241767779" calcext:value-type="float">
            <text:p>59.319924176777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9.7312584565114" calcext:value-type="float">
            <text:p>29.7312584565114</text:p>
          </table:table-cell>
          <table:table-cell office:value-type="float" office:value="5.45562182301585" calcext:value-type="float">
            <text:p>5.455621823015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90275984680139" calcext:value-type="float">
            <text:p>-0.690275984680139</text:p>
          </table:table-cell>
          <table:table-cell office:value-type="float" office:value="-0.996053045729787" calcext:value-type="float">
            <text:p>-0.996053045729787</text:p>
          </table:table-cell>
          <table:table-cell office:value-type="float" office:value="7.61109904317648" calcext:value-type="float">
            <text:p>7.61109904317648</text:p>
          </table:table-cell>
          <table:table-cell office:value-type="float" office:value="8.84119103806986" calcext:value-type="float">
            <text:p>8.84119103806986</text:p>
          </table:table-cell>
          <table:table-cell office:value-type="float" office:value="34.4474329691305" calcext:value-type="float">
            <text:p>34.4474329691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.47253398075592" calcext:value-type="float">
            <text:p>1.47253398075592</text:p>
          </table:table-cell>
          <table:table-cell office:value-type="float" office:value="0.341191038069856" calcext:value-type="float">
            <text:p>0.341191038069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1021279588836" calcext:value-type="float">
            <text:p>2.71021279588836</text:p>
          </table:table-cell>
          <table:table-cell office:value-type="float" office:value="-6.15930653713366" calcext:value-type="float">
            <text:p>-6.15930653713366</text:p>
          </table:table-cell>
          <table:table-cell office:value-type="float" office:value="12.2076044044856" calcext:value-type="float">
            <text:p>12.2076044044856</text:p>
          </table:table-cell>
          <table:table-cell office:value-type="float" office:value="12.3042001391895" calcext:value-type="float">
            <text:p>12.3042001391895</text:p>
          </table:table-cell>
          <table:table-cell office:value-type="float" office:value="22.6082425576919" calcext:value-type="float">
            <text:p>22.60824255769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3.5045599361307" calcext:value-type="float">
            <text:p>13.5045599361307</text:p>
          </table:table-cell>
          <table:table-cell office:value-type="float" office:value="3.80420013918948" calcext:value-type="float">
            <text:p>3.804200139189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83976608586192" calcext:value-type="float">
            <text:p>-1.83976608586192</text:p>
          </table:table-cell>
          <table:table-cell office:value-type="float" office:value="-2.15848546698965" calcext:value-type="float">
            <text:p>-2.15848546698965</text:p>
          </table:table-cell>
          <table:table-cell office:value-type="float" office:value="8.96511314796664" calcext:value-type="float">
            <text:p>8.96511314796664</text:p>
          </table:table-cell>
          <table:table-cell office:value-type="float" office:value="10.5783685099206" calcext:value-type="float">
            <text:p>10.5783685099206</text:p>
          </table:table-cell>
          <table:table-cell office:value-type="float" office:value="41.3573158962993" calcext:value-type="float">
            <text:p>41.357315896299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.54322471767734" calcext:value-type="float">
            <text:p>5.54322471767734</text:p>
          </table:table-cell>
          <table:table-cell office:value-type="float" office:value="2.07836850992061" calcext:value-type="float">
            <text:p>2.07836850992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87058227444491" calcext:value-type="float">
            <text:p>-6.87058227444491</text:p>
          </table:table-cell>
          <table:table-cell office:value-type="float" office:value="-1.28334259790697" calcext:value-type="float">
            <text:p>-1.28334259790697</text:p>
          </table:table-cell>
          <table:table-cell office:value-type="float" office:value="8.92843964364778" calcext:value-type="float">
            <text:p>8.92843964364778</text:p>
          </table:table-cell>
          <table:table-cell office:value-type="float" office:value="12.2186337351294" calcext:value-type="float">
            <text:p>12.2186337351294</text:p>
          </table:table-cell>
          <table:table-cell office:value-type="float" office:value="65.6362539701315" calcext:value-type="float">
            <text:p>65.63625397013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8.4882433878235" calcext:value-type="float">
            <text:p>48.4882433878235</text:p>
          </table:table-cell>
          <table:table-cell office:value-type="float" office:value="3.71863373512942" calcext:value-type="float">
            <text:p>3.718633735129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39765651710617" calcext:value-type="float">
            <text:p>-6.39765651710617</text:p>
          </table:table-cell>
          <table:table-cell office:value-type="float" office:value="-2.63641913692968" calcext:value-type="float">
            <text:p>-2.63641913692968</text:p>
          </table:table-cell>
          <table:table-cell office:value-type="float" office:value="10.202695223114" calcext:value-type="float">
            <text:p>10.202695223114</text:p>
          </table:table-cell>
          <table:table-cell office:value-type="float" office:value="13.3352473954828" calcext:value-type="float">
            <text:p>13.3352473954828</text:p>
          </table:table-cell>
          <table:table-cell office:value-type="float" office:value="64.6247017224605" calcext:value-type="float">
            <text:p>64.624701722460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3.5664280478007" calcext:value-type="float">
            <text:p>43.5664280478007</text:p>
          </table:table-cell>
          <table:table-cell office:value-type="float" office:value="4.83524739548277" calcext:value-type="float">
            <text:p>4.835247395482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1470210538301" calcext:value-type="float">
            <text:p>2.31470210538301</text:p>
          </table:table-cell>
          <table:table-cell office:value-type="float" office:value="-6.75345469659611" calcext:value-type="float">
            <text:p>-6.75345469659611</text:p>
          </table:table-cell>
          <table:table-cell office:value-type="float" office:value="12.8676710123656" calcext:value-type="float">
            <text:p>12.8676710123656</text:p>
          </table:table-cell>
          <table:table-cell office:value-type="float" office:value="13.0961036439046" calcext:value-type="float">
            <text:p>13.0961036439046</text:p>
          </table:table-cell>
          <table:table-cell office:value-type="float" office:value="25.179944169681" calcext:value-type="float">
            <text:p>25.17994416968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.1113005332607" calcext:value-type="float">
            <text:p>12.1113005332607</text:p>
          </table:table-cell>
          <table:table-cell office:value-type="float" office:value="4.59610364390461" calcext:value-type="float">
            <text:p>4.59610364390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07268556055602" calcext:value-type="float">
            <text:p>-2.07268556055602</text:p>
          </table:table-cell>
          <table:table-cell office:value-type="float" office:value="-4.07742713989957" calcext:value-type="float">
            <text:p>-4.07742713989957</text:p>
          </table:table-cell>
          <table:table-cell office:value-type="float" office:value="10.9228747333256" calcext:value-type="float">
            <text:p>10.9228747333256</text:p>
          </table:table-cell>
          <table:table-cell office:value-type="float" office:value="12.6137699201776" calcext:value-type="float">
            <text:p>12.6137699201776</text:p>
          </table:table-cell>
          <table:table-cell office:value-type="float" office:value="44.4408549426797" calcext:value-type="float">
            <text:p>44.440854942679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.373452572837" calcext:value-type="float">
            <text:p>8.373452572837</text:p>
          </table:table-cell>
          <table:table-cell office:value-type="float" office:value="4.11376992017758" calcext:value-type="float">
            <text:p>4.11376992017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30664841010116" calcext:value-type="float">
            <text:p>-6.30664841010116</text:p>
          </table:table-cell>
          <table:table-cell office:value-type="float" office:value="-0.41937529785246" calcext:value-type="float">
            <text:p>-0.41937529785246</text:p>
          </table:table-cell>
          <table:table-cell office:value-type="float" office:value="7.97048336620265" calcext:value-type="float">
            <text:p>7.97048336620265</text:p>
          </table:table-cell>
          <table:table-cell office:value-type="float" office:value="11.072699502903" calcext:value-type="float">
            <text:p>11.072699502903</text:p>
          </table:table-cell>
          <table:table-cell office:value-type="float" office:value="61.9526173483583" calcext:value-type="float">
            <text:p>61.952617348358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0.193189466484" calcext:value-type="float">
            <text:p>40.193189466484</text:p>
          </table:table-cell>
          <table:table-cell office:value-type="float" office:value="2.57269950290304" calcext:value-type="float">
            <text:p>2.57269950290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87379455791256" calcext:value-type="float">
            <text:p>-5.87379455791256</text:p>
          </table:table-cell>
          <table:table-cell office:value-type="float" office:value="-6.06651902177028" calcext:value-type="float">
            <text:p>-6.06651902177028</text:p>
          </table:table-cell>
          <table:table-cell office:value-type="float" office:value="13.5454847814224" calcext:value-type="float">
            <text:p>13.5454847814224</text:p>
          </table:table-cell>
          <table:table-cell office:value-type="float" office:value="16.5034163007266" calcext:value-type="float">
            <text:p>16.5034163007266</text:p>
          </table:table-cell>
          <table:table-cell office:value-type="float" office:value="65.4354918113331" calcext:value-type="float">
            <text:p>65.435491811333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.5679815303335" calcext:value-type="float">
            <text:p>40.5679815303335</text:p>
          </table:table-cell>
          <table:table-cell office:value-type="float" office:value="8.00341630072656" calcext:value-type="float">
            <text:p>8.00341630072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2094817867743" calcext:value-type="float">
            <text:p>0.952094817867743</text:p>
          </table:table-cell>
          <table:table-cell office:value-type="float" office:value="2.70097829323782" calcext:value-type="float">
            <text:p>2.70097829323782</text:p>
          </table:table-cell>
          <table:table-cell office:value-type="float" office:value="3.64033923711756" calcext:value-type="float">
            <text:p>3.64033923711756</text:p>
          </table:table-cell>
          <table:table-cell office:value-type="float" office:value="4.32297429782831" calcext:value-type="float">
            <text:p>4.32297429782831</text:p>
          </table:table-cell>
          <table:table-cell office:value-type="float" office:value="22.5385476174235" calcext:value-type="float">
            <text:p>22.53854761742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.7944937510272" calcext:value-type="float">
            <text:p>-1.7944937510272</text:p>
          </table:table-cell>
          <table:table-cell office:value-type="float" office:value="-4.17702570217169" calcext:value-type="float">
            <text:p>-4.17702570217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38544068526573" calcext:value-type="float">
            <text:p>0.638544068526573</text:p>
          </table:table-cell>
          <table:table-cell office:value-type="float" office:value="-2.45361420832959" calcext:value-type="float">
            <text:p>-2.45361420832959</text:p>
          </table:table-cell>
          <table:table-cell office:value-type="float" office:value="8.8471901969085" calcext:value-type="float">
            <text:p>8.8471901969085</text:p>
          </table:table-cell>
          <table:table-cell office:value-type="float" office:value="9.63434217406631" calcext:value-type="float">
            <text:p>9.63434217406631</text:p>
          </table:table-cell>
          <table:table-cell office:value-type="float" office:value="29.2608938656967" calcext:value-type="float">
            <text:p>29.260893865696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.86135273578006" calcext:value-type="float">
            <text:p>2.86135273578006</text:p>
          </table:table-cell>
          <table:table-cell office:value-type="float" office:value="1.13434217406631" calcext:value-type="float">
            <text:p>1.134342174066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7749901313242" calcext:value-type="float">
            <text:p>3.77749901313242</text:p>
          </table:table-cell>
          <table:table-cell office:value-type="float" office:value="1.09475263477499" calcext:value-type="float">
            <text:p>1.09475263477499</text:p>
          </table:table-cell>
          <table:table-cell office:value-type="float" office:value="4.77566419636961" calcext:value-type="float">
            <text:p>4.77566419636961</text:p>
          </table:table-cell>
          <table:table-cell office:value-type="float" office:value="4.5164978586588" calcext:value-type="float">
            <text:p>4.5164978586588</text:p>
          </table:table-cell>
          <table:table-cell office:value-type="float" office:value="10.0177522995629" calcext:value-type="float">
            <text:p>10.017752299562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.1747461594414" calcext:value-type="float">
            <text:p>13.1747461594414</text:p>
          </table:table-cell>
          <table:table-cell office:value-type="float" office:value="-3.9835021413412" calcext:value-type="float">
            <text:p>-3.9835021413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264798593287" calcext:value-type="float">
            <text:p>-6.264798593287</text:p>
          </table:table-cell>
          <table:table-cell office:value-type="float" office:value="-3.51732994966384" calcext:value-type="float">
            <text:p>-3.51732994966384</text:p>
          </table:table-cell>
          <table:table-cell office:value-type="float" office:value="11.061463048545" calcext:value-type="float">
            <text:p>11.061463048545</text:p>
          </table:table-cell>
          <table:table-cell office:value-type="float" office:value="14.1497292463073" calcext:value-type="float">
            <text:p>14.1497292463073</text:p>
          </table:table-cell>
          <table:table-cell office:value-type="float" office:value="64.8413229160988" calcext:value-type="float">
            <text:p>64.841322916098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.7650313641146" calcext:value-type="float">
            <text:p>42.7650313641146</text:p>
          </table:table-cell>
          <table:table-cell office:value-type="float" office:value="5.64972924630734" calcext:value-type="float">
            <text:p>5.649729246307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6194855966029" calcext:value-type="float">
            <text:p>1.56194855966029</text:p>
          </table:table-cell>
          <table:table-cell office:value-type="float" office:value="-6.24161119915703" calcext:value-type="float">
            <text:p>-6.24161119915703</text:p>
          </table:table-cell>
          <table:table-cell office:value-type="float" office:value="12.4812864392136" calcext:value-type="float">
            <text:p>12.4812864392136</text:p>
          </table:table-cell>
          <table:table-cell office:value-type="float" office:value="12.9606369193269" calcext:value-type="float">
            <text:p>12.9606369193269</text:p>
          </table:table-cell>
          <table:table-cell office:value-type="float" office:value="28.4318684008556" calcext:value-type="float">
            <text:p>28.431868400855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.68129450218187" calcext:value-type="float">
            <text:p>8.68129450218187</text:p>
          </table:table-cell>
          <table:table-cell office:value-type="float" office:value="4.46063691932688" calcext:value-type="float">
            <text:p>4.460636919326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1176101732291" calcext:value-type="float">
            <text:p>2.31176101732291</text:p>
          </table:table-cell>
          <table:table-cell office:value-type="float" office:value="-5.45705697106776" calcext:value-type="float">
            <text:p>-5.45705697106776</text:p>
          </table:table-cell>
          <table:table-cell office:value-type="float" office:value="11.5717634681806" calcext:value-type="float">
            <text:p>11.5717634681806</text:p>
          </table:table-cell>
          <table:table-cell office:value-type="float" office:value="11.8011764624063" calcext:value-type="float">
            <text:p>11.8011764624063</text:p>
          </table:table-cell>
          <table:table-cell office:value-type="float" office:value="23.8982518844532" calcext:value-type="float">
            <text:p>23.89825188445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.8012959722816" calcext:value-type="float">
            <text:p>10.8012959722816</text:p>
          </table:table-cell>
          <table:table-cell office:value-type="float" office:value="3.3011764624063" calcext:value-type="float">
            <text:p>3.3011764624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08561916511265" calcext:value-type="float">
            <text:p>-5.08561916511265</text:p>
          </table:table-cell>
          <table:table-cell office:value-type="float" office:value="-2.91687542705834" calcext:value-type="float">
            <text:p>-2.91687542705834</text:p>
          </table:table-cell>
          <table:table-cell office:value-type="float" office:value="10.2644786212438" calcext:value-type="float">
            <text:p>10.2644786212438</text:p>
          </table:table-cell>
          <table:table-cell office:value-type="float" office:value="12.9596850096147" calcext:value-type="float">
            <text:p>12.9596850096147</text:p>
          </table:table-cell>
          <table:table-cell office:value-type="float" office:value="58.3449712526216" calcext:value-type="float">
            <text:p>58.34497125262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8.7803977196195" calcext:value-type="float">
            <text:p>28.7803977196195</text:p>
          </table:table-cell>
          <table:table-cell office:value-type="float" office:value="4.45968500961467" calcext:value-type="float">
            <text:p>4.459685009614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9851759343882" calcext:value-type="float">
            <text:p>-3.9851759343882</text:p>
          </table:table-cell>
          <table:table-cell office:value-type="float" office:value="-4.12511521338502" calcext:value-type="float">
            <text:p>-4.12511521338502</text:p>
          </table:table-cell>
          <table:table-cell office:value-type="float" office:value="11.2893112024497" calcext:value-type="float">
            <text:p>11.2893112024497</text:p>
          </table:table-cell>
          <table:table-cell office:value-type="float" office:value="13.6177031805791" calcext:value-type="float">
            <text:p>13.6177031805791</text:p>
          </table:table-cell>
          <table:table-cell office:value-type="float" office:value="54.050994885326" calcext:value-type="float">
            <text:p>54.05099488532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.0067424414119" calcext:value-type="float">
            <text:p>20.0067424414119</text:p>
          </table:table-cell>
          <table:table-cell office:value-type="float" office:value="5.11770318057912" calcext:value-type="float">
            <text:p>5.11770318057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96066051218886" calcext:value-type="float">
            <text:p>-1.96066051218886</text:p>
          </table:table-cell>
          <table:table-cell office:value-type="float" office:value="3.66285322886475" calcext:value-type="float">
            <text:p>3.66285322886475</text:p>
          </table:table-cell>
          <table:table-cell office:value-type="float" office:value="3.16392352316672" calcext:value-type="float">
            <text:p>3.16392352316672</text:p>
          </table:table-cell>
          <table:table-cell office:value-type="float" office:value="4.81747702722967" calcext:value-type="float">
            <text:p>4.81747702722967</text:p>
          </table:table-cell>
          <table:table-cell office:value-type="float" office:value="36.1404493320795" calcext:value-type="float">
            <text:p>36.140449332079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181336415191911" calcext:value-type="float">
            <text:p>0.181336415191911</text:p>
          </table:table-cell>
          <table:table-cell office:value-type="float" office:value="-3.68252297277033" calcext:value-type="float">
            <text:p>-3.682522972770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7391422908998" calcext:value-type="float">
            <text:p>0.477391422908998</text:p>
          </table:table-cell>
          <table:table-cell office:value-type="float" office:value="2.91969907516212" calcext:value-type="float">
            <text:p>2.91969907516212</text:p>
          </table:table-cell>
          <table:table-cell office:value-type="float" office:value="3.50073568768638" calcext:value-type="float">
            <text:p>3.50073568768638</text:p>
          </table:table-cell>
          <table:table-cell office:value-type="float" office:value="4.34160521338338" calcext:value-type="float">
            <text:p>4.34160521338338</text:p>
          </table:table-cell>
          <table:table-cell office:value-type="float" office:value="24.6933438102929" calcext:value-type="float">
            <text:p>24.693343810292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-2.69179650449504" calcext:value-type="float">
            <text:p>-2.69179650449504</text:p>
          </table:table-cell>
          <table:table-cell office:value-type="float" office:value="-4.15839478661662" calcext:value-type="float">
            <text:p>-4.158394786616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840593481067" calcext:value-type="float">
            <text:p>0.47840593481067</text:p>
          </table:table-cell>
          <table:table-cell office:value-type="float" office:value="1.30858106501021" calcext:value-type="float">
            <text:p>1.30858106501021</text:p>
          </table:table-cell>
          <table:table-cell office:value-type="float" office:value="5.11168461252135" calcext:value-type="float">
            <text:p>5.11168461252135</text:p>
          </table:table-cell>
          <table:table-cell office:value-type="float" office:value="5.95221596758446" calcext:value-type="float">
            <text:p>5.95221596758446</text:p>
          </table:table-cell>
          <table:table-cell office:value-type="float" office:value="26.2993892609364" calcext:value-type="float">
            <text:p>26.299389260936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-1.07970882654813" calcext:value-type="float">
            <text:p>-1.07970882654813</text:p>
          </table:table-cell>
          <table:table-cell office:value-type="float" office:value="-2.54778403241554" calcext:value-type="float">
            <text:p>-2.547784032415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22994217025847" calcext:value-type="float">
            <text:p>-6.22994217025847</text:p>
          </table:table-cell>
          <table:table-cell office:value-type="float" office:value="0.201955512551024" calcext:value-type="float">
            <text:p>0.201955512551024</text:p>
          </table:table-cell>
          <table:table-cell office:value-type="float" office:value="7.33636818249206" calcext:value-type="float">
            <text:p>7.33636818249206</text:p>
          </table:table-cell>
          <table:table-cell office:value-type="float" office:value="10.4130155725782" calcext:value-type="float">
            <text:p>10.4130155725782</text:p>
          </table:table-cell>
          <table:table-cell office:value-type="float" office:value="60.9477553387413" calcext:value-type="float">
            <text:p>60.94775533874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.6102239322138" calcext:value-type="float">
            <text:p>38.6102239322138</text:p>
          </table:table-cell>
          <table:table-cell office:value-type="float" office:value="1.91301557257821" calcext:value-type="float">
            <text:p>1.913015572578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0892723543618" calcext:value-type="float">
            <text:p>0.850892723543618</text:p>
          </table:table-cell>
          <table:table-cell office:value-type="float" office:value="-2.9926905349145" calcext:value-type="float">
            <text:p>-2.9926905349145</text:p>
          </table:table-cell>
          <table:table-cell office:value-type="float" office:value="9.35087508099056" calcext:value-type="float">
            <text:p>9.35087508099056</text:p>
          </table:table-cell>
          <table:table-cell office:value-type="float" office:value="10.0672441731427" calcext:value-type="float">
            <text:p>10.0672441731427</text:p>
          </table:table-cell>
          <table:table-cell office:value-type="float" office:value="28.7382269171964" calcext:value-type="float">
            <text:p>28.738226917196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.71670896189397" calcext:value-type="float">
            <text:p>3.71670896189397</text:p>
          </table:table-cell>
          <table:table-cell office:value-type="float" office:value="1.56724417314269" calcext:value-type="float">
            <text:p>1.56724417314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9436925460786" calcext:value-type="float">
            <text:p>0.999436925460786</text:p>
          </table:table-cell>
          <table:table-cell office:value-type="float" office:value="-3.02232713381265" calcext:value-type="float">
            <text:p>-3.02232713381265</text:p>
          </table:table-cell>
          <table:table-cell office:value-type="float" office:value="9.35575431290252" calcext:value-type="float">
            <text:p>9.35575431290252</text:p>
          </table:table-cell>
          <table:table-cell office:value-type="float" office:value="10.0226086710823" calcext:value-type="float">
            <text:p>10.0226086710823</text:p>
          </table:table-cell>
          <table:table-cell office:value-type="float" office:value="28.0251425065087" calcext:value-type="float">
            <text:p>28.025142506508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.02120130178716" calcext:value-type="float">
            <text:p>4.02120130178716</text:p>
          </table:table-cell>
          <table:table-cell office:value-type="float" office:value="1.52260867108226" calcext:value-type="float">
            <text:p>1.52260867108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7130941985517" calcext:value-type="float">
            <text:p>-1.67130941985517</text:p>
          </table:table-cell>
          <table:table-cell office:value-type="float" office:value="-1.90593453723252" calcext:value-type="float">
            <text:p>-1.90593453723252</text:p>
          </table:table-cell>
          <table:table-cell office:value-type="float" office:value="8.68448610720838" calcext:value-type="float">
            <text:p>8.68448610720838</text:p>
          </table:table-cell>
          <table:table-cell office:value-type="float" office:value="10.2415892471601" calcext:value-type="float">
            <text:p>10.2415892471601</text:p>
          </table:table-cell>
          <table:table-cell office:value-type="float" office:value="40.2624816365084" calcext:value-type="float">
            <text:p>40.262481636508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.69920971412914" calcext:value-type="float">
            <text:p>4.69920971412914</text:p>
          </table:table-cell>
          <table:table-cell office:value-type="float" office:value="1.7415892471601" calcext:value-type="float">
            <text:p>1.7415892471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4220125262709" calcext:value-type="float">
            <text:p>0.554220125262709</text:p>
          </table:table-cell>
          <table:table-cell office:value-type="float" office:value="1.66895576278065" calcext:value-type="float">
            <text:p>1.66895576278065</text:p>
          </table:table-cell>
          <table:table-cell office:value-type="float" office:value="4.73867421634223" calcext:value-type="float">
            <text:p>4.73867421634223</text:p>
          </table:table-cell>
          <table:table-cell office:value-type="float" office:value="5.55393417458799" calcext:value-type="float">
            <text:p>5.55393417458799</text:p>
          </table:table-cell>
          <table:table-cell office:value-type="float" office:value="25.5599436109058" calcext:value-type="float">
            <text:p>25.559943610905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1.36179581553444" calcext:value-type="float">
            <text:p>-1.36179581553444</text:p>
          </table:table-cell>
          <table:table-cell office:value-type="float" office:value="-2.94606582541201" calcext:value-type="float">
            <text:p>-2.946065825412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61361599448205" calcext:value-type="float">
            <text:p>-2.61361599448205</text:p>
          </table:table-cell>
          <table:table-cell office:value-type="float" office:value="-2.15770914510659" calcext:value-type="float">
            <text:p>-2.15770914510659</text:p>
          </table:table-cell>
          <table:table-cell office:value-type="float" office:value="9.0933118108536" calcext:value-type="float">
            <text:p>9.0933118108536</text:p>
          </table:table-cell>
          <table:table-cell office:value-type="float" office:value="10.9645171423476" calcext:value-type="float">
            <text:p>10.9645171423476</text:p>
          </table:table-cell>
          <table:table-cell office:value-type="float" office:value="45.2257891175168" calcext:value-type="float">
            <text:p>45.225789117516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.98869771171897" calcext:value-type="float">
            <text:p>8.98869771171897</text:p>
          </table:table-cell>
          <table:table-cell office:value-type="float" office:value="2.46451714234762" calcext:value-type="float">
            <text:p>2.464517142347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22729388071807" calcext:value-type="float">
            <text:p>-4.22729388071807</text:p>
          </table:table-cell>
          <table:table-cell office:value-type="float" office:value="3.74659533827223" calcext:value-type="float">
            <text:p>3.74659533827223</text:p>
          </table:table-cell>
          <table:table-cell office:value-type="float" office:value="3.45795364184745" calcext:value-type="float">
            <text:p>3.45795364184745</text:p>
          </table:table-cell>
          <table:table-cell office:value-type="float" office:value="5.86705160208681" calcext:value-type="float">
            <text:p>5.86705160208681</text:p>
          </table:table-cell>
          <table:table-cell office:value-type="float" office:value="47.3898740653181" calcext:value-type="float">
            <text:p>47.389874065318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.1234182156842" calcext:value-type="float">
            <text:p>14.1234182156842</text:p>
          </table:table-cell>
          <table:table-cell office:value-type="float" office:value="-2.63294839791319" calcext:value-type="float">
            <text:p>-2.632948397913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6899336221818" calcext:value-type="float">
            <text:p>3.46899336221818</text:p>
          </table:table-cell>
          <table:table-cell office:value-type="float" office:value="-4.16885608359413" calcext:value-type="float">
            <text:p>-4.16885608359413</text:p>
          </table:table-cell>
          <table:table-cell office:value-type="float" office:value="10.0906905232244" calcext:value-type="float">
            <text:p>10.0906905232244</text:p>
          </table:table-cell>
          <table:table-cell office:value-type="float" office:value="9.93435940248504" calcext:value-type="float">
            <text:p>9.93435940248504</text:p>
          </table:table-cell>
          <table:table-cell office:value-type="float" office:value="16.8238892725032" calcext:value-type="float">
            <text:p>16.823889272503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.2027710307079" calcext:value-type="float">
            <text:p>16.2027710307079</text:p>
          </table:table-cell>
          <table:table-cell office:value-type="float" office:value="1.43435940248504" calcext:value-type="float">
            <text:p>1.43435940248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568351006878" calcext:value-type="float">
            <text:p>1.9568351006878</text:p>
          </table:table-cell>
          <table:table-cell office:value-type="float" office:value="-1.91510670735436" calcext:value-type="float">
            <text:p>-1.91510670735436</text:p>
          </table:table-cell>
          <table:table-cell office:value-type="float" office:value="8.08896752390639" calcext:value-type="float">
            <text:p>8.08896752390639</text:p>
          </table:table-cell>
          <table:table-cell office:value-type="float" office:value="8.43668915701046" calcext:value-type="float">
            <text:p>8.43668915701046</text:p>
          </table:table-cell>
          <table:table-cell office:value-type="float" office:value="22.1309312039154" calcext:value-type="float">
            <text:p>22.130931203915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.7443103186382" calcext:value-type="float">
            <text:p>5.7443103186382</text:p>
          </table:table-cell>
          <table:table-cell office:value-type="float" office:value="-0.0633108429895408" calcext:value-type="float">
            <text:p>-0.0633108429895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5974862171898" calcext:value-type="float">
            <text:p>3.15974862171898</text:p>
          </table:table-cell>
          <table:table-cell office:value-type="float" office:value="-4.11252727109018" calcext:value-type="float">
            <text:p>-4.11252727109018</text:p>
          </table:table-cell>
          <table:table-cell office:value-type="float" office:value="10.0859025008037" calcext:value-type="float">
            <text:p>10.0859025008037</text:p>
          </table:table-cell>
          <table:table-cell office:value-type="float" office:value="10.0326529602307" calcext:value-type="float">
            <text:p>10.0326529602307</text:p>
          </table:table-cell>
          <table:table-cell office:value-type="float" office:value="18.3137841624953" calcext:value-type="float">
            <text:p>18.313784162495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.0965386235452" calcext:value-type="float">
            <text:p>14.0965386235452</text:p>
          </table:table-cell>
          <table:table-cell office:value-type="float" office:value="1.53265296023069" calcext:value-type="float">
            <text:p>1.53265296023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5248650159866" calcext:value-type="float">
            <text:p>-1.45248650159866</text:p>
          </table:table-cell>
          <table:table-cell office:value-type="float" office:value="-2.3108498920994" calcext:value-type="float">
            <text:p>-2.3108498920994</text:p>
          </table:table-cell>
          <table:table-cell office:value-type="float" office:value="9.05293097569917" calcext:value-type="float">
            <text:p>9.05293097569917</text:p>
          </table:table-cell>
          <table:table-cell office:value-type="float" office:value="10.5370931428987" calcext:value-type="float">
            <text:p>10.5370931428987</text:p>
          </table:table-cell>
          <table:table-cell office:value-type="float" office:value="39.5732824000927" calcext:value-type="float">
            <text:p>39.57328240009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.4205669294257" calcext:value-type="float">
            <text:p>4.4205669294257</text:p>
          </table:table-cell>
          <table:table-cell office:value-type="float" office:value="2.03709314289872" calcext:value-type="float">
            <text:p>2.03709314289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04393621377727" calcext:value-type="float">
            <text:p>-4.04393621377727</text:p>
          </table:table-cell>
          <table:table-cell office:value-type="float" office:value="-2.49740378525784" calcext:value-type="float">
            <text:p>-2.49740378525784</text:p>
          </table:table-cell>
          <table:table-cell office:value-type="float" office:value="9.67139315422071" calcext:value-type="float">
            <text:p>9.67139315422071</text:p>
          </table:table-cell>
          <table:table-cell office:value-type="float" office:value="12.0193718921465" calcext:value-type="float">
            <text:p>12.0193718921465</text:p>
          </table:table-cell>
          <table:table-cell office:value-type="float" office:value="52.7170848541442" calcext:value-type="float">
            <text:p>52.71708485414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.850823886357" calcext:value-type="float">
            <text:p>18.850823886357</text:p>
          </table:table-cell>
          <table:table-cell office:value-type="float" office:value="3.51937189214647" calcext:value-type="float">
            <text:p>3.51937189214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87949987917686" calcext:value-type="float">
            <text:p>0.987949987917686</text:p>
          </table:table-cell>
          <table:table-cell office:value-type="float" office:value="-6.27145475159312" calcext:value-type="float">
            <text:p>-6.27145475159312</text:p>
          </table:table-cell>
          <table:table-cell office:value-type="float" office:value="12.6067964202735" calcext:value-type="float">
            <text:p>12.6067964202735</text:p>
          </table:table-cell>
          <table:table-cell office:value-type="float" office:value="13.2774797576343" calcext:value-type="float">
            <text:p>13.2774797576343</text:p>
          </table:table-cell>
          <table:table-cell office:value-type="float" office:value="31.3317048120047" calcext:value-type="float">
            <text:p>31.331704812004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.24749993021968" calcext:value-type="float">
            <text:p>7.24749993021968</text:p>
          </table:table-cell>
          <table:table-cell office:value-type="float" office:value="4.77747975763428" calcext:value-type="float">
            <text:p>4.777479757634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4169918226666" calcext:value-type="float">
            <text:p>-6.4169918226666</text:p>
          </table:table-cell>
          <table:table-cell office:value-type="float" office:value="-0.896450351509059" calcext:value-type="float">
            <text:p>-0.896450351509059</text:p>
          </table:table-cell>
          <table:table-cell office:value-type="float" office:value="8.46594898862016" calcext:value-type="float">
            <text:p>8.46594898862016</text:p>
          </table:table-cell>
          <table:table-cell office:value-type="float" office:value="11.6049462628424" calcext:value-type="float">
            <text:p>11.6049462628424</text:p>
          </table:table-cell>
          <table:table-cell office:value-type="float" office:value="62.981409464842" calcext:value-type="float">
            <text:p>62.98140946484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.074234403679" calcext:value-type="float">
            <text:p>42.074234403679</text:p>
          </table:table-cell>
          <table:table-cell office:value-type="float" office:value="3.10494626284236" calcext:value-type="float">
            <text:p>3.104946262842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9024704474563" calcext:value-type="float">
            <text:p>2.99024704474563</text:p>
          </table:table-cell>
          <table:table-cell office:value-type="float" office:value="-3.95631424019997" calcext:value-type="float">
            <text:p>-3.95631424019997</text:p>
          </table:table-cell>
          <table:table-cell office:value-type="float" office:value="9.95793973274237" calcext:value-type="float">
            <text:p>9.95793973274237</text:p>
          </table:table-cell>
          <table:table-cell office:value-type="float" office:value="9.96119071782715" calcext:value-type="float">
            <text:p>9.96119071782715</text:p>
          </table:table-cell>
          <table:table-cell office:value-type="float" office:value="19.0050790164718" calcext:value-type="float">
            <text:p>19.005079016471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.89789162881" calcext:value-type="float">
            <text:p>12.89789162881</text:p>
          </table:table-cell>
          <table:table-cell office:value-type="float" office:value="1.46119071782715" calcext:value-type="float">
            <text:p>1.461190717827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7195928714567" calcext:value-type="float">
            <text:p>0.897195928714567</text:p>
          </table:table-cell>
          <table:table-cell office:value-type="float" office:value="-3.85414645771069" calcext:value-type="float">
            <text:p>-3.85414645771069</text:p>
          </table:table-cell>
          <table:table-cell office:value-type="float" office:value="10.2046138029249" calcext:value-type="float">
            <text:p>10.2046138029249</text:p>
          </table:table-cell>
          <table:table-cell office:value-type="float" office:value="10.9055484933534" calcext:value-type="float">
            <text:p>10.9055484933534</text:p>
          </table:table-cell>
          <table:table-cell office:value-type="float" office:value="29.3681668141379" calcext:value-type="float">
            <text:p>29.368166814137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.65910699221268" calcext:value-type="float">
            <text:p>4.65910699221268</text:p>
          </table:table-cell>
          <table:table-cell office:value-type="float" office:value="2.4055484933534" calcext:value-type="float">
            <text:p>2.40554849335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43692444151068" calcext:value-type="float">
            <text:p>-2.43692444151068</text:p>
          </table:table-cell>
          <table:table-cell office:value-type="float" office:value="-6.73145668342409" calcext:value-type="float">
            <text:p>-6.73145668342409</text:p>
          </table:table-cell>
          <table:table-cell office:value-type="float" office:value="13.6376107570092" calcext:value-type="float">
            <text:p>13.6376107570092</text:p>
          </table:table-cell>
          <table:table-cell office:value-type="float" office:value="15.4499189041794" calcext:value-type="float">
            <text:p>15.4499189041794</text:p>
          </table:table-cell>
          <table:table-cell office:value-type="float" office:value="48.9160788909775" calcext:value-type="float">
            <text:p>48.916078890977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.6700574170562" calcext:value-type="float">
            <text:p>12.6700574170562</text:p>
          </table:table-cell>
          <table:table-cell office:value-type="float" office:value="6.94991890417943" calcext:value-type="float">
            <text:p>6.949918904179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2915912507788" calcext:value-type="float">
            <text:p>3.82915912507788</text:p>
          </table:table-cell>
          <table:table-cell office:value-type="float" office:value="-2.71266845824557" calcext:value-type="float">
            <text:p>-2.71266845824557</text:p>
          </table:table-cell>
          <table:table-cell office:value-type="float" office:value="8.57447527073259" calcext:value-type="float">
            <text:p>8.57447527073259</text:p>
          </table:table-cell>
          <table:table-cell office:value-type="float" office:value="8.29808889570663" calcext:value-type="float">
            <text:p>8.29808889570663</text:p>
          </table:table-cell>
          <table:table-cell office:value-type="float" office:value="13.5668728328562" calcext:value-type="float">
            <text:p>13.566872832856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.3751280634127" calcext:value-type="float">
            <text:p>17.3751280634127</text:p>
          </table:table-cell>
          <table:table-cell office:value-type="float" office:value="-0.201911104293369" calcext:value-type="float">
            <text:p>-0.201911104293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2746775959514" calcext:value-type="float">
            <text:p>1.42746775959514</text:p>
          </table:table-cell>
          <table:table-cell office:value-type="float" office:value="-0.218057824722197" calcext:value-type="float">
            <text:p>-0.218057824722197</text:p>
          </table:table-cell>
          <table:table-cell office:value-type="float" office:value="6.48014653145634" calcext:value-type="float">
            <text:p>6.48014653145634</text:p>
          </table:table-cell>
          <table:table-cell office:value-type="float" office:value="7.00432394492463" calcext:value-type="float">
            <text:p>7.00432394492463</text:p>
          </table:table-cell>
          <table:table-cell office:value-type="float" office:value="23.0807190267465" calcext:value-type="float">
            <text:p>23.080719026746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.25572202940577" calcext:value-type="float">
            <text:p>2.25572202940577</text:p>
          </table:table-cell>
          <table:table-cell office:value-type="float" office:value="-1.49567605507537" calcext:value-type="float">
            <text:p>-1.49567605507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36568838917842" calcext:value-type="float">
            <text:p>-1.36568838917842</text:p>
          </table:table-cell>
          <table:table-cell office:value-type="float" office:value="-4.55666442119759" calcext:value-type="float">
            <text:p>-4.55666442119759</text:p>
          </table:table-cell>
          <table:table-cell office:value-type="float" office:value="11.2842791527273" calcext:value-type="float">
            <text:p>11.2842791527273</text:p>
          </table:table-cell>
          <table:table-cell office:value-type="float" office:value="12.7395086157868" calcext:value-type="float">
            <text:p>12.7395086157868</text:p>
          </table:table-cell>
          <table:table-cell office:value-type="float" office:value="41.3851063670897" calcext:value-type="float">
            <text:p>41.385106367089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.42176919753435" calcext:value-type="float">
            <text:p>6.42176919753435</text:p>
          </table:table-cell>
          <table:table-cell office:value-type="float" office:value="4.23950861578681" calcext:value-type="float">
            <text:p>4.23950861578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6023877565956" calcext:value-type="float">
            <text:p>3.66023877565956</text:p>
          </table:table-cell>
          <table:table-cell office:value-type="float" office:value="0.381357698075947" calcext:value-type="float">
            <text:p>0.381357698075947</text:p>
          </table:table-cell>
          <table:table-cell office:value-type="float" office:value="5.50860250598079" calcext:value-type="float">
            <text:p>5.50860250598079</text:p>
          </table:table-cell>
          <table:table-cell office:value-type="float" office:value="5.28852291409427" calcext:value-type="float">
            <text:p>5.28852291409427</text:p>
          </table:table-cell>
          <table:table-cell office:value-type="float" office:value="11.3174484236263" calcext:value-type="float">
            <text:p>11.317448423626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.0159901967658" calcext:value-type="float">
            <text:p>13.0159901967658</text:p>
          </table:table-cell>
          <table:table-cell office:value-type="float" office:value="-3.21147708590573" calcext:value-type="float">
            <text:p>-3.211477085905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9182724956061" calcext:value-type="float">
            <text:p>3.79182724956061</text:p>
          </table:table-cell>
          <table:table-cell office:value-type="float" office:value="-6.32074405047124" calcext:value-type="float">
            <text:p>-6.32074405047124</text:p>
          </table:table-cell>
          <table:table-cell office:value-type="float" office:value="12.1887728422111" calcext:value-type="float">
            <text:p>12.1887728422111</text:p>
          </table:table-cell>
          <table:table-cell office:value-type="float" office:value="11.9248304256909" calcext:value-type="float">
            <text:p>11.9248304256909</text:p>
          </table:table-cell>
          <table:table-cell office:value-type="float" office:value="17.3616078026682" calcext:value-type="float">
            <text:p>17.361607802668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.6986979409816" calcext:value-type="float">
            <text:p>20.6986979409816</text:p>
          </table:table-cell>
          <table:table-cell office:value-type="float" office:value="3.42483042569094" calcext:value-type="float">
            <text:p>3.42483042569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8749410872258" calcext:value-type="float">
            <text:p>3.78749410872258</text:p>
          </table:table-cell>
          <table:table-cell office:value-type="float" office:value="-4.71022870773363" calcext:value-type="float">
            <text:p>-4.71022870773363</text:p>
          </table:table-cell>
          <table:table-cell office:value-type="float" office:value="10.5789796896132" calcext:value-type="float">
            <text:p>10.5789796896132</text:p>
          </table:table-cell>
          <table:table-cell office:value-type="float" office:value="10.3164816533723" calcext:value-type="float">
            <text:p>10.3164816533723</text:p>
          </table:table-cell>
          <table:table-cell office:value-type="float" office:value="15.7727581641207" calcext:value-type="float">
            <text:p>15.772758164120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.0553403313419" calcext:value-type="float">
            <text:p>19.0553403313419</text:p>
          </table:table-cell>
          <table:table-cell office:value-type="float" office:value="1.81648165337234" calcext:value-type="float">
            <text:p>1.81648165337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9379425862022" calcext:value-type="float">
            <text:p>2.59379425862022</text:p>
          </table:table-cell>
          <table:table-cell office:value-type="float" office:value="-0.327792743980803" calcext:value-type="float">
            <text:p>-0.327792743980803</text:p>
          </table:table-cell>
          <table:table-cell office:value-type="float" office:value="6.39549370087743" calcext:value-type="float">
            <text:p>6.39549370087743</text:p>
          </table:table-cell>
          <table:table-cell office:value-type="float" office:value="6.53089561467069" calcext:value-type="float">
            <text:p>6.53089561467069</text:p>
          </table:table-cell>
          <table:table-cell office:value-type="float" office:value="17.3588214508797" calcext:value-type="float">
            <text:p>17.358821450879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.05556140003202" calcext:value-type="float">
            <text:p>7.05556140003202</text:p>
          </table:table-cell>
          <table:table-cell office:value-type="float" office:value="-1.96910438532931" calcext:value-type="float">
            <text:p>-1.96910438532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967791686155" calcext:value-type="float">
            <text:p>1.6967791686155</text:p>
          </table:table-cell>
          <table:table-cell office:value-type="float" office:value="-1.23141966619996" calcext:value-type="float">
            <text:p>-1.23141966619996</text:p>
          </table:table-cell>
          <table:table-cell office:value-type="float" office:value="7.44862313809738" calcext:value-type="float">
            <text:p>7.44862313809738</text:p>
          </table:table-cell>
          <table:table-cell office:value-type="float" office:value="7.88303008189221" calcext:value-type="float">
            <text:p>7.88303008189221</text:p>
          </table:table-cell>
          <table:table-cell office:value-type="float" office:value="22.7475238231225" calcext:value-type="float">
            <text:p>22.74752382312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.11047921324746" calcext:value-type="float">
            <text:p>4.11047921324746</text:p>
          </table:table-cell>
          <table:table-cell office:value-type="float" office:value="-0.616969918107785" calcext:value-type="float">
            <text:p>-0.616969918107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705807331366746" calcext:value-type="float">
            <text:p>-0.070580733136675</text:p>
          </table:table-cell>
          <table:table-cell office:value-type="float" office:value="2.14102563562797" calcext:value-type="float">
            <text:p>2.14102563562797</text:p>
          </table:table-cell>
          <table:table-cell office:value-type="float" office:value="4.37073781989481" calcext:value-type="float">
            <text:p>4.37073781989481</text:p>
          </table:table-cell>
          <table:table-cell office:value-type="float" office:value="5.39426473094037" calcext:value-type="float">
            <text:p>5.39426473094037</text:p>
          </table:table-cell>
          <table:table-cell office:value-type="float" office:value="28.2118780300554" calcext:value-type="float">
            <text:p>28.211878030055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2.13604399573786" calcext:value-type="float">
            <text:p>-2.13604399573786</text:p>
          </table:table-cell>
          <table:table-cell office:value-type="float" office:value="-3.10573526905963" calcext:value-type="float">
            <text:p>-3.105735269059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8790038638568" calcext:value-type="float">
            <text:p>-1.48790038638568</text:p>
          </table:table-cell>
          <table:table-cell office:value-type="float" office:value="-4.98000383513912" calcext:value-type="float">
            <text:p>-4.98000383513912</text:p>
          </table:table-cell>
          <table:table-cell office:value-type="float" office:value="11.7279872328701" calcext:value-type="float">
            <text:p>11.7279872328701</text:p>
          </table:table-cell>
          <table:table-cell office:value-type="float" office:value="13.223954028332" calcext:value-type="float">
            <text:p>13.223954028332</text:p>
          </table:table-cell>
          <table:table-cell office:value-type="float" office:value="42.4195057670675" calcext:value-type="float">
            <text:p>42.419505767067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.19385139494578" calcext:value-type="float">
            <text:p>7.19385139494578</text:p>
          </table:table-cell>
          <table:table-cell office:value-type="float" office:value="4.72395402833196" calcext:value-type="float">
            <text:p>4.723954028331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90869316391932" calcext:value-type="float">
            <text:p>-3.90869316391932</text:p>
          </table:table-cell>
          <table:table-cell office:value-type="float" office:value="-6.19170090115296" calcext:value-type="float">
            <text:p>-6.19170090115296</text:p>
          </table:table-cell>
          <table:table-cell office:value-type="float" office:value="13.3431497618062" calcext:value-type="float">
            <text:p>13.3431497618062</text:p>
          </table:table-cell>
          <table:table-cell office:value-type="float" office:value="15.6460474831126" calcext:value-type="float">
            <text:p>15.6460474831126</text:p>
          </table:table-cell>
          <table:table-cell office:value-type="float" office:value="55.7351667207496" calcext:value-type="float">
            <text:p>55.735166720749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.4695831508226" calcext:value-type="float">
            <text:p>21.4695831508226</text:p>
          </table:table-cell>
          <table:table-cell office:value-type="float" office:value="7.14604748311262" calcext:value-type="float">
            <text:p>7.146047483112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4110915718324" calcext:value-type="float">
            <text:p>0.754110915718324</text:p>
          </table:table-cell>
          <table:table-cell office:value-type="float" office:value="3.43227298698593" calcext:value-type="float">
            <text:p>3.43227298698593</text:p>
          </table:table-cell>
          <table:table-cell office:value-type="float" office:value="2.94204186039435" calcext:value-type="float">
            <text:p>2.94204186039435</text:p>
          </table:table-cell>
          <table:table-cell office:value-type="float" office:value="3.69067155515491" calcext:value-type="float">
            <text:p>3.69067155515491</text:p>
          </table:table-cell>
          <table:table-cell office:value-type="float" office:value="22.7971724344225" calcext:value-type="float">
            <text:p>22.79717243442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-2.8635897137804" calcext:value-type="float">
            <text:p>-2.8635897137804</text:p>
          </table:table-cell>
          <table:table-cell office:value-type="float" office:value="-4.80932844484509" calcext:value-type="float">
            <text:p>-4.80932844484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2564718711595" calcext:value-type="float">
            <text:p>-1.62564718711595</text:p>
          </table:table-cell>
          <table:table-cell office:value-type="float" office:value="-3.64430322771931" calcext:value-type="float">
            <text:p>-3.64430322771931</text:p>
          </table:table-cell>
          <table:table-cell office:value-type="float" office:value="10.415244425572" calcext:value-type="float">
            <text:p>10.415244425572</text:p>
          </table:table-cell>
          <table:table-cell office:value-type="float" office:value="11.9571268212773" calcext:value-type="float">
            <text:p>11.9571268212773</text:p>
          </table:table-cell>
          <table:table-cell office:value-type="float" office:value="41.7725391632991" calcext:value-type="float">
            <text:p>41.772539163299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.28703200469731" calcext:value-type="float">
            <text:p>6.28703200469731</text:p>
          </table:table-cell>
          <table:table-cell office:value-type="float" office:value="3.45712682127728" calcext:value-type="float">
            <text:p>3.457126821277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79751281368156" calcext:value-type="float">
            <text:p>-2.79751281368156</text:p>
          </table:table-cell>
          <table:table-cell office:value-type="float" office:value="-1.93429622531282" calcext:value-type="float">
            <text:p>-1.93429622531282</text:p>
          </table:table-cell>
          <table:table-cell office:value-type="float" office:value="8.90054836092641" calcext:value-type="float">
            <text:p>8.90054836092641</text:p>
          </table:table-cell>
          <table:table-cell office:value-type="float" office:value="10.8330526321536" calcext:value-type="float">
            <text:p>10.8330526321536</text:p>
          </table:table-cell>
          <table:table-cell office:value-type="float" office:value="45.9218602937206" calcext:value-type="float">
            <text:p>45.92186029372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.76037416802533" calcext:value-type="float">
            <text:p>9.76037416802533</text:p>
          </table:table-cell>
          <table:table-cell office:value-type="float" office:value="2.3330526321536" calcext:value-type="float">
            <text:p>2.3330526321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8746541345682" calcext:value-type="float">
            <text:p>-4.8746541345682</text:p>
          </table:table-cell>
          <table:table-cell office:value-type="float" office:value="-0.311937642441154" calcext:value-type="float">
            <text:p>-0.311937642441154</text:p>
          </table:table-cell>
          <table:table-cell office:value-type="float" office:value="7.62437999820252" calcext:value-type="float">
            <text:p>7.62437999820252</text:p>
          </table:table-cell>
          <table:table-cell office:value-type="float" office:value="10.2492647097253" calcext:value-type="float">
            <text:p>10.2492647097253</text:p>
          </table:table-cell>
          <table:table-cell office:value-type="float" office:value="54.6852083152822" calcext:value-type="float">
            <text:p>54.68520831528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4.074190574104" calcext:value-type="float">
            <text:p>24.074190574104</text:p>
          </table:table-cell>
          <table:table-cell office:value-type="float" office:value="1.74926470972526" calcext:value-type="float">
            <text:p>1.749264709725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07100281310516" calcext:value-type="float">
            <text:p>-2.07100281310516</text:p>
          </table:table-cell>
          <table:table-cell office:value-type="float" office:value="-0.612536991641791" calcext:value-type="float">
            <text:p>-0.612536991641791</text:p>
          </table:table-cell>
          <table:table-cell office:value-type="float" office:value="7.45770412715932" calcext:value-type="float">
            <text:p>7.45770412715932</text:p>
          </table:table-cell>
          <table:table-cell office:value-type="float" office:value="9.14803839819437" calcext:value-type="float">
            <text:p>9.14803839819437</text:p>
          </table:table-cell>
          <table:table-cell office:value-type="float" office:value="40.9675510571676" calcext:value-type="float">
            <text:p>40.967551057167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.90158964353128" calcext:value-type="float">
            <text:p>4.90158964353128</text:p>
          </table:table-cell>
          <table:table-cell office:value-type="float" office:value="0.648038398194371" calcext:value-type="float">
            <text:p>0.648038398194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39317575815585" calcext:value-type="float">
            <text:p>-6.39317575815585</text:p>
          </table:table-cell>
          <table:table-cell office:value-type="float" office:value="-5.22676718963173" calcext:value-type="float">
            <text:p>-5.22676718963173</text:p>
          </table:table-cell>
          <table:table-cell office:value-type="float" office:value="12.7922964826577" calcext:value-type="float">
            <text:p>12.7922964826577</text:p>
          </table:table-cell>
          <table:table-cell office:value-type="float" office:value="15.9233550687097" calcext:value-type="float">
            <text:p>15.9233550687097</text:p>
          </table:table-cell>
          <table:table-cell office:value-type="float" office:value="67.192645980411" calcext:value-type="float">
            <text:p>67.1926459804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6.0994634643034" calcext:value-type="float">
            <text:p>46.0994634643034</text:p>
          </table:table-cell>
          <table:table-cell office:value-type="float" office:value="7.42335506870966" calcext:value-type="float">
            <text:p>7.42335506870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6220758832017" calcext:value-type="float">
            <text:p>-1.66220758832017</text:p>
          </table:table-cell>
          <table:table-cell office:value-type="float" office:value="2.54517996668737" calcext:value-type="float">
            <text:p>2.54517996668737</text:p>
          </table:table-cell>
          <table:table-cell office:value-type="float" office:value="4.23185463136599" calcext:value-type="float">
            <text:p>4.23185463136599</text:p>
          </table:table-cell>
          <table:table-cell office:value-type="float" office:value="5.78592382747271" calcext:value-type="float">
            <text:p>5.78592382747271</text:p>
          </table:table-cell>
          <table:table-cell office:value-type="float" office:value="35.7658579749135" calcext:value-type="float">
            <text:p>35.765857974913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.217754099981783" calcext:value-type="float">
            <text:p>0.217754099981783</text:p>
          </table:table-cell>
          <table:table-cell office:value-type="float" office:value="-2.71407617252729" calcext:value-type="float">
            <text:p>-2.71407617252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76860473117868" calcext:value-type="float">
            <text:p>-1.76860473117868</text:p>
          </table:table-cell>
          <table:table-cell office:value-type="float" office:value="-2.15793023588333" calcext:value-type="float">
            <text:p>-2.15793023588333</text:p>
          </table:table-cell>
          <table:table-cell office:value-type="float" office:value="8.95269769107978" calcext:value-type="float">
            <text:p>8.95269769107978</text:p>
          </table:table-cell>
          <table:table-cell office:value-type="float" office:value="10.5422326014727" calcext:value-type="float">
            <text:p>10.5422326014727</text:p>
          </table:table-cell>
          <table:table-cell office:value-type="float" office:value="41.0009538917767" calcext:value-type="float">
            <text:p>41.000953891776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.28589293103095" calcext:value-type="float">
            <text:p>5.28589293103095</text:p>
          </table:table-cell>
          <table:table-cell office:value-type="float" office:value="2.04223260147267" calcext:value-type="float">
            <text:p>2.04223260147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45676516808218" calcext:value-type="float">
            <text:p>0.445676516808218</text:p>
          </table:table-cell>
          <table:table-cell office:value-type="float" office:value="-2.32342051734117" calcext:value-type="float">
            <text:p>-2.32342051734117</text:p>
          </table:table-cell>
          <table:table-cell office:value-type="float" office:value="8.74914109787314" calcext:value-type="float">
            <text:p>8.74914109787314</text:p>
          </table:table-cell>
          <table:table-cell office:value-type="float" office:value="9.60058225893707" calcext:value-type="float">
            <text:p>9.60058225893707</text:p>
          </table:table-cell>
          <table:table-cell office:value-type="float" office:value="30.0950379333001" calcext:value-type="float">
            <text:p>30.095037933300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.52204807497548" calcext:value-type="float">
            <text:p>2.52204807497548</text:p>
          </table:table-cell>
          <table:table-cell office:value-type="float" office:value="1.10058225893706" calcext:value-type="float">
            <text:p>1.10058225893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79006193179762" calcext:value-type="float">
            <text:p>-6.79006193179762</text:p>
          </table:table-cell>
          <table:table-cell office:value-type="float" office:value="-2.59403781934328" calcext:value-type="float">
            <text:p>-2.59403781934328</text:p>
          </table:table-cell>
          <table:table-cell office:value-type="float" office:value="10.2257148079762" calcext:value-type="float">
            <text:p>10.2257148079762</text:p>
          </table:table-cell>
          <table:table-cell office:value-type="float" office:value="13.4890687852421" calcext:value-type="float">
            <text:p>13.4890687852421</text:p>
          </table:table-cell>
          <table:table-cell office:value-type="float" office:value="66.5443474783314" calcext:value-type="float">
            <text:p>66.544347478331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8.6989788569905" calcext:value-type="float">
            <text:p>48.6989788569905</text:p>
          </table:table-cell>
          <table:table-cell office:value-type="float" office:value="4.98906878524209" calcext:value-type="float">
            <text:p>4.989068785242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4088298682865" calcext:value-type="float">
            <text:p>0.324088298682865</text:p>
          </table:table-cell>
          <table:table-cell office:value-type="float" office:value="-4.08271304884622" calcext:value-type="float">
            <text:p>-4.08271304884622</text:p>
          </table:table-cell>
          <table:table-cell office:value-type="float" office:value="10.5286983323991" calcext:value-type="float">
            <text:p>10.5286983323991</text:p>
          </table:table-cell>
          <table:table-cell office:value-type="float" office:value="11.4206688995048" calcext:value-type="float">
            <text:p>11.4206688995048</text:p>
          </table:table-cell>
          <table:table-cell office:value-type="float" office:value="32.4622715554319" calcext:value-type="float">
            <text:p>32.462271555431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.18774627418937" calcext:value-type="float">
            <text:p>4.18774627418937</text:p>
          </table:table-cell>
          <table:table-cell office:value-type="float" office:value="2.92066889950479" calcext:value-type="float">
            <text:p>2.92066889950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5584377249261" calcext:value-type="float">
            <text:p>3.25584377249261</text:p>
          </table:table-cell>
          <table:table-cell office:value-type="float" office:value="3.23981216340741" calcext:value-type="float">
            <text:p>3.23981216340741</text:p>
          </table:table-cell>
          <table:table-cell office:value-type="float" office:value="2.71754720784382" calcext:value-type="float">
            <text:p>2.71754720784382</text:p>
          </table:table-cell>
          <table:table-cell office:value-type="float" office:value="2.63226595034629" calcext:value-type="float">
            <text:p>2.63226595034629</text:p>
          </table:table-cell>
          <table:table-cell office:value-type="float" office:value="10.4809689741296" calcext:value-type="float">
            <text:p>10.480968974129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.36070650747147" calcext:value-type="float">
            <text:p>7.36070650747147</text:p>
          </table:table-cell>
          <table:table-cell office:value-type="float" office:value="-5.86773404965371" calcext:value-type="float">
            <text:p>-5.86773404965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4267831029245" calcext:value-type="float">
            <text:p>3.64267831029245</text:p>
          </table:table-cell>
          <table:table-cell office:value-type="float" office:value="-6.52845537873068" calcext:value-type="float">
            <text:p>-6.52845537873068</text:p>
          </table:table-cell>
          <table:table-cell office:value-type="float" office:value="12.4213423270153" calcext:value-type="float">
            <text:p>12.4213423270153</text:p>
          </table:table-cell>
          <table:table-cell office:value-type="float" office:value="12.2071162235845" calcext:value-type="float">
            <text:p>12.2071162235845</text:p>
          </table:table-cell>
          <table:table-cell office:value-type="float" office:value="18.3150638272684" calcext:value-type="float">
            <text:p>18.315063827268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.7975606510057" calcext:value-type="float">
            <text:p>19.7975606510057</text:p>
          </table:table-cell>
          <table:table-cell office:value-type="float" office:value="3.70711622358445" calcext:value-type="float">
            <text:p>3.70711622358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42391547349045" calcext:value-type="float">
            <text:p>-0.742391547349045</text:p>
          </table:table-cell>
          <table:table-cell office:value-type="float" office:value="-6.4315965737193" calcext:value-type="float">
            <text:p>-6.4315965737193</text:p>
          </table:table-cell>
          <table:table-cell office:value-type="float" office:value="13.0553284982775" calcext:value-type="float">
            <text:p>13.0553284982775</text:p>
          </table:table-cell>
          <table:table-cell office:value-type="float" office:value="14.3027923473938" calcext:value-type="float">
            <text:p>14.3027923473938</text:p>
          </table:table-cell>
          <table:table-cell office:value-type="float" office:value="40.1435543104645" calcext:value-type="float">
            <text:p>40.143554310464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.98274178329461" calcext:value-type="float">
            <text:p>6.98274178329461</text:p>
          </table:table-cell>
          <table:table-cell office:value-type="float" office:value="5.80279234739383" calcext:value-type="float">
            <text:p>5.802792347393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446392193584" calcext:value-type="float">
            <text:p>3.3446392193584</text:p>
          </table:table-cell>
          <table:table-cell office:value-type="float" office:value="-6.90454766870131" calcext:value-type="float">
            <text:p>-6.90454766870131</text:p>
          </table:table-cell>
          <table:table-cell office:value-type="float" office:value="12.8471077988082" calcext:value-type="float">
            <text:p>12.8471077988082</text:p>
          </table:table-cell>
          <table:table-cell office:value-type="float" office:value="12.7322280590221" calcext:value-type="float">
            <text:p>12.7322280590221</text:p>
          </table:table-cell>
          <table:table-cell office:value-type="float" office:value="20.1813515719093" calcext:value-type="float">
            <text:p>20.181351571909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.0911591763717" calcext:value-type="float">
            <text:p>18.0911591763717</text:p>
          </table:table-cell>
          <table:table-cell office:value-type="float" office:value="4.23222805902211" calcext:value-type="float">
            <text:p>4.23222805902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20269398258867" calcext:value-type="float">
            <text:p>-6.20269398258867</text:p>
          </table:table-cell>
          <table:table-cell office:value-type="float" office:value="1.40400405585755" calcext:value-type="float">
            <text:p>1.40400405585755</text:p>
          </table:table-cell>
          <table:table-cell office:value-type="float" office:value="6.12977827457389" calcext:value-type="float">
            <text:p>6.12977827457389</text:p>
          </table:table-cell>
          <table:table-cell office:value-type="float" office:value="9.19734293543678" calcext:value-type="float">
            <text:p>9.19734293543678</text:p>
          </table:table-cell>
          <table:table-cell office:value-type="float" office:value="59.6094658570858" calcext:value-type="float">
            <text:p>59.609465857085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7.0694085857841" calcext:value-type="float">
            <text:p>37.0694085857841</text:p>
          </table:table-cell>
          <table:table-cell office:value-type="float" office:value="0.69734293543678" calcext:value-type="float">
            <text:p>0.697342935436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1610779260205" calcext:value-type="float">
            <text:p>1.11610779260205</text:p>
          </table:table-cell>
          <table:table-cell office:value-type="float" office:value="-0.101215540525505" calcext:value-type="float">
            <text:p>-0.101215540525505</text:p>
          </table:table-cell>
          <table:table-cell office:value-type="float" office:value="6.41519757509183" calcext:value-type="float">
            <text:p>6.41519757509183</text:p>
          </table:table-cell>
          <table:table-cell office:value-type="float" office:value="7.04316164422448" calcext:value-type="float">
            <text:p>7.04316164422448</text:p>
          </table:table-cell>
          <table:table-cell office:value-type="float" office:value="24.5206765775153" calcext:value-type="float">
            <text:p>24.520676577515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.34691214523252" calcext:value-type="float">
            <text:p>1.34691214523252</text:p>
          </table:table-cell>
          <table:table-cell office:value-type="float" office:value="-1.45683835577552" calcext:value-type="float">
            <text:p>-1.456838355775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47637700829483" calcext:value-type="float">
            <text:p>-5.47637700829483</text:p>
          </table:table-cell>
          <table:table-cell office:value-type="float" office:value="2.65861782425116" calcext:value-type="float">
            <text:p>2.65861782425116</text:p>
          </table:table-cell>
          <table:table-cell office:value-type="float" office:value="4.75411167713131" calcext:value-type="float">
            <text:p>4.75411167713131</text:p>
          </table:table-cell>
          <table:table-cell office:value-type="float" office:value="7.57957067989625" calcext:value-type="float">
            <text:p>7.57957067989625</text:p>
          </table:table-cell>
          <table:table-cell office:value-type="float" office:value="54.723267217223" calcext:value-type="float">
            <text:p>54.7232672172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7.3320873127291" calcext:value-type="float">
            <text:p>27.3320873127291</text:p>
          </table:table-cell>
          <table:table-cell office:value-type="float" office:value="-0.920429320103747" calcext:value-type="float">
            <text:p>-0.9204293201037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267048475751" calcext:value-type="float">
            <text:p>0.18267048475751</text:p>
          </table:table-cell>
          <table:table-cell office:value-type="float" office:value="-4.32381603427393" calcext:value-type="float">
            <text:p>-4.32381603427393</text:p>
          </table:table-cell>
          <table:table-cell office:value-type="float" office:value="10.793370953481" calcext:value-type="float">
            <text:p>10.793370953481</text:p>
          </table:table-cell>
          <table:table-cell office:value-type="float" office:value="11.7324807918952" calcext:value-type="float">
            <text:p>11.7324807918952</text:p>
          </table:table-cell>
          <table:table-cell office:value-type="float" office:value="33.4104636104864" calcext:value-type="float">
            <text:p>33.410463610486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.35718454027548" calcext:value-type="float">
            <text:p>4.35718454027548</text:p>
          </table:table-cell>
          <table:table-cell office:value-type="float" office:value="3.23248079189518" calcext:value-type="float">
            <text:p>3.232480791895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934740900009" calcext:value-type="float">
            <text:p>1.4934740900009</text:p>
          </table:table-cell>
          <table:table-cell office:value-type="float" office:value="-6.56914179146604" calcext:value-type="float">
            <text:p>-6.56914179146604</text:p>
          </table:table-cell>
          <table:table-cell office:value-type="float" office:value="12.8202294431326" calcext:value-type="float">
            <text:p>12.8202294431326</text:p>
          </table:table-cell>
          <table:table-cell office:value-type="float" office:value="13.3224047464656" calcext:value-type="float">
            <text:p>13.3224047464656</text:p>
          </table:table-cell>
          <table:table-cell office:value-type="float" office:value="29.1017713414615" calcext:value-type="float">
            <text:p>29.10177134146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.79960664897006" calcext:value-type="float">
            <text:p>8.79960664897006</text:p>
          </table:table-cell>
          <table:table-cell office:value-type="float" office:value="4.82240474646559" calcext:value-type="float">
            <text:p>4.82240474646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58565419992176" calcext:value-type="float">
            <text:p>-0.658565419992176</text:p>
          </table:table-cell>
          <table:table-cell office:value-type="float" office:value="2.45924181771825" calcext:value-type="float">
            <text:p>2.45924181771825</text:p>
          </table:table-cell>
          <table:table-cell office:value-type="float" office:value="4.15051908561378" calcext:value-type="float">
            <text:p>4.15051908561378</text:p>
          </table:table-cell>
          <table:table-cell office:value-type="float" office:value="5.37004089227784" calcext:value-type="float">
            <text:p>5.37004089227784</text:p>
          </table:table-cell>
          <table:table-cell office:value-type="float" office:value="30.8335852822426" calcext:value-type="float">
            <text:p>30.83358528224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2.02553340530878" calcext:value-type="float">
            <text:p>-2.02553340530878</text:p>
          </table:table-cell>
          <table:table-cell office:value-type="float" office:value="-3.12995910772216" calcext:value-type="float">
            <text:p>-3.12995910772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9665792117437" calcext:value-type="float">
            <text:p>2.09665792117437</text:p>
          </table:table-cell>
          <table:table-cell office:value-type="float" office:value="1.57296808108291" calcext:value-type="float">
            <text:p>1.57296808108291</text:p>
          </table:table-cell>
          <table:table-cell office:value-type="float" office:value="4.5775889320547" calcext:value-type="float">
            <text:p>4.5775889320547</text:p>
          </table:table-cell>
          <table:table-cell office:value-type="float" office:value="4.87870295832991" calcext:value-type="float">
            <text:p>4.87870295832991</text:p>
          </table:table-cell>
          <table:table-cell office:value-type="float" office:value="17.9437423130452" calcext:value-type="float">
            <text:p>17.943742313045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82300635734034" calcext:value-type="float">
            <text:p>2.82300635734034</text:p>
          </table:table-cell>
          <table:table-cell office:value-type="float" office:value="-3.62129704167009" calcext:value-type="float">
            <text:p>-3.62129704167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6831758132213" calcext:value-type="float">
            <text:p>3.76831758132213</text:p>
          </table:table-cell>
          <table:table-cell office:value-type="float" office:value="-1.47612670555184" calcext:value-type="float">
            <text:p>-1.47612670555184</text:p>
          </table:table-cell>
          <table:table-cell office:value-type="float" office:value="7.34807377533148" calcext:value-type="float">
            <text:p>7.34807377533148</text:p>
          </table:table-cell>
          <table:table-cell office:value-type="float" office:value="7.09196791489077" calcext:value-type="float">
            <text:p>7.09196791489077</text:p>
          </table:table-cell>
          <table:table-cell office:value-type="float" office:value="12.6345387989412" calcext:value-type="float">
            <text:p>12.63453879894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.6763440992533" calcext:value-type="float">
            <text:p>15.6763440992533</text:p>
          </table:table-cell>
          <table:table-cell office:value-type="float" office:value="-1.40803208510923" calcext:value-type="float">
            <text:p>-1.408032085109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51054234548521" calcext:value-type="float">
            <text:p>-6.51054234548521</text:p>
          </table:table-cell>
          <table:table-cell office:value-type="float" office:value="-3.472700703743" calcext:value-type="float">
            <text:p>-3.472700703743</text:p>
          </table:table-cell>
          <table:table-cell office:value-type="float" office:value="11.0577910946572" calcext:value-type="float">
            <text:p>11.0577910946572</text:p>
          </table:table-cell>
          <table:table-cell office:value-type="float" office:value="14.2279718764856" calcext:value-type="float">
            <text:p>14.2279718764856</text:p>
          </table:table-cell>
          <table:table-cell office:value-type="float" office:value="66.025412431169" calcext:value-type="float">
            <text:p>66.02541243116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5.859862336099" calcext:value-type="float">
            <text:p>45.859862336099</text:p>
          </table:table-cell>
          <table:table-cell office:value-type="float" office:value="5.7279718764856" calcext:value-type="float">
            <text:p>5.7279718764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2715350698752" calcext:value-type="float">
            <text:p>2.62715350698752</text:p>
          </table:table-cell>
          <table:table-cell office:value-type="float" office:value="-1.30612588664639" calcext:value-type="float">
            <text:p>-1.30612588664639</text:p>
          </table:table-cell>
          <table:table-cell office:value-type="float" office:value="7.36826696881514" calcext:value-type="float">
            <text:p>7.36826696881514</text:p>
          </table:table-cell>
          <table:table-cell office:value-type="float" office:value="7.49254913315263" calcext:value-type="float">
            <text:p>7.49254913315263</text:p>
          </table:table-cell>
          <table:table-cell office:value-type="float" office:value="18.1703583517088" calcext:value-type="float">
            <text:p>18.170358351708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.20806143592321" calcext:value-type="float">
            <text:p>8.20806143592321</text:p>
          </table:table-cell>
          <table:table-cell office:value-type="float" office:value="-1.00745086684737" calcext:value-type="float">
            <text:p>-1.007450866847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0027745256347" calcext:value-type="float">
            <text:p>2.80027745256347</text:p>
          </table:table-cell>
          <table:table-cell office:value-type="float" office:value="-0.567118215682332" calcext:value-type="float">
            <text:p>-0.567118215682332</text:p>
          </table:table-cell>
          <table:table-cell office:value-type="float" office:value="6.60040530692175" calcext:value-type="float">
            <text:p>6.60040530692175</text:p>
          </table:table-cell>
          <table:table-cell office:value-type="float" office:value="6.6669794894006" calcext:value-type="float">
            <text:p>6.6669794894006</text:p>
          </table:table-cell>
          <table:table-cell office:value-type="float" office:value="16.565730952865" calcext:value-type="float">
            <text:p>16.5657309528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.40867202701768" calcext:value-type="float">
            <text:p>8.40867202701768</text:p>
          </table:table-cell>
          <table:table-cell office:value-type="float" office:value="-1.8330205105994" calcext:value-type="float">
            <text:p>-1.8330205105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08261866482756" calcext:value-type="float">
            <text:p>-4.08261866482756</text:p>
          </table:table-cell>
          <table:table-cell office:value-type="float" office:value="3.47207203058558" calcext:value-type="float">
            <text:p>3.47207203058558</text:p>
          </table:table-cell>
          <table:table-cell office:value-type="float" office:value="3.70836441355235" calcext:value-type="float">
            <text:p>3.70836441355235</text:p>
          </table:table-cell>
          <table:table-cell office:value-type="float" office:value="6.0692373018282" calcext:value-type="float">
            <text:p>6.0692373018282</text:p>
          </table:table-cell>
          <table:table-cell office:value-type="float" office:value="46.9410212935522" calcext:value-type="float">
            <text:p>46.941021293552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.1957031318128" calcext:value-type="float">
            <text:p>13.1957031318128</text:p>
          </table:table-cell>
          <table:table-cell office:value-type="float" office:value="-2.4307626981718" calcext:value-type="float">
            <text:p>-2.4307626981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5.6154177546203" calcext:value-type="float">
            <text:p>-5.6154177546203</text:p>
          </table:table-cell>
          <table:table-cell office:value-type="float" office:value="-0.0844158807412736" calcext:value-type="float">
            <text:p>-0.084415880741274</text:p>
          </table:table-cell>
          <table:table-cell office:value-type="float" office:value="7.52031883984466" calcext:value-type="float">
            <text:p>7.52031883984466</text:p>
          </table:table-cell>
          <table:table-cell office:value-type="float" office:value="10.3921247580514" calcext:value-type="float">
            <text:p>10.3921247580514</text:p>
          </table:table-cell>
          <table:table-cell office:value-type="float" office:value="58.1615046538428" calcext:value-type="float">
            <text:p>58.161504653842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1.6173324396462" calcext:value-type="float">
            <text:p>31.6173324396462</text:p>
          </table:table-cell>
          <table:table-cell office:value-type="float" office:value="1.89212475805143" calcext:value-type="float">
            <text:p>1.89212475805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.12500444401395" calcext:value-type="float">
            <text:p>-2.12500444401395</text:p>
          </table:table-cell>
          <table:table-cell office:value-type="float" office:value="2.67969454725946" calcext:value-type="float">
            <text:p>2.67969454725946</text:p>
          </table:table-cell>
          <table:table-cell office:value-type="float" office:value="4.1744728600762" calcext:value-type="float">
            <text:p>4.1744728600762</text:p>
          </table:table-cell>
          <table:table-cell office:value-type="float" office:value="5.88280767474751" calcext:value-type="float">
            <text:p>5.88280767474751</text:p>
          </table:table-cell>
          <table:table-cell office:value-type="float" office:value="37.9453276728103" calcext:value-type="float">
            <text:p>37.945327672810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83594933981956" calcext:value-type="float">
            <text:p>1.83594933981956</text:p>
          </table:table-cell>
          <table:table-cell office:value-type="float" office:value="-2.61719232525249" calcext:value-type="float">
            <text:p>-2.617192325252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4313341945775" calcext:value-type="float">
            <text:p>1.24313341945775</text:p>
          </table:table-cell>
          <table:table-cell office:value-type="float" office:value="3.84028604464737" calcext:value-type="float">
            <text:p>3.84028604464737</text:p>
          </table:table-cell>
          <table:table-cell office:value-type="float" office:value="2.45252505210967" calcext:value-type="float">
            <text:p>2.45252505210967</text:p>
          </table:table-cell>
          <table:table-cell office:value-type="float" office:value="3.03814724562375" calcext:value-type="float">
            <text:p>3.03814724562375</text:p>
          </table:table-cell>
          <table:table-cell office:value-type="float" office:value="19.9440468580639" calcext:value-type="float">
            <text:p>19.944046858063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-2.29490534607464" calcext:value-type="float">
            <text:p>-2.29490534607464</text:p>
          </table:table-cell>
          <table:table-cell office:value-type="float" office:value="-5.46185275437625" calcext:value-type="float">
            <text:p>-5.46185275437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4427250847151" calcext:value-type="float">
            <text:p>1.34427250847151</text:p>
          </table:table-cell>
          <table:table-cell office:value-type="float" office:value="-6.01557264427276" calcext:value-type="float">
            <text:p>-6.01557264427276</text:p>
          </table:table-cell>
          <table:table-cell office:value-type="float" office:value="12.2915272261942" calcext:value-type="float">
            <text:p>12.2915272261942</text:p>
          </table:table-cell>
          <table:table-cell office:value-type="float" office:value="12.843436390037" calcext:value-type="float">
            <text:p>12.843436390037</text:p>
          </table:table-cell>
          <table:table-cell office:value-type="float" office:value="29.2942101019152" calcext:value-type="float">
            <text:p>29.294210101915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.82264122130504" calcext:value-type="float">
            <text:p>7.82264122130504</text:p>
          </table:table-cell>
          <table:table-cell office:value-type="float" office:value="4.34343639003701" calcext:value-type="float">
            <text:p>4.343436390037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48598783054936" calcext:value-type="float">
            <text:p>-0.748598783054936</text:p>
          </table:table-cell>
          <table:table-cell office:value-type="float" office:value="-4.58374232965002" calcext:value-type="float">
            <text:p>-4.58374232965002</text:p>
          </table:table-cell>
          <table:table-cell office:value-type="float" office:value="11.2085087934925" calcext:value-type="float">
            <text:p>11.2085087934925</text:p>
          </table:table-cell>
          <table:table-cell office:value-type="float" office:value="12.4580417211775" calcext:value-type="float">
            <text:p>12.4580417211775</text:p>
          </table:table-cell>
          <table:table-cell office:value-type="float" office:value="38.3267362449247" calcext:value-type="float">
            <text:p>38.326736244924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.14414246764135" calcext:value-type="float">
            <text:p>5.14414246764135</text:p>
          </table:table-cell>
          <table:table-cell office:value-type="float" office:value="3.95804172117749" calcext:value-type="float">
            <text:p>3.958041721177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42567482835988" calcext:value-type="float">
            <text:p>-1.42567482835988</text:p>
          </table:table-cell>
          <table:table-cell office:value-type="float" office:value="-1.22800622202037" calcext:value-type="float">
            <text:p>-1.22800622202037</text:p>
          </table:table-cell>
          <table:table-cell office:value-type="float" office:value="7.96561869341368" calcext:value-type="float">
            <text:p>7.96561869341368</text:p>
          </table:table-cell>
          <table:table-cell office:value-type="float" office:value="9.44084363620031" calcext:value-type="float">
            <text:p>9.44084363620031</text:p>
          </table:table-cell>
          <table:table-cell office:value-type="float" office:value="38.3563803638198" calcext:value-type="float">
            <text:p>38.356380363819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26055493823935" calcext:value-type="float">
            <text:p>3.26055493823935</text:p>
          </table:table-cell>
          <table:table-cell office:value-type="float" office:value="0.940843636200307" calcext:value-type="float">
            <text:p>0.9408436362003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181110836853" calcext:value-type="float">
            <text:p>1.0181110836853</text:p>
          </table:table-cell>
          <table:table-cell office:value-type="float" office:value="-4.99418399979037" calcext:value-type="float">
            <text:p>-4.99418399979037</text:p>
          </table:table-cell>
          <table:table-cell office:value-type="float" office:value="11.3244988191762" calcext:value-type="float">
            <text:p>11.3244988191762</text:p>
          </table:table-cell>
          <table:table-cell office:value-type="float" office:value="11.9851284579477" calcext:value-type="float">
            <text:p>11.9851284579477</text:p>
          </table:table-cell>
          <table:table-cell office:value-type="float" office:value="29.9036285813639" calcext:value-type="float">
            <text:p>29.903628581363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.03073417851322" calcext:value-type="float">
            <text:p>6.03073417851322</text:p>
          </table:table-cell>
          <table:table-cell office:value-type="float" office:value="3.48512845794772" calcext:value-type="float">
            <text:p>3.485128457947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9820304552133" calcext:value-type="float">
            <text:p>2.49820304552133</text:p>
          </table:table-cell>
          <table:table-cell office:value-type="float" office:value="0.493948211372795" calcext:value-type="float">
            <text:p>0.493948211372795</text:p>
          </table:table-cell>
          <table:table-cell office:value-type="float" office:value="5.58968461437365" calcext:value-type="float">
            <text:p>5.58968461437365</text:p>
          </table:table-cell>
          <table:table-cell office:value-type="float" office:value="5.75695026586654" calcext:value-type="float">
            <text:p>5.75695026586654</text:p>
          </table:table-cell>
          <table:table-cell office:value-type="float" office:value="17.0150365610205" calcext:value-type="float">
            <text:p>17.015036561020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.74707024527928" calcext:value-type="float">
            <text:p>5.74707024527928</text:p>
          </table:table-cell>
          <table:table-cell office:value-type="float" office:value="-2.74304973413346" calcext:value-type="float">
            <text:p>-2.74304973413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.69633481426211" calcext:value-type="float">
            <text:p>-3.69633481426211</text:p>
          </table:table-cell>
          <table:table-cell office:value-type="float" office:value="-3.70329359776538" calcext:value-type="float">
            <text:p>-3.70329359776538</text:p>
          </table:table-cell>
          <table:table-cell office:value-type="float" office:value="10.8193494001424" calcext:value-type="float">
            <text:p>10.8193494001424</text:p>
          </table:table-cell>
          <table:table-cell office:value-type="float" office:value="13.0514610048964" calcext:value-type="float">
            <text:p>13.0514610048964</text:p>
          </table:table-cell>
          <table:table-cell office:value-type="float" office:value="52.1849676690759" calcext:value-type="float">
            <text:p>52.184967669075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.3661846568915" calcext:value-type="float">
            <text:p>17.3661846568915</text:p>
          </table:table-cell>
          <table:table-cell office:value-type="float" office:value="4.55146100489643" calcext:value-type="float">
            <text:p>4.551461004896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4.52036870966537" calcext:value-type="float">
            <text:p>-4.52036870966537</text:p>
          </table:table-cell>
          <table:table-cell office:value-type="float" office:value="-0.196974906419412" calcext:value-type="float">
            <text:p>-0.196974906419412</text:p>
          </table:table-cell>
          <table:table-cell office:value-type="float" office:value="7.45036969136364" calcext:value-type="float">
            <text:p>7.45036969136364</text:p>
          </table:table-cell>
          <table:table-cell office:value-type="float" office:value="9.95715926125209" calcext:value-type="float">
            <text:p>9.95715926125209</text:p>
          </table:table-cell>
          <table:table-cell office:value-type="float" office:value="52.7988184547462" calcext:value-type="float">
            <text:p>52.798818454746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.6307081777411" calcext:value-type="float">
            <text:p>20.6307081777411</text:p>
          </table:table-cell>
          <table:table-cell office:value-type="float" office:value="1.45715926125209" calcext:value-type="float">
            <text:p>1.457159261252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6.72768114411552" calcext:value-type="float">
            <text:p>-6.72768114411552</text:p>
          </table:table-cell>
          <table:table-cell office:value-type="float" office:value="-2.92582997625803" calcext:value-type="float">
            <text:p>-2.92582997625803</text:p>
          </table:table-cell>
          <table:table-cell office:value-type="float" office:value="10.547110166944" calcext:value-type="float">
            <text:p>10.547110166944</text:p>
          </table:table-cell>
          <table:table-cell office:value-type="float" office:value="13.7896705483158" calcext:value-type="float">
            <text:p>13.7896705483158</text:p>
          </table:table-cell>
          <table:table-cell office:value-type="float" office:value="66.5642356968356" calcext:value-type="float">
            <text:p>66.564235696835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8.1875235531455" calcext:value-type="float">
            <text:p>48.1875235531455</text:p>
          </table:table-cell>
          <table:table-cell office:value-type="float" office:value="5.28967054831579" calcext:value-type="float">
            <text:p>5.289670548315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0835775562561" calcext:value-type="float">
            <text:p>3.30835775562561</text:p>
          </table:table-cell>
          <table:table-cell office:value-type="float" office:value="1.15858623226333" calcext:value-type="float">
            <text:p>1.15858623226333</text:p>
          </table:table-cell>
          <table:table-cell office:value-type="float" office:value="4.79002080846574" calcext:value-type="float">
            <text:p>4.79002080846574</text:p>
          </table:table-cell>
          <table:table-cell office:value-type="float" office:value="4.68723488992387" calcext:value-type="float">
            <text:p>4.68723488992387</text:p>
          </table:table-cell>
          <table:table-cell office:value-type="float" office:value="12.2996249896086" calcext:value-type="float">
            <text:p>12.299624989608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.78664480694479" calcext:value-type="float">
            <text:p>9.78664480694479</text:p>
          </table:table-cell>
          <table:table-cell office:value-type="float" office:value="-3.81276511007613" calcext:value-type="float">
            <text:p>-3.81276511007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26868795925598" calcext:value-type="float">
            <text:p>-0.126868795925598</text:p>
          </table:table-cell>
          <table:table-cell office:value-type="float" office:value="2.76388269283572" calcext:value-type="float">
            <text:p>2.76388269283572</text:p>
          </table:table-cell>
          <table:table-cell office:value-type="float" office:value="3.75726210648521" calcext:value-type="float">
            <text:p>3.75726210648521</text:p>
          </table:table-cell>
          <table:table-cell office:value-type="float" office:value="4.79955170512708" calcext:value-type="float">
            <text:p>4.79955170512708</text:p>
          </table:table-cell>
          <table:table-cell office:value-type="float" office:value="27.8704612867923" calcext:value-type="float">
            <text:p>27.87046128679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2.74778700145611" calcext:value-type="float">
            <text:p>-2.74778700145611</text:p>
          </table:table-cell>
          <table:table-cell office:value-type="float" office:value="-3.70044829487292" calcext:value-type="float">
            <text:p>-3.70044829487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4048408377415" calcext:value-type="float">
            <text:p>1.84048408377415</text:p>
          </table:table-cell>
          <table:table-cell office:value-type="float" office:value="2.50187548609897" calcext:value-type="float">
            <text:p>2.50187548609897</text:p>
          </table:table-cell>
          <table:table-cell office:value-type="float" office:value="3.69137716660534" calcext:value-type="float">
            <text:p>3.69137716660534</text:p>
          </table:table-cell>
          <table:table-cell office:value-type="float" office:value="4.07788247201396" calcext:value-type="float">
            <text:p>4.07788247201396</text:p>
          </table:table-cell>
          <table:table-cell office:value-type="float" office:value="18.2957040950303" calcext:value-type="float">
            <text:p>18.295704095030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885506176526986" calcext:value-type="float">
            <text:p>0.885506176526986</text:p>
          </table:table-cell>
          <table:table-cell office:value-type="float" office:value="-4.42211752798604" calcext:value-type="float">
            <text:p>-4.42211752798604</text:p>
          </table:table-cell>
          <table:table-cell table:number-columns-repeated="3"/>
        </table:table-row>
      </table:table>
      <table:named-expressions>
        <table:named-range table:name="fa" table:base-cell-address="$Sheet1.$I$2" table:cell-range-address="$Sheet1.$I$2"/>
        <table:named-range table:name="fb" table:base-cell-address="$Sheet1.$J$2" table:cell-range-address="$Sheet1.$J$2"/>
        <table:named-range table:name="wa" table:base-cell-address="$Sheet1.$G$2" table:cell-range-address="$Sheet1.$G$2"/>
        <table:named-range table:name="wb" table:base-cell-address="$Sheet1.$H$2" table:cell-range-address="$Sheet1.$H$2"/>
        <table:named-range table:name="x" table:base-cell-address="$Sheet1.$B$2" table:cell-range-address="$Sheet1.$B$2"/>
        <table:named-range table:name="y" table:base-cell-address="$Sheet1.$C$2" table:cell-range-address="$Sheet1.$C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6:19:20.981955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6:41:12.545867516</meta:creation-date>
    <dc:date>2021-08-29T16:27:18.248959682</dc:date>
    <meta:editing-duration>PT3H20M41S</meta:editing-duration>
    <meta:editing-cycles>67</meta:editing-cycles>
    <meta:generator>LibreOffice/6.4.7.2$Linux_X86_64 LibreOffice_project/40$Build-2</meta:generator>
    <meta:document-statistic meta:table-count="1" meta:cell-count="363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8.928cm" svg:height="15.096cm" xlink:href=".." xlink:type="simple" chart:class="chart:scatter" chart:style-name="ch1">
        <chart:plot-area chart:style-name="ch2" table:cell-range-address="Sheet1.I9:Sheet1.J1008" svg:x="0.378cm" svg:y="0.301cm" svg:width="18.172cm" svg:height="14.494cm">
          <chartooo:coordinate-region svg:x="0.814cm" svg:y="0.5cm" svg:width="17.364cm" svg:height="13.648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J9:Sheet1.J1008" chart:class="chart:scatter">
            <chart:domain table:cell-range-address="Sheet1.I9:Sheet1.I1008"/>
            <chart:data-point chart:repeated="10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9:Sheet1.I1008</svg:desc>
                </draw:g>
              </table:table-cell>
              <table:table-cell office:value-type="float" office:value="NaN">
                <text:p>NaN</text:p>
                <draw:g>
                  <svg:desc>Sheet1.J9:Sheet1.J10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560046725109">
                <text:p>17.560046725109</text:p>
              </table:table-cell>
              <table:table-cell office:value-type="float" office:value="0.175280689188367">
                <text:p>0.175280689188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4788160253437">
                <text:p>9.54788160253437</text:p>
              </table:table-cell>
              <table:table-cell office:value-type="float" office:value="-3.0410555799103">
                <text:p>-3.0410555799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9329420007894">
                <text:p>16.9329420007894</text:p>
              </table:table-cell>
              <table:table-cell office:value-type="float" office:value="6.28774449336681">
                <text:p>6.28774449336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4003210850335">
                <text:p>8.54003210850335</text:p>
              </table:table-cell>
              <table:table-cell office:value-type="float" office:value="-0.602125077477048">
                <text:p>-0.602125077477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4688155573312">
                <text:p>1.14688155573312</text:p>
              </table:table-cell>
              <table:table-cell office:value-type="float" office:value="-3.86512091683931">
                <text:p>-3.86512091683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32529414362">
                <text:p>7.332529414362</text:p>
              </table:table-cell>
              <table:table-cell office:value-type="float" office:value="1.61304703366502">
                <text:p>1.61304703366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4377638516459">
                <text:p>6.24377638516459</text:p>
              </table:table-cell>
              <table:table-cell office:value-type="float" office:value="5.05438325964443">
                <text:p>5.05438325964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6951431931059">
                <text:p>7.96951431931059</text:p>
              </table:table-cell>
              <table:table-cell office:value-type="float" office:value="5.4837416415882">
                <text:p>5.4837416415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0459392946408">
                <text:p>3.60459392946408</text:p>
              </table:table-cell>
              <table:table-cell office:value-type="float" office:value="2.25467795024833">
                <text:p>2.25467795024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5673905935817">
                <text:p>7.15673905935817</text:p>
              </table:table-cell>
              <table:table-cell office:value-type="float" office:value="4.88518779298832">
                <text:p>4.88518779298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8845486279808">
                <text:p>24.8845486279808</text:p>
              </table:table-cell>
              <table:table-cell office:value-type="float" office:value="2.9829065769367">
                <text:p>2.9829065769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4906454260633">
                <text:p>5.64906454260633</text:p>
              </table:table-cell>
              <table:table-cell office:value-type="float" office:value="-2.38890484291113">
                <text:p>-2.38890484291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8236070498938">
                <text:p>27.8236070498938</text:p>
              </table:table-cell>
              <table:table-cell office:value-type="float" office:value="5.06384402175675">
                <text:p>5.06384402175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1517142326038">
                <text:p>27.1517142326038</text:p>
              </table:table-cell>
              <table:table-cell office:value-type="float" office:value="0.647682893615614">
                <text:p>0.647682893615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2060178482641">
                <text:p>3.92060178482641</text:p>
              </table:table-cell>
              <table:table-cell office:value-type="float" office:value="-5.60722507982316">
                <text:p>-5.60722507982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5681667739835">
                <text:p>38.5681667739835</text:p>
              </table:table-cell>
              <table:table-cell office:value-type="float" office:value="7.93813917308957">
                <text:p>7.93813917308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5078007974026">
                <text:p>15.5078007974026</text:p>
              </table:table-cell>
              <table:table-cell office:value-type="float" office:value="-2.73855286019506">
                <text:p>-2.73855286019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3438833425579">
                <text:p>29.3438833425579</text:p>
              </table:table-cell>
              <table:table-cell office:value-type="float" office:value="7.7983473156518">
                <text:p>7.7983473156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07500936251869">
                <text:p>-2.07500936251869</text:p>
              </table:table-cell>
              <table:table-cell office:value-type="float" office:value="-3.22417129716147">
                <text:p>-3.22417129716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2780036224618">
                <text:p>13.2780036224618</text:p>
              </table:table-cell>
              <table:table-cell office:value-type="float" office:value="3.43384204294028">
                <text:p>3.43384204294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9605165219759">
                <text:p>8.9605165219759</text:p>
              </table:table-cell>
              <table:table-cell office:value-type="float" office:value="-2.06121595552818">
                <text:p>-2.06121595552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3169834276795">
                <text:p>11.3169834276795</text:p>
              </table:table-cell>
              <table:table-cell office:value-type="float" office:value="0.590251658930152">
                <text:p>0.590251658930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2690807450384">
                <text:p>19.2690807450384</text:p>
              </table:table-cell>
              <table:table-cell office:value-type="float" office:value="0.860790200728031">
                <text:p>0.8607902007280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3463468042595">
                <text:p>33.3463468042595</text:p>
              </table:table-cell>
              <table:table-cell office:value-type="float" office:value="5.92189052554101">
                <text:p>5.92189052554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32090760165923">
                <text:p>4.32090760165923</text:p>
              </table:table-cell>
              <table:table-cell office:value-type="float" office:value="1.19354365903208">
                <text:p>1.19354365903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5850606126805">
                <text:p>6.05850606126805</text:p>
              </table:table-cell>
              <table:table-cell office:value-type="float" office:value="0.415271203327509">
                <text:p>0.4152712033275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3593856645077">
                <text:p>14.3593856645077</text:p>
              </table:table-cell>
              <table:table-cell office:value-type="float" office:value="-2.89240695852898">
                <text:p>-2.89240695852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7601387627411">
                <text:p>26.7601387627411</text:p>
              </table:table-cell>
              <table:table-cell office:value-type="float" office:value="-0.408321446163628">
                <text:p>-0.4083214461636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49483370627295">
                <text:p>0.549483370627295</text:p>
              </table:table-cell>
              <table:table-cell office:value-type="float" office:value="-2.53368993386397">
                <text:p>-2.53368993386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.1877996781353">
                <text:p>37.1877996781353</text:p>
              </table:table-cell>
              <table:table-cell office:value-type="float" office:value="8.56473604012329">
                <text:p>8.56473604012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73177630200439">
                <text:p>-1.73177630200439</text:p>
              </table:table-cell>
              <table:table-cell office:value-type="float" office:value="-3.28111417803918">
                <text:p>-3.281114178039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7795888350875">
                <text:p>35.7795888350875</text:p>
              </table:table-cell>
              <table:table-cell office:value-type="float" office:value="-0.88388871324912">
                <text:p>-0.883888713249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3679796312638">
                <text:p>5.03679796312638</text:p>
              </table:table-cell>
              <table:table-cell office:value-type="float" office:value="4.06471367730775">
                <text:p>4.06471367730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20113171306788">
                <text:p>9.20113171306788</text:p>
              </table:table-cell>
              <table:table-cell office:value-type="float" office:value="1.68117693691626">
                <text:p>1.681176936916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71887799994014">
                <text:p>3.71887799994014</text:p>
              </table:table-cell>
              <table:table-cell office:value-type="float" office:value="-2.44201218277946">
                <text:p>-2.442012182779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2073805890912">
                <text:p>-1.62073805890912</text:p>
              </table:table-cell>
              <table:table-cell office:value-type="float" office:value="-4.54546026089643">
                <text:p>-4.545460260896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061610857273">
                <text:p>19.061610857273</text:p>
              </table:table-cell>
              <table:table-cell office:value-type="float" office:value="0.455384292204795">
                <text:p>0.4553842922047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3978333952609">
                <text:p>-1.3978333952609</text:p>
              </table:table-cell>
              <table:table-cell office:value-type="float" office:value="-2.52088857196295">
                <text:p>-2.52088857196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20882150012061">
                <text:p>5.20882150012061</text:p>
              </table:table-cell>
              <table:table-cell office:value-type="float" office:value="1.08440887635637">
                <text:p>1.084408876356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4269298462243">
                <text:p>10.4269298462243</text:p>
              </table:table-cell>
              <table:table-cell office:value-type="float" office:value="6.46931080616286">
                <text:p>6.46931080616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7675985639945">
                <text:p>0.237675985639945</text:p>
              </table:table-cell>
              <table:table-cell office:value-type="float" office:value="-0.872093490824117">
                <text:p>-0.872093490824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.3915361607603">
                <text:p>31.3915361607603</text:p>
              </table:table-cell>
              <table:table-cell office:value-type="float" office:value="4.42238705544729">
                <text:p>4.42238705544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1630501696102">
                <text:p>3.91630501696102</text:p>
              </table:table-cell>
              <table:table-cell office:value-type="float" office:value="-3.08441869376657">
                <text:p>-3.084418693766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.2424309213431">
                <text:p>35.2424309213431</text:p>
              </table:table-cell>
              <table:table-cell office:value-type="float" office:value="5.65909144316002">
                <text:p>5.65909144316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80172797376185">
                <text:p>-2.80172797376185</text:p>
              </table:table-cell>
              <table:table-cell office:value-type="float" office:value="-3.99802421260516">
                <text:p>-3.99802421260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8948908644408">
                <text:p>1.88948908644408</text:p>
              </table:table-cell>
              <table:table-cell office:value-type="float" office:value="0.578221950455292">
                <text:p>0.5782219504552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0770309207445">
                <text:p>14.0770309207445</text:p>
              </table:table-cell>
              <table:table-cell office:value-type="float" office:value="-1.51140283454338">
                <text:p>-1.51140283454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5325064707722">
                <text:p>25.5325064707722</text:p>
              </table:table-cell>
              <table:table-cell office:value-type="float" office:value="4.24228735734677">
                <text:p>4.242287357346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7376234623491">
                <text:p>2.57376234623491</text:p>
              </table:table-cell>
              <table:table-cell office:value-type="float" office:value="1.55162052250135">
                <text:p>1.551620522501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.7091563078149">
                <text:p>42.7091563078149</text:p>
              </table:table-cell>
              <table:table-cell office:value-type="float" office:value="6.61631436445729">
                <text:p>6.616314364457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9287958858063">
                <text:p>0.559287958858063</text:p>
              </table:table-cell>
              <table:table-cell office:value-type="float" office:value="-2.28478247197259">
                <text:p>-2.284782471972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4635164734119">
                <text:p>5.34635164734119</text:p>
              </table:table-cell>
              <table:table-cell office:value-type="float" office:value="-0.441187132592963">
                <text:p>-0.4411871325929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60542142487292">
                <text:p>-1.60542142487292</text:p>
              </table:table-cell>
              <table:table-cell office:value-type="float" office:value="-2.549932245764">
                <text:p>-2.5499322457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6659852572518">
                <text:p>16.6659852572518</text:p>
              </table:table-cell>
              <table:table-cell office:value-type="float" office:value="0.747658762086488">
                <text:p>0.7476587620864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56663246854733">
                <text:p>0.456663246854733</text:p>
              </table:table-cell>
              <table:table-cell office:value-type="float" office:value="-3.56927853533911">
                <text:p>-3.56927853533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.5678118148397">
                <text:p>26.5678118148397</text:p>
              </table:table-cell>
              <table:table-cell office:value-type="float" office:value="-0.219161033685797">
                <text:p>-0.2191610336857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.004073683229">
                <text:p>24.004073683229</text:p>
              </table:table-cell>
              <table:table-cell office:value-type="float" office:value="6.44882985963452">
                <text:p>6.448829859634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0784051481137">
                <text:p>6.0784051481137</text:p>
              </table:table-cell>
              <table:table-cell office:value-type="float" office:value="1.67574703478021">
                <text:p>1.67574703478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6894497569334">
                <text:p>16.6894497569334</text:p>
              </table:table-cell>
              <table:table-cell office:value-type="float" office:value="5.55840259899219">
                <text:p>5.558402598992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.3140768280976">
                <text:p>41.3140768280976</text:p>
              </table:table-cell>
              <table:table-cell office:value-type="float" office:value="1.51474745053172">
                <text:p>1.51474745053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.3997833289145">
                <text:p>22.3997833289145</text:p>
              </table:table-cell>
              <table:table-cell office:value-type="float" office:value="6.96972727409531">
                <text:p>6.969727274095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4964032988113">
                <text:p>2.54964032988113</text:p>
              </table:table-cell>
              <table:table-cell office:value-type="float" office:value="0.897388618472632">
                <text:p>0.897388618472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65567803380196">
                <text:p>6.65567803380196</text:p>
              </table:table-cell>
              <table:table-cell office:value-type="float" office:value="2.81620325280558">
                <text:p>2.81620325280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10903191615489">
                <text:p>7.10903191615489</text:p>
              </table:table-cell>
              <table:table-cell office:value-type="float" office:value="5.93270411889763">
                <text:p>5.932704118897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7470850942725">
                <text:p>32.7470850942725</text:p>
              </table:table-cell>
              <table:table-cell office:value-type="float" office:value="0.0498644300311577">
                <text:p>0.04986443003115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96697453996824">
                <text:p>8.96697453996824</text:p>
              </table:table-cell>
              <table:table-cell office:value-type="float" office:value="3.48332945751997">
                <text:p>3.48332945751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72548789528577">
                <text:p>3.72548789528577</text:p>
              </table:table-cell>
              <table:table-cell office:value-type="float" office:value="-2.58212302664677">
                <text:p>-2.582123026646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.7325665002103">
                <text:p>49.7325665002103</text:p>
              </table:table-cell>
              <table:table-cell office:value-type="float" office:value="4.00819594252614">
                <text:p>4.008195942526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428507196727">
                <text:p>12.428507196727</text:p>
              </table:table-cell>
              <table:table-cell office:value-type="float" office:value="-2.83877915068929">
                <text:p>-2.838779150689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60652434480849">
                <text:p>-1.60652434480849</text:p>
              </table:table-cell>
              <table:table-cell office:value-type="float" office:value="-3.55286578388498">
                <text:p>-3.55286578388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5239963831421">
                <text:p>18.5239963831421</text:p>
              </table:table-cell>
              <table:table-cell office:value-type="float" office:value="3.88380661161196">
                <text:p>3.883806611611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1901547868718">
                <text:p>23.1901547868718</text:p>
              </table:table-cell>
              <table:table-cell office:value-type="float" office:value="2.9598377696694">
                <text:p>2.95983776966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2662473098039">
                <text:p>20.2662473098039</text:p>
              </table:table-cell>
              <table:table-cell office:value-type="float" office:value="-1.92378770854285">
                <text:p>-1.923787708542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2160619137066">
                <text:p>17.2160619137066</text:p>
              </table:table-cell>
              <table:table-cell office:value-type="float" office:value="4.57165022746021">
                <text:p>4.57165022746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9226428003528">
                <text:p>3.59226428003528</text:p>
              </table:table-cell>
              <table:table-cell office:value-type="float" office:value="-0.818295643632125">
                <text:p>-0.818295643632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0192405459558">
                <text:p>4.00192405459558</text:p>
              </table:table-cell>
              <table:table-cell office:value-type="float" office:value="2.88184545636968">
                <text:p>2.881845456369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30832944873456">
                <text:p>3.30832944873456</text:p>
              </table:table-cell>
              <table:table-cell office:value-type="float" office:value="-1.66769608022357">
                <text:p>-1.667696080223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18558081060672">
                <text:p>0.618558081060672</text:p>
              </table:table-cell>
              <table:table-cell office:value-type="float" office:value="-2.10592139375232">
                <text:p>-2.10592139375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7273580115568">
                <text:p>12.7273580115568</text:p>
              </table:table-cell>
              <table:table-cell office:value-type="float" office:value="-1.45862687100637">
                <text:p>-1.458626871006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85967926106739">
                <text:p>7.85967926106739</text:p>
              </table:table-cell>
              <table:table-cell office:value-type="float" office:value="3.73030971499548">
                <text:p>3.730309714995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41946321080923">
                <text:p>4.41946321080923</text:p>
              </table:table-cell>
              <table:table-cell office:value-type="float" office:value="-0.954967572465177">
                <text:p>-0.9549675724651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38777254911245">
                <text:p>2.38777254911245</text:p>
              </table:table-cell>
              <table:table-cell office:value-type="float" office:value="1.34563497086652">
                <text:p>1.345634970866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5247747176426">
                <text:p>13.5247747176426</text:p>
              </table:table-cell>
              <table:table-cell office:value-type="float" office:value="2.74077278300872">
                <text:p>2.740772783008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.0795674849741">
                <text:p>39.0795674849741</text:p>
              </table:table-cell>
              <table:table-cell office:value-type="float" office:value="-1.34084097957098">
                <text:p>-1.340840979570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7423710877118">
                <text:p>30.7423710877118</text:p>
              </table:table-cell>
              <table:table-cell office:value-type="float" office:value="6.24764155081558">
                <text:p>6.247641550815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0268227739238">
                <text:p>10.0268227739238</text:p>
              </table:table-cell>
              <table:table-cell office:value-type="float" office:value="4.8809906910745">
                <text:p>4.88099069107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8148529209594">
                <text:p>1.98148529209594</text:p>
              </table:table-cell>
              <table:table-cell office:value-type="float" office:value="-0.814032814842462">
                <text:p>-0.8140328148424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8153717719528">
                <text:p>14.8153717719528</text:p>
              </table:table-cell>
              <table:table-cell office:value-type="float" office:value="6.47983206281058">
                <text:p>6.479832062810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6920962060128">
                <text:p>1.76920962060128</text:p>
              </table:table-cell>
              <table:table-cell office:value-type="float" office:value="0.403672676497457">
                <text:p>0.4036726764974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24437777690863">
                <text:p>5.24437777690863</text:p>
              </table:table-cell>
              <table:table-cell office:value-type="float" office:value="4.02473088752902">
                <text:p>4.024730887529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65095497236638">
                <text:p>8.65095497236638</text:p>
              </table:table-cell>
              <table:table-cell office:value-type="float" office:value="2.65333050586709">
                <text:p>2.653330505867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9565284249387">
                <text:p>10.9565284249387</text:p>
              </table:table-cell>
              <table:table-cell office:value-type="float" office:value="4.70122939260021">
                <text:p>4.70122939260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1734536119302">
                <text:p>4.21734536119302</text:p>
              </table:table-cell>
              <table:table-cell office:value-type="float" office:value="-3.62263038777948">
                <text:p>-3.622630387779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71510472641612">
                <text:p>5.71510472641612</text:p>
              </table:table-cell>
              <table:table-cell office:value-type="float" office:value="-4.58435962516229">
                <text:p>-4.584359625162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8997316068207">
                <text:p>9.68997316068207</text:p>
              </table:table-cell>
              <table:table-cell office:value-type="float" office:value="-0.845824301222934">
                <text:p>-0.8458243012229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34629921794303">
                <text:p>-0.134629921794303</text:p>
              </table:table-cell>
              <table:table-cell office:value-type="float" office:value="-1.87355521652476">
                <text:p>-1.873555216524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73854069724715">
                <text:p>5.73854069724715</text:p>
              </table:table-cell>
              <table:table-cell office:value-type="float" office:value="-4.60371978393947">
                <text:p>-4.603719783939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7209440266141">
                <text:p>28.7209440266141</text:p>
              </table:table-cell>
              <table:table-cell office:value-type="float" office:value="4.01436079553866">
                <text:p>4.014360795538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.0731998957973">
                <text:p>30.0731998957973</text:p>
              </table:table-cell>
              <table:table-cell office:value-type="float" office:value="3.13611021029266">
                <text:p>3.136110210292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7977698009444">
                <text:p>15.7977698009444</text:p>
              </table:table-cell>
              <table:table-cell office:value-type="float" office:value="3.31079409701977">
                <text:p>3.310794097019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1580088309858">
                <text:p>15.1580088309858</text:p>
              </table:table-cell>
              <table:table-cell office:value-type="float" office:value="4.78073721221722">
                <text:p>4.780737212217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.6753407676149">
                <text:p>17.6753407676149</text:p>
              </table:table-cell>
              <table:table-cell office:value-type="float" office:value="3.74511530390798">
                <text:p>3.745115303907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9873656909566">
                <text:p>49.9873656909566</text:p>
              </table:table-cell>
              <table:table-cell office:value-type="float" office:value="4.23978069254433">
                <text:p>4.239780692544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0609858658425">
                <text:p>11.0609858658425</text:p>
              </table:table-cell>
              <table:table-cell office:value-type="float" office:value="-6.14841166870005">
                <text:p>-6.148411668700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.4582265010417">
                <text:p>33.4582265010417</text:p>
              </table:table-cell>
              <table:table-cell office:value-type="float" office:value="5.20350870273435">
                <text:p>5.203508702734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003631563907">
                <text:p>10.003631563907</text:p>
              </table:table-cell>
              <table:table-cell office:value-type="float" office:value="3.2385426016851">
                <text:p>3.23854260168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62282254660616">
                <text:p>6.62282254660616</text:p>
              </table:table-cell>
              <table:table-cell office:value-type="float" office:value="4.79454472001622">
                <text:p>4.794544720016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.8239991989298">
                <text:p>48.8239991989298</text:p>
              </table:table-cell>
              <table:table-cell office:value-type="float" office:value="8.46408956001361">
                <text:p>8.46408956001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6583303284393">
                <text:p>-0.16583303284393</text:p>
              </table:table-cell>
              <table:table-cell office:value-type="float" office:value="-3.90200982227598">
                <text:p>-3.902009822275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7553331853937">
                <text:p>14.7553331853937</text:p>
              </table:table-cell>
              <table:table-cell office:value-type="float" office:value="1.55915034400052">
                <text:p>1.559150344000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54744777631836">
                <text:p>6.54744777631836</text:p>
              </table:table-cell>
              <table:table-cell office:value-type="float" office:value="4.71945743943117">
                <text:p>4.719457439431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2621966151455">
                <text:p>4.42621966151455</text:p>
              </table:table-cell>
              <table:table-cell office:value-type="float" office:value="1.62047360334958">
                <text:p>1.620473603349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54669751632048">
                <text:p>5.54669751632048</text:p>
              </table:table-cell>
              <table:table-cell office:value-type="float" office:value="0.761326634771385">
                <text:p>0.7613266347713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73733123011326">
                <text:p>4.73733123011326</text:p>
              </table:table-cell>
              <table:table-cell office:value-type="float" office:value="3.73144335745464">
                <text:p>3.731443357454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24104892450961">
                <text:p>8.24104892450961</text:p>
              </table:table-cell>
              <table:table-cell office:value-type="float" office:value="3.89787823709151">
                <text:p>3.897878237091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75404251601785">
                <text:p>0.675404251601785</text:p>
              </table:table-cell>
              <table:table-cell office:value-type="float" office:value="-0.569619827611913">
                <text:p>-0.5696198276119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1549730700329">
                <text:p>29.1549730700329</text:p>
              </table:table-cell>
              <table:table-cell office:value-type="float" office:value="1.32296937373636">
                <text:p>1.322969373736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6140495258599">
                <text:p>5.86140495258599</text:p>
              </table:table-cell>
              <table:table-cell office:value-type="float" office:value="4.01572312548629">
                <text:p>4.015723125486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740886427286916">
                <text:p>-0.740886427286916</text:p>
              </table:table-cell>
              <table:table-cell office:value-type="float" office:value="-2.1744812619226">
                <text:p>-2.17448126192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63414133917724">
                <text:p>6.63414133917724</text:p>
              </table:table-cell>
              <table:table-cell office:value-type="float" office:value="5.16182165294788">
                <text:p>5.161821652947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74702440769547">
                <text:p>2.74702440769547</text:p>
              </table:table-cell>
              <table:table-cell office:value-type="float" office:value="-1.22114528934633">
                <text:p>-1.221145289346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6430599030279">
                <text:p>13.6430599030279</text:p>
              </table:table-cell>
              <table:table-cell office:value-type="float" office:value="6.797713008639">
                <text:p>6.7977130086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4051506679782">
                <text:p>4.14051506679782</text:p>
              </table:table-cell>
              <table:table-cell office:value-type="float" office:value="-1.52498675729685">
                <text:p>-1.524986757296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3153275854767">
                <text:p>3.93153275854767</text:p>
              </table:table-cell>
              <table:table-cell office:value-type="float" office:value="-1.22706565856248">
                <text:p>-1.227065658562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271647914098">
                <text:p>2.1271647914098</text:p>
              </table:table-cell>
              <table:table-cell office:value-type="float" office:value="0.920740819701716">
                <text:p>0.9207408197017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8358314769341">
                <text:p>6.28358314769341</text:p>
              </table:table-cell>
              <table:table-cell office:value-type="float" office:value="-1.40034787636419">
                <text:p>-1.400347876364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351129060525">
                <text:p>15.8351129060525</text:p>
              </table:table-cell>
              <table:table-cell office:value-type="float" office:value="5.22663681985175">
                <text:p>5.22663681985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8785579572771">
                <text:p>4.08785579572771</text:p>
              </table:table-cell>
              <table:table-cell office:value-type="float" office:value="1.89258412881883">
                <text:p>1.89258412881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0866859956581">
                <text:p>1.10866859956581</text:p>
              </table:table-cell>
              <table:table-cell office:value-type="float" office:value="-0.257927247356748">
                <text:p>-0.2579272473567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87961066209174">
                <text:p>4.87961066209174</text:p>
              </table:table-cell>
              <table:table-cell office:value-type="float" office:value="-6.35012313729184">
                <text:p>-6.350123137291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2061795496162">
                <text:p>17.2061795496162</text:p>
              </table:table-cell>
              <table:table-cell office:value-type="float" office:value="3.9595691390082">
                <text:p>3.95956913900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2019263901486">
                <text:p>14.2019263901486</text:p>
              </table:table-cell>
              <table:table-cell office:value-type="float" office:value="3.35762811129321">
                <text:p>3.357628111293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.0193320108522">
                <text:p>48.0193320108522</text:p>
              </table:table-cell>
              <table:table-cell office:value-type="float" office:value="4.27310237451051">
                <text:p>4.273102374510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06038902246006">
                <text:p>0.206038902246006</text:p>
              </table:table-cell>
              <table:table-cell office:value-type="float" office:value="-1.10747897269939">
                <text:p>-1.107478972699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6889148283983">
                <text:p>6.76889148283983</text:p>
              </table:table-cell>
              <table:table-cell office:value-type="float" office:value="5.04156828661966">
                <text:p>5.041568286619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0712237047786">
                <text:p>5.40712237047786</text:p>
              </table:table-cell>
              <table:table-cell office:value-type="float" office:value="4.01332290793765">
                <text:p>4.013322907937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0503140653289">
                <text:p>6.0503140653289</text:p>
              </table:table-cell>
              <table:table-cell office:value-type="float" office:value="-4.22455467101154">
                <text:p>-4.224554671011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2067144918195">
                <text:p>12.2067144918195</text:p>
              </table:table-cell>
              <table:table-cell office:value-type="float" office:value="-1.08993283416704">
                <text:p>-1.089932834167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50147124376999">
                <text:p>8.50147124376999</text:p>
              </table:table-cell>
              <table:table-cell office:value-type="float" office:value="2.79858233280693">
                <text:p>2.798582332806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.9679567018994">
                <text:p>15.9679567018994</text:p>
              </table:table-cell>
              <table:table-cell office:value-type="float" office:value="3.17429467549325">
                <text:p>3.17429467549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42917945809244">
                <text:p>2.42917945809244</text:p>
              </table:table-cell>
              <table:table-cell office:value-type="float" office:value="1.46940147360312">
                <text:p>1.469401473603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.8810674805234">
                <text:p>42.8810674805234</text:p>
              </table:table-cell>
              <table:table-cell office:value-type="float" office:value="1.39662744533738">
                <text:p>1.396627445337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.8736366133363">
                <text:p>52.8736366133363</text:p>
              </table:table-cell>
              <table:table-cell office:value-type="float" office:value="8.81307454730904">
                <text:p>8.813074547309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3589907800283">
                <text:p>23.3589907800283</text:p>
              </table:table-cell>
              <table:table-cell office:value-type="float" office:value="7.91086291536726">
                <text:p>7.910862915367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9037341571176">
                <text:p>14.9037341571176</text:p>
              </table:table-cell>
              <table:table-cell office:value-type="float" office:value="1.95057627420115">
                <text:p>1.950576274201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59654473856568">
                <text:p>6.59654473856568</text:p>
              </table:table-cell>
              <table:table-cell office:value-type="float" office:value="5.49676793869827">
                <text:p>5.496767938698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2212991916174">
                <text:p>13.2212991916174</text:p>
              </table:table-cell>
              <table:table-cell office:value-type="float" office:value="-1.91382192967728">
                <text:p>-1.913821929677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3712190588465">
                <text:p>13.3712190588465</text:p>
              </table:table-cell>
              <table:table-cell office:value-type="float" office:value="3.04670280398685">
                <text:p>3.046702803986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633376079504">
                <text:p>18.6633376079504</text:p>
              </table:table-cell>
              <table:table-cell office:value-type="float" office:value="1.127385366312">
                <text:p>1.1273853663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2845051802165">
                <text:p>2.32845051802165</text:p>
              </table:table-cell>
              <table:table-cell office:value-type="float" office:value="0.676773813668583">
                <text:p>0.6767738136685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7803327285727">
                <text:p>18.7803327285727</text:p>
              </table:table-cell>
              <table:table-cell office:value-type="float" office:value="7.17597167808926">
                <text:p>7.175971678089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75048948662843">
                <text:p>1.75048948662843</text:p>
              </table:table-cell>
              <table:table-cell office:value-type="float" office:value="-3.06937023012842">
                <text:p>-3.069370230128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75250120902848">
                <text:p>4.75250120902848</text:p>
              </table:table-cell>
              <table:table-cell office:value-type="float" office:value="1.78199832032186">
                <text:p>1.781998320321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9741235777351">
                <text:p>10.9741235777351</text:p>
              </table:table-cell>
              <table:table-cell office:value-type="float" office:value="2.09102665950038">
                <text:p>2.091026659500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78125584212125">
                <text:p>8.78125584212125</text:p>
              </table:table-cell>
              <table:table-cell office:value-type="float" office:value="-2.80978428167568">
                <text:p>-2.809784281675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.3686365304735">
                <text:p>23.3686365304735</text:p>
              </table:table-cell>
              <table:table-cell office:value-type="float" office:value="2.78607233835354">
                <text:p>2.78607233835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564750765613">
                <text:p>4.564750765613</text:p>
              </table:table-cell>
              <table:table-cell office:value-type="float" office:value="-3.17973326183588">
                <text:p>-3.179733261835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3821938313407">
                <text:p>48.3821938313407</text:p>
              </table:table-cell>
              <table:table-cell office:value-type="float" office:value="6.92588616702274">
                <text:p>6.925886167022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92097996845595">
                <text:p>1.92097996845595</text:p>
              </table:table-cell>
              <table:table-cell office:value-type="float" office:value="-0.603415994081592">
                <text:p>-0.6034159940815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19520612133111">
                <text:p>8.19520612133111</text:p>
              </table:table-cell>
              <table:table-cell office:value-type="float" office:value="5.23465454011616">
                <text:p>5.234654540116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29088813858638">
                <text:p>0.429088813858638</text:p>
              </table:table-cell>
              <table:table-cell office:value-type="float" office:value="-1.59236925107537">
                <text:p>-1.592369251075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7034884017118">
                <text:p>13.7034884017118</text:p>
              </table:table-cell>
              <table:table-cell office:value-type="float" office:value="-0.472374943077384">
                <text:p>-0.4723749430773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9376493310492">
                <text:p>11.9376493310492</text:p>
              </table:table-cell>
              <table:table-cell office:value-type="float" office:value="-0.835986413528566">
                <text:p>-0.8359864135285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.4418621955067">
                <text:p>22.4418621955067</text:p>
              </table:table-cell>
              <table:table-cell office:value-type="float" office:value="1.33473833487114">
                <text:p>1.334738334871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3179235604592">
                <text:p>20.3179235604592</text:p>
              </table:table-cell>
              <table:table-cell office:value-type="float" office:value="-0.223460405481332">
                <text:p>-0.2234604054813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87568687798919">
                <text:p>1.87568687798919</text:p>
              </table:table-cell>
              <table:table-cell office:value-type="float" office:value="-1.70688428776984">
                <text:p>-1.706884287769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1634843610893">
                <text:p>10.1634843610893</text:p>
              </table:table-cell>
              <table:table-cell office:value-type="float" office:value="-2.02591009334146">
                <text:p>-2.025910093341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93532922048622">
                <text:p>3.93532922048622</text:p>
              </table:table-cell>
              <table:table-cell office:value-type="float" office:value="1.11655678882297">
                <text:p>1.116556788822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7622483356904">
                <text:p>1.17622483356904</text:p>
              </table:table-cell>
              <table:table-cell office:value-type="float" office:value="-0.247085037835359">
                <text:p>-0.2470850378353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.18766585123097">
                <text:p>-2.18766585123097</text:p>
              </table:table-cell>
              <table:table-cell office:value-type="float" office:value="-3.72506969629852">
                <text:p>-3.725069696298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8067248833897">
                <text:p>2.68067248833897</text:p>
              </table:table-cell>
              <table:table-cell office:value-type="float" office:value="1.48647831072396">
                <text:p>1.486478310723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.6583961007935">
                <text:p>13.6583961007935</text:p>
              </table:table-cell>
              <table:table-cell office:value-type="float" office:value="-2.25947056824855">
                <text:p>-2.259470568248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56227832995515">
                <text:p>-0.156227832995515</text:p>
              </table:table-cell>
              <table:table-cell office:value-type="float" office:value="-1.45435141923112">
                <text:p>-1.45435141923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07998307382478">
                <text:p>3.07998307382478</text:p>
              </table:table-cell>
              <table:table-cell office:value-type="float" office:value="-4.58292449891689">
                <text:p>-4.582924498916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.8203736702415">
                <text:p>42.8203736702415</text:p>
              </table:table-cell>
              <table:table-cell office:value-type="float" office:value="8.4957278095072">
                <text:p>8.49572780950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82671471097747">
                <text:p>0.0282671471097747</text:p>
              </table:table-cell>
              <table:table-cell office:value-type="float" office:value="-1.77501742270391">
                <text:p>-1.775017422703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66582426568766">
                <text:p>4.66582426568766</text:p>
              </table:table-cell>
              <table:table-cell office:value-type="float" office:value="-1.48199315551471">
                <text:p>-1.481993155514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6802634502179">
                <text:p>13.6802634502179</text:p>
              </table:table-cell>
              <table:table-cell office:value-type="float" office:value="1.24004008342738">
                <text:p>1.240040083427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09720085616486">
                <text:p>-1.09720085616486</text:p>
              </table:table-cell>
              <table:table-cell office:value-type="float" office:value="-3.53365938895209">
                <text:p>-3.533659388952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.2836281083443">
                <text:p>20.2836281083443</text:p>
              </table:table-cell>
              <table:table-cell office:value-type="float" office:value="-1.32801092621491">
                <text:p>-1.328010926214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19797550616073">
                <text:p>2.19797550616073</text:p>
              </table:table-cell>
              <table:table-cell office:value-type="float" office:value="0.162747838188644">
                <text:p>0.1627478381886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54242098639224">
                <text:p>7.54242098639224</text:p>
              </table:table-cell>
              <table:table-cell office:value-type="float" office:value="3.04433012187754">
                <text:p>3.044330121877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.7114718410894">
                <text:p>46.7114718410894</text:p>
              </table:table-cell>
              <table:table-cell office:value-type="float" office:value="7.20616521478452">
                <text:p>7.206165214784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6233751851058">
                <text:p>11.6233751851058</text:p>
              </table:table-cell>
              <table:table-cell office:value-type="float" office:value="-3.02355864942364">
                <text:p>-3.023558649423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.9501428094054">
                <text:p>33.9501428094054</text:p>
              </table:table-cell>
              <table:table-cell office:value-type="float" office:value="-0.534245880819031">
                <text:p>-0.5342458808190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1054285926198">
                <text:p>2.1054285926198</text:p>
              </table:table-cell>
              <table:table-cell office:value-type="float" office:value="1.05606873243833">
                <text:p>1.056068732438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1076147256006">
                <text:p>23.1076147256006</text:p>
              </table:table-cell>
              <table:table-cell office:value-type="float" office:value="4.95318820405175">
                <text:p>4.953188204051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.6150622953643">
                <text:p>34.6150622953643</text:p>
              </table:table-cell>
              <table:table-cell office:value-type="float" office:value="7.60548542443055">
                <text:p>7.605485424430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47709568700469">
                <text:p>6.47709568700469</text:p>
              </table:table-cell>
              <table:table-cell office:value-type="float" office:value="1.15353015598736">
                <text:p>1.153530155987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4608245170856">
                <text:p>14.4608245170856</text:p>
              </table:table-cell>
              <table:table-cell office:value-type="float" office:value="3.62589289684681">
                <text:p>3.625892896846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2276461424655">
                <text:p>16.2276461424655</text:p>
              </table:table-cell>
              <table:table-cell office:value-type="float" office:value="-2.59151810327114">
                <text:p>-2.591518103271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52533536546329">
                <text:p>9.52533536546329</text:p>
              </table:table-cell>
              <table:table-cell office:value-type="float" office:value="4.14472116646856">
                <text:p>4.144721166468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80358674737344">
                <text:p>6.80358674737344</text:p>
              </table:table-cell>
              <table:table-cell office:value-type="float" office:value="5.71152100090265">
                <text:p>5.711521000902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28587848648914">
                <text:p>0.228587848648914</text:p>
              </table:table-cell>
              <table:table-cell office:value-type="float" office:value="-0.84148967529245">
                <text:p>-0.841489675292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83062873429962">
                <text:p>2.83062873429962</text:p>
              </table:table-cell>
              <table:table-cell office:value-type="float" office:value="1.89216592504973">
                <text:p>1.892165925049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4470360225993">
                <text:p>11.4470360225993</text:p>
              </table:table-cell>
              <table:table-cell office:value-type="float" office:value="6.16380135711084">
                <text:p>6.163801357110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33458158754647">
                <text:p>6.33458158754647</text:p>
              </table:table-cell>
              <table:table-cell office:value-type="float" office:value="2.21985127916973">
                <text:p>2.219851279169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.05809505897799">
                <text:p>-2.05809505897799</text:p>
              </table:table-cell>
              <table:table-cell office:value-type="float" office:value="-3.86568839244988">
                <text:p>-3.865688392449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.7942919168069">
                <text:p>34.7942919168069</text:p>
              </table:table-cell>
              <table:table-cell office:value-type="float" office:value="8.1593478217851">
                <text:p>8.15934782178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2009021982265">
                <text:p>2.92009021982265</text:p>
              </table:table-cell>
              <table:table-cell office:value-type="float" office:value="1.3001214743385">
                <text:p>1.30012147433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258873288068">
                <text:p>13.258873288068</text:p>
              </table:table-cell>
              <table:table-cell office:value-type="float" office:value="3.41276920188657">
                <text:p>3.412769201886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5750865938035">
                <text:p>10.5750865938035</text:p>
              </table:table-cell>
              <table:table-cell office:value-type="float" office:value="-2.32718075655034">
                <text:p>-2.327180756550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40982308864228">
                <text:p>3.40982308864228</text:p>
              </table:table-cell>
              <table:table-cell office:value-type="float" office:value="2.32432919667321">
                <text:p>2.324329196673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66380726550919">
                <text:p>6.66380726550919</text:p>
              </table:table-cell>
              <table:table-cell office:value-type="float" office:value="5.59552243155941">
                <text:p>5.595522431559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.3340430207509">
                <text:p>18.3340430207509</text:p>
              </table:table-cell>
              <table:table-cell office:value-type="float" office:value="2.23557115657598">
                <text:p>2.235571156575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43244463453806">
                <text:p>-1.43244463453806</text:p>
              </table:table-cell>
              <table:table-cell office:value-type="float" office:value="-2.72098789232261">
                <text:p>-2.720987892322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15612795823224">
                <text:p>7.15612795823224</text:p>
              </table:table-cell>
              <table:table-cell office:value-type="float" office:value="-0.895057414161603">
                <text:p>-0.8950574141616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8597189172004">
                <text:p>10.8597189172004</text:p>
              </table:table-cell>
              <table:table-cell office:value-type="float" office:value="-0.669926547331243">
                <text:p>-0.6699265473312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.39230832951648">
                <text:p>-3.39230832951648</text:p>
              </table:table-cell>
              <table:table-cell office:value-type="float" office:value="-4.3840556515097">
                <text:p>-4.38405565150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88165308191329">
                <text:p>9.88165308191329</text:p>
              </table:table-cell>
              <table:table-cell office:value-type="float" office:value="6.68725429484251">
                <text:p>6.687254294842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65978495328082">
                <text:p>6.65978495328082</text:p>
              </table:table-cell>
              <table:table-cell office:value-type="float" office:value="0.408292812951179">
                <text:p>0.4082928129511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92439120837506">
                <text:p>5.92439120837506</text:p>
              </table:table-cell>
              <table:table-cell office:value-type="float" office:value="0.70466424079236">
                <text:p>0.704664240792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9408655034762">
                <text:p>17.9408655034762</text:p>
              </table:table-cell>
              <table:table-cell office:value-type="float" office:value="3.58254777813766">
                <text:p>3.582547778137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.1200279038573">
                <text:p>19.1200279038573</text:p>
              </table:table-cell>
              <table:table-cell office:value-type="float" office:value="6.57419629253764">
                <text:p>6.574196292537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.9895210937471">
                <text:p>16.9895210937471</text:p>
              </table:table-cell>
              <table:table-cell office:value-type="float" office:value="-1.34359038092019">
                <text:p>-1.343590380920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51617402237073">
                <text:p>5.51617402237073</text:p>
              </table:table-cell>
              <table:table-cell office:value-type="float" office:value="0.850831310018351">
                <text:p>0.8508313100183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5524912829507">
                <text:p>10.5524912829507</text:p>
              </table:table-cell>
              <table:table-cell office:value-type="float" office:value="3.66099805225167">
                <text:p>3.660998052251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.1367843785498">
                <text:p>26.1367843785498</text:p>
              </table:table-cell>
              <table:table-cell office:value-type="float" office:value="3.60981180299499">
                <text:p>3.609811802994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59353434690887">
                <text:p>4.59353434690887</text:p>
              </table:table-cell>
              <table:table-cell office:value-type="float" office:value="1.76007370230087">
                <text:p>1.760073702300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85440849043616">
                <text:p>7.85440849043616</text:p>
              </table:table-cell>
              <table:table-cell office:value-type="float" office:value="0.305533583332285">
                <text:p>0.3055335833322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0718150001949">
                <text:p>12.0718150001949</text:p>
              </table:table-cell>
              <table:table-cell office:value-type="float" office:value="3.07172927857079">
                <text:p>3.071729278570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.17306790495114">
                <text:p>-3.17306790495114</text:p>
              </table:table-cell>
              <table:table-cell office:value-type="float" office:value="-4.71250743729697">
                <text:p>-4.712507437296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.7545883724738">
                <text:p>37.7545883724738</text:p>
              </table:table-cell>
              <table:table-cell office:value-type="float" office:value="6.85760210159576">
                <text:p>6.857602101595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4.4189838795457">
                <text:p>54.4189838795457</text:p>
              </table:table-cell>
              <table:table-cell office:value-type="float" office:value="8.59220184153131">
                <text:p>8.592201841531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928757985696">
                <text:p>13.928757985696</text:p>
              </table:table-cell>
              <table:table-cell office:value-type="float" office:value="0.590494941627799">
                <text:p>0.5904949416277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78654656589616">
                <text:p>4.78654656589616</text:p>
              </table:table-cell>
              <table:table-cell office:value-type="float" office:value="2.74260053784136">
                <text:p>2.742600537841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05095329524148">
                <text:p>6.05095329524148</text:p>
              </table:table-cell>
              <table:table-cell office:value-type="float" office:value="4.69243523320073">
                <text:p>4.692435233200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45085247884338">
                <text:p>7.45085247884338</text:p>
              </table:table-cell>
              <table:table-cell office:value-type="float" office:value="0.36691806100377">
                <text:p>0.366918061003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02081160700614">
                <text:p>3.02081160700614</text:p>
              </table:table-cell>
              <table:table-cell office:value-type="float" office:value="2.0125386014558">
                <text:p>2.01253860145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84403460593027">
                <text:p>6.84403460593027</text:p>
              </table:table-cell>
              <table:table-cell office:value-type="float" office:value="5.8867673967992">
                <text:p>5.88676739679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7900806649041">
                <text:p>11.7900806649041</text:p>
              </table:table-cell>
              <table:table-cell office:value-type="float" office:value="-3.24190503949866">
                <text:p>-3.241905039498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26345275130931">
                <text:p>8.26345275130931</text:p>
              </table:table-cell>
              <table:table-cell office:value-type="float" office:value="4.16890302466936">
                <text:p>4.168903024669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.124909856637">
                <text:p>40.124909856637</text:p>
              </table:table-cell>
              <table:table-cell office:value-type="float" office:value="-1.2370407520703">
                <text:p>-1.23704075207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20425486171831">
                <text:p>2.20425486171831</text:p>
              </table:table-cell>
              <table:table-cell office:value-type="float" office:value="-3.36237294478969">
                <text:p>-3.362372944789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99231302270431">
                <text:p>1.99231302270431</text:p>
              </table:table-cell>
              <table:table-cell office:value-type="float" office:value="1.05197246486752">
                <text:p>1.051972464867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115208023483547">
                <text:p>-0.115208023483547</text:p>
              </table:table-cell>
              <table:table-cell office:value-type="float" office:value="-1.735048712041">
                <text:p>-1.7350487120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7213133642364">
                <text:p>29.7213133642364</text:p>
              </table:table-cell>
              <table:table-cell office:value-type="float" office:value="-0.650225672250667">
                <text:p>-0.650225672250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.5593012985391">
                <text:p>33.5593012985391</text:p>
              </table:table-cell>
              <table:table-cell office:value-type="float" office:value="4.40327434182473">
                <text:p>4.403274341824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4920475611731">
                <text:p>14.4920475611731</text:p>
              </table:table-cell>
              <table:table-cell office:value-type="float" office:value="-1.82153085690136">
                <text:p>-1.821530856901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7747560340816">
                <text:p>16.7747560340816</text:p>
              </table:table-cell>
              <table:table-cell office:value-type="float" office:value="0.132078484980713">
                <text:p>0.1320784849807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.9643136922318">
                <text:p>38.9643136922318</text:p>
              </table:table-cell>
              <table:table-cell office:value-type="float" office:value="-0.993063047537863">
                <text:p>-0.9930630475378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85405309570685">
                <text:p>9.85405309570685</text:p>
              </table:table-cell>
              <table:table-cell office:value-type="float" office:value="5.22957735205089">
                <text:p>5.229577352050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16584588115641">
                <text:p>0.816584588115641</text:p>
              </table:table-cell>
              <table:table-cell office:value-type="float" office:value="-2.9147555249297">
                <text:p>-2.91475552492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7739783942625">
                <text:p>46.7739783942625</text:p>
              </table:table-cell>
              <table:table-cell office:value-type="float" office:value="0.711417569671953">
                <text:p>0.7114175696719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09356243886567">
                <text:p>2.09356243886567</text:p>
              </table:table-cell>
              <table:table-cell office:value-type="float" office:value="-0.0737672543137635">
                <text:p>-0.07376725431376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4060903315966">
                <text:p>30.4060903315966</text:p>
              </table:table-cell>
              <table:table-cell office:value-type="float" office:value="7.84022785297257">
                <text:p>7.840227852972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2530838874571">
                <text:p>30.2530838874571</text:p>
              </table:table-cell>
              <table:table-cell office:value-type="float" office:value="7.581174078066">
                <text:p>7.5811740780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75990062811932">
                <text:p>8.75990062811932</text:p>
              </table:table-cell>
              <table:table-cell office:value-type="float" office:value="0.574577273430262">
                <text:p>0.5745772734302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57455167085961">
                <text:p>7.57455167085961</text:p>
              </table:table-cell>
              <table:table-cell office:value-type="float" office:value="5.98208696269004">
                <text:p>5.982086962690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.9632599956006">
                <text:p>21.9632599956006</text:p>
              </table:table-cell>
              <table:table-cell office:value-type="float" office:value="-0.0762016901282943">
                <text:p>-0.07620169012829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87354274400996">
                <text:p>7.87354274400996</text:p>
              </table:table-cell>
              <table:table-cell office:value-type="float" office:value="4.41574921219091">
                <text:p>4.415749212190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.2770759542537">
                <text:p>52.2770759542537</text:p>
              </table:table-cell>
              <table:table-cell office:value-type="float" office:value="7.97841776926189">
                <text:p>7.978417769261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3.584460420701">
                <text:p>43.584460420701</text:p>
              </table:table-cell>
              <table:table-cell office:value-type="float" office:value="0.403480160345278">
                <text:p>0.4034801603452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8776373248387">
                <text:p>28.8776373248387</text:p>
              </table:table-cell>
              <table:table-cell office:value-type="float" office:value="7.13202386335414">
                <text:p>7.132023863354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644826564821175">
                <text:p>-0.644826564821175</text:p>
              </table:table-cell>
              <table:table-cell office:value-type="float" office:value="-3.4833759231759">
                <text:p>-3.48337592317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.7572701417506">
                <text:p>40.7572701417506</text:p>
              </table:table-cell>
              <table:table-cell office:value-type="float" office:value="-0.330963867246029">
                <text:p>-0.3309638672460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16468375176008">
                <text:p>3.16468375176008</text:p>
              </table:table-cell>
              <table:table-cell office:value-type="float" office:value="1.50534669072264">
                <text:p>1.505346690722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5945604606132">
                <text:p>17.5945604606132</text:p>
              </table:table-cell>
              <table:table-cell office:value-type="float" office:value="0.785270291292568">
                <text:p>0.7852702912925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69192991937997">
                <text:p>3.69192991937997</text:p>
              </table:table-cell>
              <table:table-cell office:value-type="float" office:value="2.70242035912343">
                <text:p>2.702420359123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.7999856604329">
                <text:p>11.7999856604329</text:p>
              </table:table-cell>
              <table:table-cell office:value-type="float" office:value="6.91521053016096">
                <text:p>6.915210530160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20150317004">
                <text:p>18.20150317004</text:p>
              </table:table-cell>
              <table:table-cell office:value-type="float" office:value="7.57066613250856">
                <text:p>7.570666132508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4602085801113">
                <text:p>6.4602085801113</text:p>
              </table:table-cell>
              <table:table-cell office:value-type="float" office:value="0.109087808306944">
                <text:p>0.1090878083069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3.46579112791223">
                <text:p>-3.46579112791223</text:p>
              </table:table-cell>
              <table:table-cell office:value-type="float" office:value="-4.44836020920348">
                <text:p>-4.448360209203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5901335709821">
                <text:p>10.5901335709821</text:p>
              </table:table-cell>
              <table:table-cell office:value-type="float" office:value="2.92903530770295">
                <text:p>2.929035307702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3278308175296">
                <text:p>13.3278308175296</text:p>
              </table:table-cell>
              <table:table-cell office:value-type="float" office:value="3.31695373419216">
                <text:p>3.316953734192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.6754466603138">
                <text:p>17.6754466603138</text:p>
              </table:table-cell>
              <table:table-cell office:value-type="float" office:value="2.40356695702068">
                <text:p>2.403566957020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40892132232189">
                <text:p>6.40892132232189</text:p>
              </table:table-cell>
              <table:table-cell office:value-type="float" office:value="-1.45591697170223">
                <text:p>-1.455916971702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1591070277339">
                <text:p>1.51591070277339</text:p>
              </table:table-cell>
              <table:table-cell office:value-type="float" office:value="-0.301177862997053">
                <text:p>-0.3011778629970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51426471268643">
                <text:p>2.51426471268643</text:p>
              </table:table-cell>
              <table:table-cell office:value-type="float" office:value="1.50704724391854">
                <text:p>1.507047243918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12427667407245">
                <text:p>9.12427667407245</text:p>
              </table:table-cell>
              <table:table-cell office:value-type="float" office:value="0.326982665458901">
                <text:p>0.3269826654589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967862269195">
                <text:p>-0.967862269195</text:p>
              </table:table-cell>
              <table:table-cell office:value-type="float" office:value="-1.92159886954882">
                <text:p>-1.921598869548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.577366729035">
                <text:p>45.577366729035</text:p>
              </table:table-cell>
              <table:table-cell office:value-type="float" office:value="3.82701900744101">
                <text:p>3.827019007441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.1812536953337">
                <text:p>38.1812536953337</text:p>
              </table:table-cell>
              <table:table-cell office:value-type="float" office:value="8.35193998995531">
                <text:p>8.351939989955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93451737690142">
                <text:p>7.93451737690142</text:p>
              </table:table-cell>
              <table:table-cell office:value-type="float" office:value="2.96293991043025">
                <text:p>2.962939910430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33164930909686">
                <text:p>2.33164930909686</text:p>
              </table:table-cell>
              <table:table-cell office:value-type="float" office:value="0.780149065361861">
                <text:p>0.7801490653618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80821000587857">
                <text:p>-1.80821000587857</text:p>
              </table:table-cell>
              <table:table-cell office:value-type="float" office:value="-4.99522332095474">
                <text:p>-4.995223320954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18285005619612">
                <text:p>1.18285005619612</text:p>
              </table:table-cell>
              <table:table-cell office:value-type="float" office:value="-6.05084267430583">
                <text:p>-6.050842674305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7563896544579">
                <text:p>9.37563896544579</text:p>
              </table:table-cell>
              <table:table-cell office:value-type="float" office:value="4.27674430676143">
                <text:p>4.276744306761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25016148779176">
                <text:p>3.25016148779176</text:p>
              </table:table-cell>
              <table:table-cell office:value-type="float" office:value="-4.14508721202922">
                <text:p>-4.145087212029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.0964506795226">
                <text:p>24.0964506795226</text:p>
              </table:table-cell>
              <table:table-cell office:value-type="float" office:value="5.01211520912135">
                <text:p>5.012115209121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.3586497916704">
                <text:p>37.3586497916704</text:p>
              </table:table-cell>
              <table:table-cell office:value-type="float" office:value="3.17999037840299">
                <text:p>3.179990378402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5857432377144">
                <text:p>16.5857432377144</text:p>
              </table:table-cell>
              <table:table-cell office:value-type="float" office:value="1.72770419275488">
                <text:p>1.727704192754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.6194646828779">
                <text:p>11.6194646828779</text:p>
              </table:table-cell>
              <table:table-cell office:value-type="float" office:value="-3.78300992782979">
                <text:p>-3.783009927829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.09392282807">
                <text:p>10.09392282807</text:p>
              </table:table-cell>
              <table:table-cell office:value-type="float" office:value="1.22511386795466">
                <text:p>1.225113867954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9321060598258">
                <text:p>10.9321060598258</text:p>
              </table:table-cell>
              <table:table-cell office:value-type="float" office:value="6.50027452909465">
                <text:p>6.500274529094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4653999681425">
                <text:p>2.4653999681425</text:p>
              </table:table-cell>
              <table:table-cell office:value-type="float" office:value="1.13659250604893">
                <text:p>1.136592506048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.0866092744568">
                <text:p>35.0866092744568</text:p>
              </table:table-cell>
              <table:table-cell office:value-type="float" office:value="-0.0992773105751708">
                <text:p>-0.09927731057517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.3925106847287">
                <text:p>21.3925106847287</text:p>
              </table:table-cell>
              <table:table-cell office:value-type="float" office:value="3.74738845843657">
                <text:p>3.747388458436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.2236344311718">
                <text:p>37.2236344311718</text:p>
              </table:table-cell>
              <table:table-cell office:value-type="float" office:value="8.30992506977274">
                <text:p>8.309925069772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4610822877393">
                <text:p>18.4610822877393</text:p>
              </table:table-cell>
              <table:table-cell office:value-type="float" office:value="0.940247984780705">
                <text:p>0.9402479847807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60311884569855">
                <text:p>4.60311884569855</text:p>
              </table:table-cell>
              <table:table-cell office:value-type="float" office:value="3.65243617923053">
                <text:p>3.652436179230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93492458994779">
                <text:p>6.93492458994779</text:p>
              </table:table-cell>
              <table:table-cell office:value-type="float" office:value="5.23796766663546">
                <text:p>5.237967666635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.9756987201051">
                <text:p>13.9756987201051</text:p>
              </table:table-cell>
              <table:table-cell office:value-type="float" office:value="5.76454239928314">
                <text:p>5.764542399283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60088842049122">
                <text:p>8.60088842049122</text:p>
              </table:table-cell>
              <table:table-cell office:value-type="float" office:value="5.23357406249507">
                <text:p>5.233574062495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07280387537387">
                <text:p>8.07280387537387</text:p>
              </table:table-cell>
              <table:table-cell office:value-type="float" office:value="2.27817761641896">
                <text:p>2.278177616418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99165149666346">
                <text:p>7.99165149666346</text:p>
              </table:table-cell>
              <table:table-cell office:value-type="float" office:value="4.17789230127149">
                <text:p>4.177892301271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14284972613645">
                <text:p>8.14284972613645</text:p>
              </table:table-cell>
              <table:table-cell office:value-type="float" office:value="5.70348294962864">
                <text:p>5.703482949628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15440571581827">
                <text:p>6.15440571581827</text:p>
              </table:table-cell>
              <table:table-cell office:value-type="float" office:value="-5.08806471417707">
                <text:p>-5.088064714177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35962943338673">
                <text:p>3.35962943338673</text:p>
              </table:table-cell>
              <table:table-cell office:value-type="float" office:value="2.16990755918389">
                <text:p>2.169907559183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.31188218153957">
                <text:p>8.31188218153957</text:p>
              </table:table-cell>
              <table:table-cell office:value-type="float" office:value="4.03740202851654">
                <text:p>4.037402028516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.2037231168595">
                <text:p>13.2037231168595</text:p>
              </table:table-cell>
              <table:table-cell office:value-type="float" office:value="4.20107270080864">
                <text:p>4.201072700808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.0203684518965">
                <text:p>11.0203684518965</text:p>
              </table:table-cell>
              <table:table-cell office:value-type="float" office:value="2.13441956561768">
                <text:p>2.134419565617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431571742486049">
                <text:p>-0.431571742486049</text:p>
              </table:table-cell>
              <table:table-cell office:value-type="float" office:value="-3.12881728062038">
                <text:p>-3.128817280620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112655589734624">
                <text:p>-0.112655589734624</text:p>
              </table:table-cell>
              <table:table-cell office:value-type="float" office:value="-2.23487585421529">
                <text:p>-2.234875854215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0265582414267">
                <text:p>15.0265582414267</text:p>
              </table:table-cell>
              <table:table-cell office:value-type="float" office:value="2.22529657885058">
                <text:p>2.225296578850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76380438583837">
                <text:p>4.76380438583837</text:p>
              </table:table-cell>
              <table:table-cell office:value-type="float" office:value="-2.37567475600946">
                <text:p>-2.375674756009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1910153099154">
                <text:p>15.1910153099154</text:p>
              </table:table-cell>
              <table:table-cell office:value-type="float" office:value="-1.82095276557358">
                <text:p>-1.820952765573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.3026488414474">
                <text:p>24.3026488414474</text:p>
              </table:table-cell>
              <table:table-cell office:value-type="float" office:value="5.38966671632878">
                <text:p>5.389666716328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.67725769309987">
                <text:p>9.67725769309987</text:p>
              </table:table-cell>
              <table:table-cell office:value-type="float" office:value="-5.50538316707175">
                <text:p>-5.505383167071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13579205415794">
                <text:p>8.13579205415794</text:p>
              </table:table-cell>
              <table:table-cell office:value-type="float" office:value="-5.98278436855595">
                <text:p>-5.982784368555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.7312584565114">
                <text:p>29.7312584565114</text:p>
              </table:table-cell>
              <table:table-cell office:value-type="float" office:value="5.45562182301585">
                <text:p>5.455621823015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47253398075592">
                <text:p>1.47253398075592</text:p>
              </table:table-cell>
              <table:table-cell office:value-type="float" office:value="0.341191038069856">
                <text:p>0.3411910380698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.5045599361307">
                <text:p>13.5045599361307</text:p>
              </table:table-cell>
              <table:table-cell office:value-type="float" office:value="3.80420013918948">
                <text:p>3.804200139189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54322471767734">
                <text:p>5.54322471767734</text:p>
              </table:table-cell>
              <table:table-cell office:value-type="float" office:value="2.07836850992061">
                <text:p>2.078368509920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8.4882433878235">
                <text:p>48.4882433878235</text:p>
              </table:table-cell>
              <table:table-cell office:value-type="float" office:value="3.71863373512942">
                <text:p>3.718633735129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3.5664280478007">
                <text:p>43.5664280478007</text:p>
              </table:table-cell>
              <table:table-cell office:value-type="float" office:value="4.83524739548277">
                <text:p>4.835247395482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1113005332607">
                <text:p>12.1113005332607</text:p>
              </table:table-cell>
              <table:table-cell office:value-type="float" office:value="4.59610364390461">
                <text:p>4.596103643904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.373452572837">
                <text:p>8.373452572837</text:p>
              </table:table-cell>
              <table:table-cell office:value-type="float" office:value="4.11376992017758">
                <text:p>4.113769920177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.193189466484">
                <text:p>40.193189466484</text:p>
              </table:table-cell>
              <table:table-cell office:value-type="float" office:value="2.57269950290304">
                <text:p>2.572699502903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5679815303335">
                <text:p>40.5679815303335</text:p>
              </table:table-cell>
              <table:table-cell office:value-type="float" office:value="8.00341630072656">
                <text:p>8.003416300726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7944937510272">
                <text:p>-1.7944937510272</text:p>
              </table:table-cell>
              <table:table-cell office:value-type="float" office:value="-4.17702570217169">
                <text:p>-4.177025702171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86135273578006">
                <text:p>2.86135273578006</text:p>
              </table:table-cell>
              <table:table-cell office:value-type="float" office:value="1.13434217406631">
                <text:p>1.134342174066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.1747461594414">
                <text:p>13.1747461594414</text:p>
              </table:table-cell>
              <table:table-cell office:value-type="float" office:value="-3.9835021413412">
                <text:p>-3.98350214134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.7650313641146">
                <text:p>42.7650313641146</text:p>
              </table:table-cell>
              <table:table-cell office:value-type="float" office:value="5.64972924630734">
                <text:p>5.649729246307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68129450218187">
                <text:p>8.68129450218187</text:p>
              </table:table-cell>
              <table:table-cell office:value-type="float" office:value="4.46063691932688">
                <text:p>4.460636919326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8012959722816">
                <text:p>10.8012959722816</text:p>
              </table:table-cell>
              <table:table-cell office:value-type="float" office:value="3.3011764624063">
                <text:p>3.30117646240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.7803977196195">
                <text:p>28.7803977196195</text:p>
              </table:table-cell>
              <table:table-cell office:value-type="float" office:value="4.45968500961467">
                <text:p>4.459685009614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.0067424414119">
                <text:p>20.0067424414119</text:p>
              </table:table-cell>
              <table:table-cell office:value-type="float" office:value="5.11770318057912">
                <text:p>5.117703180579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81336415191911">
                <text:p>0.181336415191911</text:p>
              </table:table-cell>
              <table:table-cell office:value-type="float" office:value="-3.68252297277033">
                <text:p>-3.682522972770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.69179650449504">
                <text:p>-2.69179650449504</text:p>
              </table:table-cell>
              <table:table-cell office:value-type="float" office:value="-4.15839478661662">
                <text:p>-4.158394786616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07970882654813">
                <text:p>-1.07970882654813</text:p>
              </table:table-cell>
              <table:table-cell office:value-type="float" office:value="-2.54778403241554">
                <text:p>-2.547784032415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.6102239322138">
                <text:p>38.6102239322138</text:p>
              </table:table-cell>
              <table:table-cell office:value-type="float" office:value="1.91301557257821">
                <text:p>1.913015572578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71670896189397">
                <text:p>3.71670896189397</text:p>
              </table:table-cell>
              <table:table-cell office:value-type="float" office:value="1.56724417314269">
                <text:p>1.567244173142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02120130178716">
                <text:p>4.02120130178716</text:p>
              </table:table-cell>
              <table:table-cell office:value-type="float" office:value="1.52260867108226">
                <text:p>1.522608671082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69920971412914">
                <text:p>4.69920971412914</text:p>
              </table:table-cell>
              <table:table-cell office:value-type="float" office:value="1.7415892471601">
                <text:p>1.74158924716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36179581553444">
                <text:p>-1.36179581553444</text:p>
              </table:table-cell>
              <table:table-cell office:value-type="float" office:value="-2.94606582541201">
                <text:p>-2.946065825412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98869771171897">
                <text:p>8.98869771171897</text:p>
              </table:table-cell>
              <table:table-cell office:value-type="float" office:value="2.46451714234762">
                <text:p>2.464517142347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1234182156842">
                <text:p>14.1234182156842</text:p>
              </table:table-cell>
              <table:table-cell office:value-type="float" office:value="-2.63294839791319">
                <text:p>-2.632948397913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.2027710307079">
                <text:p>16.2027710307079</text:p>
              </table:table-cell>
              <table:table-cell office:value-type="float" office:value="1.43435940248504">
                <text:p>1.434359402485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7443103186382">
                <text:p>5.7443103186382</text:p>
              </table:table-cell>
              <table:table-cell office:value-type="float" office:value="-0.0633108429895408">
                <text:p>-0.06331084298954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0965386235452">
                <text:p>14.0965386235452</text:p>
              </table:table-cell>
              <table:table-cell office:value-type="float" office:value="1.53265296023069">
                <text:p>1.532652960230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4205669294257">
                <text:p>4.4205669294257</text:p>
              </table:table-cell>
              <table:table-cell office:value-type="float" office:value="2.03709314289872">
                <text:p>2.037093142898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.850823886357">
                <text:p>18.850823886357</text:p>
              </table:table-cell>
              <table:table-cell office:value-type="float" office:value="3.51937189214647">
                <text:p>3.519371892146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24749993021968">
                <text:p>7.24749993021968</text:p>
              </table:table-cell>
              <table:table-cell office:value-type="float" office:value="4.77747975763428">
                <text:p>4.777479757634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.074234403679">
                <text:p>42.074234403679</text:p>
              </table:table-cell>
              <table:table-cell office:value-type="float" office:value="3.10494626284236">
                <text:p>3.104946262842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.89789162881">
                <text:p>12.89789162881</text:p>
              </table:table-cell>
              <table:table-cell office:value-type="float" office:value="1.46119071782715">
                <text:p>1.461190717827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65910699221268">
                <text:p>4.65910699221268</text:p>
              </table:table-cell>
              <table:table-cell office:value-type="float" office:value="2.4055484933534">
                <text:p>2.40554849335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.6700574170562">
                <text:p>12.6700574170562</text:p>
              </table:table-cell>
              <table:table-cell office:value-type="float" office:value="6.94991890417943">
                <text:p>6.949918904179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.3751280634127">
                <text:p>17.3751280634127</text:p>
              </table:table-cell>
              <table:table-cell office:value-type="float" office:value="-0.201911104293369">
                <text:p>-0.2019111042933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25572202940577">
                <text:p>2.25572202940577</text:p>
              </table:table-cell>
              <table:table-cell office:value-type="float" office:value="-1.49567605507537">
                <text:p>-1.495676055075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42176919753435">
                <text:p>6.42176919753435</text:p>
              </table:table-cell>
              <table:table-cell office:value-type="float" office:value="4.23950861578681">
                <text:p>4.239508615786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.0159901967658">
                <text:p>13.0159901967658</text:p>
              </table:table-cell>
              <table:table-cell office:value-type="float" office:value="-3.21147708590573">
                <text:p>-3.211477085905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6986979409816">
                <text:p>20.6986979409816</text:p>
              </table:table-cell>
              <table:table-cell office:value-type="float" office:value="3.42483042569094">
                <text:p>3.424830425690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.0553403313419">
                <text:p>19.0553403313419</text:p>
              </table:table-cell>
              <table:table-cell office:value-type="float" office:value="1.81648165337234">
                <text:p>1.816481653372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05556140003202">
                <text:p>7.05556140003202</text:p>
              </table:table-cell>
              <table:table-cell office:value-type="float" office:value="-1.96910438532931">
                <text:p>-1.969104385329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11047921324746">
                <text:p>4.11047921324746</text:p>
              </table:table-cell>
              <table:table-cell office:value-type="float" office:value="-0.616969918107785">
                <text:p>-0.6169699181077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.13604399573786">
                <text:p>-2.13604399573786</text:p>
              </table:table-cell>
              <table:table-cell office:value-type="float" office:value="-3.10573526905963">
                <text:p>-3.105735269059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19385139494578">
                <text:p>7.19385139494578</text:p>
              </table:table-cell>
              <table:table-cell office:value-type="float" office:value="4.72395402833196">
                <text:p>4.723954028331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.4695831508226">
                <text:p>21.4695831508226</text:p>
              </table:table-cell>
              <table:table-cell office:value-type="float" office:value="7.14604748311262">
                <text:p>7.146047483112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.8635897137804">
                <text:p>-2.8635897137804</text:p>
              </table:table-cell>
              <table:table-cell office:value-type="float" office:value="-4.80932844484509">
                <text:p>-4.809328444845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28703200469731">
                <text:p>6.28703200469731</text:p>
              </table:table-cell>
              <table:table-cell office:value-type="float" office:value="3.45712682127728">
                <text:p>3.457126821277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.76037416802533">
                <text:p>9.76037416802533</text:p>
              </table:table-cell>
              <table:table-cell office:value-type="float" office:value="2.3330526321536">
                <text:p>2.33305263215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.074190574104">
                <text:p>24.074190574104</text:p>
              </table:table-cell>
              <table:table-cell office:value-type="float" office:value="1.74926470972526">
                <text:p>1.749264709725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90158964353128">
                <text:p>4.90158964353128</text:p>
              </table:table-cell>
              <table:table-cell office:value-type="float" office:value="0.648038398194371">
                <text:p>0.6480383981943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.0994634643034">
                <text:p>46.0994634643034</text:p>
              </table:table-cell>
              <table:table-cell office:value-type="float" office:value="7.42335506870966">
                <text:p>7.423355068709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17754099981783">
                <text:p>0.217754099981783</text:p>
              </table:table-cell>
              <table:table-cell office:value-type="float" office:value="-2.71407617252729">
                <text:p>-2.714076172527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28589293103095">
                <text:p>5.28589293103095</text:p>
              </table:table-cell>
              <table:table-cell office:value-type="float" office:value="2.04223260147267">
                <text:p>2.042232601472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52204807497548">
                <text:p>2.52204807497548</text:p>
              </table:table-cell>
              <table:table-cell office:value-type="float" office:value="1.10058225893706">
                <text:p>1.100582258937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.6989788569905">
                <text:p>48.6989788569905</text:p>
              </table:table-cell>
              <table:table-cell office:value-type="float" office:value="4.98906878524209">
                <text:p>4.989068785242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18774627418937">
                <text:p>4.18774627418937</text:p>
              </table:table-cell>
              <table:table-cell office:value-type="float" office:value="2.92066889950479">
                <text:p>2.920668899504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36070650747147">
                <text:p>7.36070650747147</text:p>
              </table:table-cell>
              <table:table-cell office:value-type="float" office:value="-5.86773404965371">
                <text:p>-5.867734049653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.7975606510057">
                <text:p>19.7975606510057</text:p>
              </table:table-cell>
              <table:table-cell office:value-type="float" office:value="3.70711622358445">
                <text:p>3.707116223584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98274178329461">
                <text:p>6.98274178329461</text:p>
              </table:table-cell>
              <table:table-cell office:value-type="float" office:value="5.80279234739383">
                <text:p>5.802792347393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.0911591763717">
                <text:p>18.0911591763717</text:p>
              </table:table-cell>
              <table:table-cell office:value-type="float" office:value="4.23222805902211">
                <text:p>4.232228059022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0694085857841">
                <text:p>37.0694085857841</text:p>
              </table:table-cell>
              <table:table-cell office:value-type="float" office:value="0.69734293543678">
                <text:p>0.697342935436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34691214523252">
                <text:p>1.34691214523252</text:p>
              </table:table-cell>
              <table:table-cell office:value-type="float" office:value="-1.45683835577552">
                <text:p>-1.456838355775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.3320873127291">
                <text:p>27.3320873127291</text:p>
              </table:table-cell>
              <table:table-cell office:value-type="float" office:value="-0.920429320103747">
                <text:p>-0.9204293201037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35718454027548">
                <text:p>4.35718454027548</text:p>
              </table:table-cell>
              <table:table-cell office:value-type="float" office:value="3.23248079189518">
                <text:p>3.232480791895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79960664897006">
                <text:p>8.79960664897006</text:p>
              </table:table-cell>
              <table:table-cell office:value-type="float" office:value="4.82240474646559">
                <text:p>4.822404746465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.02553340530878">
                <text:p>-2.02553340530878</text:p>
              </table:table-cell>
              <table:table-cell office:value-type="float" office:value="-3.12995910772216">
                <text:p>-3.129959107722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82300635734034">
                <text:p>2.82300635734034</text:p>
              </table:table-cell>
              <table:table-cell office:value-type="float" office:value="-3.62129704167009">
                <text:p>-3.621297041670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.6763440992533">
                <text:p>15.6763440992533</text:p>
              </table:table-cell>
              <table:table-cell office:value-type="float" office:value="-1.40803208510923">
                <text:p>-1.408032085109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.859862336099">
                <text:p>45.859862336099</text:p>
              </table:table-cell>
              <table:table-cell office:value-type="float" office:value="5.7279718764856">
                <text:p>5.72797187648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20806143592321">
                <text:p>8.20806143592321</text:p>
              </table:table-cell>
              <table:table-cell office:value-type="float" office:value="-1.00745086684737">
                <text:p>-1.007450866847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40867202701768">
                <text:p>8.40867202701768</text:p>
              </table:table-cell>
              <table:table-cell office:value-type="float" office:value="-1.8330205105994">
                <text:p>-1.83302051059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.1957031318128">
                <text:p>13.1957031318128</text:p>
              </table:table-cell>
              <table:table-cell office:value-type="float" office:value="-2.4307626981718">
                <text:p>-2.43076269817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.6173324396462">
                <text:p>31.6173324396462</text:p>
              </table:table-cell>
              <table:table-cell office:value-type="float" office:value="1.89212475805143">
                <text:p>1.892124758051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83594933981956">
                <text:p>1.83594933981956</text:p>
              </table:table-cell>
              <table:table-cell office:value-type="float" office:value="-2.61719232525249">
                <text:p>-2.617192325252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.29490534607464">
                <text:p>-2.29490534607464</text:p>
              </table:table-cell>
              <table:table-cell office:value-type="float" office:value="-5.46185275437625">
                <text:p>-5.461852754376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82264122130504">
                <text:p>7.82264122130504</text:p>
              </table:table-cell>
              <table:table-cell office:value-type="float" office:value="4.34343639003701">
                <text:p>4.343436390037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14414246764135">
                <text:p>5.14414246764135</text:p>
              </table:table-cell>
              <table:table-cell office:value-type="float" office:value="3.95804172117749">
                <text:p>3.958041721177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26055493823935">
                <text:p>3.26055493823935</text:p>
              </table:table-cell>
              <table:table-cell office:value-type="float" office:value="0.940843636200307">
                <text:p>0.9408436362003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03073417851322">
                <text:p>6.03073417851322</text:p>
              </table:table-cell>
              <table:table-cell office:value-type="float" office:value="3.48512845794772">
                <text:p>3.485128457947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74707024527928">
                <text:p>5.74707024527928</text:p>
              </table:table-cell>
              <table:table-cell office:value-type="float" office:value="-2.74304973413346">
                <text:p>-2.743049734133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.3661846568915">
                <text:p>17.3661846568915</text:p>
              </table:table-cell>
              <table:table-cell office:value-type="float" office:value="4.55146100489643">
                <text:p>4.551461004896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.6307081777411">
                <text:p>20.6307081777411</text:p>
              </table:table-cell>
              <table:table-cell office:value-type="float" office:value="1.45715926125209">
                <text:p>1.457159261252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.1875235531455">
                <text:p>48.1875235531455</text:p>
              </table:table-cell>
              <table:table-cell office:value-type="float" office:value="5.28967054831579">
                <text:p>5.289670548315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.78664480694479">
                <text:p>9.78664480694479</text:p>
              </table:table-cell>
              <table:table-cell office:value-type="float" office:value="-3.81276511007613">
                <text:p>-3.812765110076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.74778700145611">
                <text:p>-2.74778700145611</text:p>
              </table:table-cell>
              <table:table-cell office:value-type="float" office:value="-3.70044829487292">
                <text:p>-3.700448294872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85506176526986">
                <text:p>0.885506176526986</text:p>
              </table:table-cell>
              <table:table-cell office:value-type="float" office:value="-4.42211752798604">
                <text:p>-4.422117527986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